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66.985cm" table:align="center"/>
    </style:style>
    <style:style style:name="Tabela4.A" style:family="table-column">
      <style:table-column-properties style:column-width="4.251cm"/>
    </style:style>
    <style:style style:name="Tabela4.B" style:family="table-column">
      <style:table-column-properties style:column-width="31.367cm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4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66.985cm" table:align="center"/>
    </style:style>
    <style:style style:name="Tabela1.A" style:family="table-column">
      <style:table-column-properties style:column-width="4.189cm"/>
    </style:style>
    <style:style style:name="Tabela1.B" style:family="table-column">
      <style:table-column-properties style:column-width="20.932cm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66.985cm" table:align="center"/>
    </style:style>
    <style:style style:name="Tabela2.A" style:family="table-column">
      <style:table-column-properties style:column-width="4.193cm"/>
    </style:style>
    <style:style style:name="Tabela2.B" style:family="table-column">
      <style:table-column-properties style:column-width="37.49cm"/>
    </style:style>
    <style:style style:name="Tabela2.C" style:family="table-column">
      <style:table-column-properties style:column-width="25.303cm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67.107cm" fo:margin-left="-0.044cm" table:align="left"/>
    </style:style>
    <style:style style:name="Tabela15.A" style:family="table-column">
      <style:table-column-properties style:column-width="4.322cm"/>
    </style:style>
    <style:style style:name="Tabela15.B" style:family="table-column">
      <style:table-column-properties style:column-width="8.969cm"/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H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5" style:family="table-row">
      <style:table-row-properties style:min-row-height="0.011cm"/>
    </style:style>
    <style:style style:name="Tabela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7" style:family="table-row">
      <style:table-row-properties style:min-row-height="4.895cm"/>
    </style:style>
    <style:style style:name="Tabela1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66.984cm" table:align="center"/>
    </style:style>
    <style:style style:name="Tabela14.A" style:family="table-column">
      <style:table-column-properties style:column-width="4.189cm"/>
    </style:style>
    <style:style style:name="Tabela14.B" style:family="table-column">
      <style:table-column-properties style:column-width="15.699cm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28" style:family="table-row">
      <style:table-row-properties style:min-row-height="2.078cm"/>
    </style:style>
    <style:style style:name="Tabela14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66.985cm" table:align="center"/>
    </style:style>
    <style:style style:name="Tabela17.A" style:family="table-column">
      <style:table-column-properties style:column-width="4.189cm"/>
    </style:style>
    <style:style style:name="Tabela17.B" style:family="table-column">
      <style:table-column-properties style:column-width="15.699cm"/>
    </style:style>
    <style:style style:name="Tabela17.D" style:family="table-column">
      <style:table-column-properties style:column-width="15.702cm"/>
    </style:style>
    <style:style style:name="Tabela17.E" style:family="table-column">
      <style:table-column-properties style:column-width="15.697cm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5" style:family="table-row">
      <style:table-row-properties style:min-row-height="4.216cm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66.984cm" table:align="center"/>
    </style:style>
    <style:style style:name="Tabela16.A" style:family="table-column">
      <style:table-column-properties style:column-width="4.189cm"/>
    </style:style>
    <style:style style:name="Tabela16.B" style:family="table-column">
      <style:table-column-properties style:column-width="15.699cm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66.894cm" fo:margin-left="0.093cm" table:align="left"/>
    </style:style>
    <style:style style:name="Tabela6.A" style:family="table-column">
      <style:table-column-properties style:column-width="4.108cm"/>
    </style:style>
    <style:style style:name="Tabela6.B" style:family="table-column">
      <style:table-column-properties style:column-width="20.929cm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66.984cm" fo:margin-left="0.056cm" table:align="left"/>
    </style:style>
    <style:style style:name="Tabela20.A" style:family="table-column">
      <style:table-column-properties style:column-width="4.189cm"/>
    </style:style>
    <style:style style:name="Tabela20.B" style:family="table-column">
      <style:table-column-properties style:column-width="31.397cm"/>
    </style:style>
    <style:style style:name="Tabela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0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66.984cm" fo:margin-left="0.056cm" table:align="left"/>
    </style:style>
    <style:style style:name="Table8.A" style:family="table-column">
      <style:table-column-properties style:column-width="4.189cm"/>
    </style:style>
    <style:style style:name="Table8.B" style:family="table-column">
      <style:table-column-properties style:column-width="31.397cm"/>
    </style:style>
    <style:style style:name="Table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66.984cm" fo:margin-left="0.056cm" table:align="left"/>
    </style:style>
    <style:style style:name="Table7.A" style:family="table-column">
      <style:table-column-properties style:column-width="4.189cm"/>
    </style:style>
    <style:style style:name="Table7.B" style:family="table-column">
      <style:table-column-properties style:column-width="31.397cm"/>
    </style:style>
    <style:style style:name="Table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66.984cm" table:align="left"/>
    </style:style>
    <style:style style:name="Table3.A" style:family="table-column">
      <style:table-column-properties style:column-width="4.189cm"/>
    </style:style>
    <style:style style:name="Table3.B" style:family="table-column">
      <style:table-column-properties style:column-width="62.794cm"/>
    </style:style>
    <style:style style:name="Table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66.984cm" table:align="left"/>
    </style:style>
    <style:style style:name="Table5.A" style:family="table-column">
      <style:table-column-properties style:column-width="4.189cm"/>
    </style:style>
    <style:style style:name="Table5.B" style:family="table-column">
      <style:table-column-properties style:column-width="15.699cm"/>
    </style:style>
    <style:style style:name="Table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6.894cm" fo:margin-left="0.125cm" table:align="left"/>
    </style:style>
    <style:style style:name="Table2.A" style:family="table-column">
      <style:table-column-properties style:column-width="4.108cm"/>
    </style:style>
    <style:style style:name="Table2.B" style:family="table-column">
      <style:table-column-properties style:column-width="62.786cm"/>
    </style:style>
    <style:style style:name="Table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66.984cm" table:align="left"/>
    </style:style>
    <style:style style:name="Table4.A" style:family="table-column">
      <style:table-column-properties style:column-width="4.101cm"/>
    </style:style>
    <style:style style:name="Table4.B" style:family="table-column">
      <style:table-column-properties style:column-width="31.441cm"/>
    </style:style>
    <style:style style:name="Table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66.984cm" table:align="center"/>
    </style:style>
    <style:style style:name="Tabela3.A" style:family="table-column">
      <style:table-column-properties style:column-width="4.013cm"/>
    </style:style>
    <style:style style:name="Tabela3.B" style:family="table-column">
      <style:table-column-properties style:column-width="31.485cm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66.984cm" table:align="center"/>
    </style:style>
    <style:style style:name="Tabela7.A" style:family="table-column">
      <style:table-column-properties style:column-width="4.101cm"/>
    </style:style>
    <style:style style:name="Tabela7.B" style:family="table-column">
      <style:table-column-properties style:column-width="31.441cm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66.982cm" table:align="center"/>
    </style:style>
    <style:style style:name="Tabela5.A" style:family="table-column">
      <style:table-column-properties style:column-width="4.101cm"/>
    </style:style>
    <style:style style:name="Tabela5.B" style:family="table-column">
      <style:table-column-properties style:column-width="20.96cm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66.985cm" table:align="left"/>
    </style:style>
    <style:style style:name="Table1.A" style:family="table-column">
      <style:table-column-properties style:column-width="4.108cm"/>
    </style:style>
    <style:style style:name="Table1.B" style:family="table-column">
      <style:table-column-properties style:column-width="62.877cm"/>
    </style:style>
    <style:style style:name="Table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66.984cm" table:align="center"/>
    </style:style>
    <style:style style:name="Tabela26.A" style:family="table-column">
      <style:table-column-properties style:column-width="4.013cm"/>
    </style:style>
    <style:style style:name="Tabela26.B" style:family="table-column">
      <style:table-column-properties style:column-width="62.971cm"/>
    </style:style>
    <style:style style:name="Tabela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6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66.931cm" fo:margin-left="0.088cm" table:align="left"/>
    </style:style>
    <style:style style:name="Tabela27.A" style:family="table-column">
      <style:table-column-properties style:column-width="4.013cm"/>
    </style:style>
    <style:style style:name="Tabela27.B" style:family="table-column">
      <style:table-column-properties style:column-width="12.584cm"/>
    </style:style>
    <style:style style:name="Tabela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7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66.982cm" table:align="left"/>
    </style:style>
    <style:style style:name="Table6.A" style:family="table-column">
      <style:table-column-properties style:column-width="4.101cm"/>
    </style:style>
    <style:style style:name="Table6.B" style:family="table-column">
      <style:table-column-properties style:column-width="20.96cm"/>
    </style:style>
    <style:style style:name="Table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66.975cm" table:align="center"/>
    </style:style>
    <style:style style:name="Tabela24.A" style:family="table-column">
      <style:table-column-properties style:column-width="4.101cm"/>
    </style:style>
    <style:style style:name="Tabela24.B" style:family="table-column">
      <style:table-column-properties style:column-width="10.495cm"/>
    </style:style>
    <style:style style:name="Tabela24.C" style:family="table-column">
      <style:table-column-properties style:column-width="13.097cm"/>
    </style:style>
    <style:style style:name="Tabela24.E" style:family="table-column">
      <style:table-column-properties style:column-width="26.185cm"/>
    </style:style>
    <style:style style:name="Tabela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4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" style:family="table">
      <style:table-properties style:width="66.975cm" table:align="center"/>
    </style:style>
    <style:style style:name="Tabela28.A" style:family="table-column">
      <style:table-column-properties style:column-width="4.101cm"/>
    </style:style>
    <style:style style:name="Tabela28.B" style:family="table-column">
      <style:table-column-properties style:column-width="10.479cm"/>
    </style:style>
    <style:style style:name="Tabela28.C" style:family="table-column">
      <style:table-column-properties style:column-width="13.099cm"/>
    </style:style>
    <style:style style:name="Tabela28.E" style:family="table-column">
      <style:table-column-properties style:column-width="26.197cm"/>
    </style:style>
    <style:style style:name="Tabela2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8.E1" style:family="table-cell">
      <style:table-cell-properties style:vertical-align="middle" fo:padding="0.097cm" fo:border="0.05pt solid #000000"/>
    </style:style>
    <style:style style:name="Tabela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" style:family="table">
      <style:table-properties style:width="66.978cm" table:align="center"/>
    </style:style>
    <style:style style:name="Tabela13.A" style:family="table-column">
      <style:table-column-properties style:column-width="4.112cm"/>
    </style:style>
    <style:style style:name="Tabela13.B" style:family="table-column">
      <style:table-column-properties style:column-width="10.379cm"/>
    </style:style>
    <style:style style:name="Tabela13.C" style:family="table-column">
      <style:table-column-properties style:column-width="13.229cm"/>
    </style:style>
    <style:style style:name="Tabela13.D" style:family="table-column">
      <style:table-column-properties style:column-width="13.067cm"/>
    </style:style>
    <style:style style:name="Tabela13.E" style:family="table-column">
      <style:table-column-properties style:column-width="26.192cm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67.001cm" table:align="left"/>
    </style:style>
    <style:style style:name="Tabela11.A" style:family="table-column">
      <style:table-column-properties style:column-width="4.193cm"/>
    </style:style>
    <style:style style:name="Tabela11.B" style:family="table-column">
      <style:table-column-properties style:column-width="10.298cm"/>
    </style:style>
    <style:style style:name="Tabela11.C" style:family="table-column">
      <style:table-column-properties style:column-width="8.102cm"/>
    </style:style>
    <style:style style:name="Tabela11.D" style:family="table-column">
      <style:table-column-properties style:column-width="7.204cm"/>
    </style:style>
    <style:style style:name="Tabela11.E" style:family="table-column">
      <style:table-column-properties style:column-width="4.803cm"/>
    </style:style>
    <style:style style:name="Tabela11.F" style:family="table-column">
      <style:table-column-properties style:column-width="5.089cm"/>
    </style:style>
    <style:style style:name="Tabela11.G" style:family="table-column">
      <style:table-column-properties style:column-width="5.006cm"/>
    </style:style>
    <style:style style:name="Tabela11.H" style:family="table-column">
      <style:table-column-properties style:column-width="4.805cm"/>
    </style:style>
    <style:style style:name="Tabela11.I" style:family="table-column">
      <style:table-column-properties style:column-width="7.489cm"/>
    </style:style>
    <style:style style:name="Tabela11.J" style:family="table-column">
      <style:table-column-properties style:column-width="10.014cm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J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66.982cm" table:align="center"/>
    </style:style>
    <style:style style:name="Tabela10.A" style:family="table-column">
      <style:table-column-properties style:column-width="4.101cm"/>
    </style:style>
    <style:style style:name="Tabela10.B" style:family="table-column">
      <style:table-column-properties style:column-width="6.987cm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J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66.982cm" table:align="center"/>
    </style:style>
    <style:style style:name="Tabela9.A" style:family="table-column">
      <style:table-column-properties style:column-width="4.112cm"/>
    </style:style>
    <style:style style:name="Tabela9.B" style:family="table-column">
      <style:table-column-properties style:column-width="7.001cm"/>
    </style:style>
    <style:style style:name="Tabela9.C" style:family="table-column">
      <style:table-column-properties style:column-width="20.881cm"/>
    </style:style>
    <style:style style:name="Tabela9.D" style:family="table-column">
      <style:table-column-properties style:column-width="6.922cm"/>
    </style:style>
    <style:style style:name="Tabela9.E" style:family="table-column">
      <style:table-column-properties style:column-width="7.082cm"/>
    </style:style>
    <style:style style:name="Tabela9.F" style:family="table-column">
      <style:table-column-properties style:column-width="20.985cm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66.966cm" fo:break-before="auto" fo:break-after="auto" table:align="center" fo:keep-with-next="auto"/>
    </style:style>
    <style:style style:name="Tabela8.A" style:family="table-column">
      <style:table-column-properties style:column-width="4.101cm"/>
    </style:style>
    <style:style style:name="Tabela8.B" style:family="table-column">
      <style:table-column-properties style:column-width="5.239cm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4" style:family="table-row">
      <style:table-row-properties style:min-row-height="4.524cm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5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6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7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8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9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66.984cm" table:align="center"/>
    </style:style>
    <style:style style:name="Tabela22.A" style:family="table-column">
      <style:table-column-properties style:column-width="4.101cm"/>
    </style:style>
    <style:style style:name="Tabela22.B" style:family="table-column">
      <style:table-column-properties style:column-width="31.441cm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66.98cm" table:align="center"/>
    </style:style>
    <style:style style:name="Tabela19.A" style:family="table-column">
      <style:table-column-properties style:column-width="4.101cm"/>
    </style:style>
    <style:style style:name="Tabela19.B" style:family="table-column">
      <style:table-column-properties style:column-width="15.72cm"/>
    </style:style>
    <style:style style:name="Tabela1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9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66.98cm" table:align="center"/>
    </style:style>
    <style:style style:name="Tabela18.A" style:family="table-column">
      <style:table-column-properties style:column-width="4.101cm"/>
    </style:style>
    <style:style style:name="Tabela18.B" style:family="table-column">
      <style:table-column-properties style:column-width="15.72cm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66.984cm" table:align="center"/>
    </style:style>
    <style:style style:name="Tabela12.A" style:family="table-column">
      <style:table-column-properties style:column-width="4.052cm"/>
    </style:style>
    <style:style style:name="Tabela12.B" style:family="table-column">
      <style:table-column-properties style:column-width="31.466cm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67.008cm" table:align="left"/>
    </style:style>
    <style:style style:name="Tabela23.A" style:family="table-column">
      <style:table-column-properties style:column-width="4.101cm"/>
    </style:style>
    <style:style style:name="Tabela23.B" style:family="table-column">
      <style:table-column-properties style:column-width="5.242cm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text-properties fo:language="pt" fo:country="BR" officeooo:paragraph-rsid="0062e1cc"/>
    </style:style>
    <style:style style:name="P4" style:family="paragraph" style:parent-style-name="Standard">
      <style:paragraph-properties fo:text-align="start" style:justify-single-word="false"/>
      <style:text-properties fo:language="pt" fo:country="BR" officeooo:paragraph-rsid="0174ef1a"/>
    </style:style>
    <style:style style:name="P5" style:family="paragraph" style:parent-style-name="Standard">
      <style:paragraph-properties fo:text-align="start" style:justify-single-word="false"/>
      <style:text-properties fo:language="pt" fo:country="BR" officeooo:paragraph-rsid="01bf5770"/>
    </style:style>
    <style:style style:name="P6" style:family="paragraph" style:parent-style-name="Standard">
      <style:text-properties fo:language="pt" fo:country="BR" officeooo:paragraph-rsid="01718541"/>
    </style:style>
    <style:style style:name="P7" style:family="paragraph" style:parent-style-name="Standard">
      <style:text-properties fo:language="pt" fo:country="BR" officeooo:paragraph-rsid="01712acc"/>
    </style:style>
    <style:style style:name="P8" style:family="paragraph" style:parent-style-name="Standard">
      <style:paragraph-properties fo:text-align="center" style:justify-single-word="false"/>
      <style:text-properties fo:language="pt" fo:country="BR" officeooo:rsid="004ecc5f" officeooo:paragraph-rsid="01718541"/>
    </style:style>
    <style:style style:name="P9" style:family="paragraph" style:parent-style-name="Standard">
      <style:text-properties fo:language="pt" fo:country="BR" officeooo:rsid="00cc0350" officeooo:paragraph-rsid="01718541"/>
    </style:style>
    <style:style style:name="P10" style:family="paragraph" style:parent-style-name="Standard">
      <style:paragraph-properties fo:text-align="start" style:justify-single-word="false"/>
      <style:text-properties fo:language="pt" fo:country="BR" officeooo:rsid="01718541" officeooo:paragraph-rsid="0174ef1a"/>
    </style:style>
    <style:style style:name="P11" style:family="paragraph" style:parent-style-name="Standard">
      <style:text-properties fo:language="pt" fo:country="BR" officeooo:paragraph-rsid="0172f1ae"/>
    </style:style>
    <style:style style:name="P12" style:family="paragraph" style:parent-style-name="Standard">
      <style:text-properties fo:language="pt" fo:country="BR" officeooo:paragraph-rsid="0174ef1a"/>
    </style:style>
    <style:style style:name="P13" style:family="paragraph" style:parent-style-name="Standard">
      <style:text-properties fo:language="pt" fo:country="BR" officeooo:rsid="00bd7101" officeooo:paragraph-rsid="0174ef1a"/>
    </style:style>
    <style:style style:name="P14" style:family="paragraph" style:parent-style-name="Standard">
      <style:text-properties fo:language="pt" fo:country="BR" officeooo:paragraph-rsid="001b5886"/>
    </style:style>
    <style:style style:name="P15" style:family="paragraph" style:parent-style-name="Standard">
      <style:paragraph-properties fo:text-align="start" style:justify-single-word="false"/>
      <style:text-properties fo:language="pt" fo:country="BR" officeooo:rsid="01712acc" officeooo:paragraph-rsid="01712acc"/>
    </style:style>
    <style:style style:name="P16" style:family="paragraph" style:parent-style-name="Standard">
      <style:text-properties fo:language="pt" fo:country="BR" officeooo:paragraph-rsid="001c869c"/>
    </style:style>
    <style:style style:name="P17" style:family="paragraph" style:parent-style-name="Standard">
      <style:text-properties fo:language="pt" fo:country="BR" officeooo:paragraph-rsid="01e5f44d"/>
    </style:style>
    <style:style style:name="P18" style:family="paragraph" style:parent-style-name="Standard">
      <style:text-properties fo:language="pt" fo:country="BR" officeooo:paragraph-rsid="01f0ccbc"/>
    </style:style>
    <style:style style:name="P19" style:family="paragraph" style:parent-style-name="Standard">
      <style:text-properties fo:language="pt" fo:country="BR" officeooo:paragraph-rsid="01f26b28"/>
    </style:style>
    <style:style style:name="P20" style:family="paragraph" style:parent-style-name="Standard">
      <style:text-properties fo:language="pt" fo:country="BR" officeooo:paragraph-rsid="01f33d2a"/>
    </style:style>
    <style:style style:name="P21" style:family="paragraph" style:parent-style-name="Standard">
      <style:text-properties fo:language="pt" fo:country="BR" officeooo:paragraph-rsid="01f7fcb4"/>
    </style:style>
    <style:style style:name="P22" style:family="paragraph" style:parent-style-name="Standard">
      <style:text-properties fo:language="pt" fo:country="BR" officeooo:paragraph-rsid="01fc27bb"/>
    </style:style>
    <style:style style:name="P23" style:family="paragraph" style:parent-style-name="Standard">
      <style:text-properties fo:language="pt" fo:country="BR" officeooo:paragraph-rsid="01feb0cb"/>
    </style:style>
    <style:style style:name="P24" style:family="paragraph" style:parent-style-name="Standard">
      <style:text-properties fo:language="pt" fo:country="BR" officeooo:paragraph-rsid="0200e4d8"/>
    </style:style>
    <style:style style:name="P25" style:family="paragraph" style:parent-style-name="Standard">
      <style:paragraph-properties fo:text-align="center" style:justify-single-word="false"/>
      <style:text-properties fo:language="pt" fo:country="BR" officeooo:rsid="006cf78b" officeooo:paragraph-rsid="0204dfcb"/>
    </style:style>
    <style:style style:name="P26" style:family="paragraph" style:parent-style-name="Standard">
      <style:text-properties fo:language="pt" fo:country="BR" officeooo:paragraph-rsid="021ea671"/>
    </style:style>
    <style:style style:name="P27" style:family="paragraph" style:parent-style-name="Standard">
      <style:text-properties fo:language="pt" fo:country="BR" officeooo:paragraph-rsid="02222dc5"/>
    </style:style>
    <style:style style:name="P28" style:family="paragraph" style:parent-style-name="Standard">
      <style:text-properties fo:language="pt" fo:country="BR" officeooo:paragraph-rsid="024d36cb"/>
    </style:style>
    <style:style style:name="P29" style:family="paragraph" style:parent-style-name="Standard">
      <style:paragraph-properties fo:text-align="center" style:justify-single-word="false"/>
      <style:text-properties fo:language="pt" fo:country="BR" officeooo:rsid="00503ee2" officeooo:paragraph-rsid="02914288"/>
    </style:style>
    <style:style style:name="P30" style:family="paragraph" style:parent-style-name="Standard">
      <style:paragraph-properties fo:text-align="center" style:justify-single-word="false"/>
      <style:text-properties fo:language="pt" fo:country="BR" officeooo:rsid="0292cbec" officeooo:paragraph-rsid="0292cbec"/>
    </style:style>
    <style:style style:name="P31" style:family="paragraph" style:parent-style-name="Standard">
      <style:paragraph-properties fo:text-align="start" style:justify-single-word="false"/>
      <style:text-properties fo:color="#ff3333" fo:language="pt" fo:country="BR" officeooo:rsid="00f20f62" officeooo:paragraph-rsid="01712acc" fo:background-color="transparent" style:font-size-asian="10.5pt" style:text-rotation-angle="0" style:text-rotation-scale="line-height"/>
    </style:style>
    <style:style style:name="P32" style:family="paragraph" style:parent-style-name="Standard">
      <style:text-properties fo:color="#ff3333" fo:language="pt" fo:country="BR" officeooo:rsid="01712acc" officeooo:paragraph-rsid="0062e1cc" fo:background-color="transparent" style:font-size-asian="10.5pt" style:text-rotation-angle="0" style:text-rotation-scale="line-height"/>
    </style:style>
    <style:style style:name="P33" style:family="paragraph" style:parent-style-name="Standard">
      <style:paragraph-properties fo:text-align="start" style:justify-single-word="false"/>
      <style:text-properties fo:font-size="16pt" fo:language="pt" fo:country="BR" fo:font-weight="bold" officeooo:rsid="01712acc" officeooo:paragraph-rsid="01712acc" fo:background-color="#ffff00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officeooo:rsid="02120819" officeooo:paragraph-rsid="02120819"/>
    </style:style>
    <style:style style:name="P35" style:family="paragraph" style:parent-style-name="Standard">
      <style:paragraph-properties fo:text-align="center" style:justify-single-word="false"/>
      <style:text-properties officeooo:rsid="02125e81" officeooo:paragraph-rsid="02125e81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683a8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b1ef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2ea0a6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62e1cc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1c1f01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18541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2f1ae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4ef1a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b5886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db4e56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e5f44d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e67fb1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0ccbc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26b28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33d2a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7fcb4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c27bb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eb0cb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00e4d8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1ea671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222dc5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4d36cb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1d864d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6cf78b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de16fd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4ef1a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050d403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10a1d21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1db4e56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683a8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70fae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b5babe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1c1f01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11e07bc" officeooo:paragraph-rsid="011e07bc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2b4c26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3b6fc4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186389" officeooo:paragraph-rsid="012b4c26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transparent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edd62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 fo:background-color="transparent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fc27bb" fo:background-color="transparent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0819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5e81" fo:background-color="transparent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 fo:background-color="transparent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43263" fo:background-color="transparent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58c6a"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7df74" fo:background-color="transparent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transparent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transparent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99a4d" fo:background-color="transparent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a27dc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174ef1a" fo:background-color="transparent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 fo:background-color="transparent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 fo:background-color="transparent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0e4d8" fo:background-color="transparent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33d2a" fo:background-color="transparent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0e4d8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9d3f01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174ef1a" fo:background-color="transparent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 fo:background-color="transparent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120819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74ef1a" fo:background-color="transparent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officeooo:rsid="00269ea5" officeooo:paragraph-rsid="0174ef1a" fo:background-color="transparent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 fo:background-color="transparent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transparent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 fo:background-color="transparent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officeooo:rsid="0194b1e5" officeooo:paragraph-rsid="01b82b36" fo:background-color="transparent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2bddc3" fo:background-color="transparent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e03db8" fo:background-color="transparent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174ef1a" fo:background-color="transparent"/>
    </style:style>
    <style:style style:name="P11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c5455" fo:background-color="transparent"/>
    </style:style>
    <style:style style:name="P11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 fo:background-color="transparent"/>
    </style:style>
    <style:style style:name="P115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8ee936" fo:background-color="transparent"/>
    </style:style>
    <style:style style:name="P116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 fo:background-color="transparent"/>
    </style:style>
    <style:style style:name="P117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0093e4" fo:background-color="transparent"/>
    </style:style>
    <style:style style:name="P118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00e4d8" fo:background-color="transparent"/>
    </style:style>
    <style:style style:name="P119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fac72" fo:background-color="transparent"/>
    </style:style>
    <style:style style:name="P120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11c1f01" fo:background-color="transparent"/>
    </style:style>
    <style:style style:name="P121" style:family="paragraph" style:parent-style-name="Table_20_Contents">
      <style:paragraph-properties fo:text-align="center" style:justify-single-word="false"/>
      <style:text-properties fo:language="pt" fo:country="BR" officeooo:rsid="01f6ece6" officeooo:paragraph-rsid="01f6ece6" fo:background-color="transparent"/>
    </style:style>
    <style:style style:name="P122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1fa1508" fo:background-color="transparent"/>
    </style:style>
    <style:style style:name="P123" style:family="paragraph" style:parent-style-name="Table_20_Contents">
      <style:paragraph-properties fo:text-align="center" style:justify-single-word="false"/>
      <style:text-properties fo:language="pt" fo:country="BR" officeooo:rsid="01fc27bb" officeooo:paragraph-rsid="01fc27bb" fo:background-color="transparent"/>
    </style:style>
    <style:style style:name="P124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2120819" fo:background-color="transparent"/>
    </style:style>
    <style:style style:name="P125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2125e81" fo:background-color="transparent"/>
    </style:style>
    <style:style style:name="P126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233a49" fo:background-color="transparent"/>
    </style:style>
    <style:style style:name="P12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 fo:background-color="transparent"/>
    </style:style>
    <style:style style:name="P128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 fo:background-color="transparent"/>
    </style:style>
    <style:style style:name="P129" style:family="paragraph" style:parent-style-name="Table_20_Contents">
      <style:paragraph-properties fo:text-align="center" style:justify-single-word="false"/>
      <style:text-properties fo:language="pt" fo:country="BR" officeooo:rsid="021ea671" officeooo:paragraph-rsid="021ea671" fo:background-color="transparent"/>
    </style:style>
    <style:style style:name="P130" style:family="paragraph" style:parent-style-name="Table_20_Contents">
      <style:paragraph-properties fo:text-align="center" style:justify-single-word="false"/>
      <style:text-properties fo:language="pt" fo:country="BR" officeooo:rsid="021ea671" officeooo:paragraph-rsid="02222dc5" fo:background-color="transparent"/>
    </style:style>
    <style:style style:name="P131" style:family="paragraph" style:parent-style-name="Table_20_Contents">
      <style:paragraph-properties fo:text-align="center" style:justify-single-word="false"/>
      <style:text-properties fo:language="pt" fo:country="BR" officeooo:rsid="020dad0f" officeooo:paragraph-rsid="020ed24c" fo:background-color="transparent"/>
    </style:style>
    <style:style style:name="P132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 fo:background-color="transparent"/>
    </style:style>
    <style:style style:name="P133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 fo:background-color="transparent"/>
    </style:style>
    <style:style style:name="P134" style:family="paragraph" style:parent-style-name="Table_20_Contents">
      <style:paragraph-properties fo:text-align="center" style:justify-single-word="false"/>
      <style:text-properties fo:language="pt" fo:country="BR" officeooo:rsid="02488f66" officeooo:paragraph-rsid="02488f66" fo:background-color="transparent"/>
    </style:style>
    <style:style style:name="P135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4d36cb" fo:background-color="transparent"/>
    </style:style>
    <style:style style:name="P136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174ef1a" fo:background-color="transparent"/>
    </style:style>
    <style:style style:name="P137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174ef1a" fo:background-color="transparent"/>
    </style:style>
    <style:style style:name="P138" style:family="paragraph" style:parent-style-name="Table_20_Contents">
      <style:paragraph-properties fo:text-align="center" style:justify-single-word="false"/>
      <style:text-properties fo:language="pt" fo:country="BR" officeooo:rsid="02664e96" officeooo:paragraph-rsid="02664e96" fo:background-color="transparent"/>
    </style:style>
    <style:style style:name="P139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8ee936" fo:background-color="transparent"/>
    </style:style>
    <style:style style:name="P140" style:family="paragraph" style:parent-style-name="Table_20_Contents">
      <style:paragraph-properties fo:text-align="center" style:justify-single-word="false"/>
      <style:text-properties fo:language="pt" fo:country="BR" officeooo:rsid="00868b38" officeooo:paragraph-rsid="018ee936" fo:background-color="transparent"/>
    </style:style>
    <style:style style:name="P141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transparent"/>
    </style:style>
    <style:style style:name="P142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8ee936" fo:background-color="transparent"/>
    </style:style>
    <style:style style:name="P143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2243263" fo:background-color="transparent"/>
    </style:style>
    <style:style style:name="P144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18ee936" fo:background-color="transparent"/>
    </style:style>
    <style:style style:name="P145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174ef1a" fo:background-color="transparent"/>
    </style:style>
    <style:style style:name="P146" style:family="paragraph" style:parent-style-name="Table_20_Contents">
      <style:paragraph-properties fo:text-align="center" style:justify-single-word="false"/>
      <style:text-properties fo:language="pt" fo:country="BR" officeooo:rsid="01ecfd32" officeooo:paragraph-rsid="01ecfd32" fo:background-color="transparent"/>
    </style:style>
    <style:style style:name="P147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2b202aa" fo:background-color="transparent"/>
    </style:style>
    <style:style style:name="P148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0523bfa"/>
    </style:style>
    <style:style style:name="P149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72f1ae"/>
    </style:style>
    <style:style style:name="P150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74ef1a"/>
    </style:style>
    <style:style style:name="P151" style:family="paragraph" style:parent-style-name="Table_20_Contents">
      <style:paragraph-properties fo:text-align="center" style:justify-single-word="false"/>
      <style:text-properties fo:language="pt" fo:country="BR" officeooo:rsid="00a014f2" officeooo:paragraph-rsid="00a014f2"/>
    </style:style>
    <style:style style:name="P152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718541"/>
    </style:style>
    <style:style style:name="P153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1c1f01"/>
    </style:style>
    <style:style style:name="P154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d864d"/>
    </style:style>
    <style:style style:name="P155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b5886"/>
    </style:style>
    <style:style style:name="P156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c3e49"/>
    </style:style>
    <style:style style:name="P15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523bfa"/>
    </style:style>
    <style:style style:name="P158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0c528ca"/>
    </style:style>
    <style:style style:name="P159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/>
    </style:style>
    <style:style style:name="P160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5a74b"/>
    </style:style>
    <style:style style:name="P161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931dc8"/>
    </style:style>
    <style:style style:name="P162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120819"/>
    </style:style>
    <style:style style:name="P163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056aaa2"/>
    </style:style>
    <style:style style:name="P164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05753e3"/>
    </style:style>
    <style:style style:name="P16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/>
    </style:style>
    <style:style style:name="P166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0c528ca" fo:background-color="transparent" style:font-weight-asian="normal" style:font-weight-complex="normal"/>
    </style:style>
    <style:style style:name="P167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74ef1a" fo:background-color="transparent" style:font-weight-asian="normal" style:font-weight-complex="normal"/>
    </style:style>
    <style:style style:name="P168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931dc8" fo:background-color="transparent" style:font-weight-asian="normal" style:font-weight-complex="normal"/>
    </style:style>
    <style:style style:name="P169" style:family="paragraph" style:parent-style-name="Table_20_Contents">
      <style:paragraph-properties fo:text-align="center" style:justify-single-word="false"/>
      <style:text-properties fo:language="pt" fo:country="BR" fo:font-weight="normal" officeooo:rsid="0062e1cc" officeooo:paragraph-rsid="01718541" style:font-weight-asian="normal" style:font-weight-complex="normal"/>
    </style:style>
    <style:style style:name="P170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74ef1a" style:font-weight-asian="normal" style:font-weight-complex="normal"/>
    </style:style>
    <style:style style:name="P171" style:family="paragraph" style:parent-style-name="Table_20_Contents">
      <style:paragraph-properties fo:text-align="center" style:justify-single-word="false"/>
      <style:text-properties fo:language="pt" fo:country="BR" fo:font-weight="normal" officeooo:rsid="001de3c7" officeooo:paragraph-rsid="0174ef1a" fo:background-color="#ff0000" style:font-weight-asian="normal" style:font-weight-complex="normal"/>
    </style:style>
    <style:style style:name="P172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74ef1a" fo:background-color="#ff3333" style:font-weight-asian="normal" style:font-weight-complex="normal"/>
    </style:style>
    <style:style style:name="P173" style:family="paragraph" style:parent-style-name="Table_20_Contents">
      <style:paragraph-properties fo:text-align="center" style:justify-single-word="false"/>
      <style:text-properties fo:language="pt" fo:country="BR" fo:font-weight="normal" officeooo:rsid="0059c24e" officeooo:paragraph-rsid="0174ef1a" fo:background-color="#ff3333" style:font-weight-asian="normal" style:font-weight-complex="normal"/>
    </style:style>
    <style:style style:name="P174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02ea0a6"/>
    </style:style>
    <style:style style:name="P175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0302c7e"/>
    </style:style>
    <style:style style:name="P176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0302c7e"/>
    </style:style>
    <style:style style:name="P17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41ac97"/>
    </style:style>
    <style:style style:name="P17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645ee1"/>
    </style:style>
    <style:style style:name="P17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/>
    </style:style>
    <style:style style:name="P18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/>
    </style:style>
    <style:style style:name="P181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948e8e"/>
    </style:style>
    <style:style style:name="P18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33d2a"/>
    </style:style>
    <style:style style:name="P18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7fcb4"/>
    </style:style>
    <style:style style:name="P18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c27bb"/>
    </style:style>
    <style:style style:name="P18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eb0cb"/>
    </style:style>
    <style:style style:name="P18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00e4d8"/>
    </style:style>
    <style:style style:name="P18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1ea671"/>
    </style:style>
    <style:style style:name="P18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22dc5"/>
    </style:style>
    <style:style style:name="P18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33a49"/>
    </style:style>
    <style:style style:name="P19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4d36cb"/>
    </style:style>
    <style:style style:name="P19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06cf78b"/>
    </style:style>
    <style:style style:name="P19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/>
    </style:style>
    <style:style style:name="P19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/>
    </style:style>
    <style:style style:name="P19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/>
    </style:style>
    <style:style style:name="P19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ecfd32"/>
    </style:style>
    <style:style style:name="P19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fc27bb"/>
    </style:style>
    <style:style style:name="P19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0819"/>
    </style:style>
    <style:style style:name="P19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/>
    </style:style>
    <style:style style:name="P19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43263"/>
    </style:style>
    <style:style style:name="P20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321d3f"/>
    </style:style>
    <style:style style:name="P20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062e1cc"/>
    </style:style>
    <style:style style:name="P20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/>
    </style:style>
    <style:style style:name="P20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4ef1a"/>
    </style:style>
    <style:style style:name="P20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/>
    </style:style>
    <style:style style:name="P20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24f3b"/>
    </style:style>
    <style:style style:name="P20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858398"/>
    </style:style>
    <style:style style:name="P20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652d1"/>
    </style:style>
    <style:style style:name="P20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c4ea0"/>
    </style:style>
    <style:style style:name="P20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42b"/>
    </style:style>
    <style:style style:name="P21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ec1"/>
    </style:style>
    <style:style style:name="P21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/>
    </style:style>
    <style:style style:name="P21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f1e562"/>
    </style:style>
    <style:style style:name="P21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/>
    </style:style>
    <style:style style:name="P21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/>
    </style:style>
    <style:style style:name="P215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8bef98"/>
    </style:style>
    <style:style style:name="P216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de16fd"/>
    </style:style>
    <style:style style:name="P217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12c5455"/>
    </style:style>
    <style:style style:name="P21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06cf78b"/>
    </style:style>
    <style:style style:name="P21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0de16fd"/>
    </style:style>
    <style:style style:name="P220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0873df1"/>
    </style:style>
    <style:style style:name="P221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18541"/>
    </style:style>
    <style:style style:name="P222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/>
    </style:style>
    <style:style style:name="P223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ebcd43"/>
    </style:style>
    <style:style style:name="P224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4dfcb"/>
    </style:style>
    <style:style style:name="P22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6edeb6"/>
    </style:style>
    <style:style style:name="P22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8828ec"/>
    </style:style>
    <style:style style:name="P22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914566"/>
    </style:style>
    <style:style style:name="P22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a56c46"/>
    </style:style>
    <style:style style:name="P22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18541"/>
    </style:style>
    <style:style style:name="P23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8ee936"/>
    </style:style>
    <style:style style:name="P23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33d2a"/>
    </style:style>
    <style:style style:name="P23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eb0cb"/>
    </style:style>
    <style:style style:name="P23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0e4d8"/>
    </style:style>
    <style:style style:name="P23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/>
    </style:style>
    <style:style style:name="P23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488f66"/>
    </style:style>
    <style:style style:name="P23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/>
    </style:style>
    <style:style style:name="P23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5cbfb0"/>
    </style:style>
    <style:style style:name="P23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9d3f01"/>
    </style:style>
    <style:style style:name="P239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709c65"/>
    </style:style>
    <style:style style:name="P240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914566"/>
    </style:style>
    <style:style style:name="P241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a56c46"/>
    </style:style>
    <style:style style:name="P242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f1e562"/>
    </style:style>
    <style:style style:name="P243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74ef1a"/>
    </style:style>
    <style:style style:name="P244" style:family="paragraph" style:parent-style-name="Table_20_Contents">
      <style:paragraph-properties fo:text-align="center" style:justify-single-word="false"/>
      <style:text-properties fo:language="pt" fo:country="BR" officeooo:rsid="00b5babe" officeooo:paragraph-rsid="001d864d"/>
    </style:style>
    <style:style style:name="P245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0f1e562"/>
    </style:style>
    <style:style style:name="P246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218e494"/>
    </style:style>
    <style:style style:name="P247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/>
    </style:style>
    <style:style style:name="P248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e07bc"/>
    </style:style>
    <style:style style:name="P249" style:family="paragraph" style:parent-style-name="Table_20_Contents">
      <style:paragraph-properties fo:text-align="center" style:justify-single-word="false"/>
      <style:text-properties fo:language="pt" fo:country="BR" officeooo:rsid="011fadfc" officeooo:paragraph-rsid="011fadfc"/>
    </style:style>
    <style:style style:name="P250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133013c"/>
    </style:style>
    <style:style style:name="P251" style:family="paragraph" style:parent-style-name="Table_20_Contents">
      <style:paragraph-properties fo:text-align="center" style:justify-single-word="false"/>
      <style:text-properties fo:language="pt" fo:country="BR" officeooo:rsid="01285094" officeooo:paragraph-rsid="001d864d"/>
    </style:style>
    <style:style style:name="P252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2fa3fc"/>
    </style:style>
    <style:style style:name="P253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/>
    </style:style>
    <style:style style:name="P254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4ef1a"/>
    </style:style>
    <style:style style:name="P255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43b0c7"/>
    </style:style>
    <style:style style:name="P256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5e7fa"/>
    </style:style>
    <style:style style:name="P257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87a0b"/>
    </style:style>
    <style:style style:name="P25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8ee936" fo:background-color="#ffff00"/>
    </style:style>
    <style:style style:name="P25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dcd5c1" fo:background-color="#ffff00"/>
    </style:style>
    <style:style style:name="P260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ee936" fo:background-color="#ffff00"/>
    </style:style>
    <style:style style:name="P261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931dc8" fo:background-color="#ffff00"/>
    </style:style>
    <style:style style:name="P262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120819" fo:background-color="#ffff00"/>
    </style:style>
    <style:style style:name="P26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#ffff00"/>
    </style:style>
    <style:style style:name="P26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8ee936" fo:background-color="#ffff00"/>
    </style:style>
    <style:style style:name="P26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 fo:background-color="#ffff00"/>
    </style:style>
    <style:style style:name="P26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24f3b" fo:background-color="#ffff00"/>
    </style:style>
    <style:style style:name="P26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858398" fo:background-color="#ffff00"/>
    </style:style>
    <style:style style:name="P26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652d1" fo:background-color="#ffff00"/>
    </style:style>
    <style:style style:name="P26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c4ea0" fo:background-color="#ffff00"/>
    </style:style>
    <style:style style:name="P27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42b" fo:background-color="#ffff00"/>
    </style:style>
    <style:style style:name="P27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ec1" fo:background-color="#ffff00"/>
    </style:style>
    <style:style style:name="P27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#ffff00"/>
    </style:style>
    <style:style style:name="P27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#ffff00"/>
    </style:style>
    <style:style style:name="P274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8ee936" fo:background-color="#ffff00"/>
    </style:style>
    <style:style style:name="P275" style:family="paragraph" style:parent-style-name="Table_20_Contents">
      <style:paragraph-properties fo:text-align="center" style:justify-single-word="false"/>
      <style:text-properties fo:language="pt" fo:country="BR" officeooo:rsid="00186389" officeooo:paragraph-rsid="018ee936" fo:background-color="#ffff00"/>
    </style:style>
    <style:style style:name="P276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8ee936" fo:background-color="#ffff00"/>
    </style:style>
    <style:style style:name="P277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 fo:background-color="#ffff00"/>
    </style:style>
    <style:style style:name="P27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 fo:background-color="#ffff00"/>
    </style:style>
    <style:style style:name="P27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fc27bb" fo:background-color="#ffff00"/>
    </style:style>
    <style:style style:name="P28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0819" fo:background-color="#ffff00"/>
    </style:style>
    <style:style style:name="P28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 fo:background-color="#ffff00"/>
    </style:style>
    <style:style style:name="P28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43263" fo:background-color="#ffff00"/>
    </style:style>
    <style:style style:name="P283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/>
    </style:style>
    <style:style style:name="P284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8ee936" fo:background-color="#ffff00"/>
    </style:style>
    <style:style style:name="P285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#ffff00"/>
    </style:style>
    <style:style style:name="P286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f5661c" fo:background-color="#ffff00"/>
    </style:style>
    <style:style style:name="P28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8ee936" fo:background-color="#ffff00"/>
    </style:style>
    <style:style style:name="P28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6ece6" fo:background-color="#ffff00"/>
    </style:style>
    <style:style style:name="P28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eb0cb" fo:background-color="#ffff00"/>
    </style:style>
    <style:style style:name="P29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 fo:background-color="#ffff00"/>
    </style:style>
    <style:style style:name="P291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18ee936" fo:background-color="#ffff00"/>
    </style:style>
    <style:style style:name="P292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8ee936" fo:background-color="#ffff00"/>
    </style:style>
    <style:style style:name="P293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98a51b" fo:background-color="#ffff00"/>
    </style:style>
    <style:style style:name="P29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8ee936" fo:background-color="#ffff00"/>
    </style:style>
    <style:style style:name="P29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948e8e" fo:background-color="#ffff00"/>
    </style:style>
    <style:style style:name="P296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18ee936" fo:background-color="#ffff00"/>
    </style:style>
    <style:style style:name="P297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210a474" fo:background-color="#ffff00"/>
    </style:style>
    <style:style style:name="P298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18ee936" fo:background-color="#ffff00"/>
    </style:style>
    <style:style style:name="P29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8ee936" fo:background-color="#ffff00"/>
    </style:style>
    <style:style style:name="P300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18ee936" fo:background-color="#ffff00"/>
    </style:style>
    <style:style style:name="P301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8ee936" fo:background-color="#ffff00"/>
    </style:style>
    <style:style style:name="P302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 fo:background-color="#ffff00"/>
    </style:style>
    <style:style style:name="P303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8ee936" fo:background-color="#ffff00"/>
    </style:style>
    <style:style style:name="P304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8ee936" fo:background-color="#ffff00"/>
    </style:style>
    <style:style style:name="P305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ed2ae2" fo:background-color="#ffff00"/>
    </style:style>
    <style:style style:name="P306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ef5b51" fo:background-color="#ffff00"/>
    </style:style>
    <style:style style:name="P307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fa1508" fo:background-color="#ffff00"/>
    </style:style>
    <style:style style:name="P308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fc27bb" fo:background-color="#ffff00"/>
    </style:style>
    <style:style style:name="P309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088ba3" fo:background-color="#ffff00"/>
    </style:style>
    <style:style style:name="P310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120819" fo:background-color="#ffff00"/>
    </style:style>
    <style:style style:name="P311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222dc5" fo:background-color="#ffff00"/>
    </style:style>
    <style:style style:name="P312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243263" fo:background-color="#ffff00"/>
    </style:style>
    <style:style style:name="P313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18ee936" fo:background-color="#ffff00"/>
    </style:style>
    <style:style style:name="P31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1fa1508" fo:background-color="#ffff00"/>
    </style:style>
    <style:style style:name="P31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#ffff00" style:font-size-asian="10.5pt" style:text-rotation-angle="0" style:text-rotation-scale="line-height"/>
    </style:style>
    <style:style style:name="P316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9b1444" fo:background-color="#ffff00" style:font-size-asian="10.5pt" style:text-rotation-angle="0" style:text-rotation-scale="line-height"/>
    </style:style>
    <style:style style:name="P317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 style:font-size-asian="10.5pt" style:text-rotation-angle="0" style:text-rotation-scale="line-height"/>
    </style:style>
    <style:style style:name="P318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4335ac" fo:background-color="#ffff00" style:font-size-asian="10.5pt" style:text-rotation-angle="0" style:text-rotation-scale="line-height"/>
    </style:style>
    <style:style style:name="P31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e31d18" fo:background-color="#ffff00" style:font-size-asian="10.5pt" style:text-rotation-angle="0" style:text-rotation-scale="line-height"/>
    </style:style>
    <style:style style:name="P320" style:family="paragraph" style:parent-style-name="Table_20_Contents">
      <style:paragraph-properties fo:text-align="center" style:justify-single-word="false"/>
      <style:text-properties fo:language="pt" fo:country="BR" officeooo:rsid="0209216a" officeooo:paragraph-rsid="0209216a" fo:background-color="#ffff00"/>
    </style:style>
    <style:style style:name="P321" style:family="paragraph" style:parent-style-name="Table_20_Contents">
      <style:paragraph-properties fo:text-align="center" style:justify-single-word="false"/>
      <style:text-properties fo:language="pt" fo:country="BR" officeooo:rsid="01487a0b" officeooo:paragraph-rsid="01487a0b"/>
    </style:style>
    <style:style style:name="P322" style:family="paragraph" style:parent-style-name="Table_20_Contents">
      <style:paragraph-properties fo:text-align="center" style:justify-single-word="false"/>
      <style:text-properties fo:language="pt" fo:country="BR" officeooo:rsid="00d6f128" officeooo:paragraph-rsid="01718541"/>
    </style:style>
    <style:style style:name="P323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718541"/>
    </style:style>
    <style:style style:name="P324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/>
    </style:style>
    <style:style style:name="P32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/>
    </style:style>
    <style:style style:name="P32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#ff3333"/>
    </style:style>
    <style:style style:name="P32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 fo:background-color="#ff3333"/>
    </style:style>
    <style:style style:name="P328" style:family="paragraph" style:parent-style-name="Table_20_Contents">
      <style:paragraph-properties fo:text-align="center" style:justify-single-word="false"/>
      <style:text-properties fo:language="pt" fo:country="BR" officeooo:rsid="00c96081" officeooo:paragraph-rsid="01718541"/>
    </style:style>
    <style:style style:name="P329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718541"/>
    </style:style>
    <style:style style:name="P33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33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664e96"/>
    </style:style>
    <style:style style:name="P33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6edbd9"/>
    </style:style>
    <style:style style:name="P33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33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74339"/>
    </style:style>
    <style:style style:name="P33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800f4"/>
    </style:style>
    <style:style style:name="P33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dfbe9"/>
    </style:style>
    <style:style style:name="P33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914288"/>
    </style:style>
    <style:style style:name="P338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/>
    </style:style>
    <style:style style:name="P339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/>
    </style:style>
    <style:style style:name="P340" style:family="paragraph" style:parent-style-name="Table_20_Contents">
      <style:paragraph-properties fo:text-align="center" style:justify-single-word="false"/>
      <style:text-properties fo:language="pt" fo:country="BR" officeooo:rsid="00ef93f4" officeooo:paragraph-rsid="0174ef1a"/>
    </style:style>
    <style:style style:name="P341" style:family="paragraph" style:parent-style-name="Table_20_Contents">
      <style:paragraph-properties fo:text-align="center" style:justify-single-word="false"/>
      <style:text-properties fo:language="pt" fo:country="BR" officeooo:rsid="00dc51ad" officeooo:paragraph-rsid="01718541"/>
    </style:style>
    <style:style style:name="P342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1718541"/>
    </style:style>
    <style:style style:name="P343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243263"/>
    </style:style>
    <style:style style:name="P344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174ef1a"/>
    </style:style>
    <style:style style:name="P345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24d36cb"/>
    </style:style>
    <style:style style:name="P346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174ef1a"/>
    </style:style>
    <style:style style:name="P347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/>
    </style:style>
    <style:style style:name="P348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535bb0"/>
    </style:style>
    <style:style style:name="P349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/>
    </style:style>
    <style:style style:name="P350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174ef1a"/>
    </style:style>
    <style:style style:name="P351" style:family="paragraph" style:parent-style-name="Table_20_Contents">
      <style:paragraph-properties fo:text-align="center" style:justify-single-word="false"/>
      <style:text-properties fo:language="pt" fo:country="BR" officeooo:rsid="00c2eef7" officeooo:paragraph-rsid="0174ef1a"/>
    </style:style>
    <style:style style:name="P352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74ef1a"/>
    </style:style>
    <style:style style:name="P353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174ef1a"/>
    </style:style>
    <style:style style:name="P354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174ef1a"/>
    </style:style>
    <style:style style:name="P355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174ef1a"/>
    </style:style>
    <style:style style:name="P356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174ef1a"/>
    </style:style>
    <style:style style:name="P357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174ef1a"/>
    </style:style>
    <style:style style:name="P358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174ef1a"/>
    </style:style>
    <style:style style:name="P359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174ef1a"/>
    </style:style>
    <style:style style:name="P360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174ef1a"/>
    </style:style>
    <style:style style:name="P361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174ef1a"/>
    </style:style>
    <style:style style:name="P362" style:family="paragraph" style:parent-style-name="Table_20_Contents">
      <style:paragraph-properties fo:text-align="center" style:justify-single-word="false"/>
      <style:text-properties fo:language="pt" fo:country="BR" officeooo:rsid="0053e2f9" officeooo:paragraph-rsid="0174ef1a"/>
    </style:style>
    <style:style style:name="P363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174ef1a"/>
    </style:style>
    <style:style style:name="P364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/>
    </style:style>
    <style:style style:name="P365" style:family="paragraph" style:parent-style-name="Table_20_Contents">
      <style:paragraph-properties fo:text-align="center" style:justify-single-word="false"/>
      <style:text-properties fo:language="pt" fo:country="BR" officeooo:rsid="00f439bf" officeooo:paragraph-rsid="01ddf487"/>
    </style:style>
    <style:style style:name="P366" style:family="paragraph" style:parent-style-name="Table_20_Contents">
      <style:paragraph-properties fo:text-align="center" style:justify-single-word="false"/>
      <style:text-properties fo:language="pt" fo:country="BR" officeooo:rsid="004b6373" officeooo:paragraph-rsid="01718541" fo:background-color="#729fcf"/>
    </style:style>
    <style:style style:name="P367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1eba4a8"/>
    </style:style>
    <style:style style:name="P368" style:family="paragraph" style:parent-style-name="Table_20_Contents">
      <style:paragraph-properties fo:text-align="center" style:justify-single-word="false"/>
      <style:text-properties fo:language="pt" fo:country="BR" officeooo:rsid="01eba4a8" officeooo:paragraph-rsid="01eba4a8"/>
    </style:style>
    <style:style style:name="P369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1f26b28"/>
    </style:style>
    <style:style style:name="P370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1f7fcb4"/>
    </style:style>
    <style:style style:name="P371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1fc27bb"/>
    </style:style>
    <style:style style:name="P372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1f0ccbc"/>
    </style:style>
    <style:style style:name="P373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1fa1508"/>
    </style:style>
    <style:style style:name="P374" style:family="paragraph" style:parent-style-name="Table_20_Contents">
      <style:paragraph-properties fo:text-align="center" style:justify-single-word="false"/>
      <style:text-properties fo:language="pt" fo:country="BR" officeooo:rsid="02161746" officeooo:paragraph-rsid="02161746"/>
    </style:style>
    <style:style style:name="P375" style:family="paragraph" style:parent-style-name="Table_20_Contents">
      <style:paragraph-properties fo:text-align="center" style:justify-single-word="false"/>
      <style:text-properties fo:language="pt" fo:country="BR" officeooo:rsid="0218e494" officeooo:paragraph-rsid="0218e494"/>
    </style:style>
    <style:style style:name="P376" style:family="paragraph" style:parent-style-name="Table_20_Contents">
      <style:paragraph-properties fo:text-align="center" style:justify-single-word="false"/>
      <style:text-properties fo:language="pt" fo:country="BR" officeooo:rsid="02233a49" officeooo:paragraph-rsid="02233a49"/>
    </style:style>
    <style:style style:name="P377" style:family="paragraph" style:parent-style-name="Table_20_Contents">
      <style:paragraph-properties fo:text-align="center" style:justify-single-word="false"/>
      <style:text-properties fo:language="pt" fo:country="BR" officeooo:rsid="021fac83" officeooo:paragraph-rsid="02222dc5"/>
    </style:style>
    <style:style style:name="P378" style:family="paragraph" style:parent-style-name="Table_20_Contents">
      <style:paragraph-properties fo:text-align="center" style:justify-single-word="false"/>
      <style:text-properties fo:language="pt" fo:country="BR" officeooo:rsid="0238c358" officeooo:paragraph-rsid="0238c358"/>
    </style:style>
    <style:style style:name="P379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/>
    </style:style>
    <style:style style:name="P380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/>
    </style:style>
    <style:style style:name="P381" style:family="paragraph" style:parent-style-name="Table_20_Contents">
      <style:paragraph-properties fo:text-align="center" style:justify-single-word="false"/>
      <style:text-properties fo:language="pt" fo:country="BR" officeooo:rsid="024335ac" officeooo:paragraph-rsid="024335ac"/>
    </style:style>
    <style:style style:name="P382" style:family="paragraph" style:parent-style-name="Table_20_Contents">
      <style:paragraph-properties fo:text-align="center" style:justify-single-word="false"/>
      <style:text-properties fo:language="pt" fo:country="BR" officeooo:rsid="0243b0c7" officeooo:paragraph-rsid="0243b0c7"/>
    </style:style>
    <style:style style:name="P383" style:family="paragraph" style:parent-style-name="Table_20_Contents">
      <style:paragraph-properties fo:text-align="center" style:justify-single-word="false"/>
      <style:text-properties fo:language="pt" fo:country="BR" officeooo:rsid="02664e96" officeooo:paragraph-rsid="02664e96"/>
    </style:style>
    <style:style style:name="P384" style:family="paragraph" style:parent-style-name="Table_20_Contents">
      <style:paragraph-properties fo:text-align="center" style:justify-single-word="false"/>
      <style:text-properties fo:language="pt" fo:country="BR" officeooo:rsid="026d073a" officeooo:paragraph-rsid="026d073a"/>
    </style:style>
    <style:style style:name="P385" style:family="paragraph" style:parent-style-name="Table_20_Contents">
      <style:paragraph-properties fo:text-align="center" style:justify-single-word="false"/>
      <style:text-properties fo:language="pt" fo:country="BR" officeooo:rsid="027131bc" officeooo:paragraph-rsid="027131bc"/>
    </style:style>
    <style:style style:name="P386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4904f"/>
    </style:style>
    <style:style style:name="P387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77696"/>
    </style:style>
    <style:style style:name="P388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93d37"/>
    </style:style>
    <style:style style:name="P389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9cc48"/>
    </style:style>
    <style:style style:name="P390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a3ce9"/>
    </style:style>
    <style:style style:name="P391" style:family="paragraph" style:parent-style-name="Table_20_Contents">
      <style:paragraph-properties fo:text-align="center" style:justify-single-word="false"/>
      <style:text-properties fo:language="pt" fo:country="BR" officeooo:rsid="02823cf5" officeooo:paragraph-rsid="02823cf5"/>
    </style:style>
    <style:style style:name="P392" style:family="paragraph" style:parent-style-name="Table_20_Contents">
      <style:paragraph-properties fo:text-align="center" style:justify-single-word="false"/>
      <style:text-properties fo:language="pt" fo:country="BR" officeooo:rsid="028272ec" officeooo:paragraph-rsid="028272ec"/>
    </style:style>
    <style:style style:name="P393" style:family="paragraph" style:parent-style-name="Table_20_Contents">
      <style:paragraph-properties fo:text-align="center" style:justify-single-word="false"/>
      <style:text-properties fo:language="pt" fo:country="BR" officeooo:rsid="02840829" officeooo:paragraph-rsid="02840829"/>
    </style:style>
    <style:style style:name="P394" style:family="paragraph" style:parent-style-name="Table_20_Contents">
      <style:paragraph-properties fo:text-align="center" style:justify-single-word="false"/>
      <style:text-properties fo:language="pt" fo:country="BR" officeooo:rsid="02914288" officeooo:paragraph-rsid="02914288"/>
    </style:style>
    <style:style style:name="P395" style:family="paragraph" style:parent-style-name="Table_20_Contents">
      <style:paragraph-properties fo:text-align="center" style:justify-single-word="false"/>
      <style:text-properties fo:language="pt" fo:country="BR" officeooo:rsid="029164e3" officeooo:paragraph-rsid="029164e3"/>
    </style:style>
    <style:style style:name="P396" style:family="paragraph" style:parent-style-name="Table_20_Contents">
      <style:paragraph-properties fo:text-align="center" style:justify-single-word="false"/>
      <style:text-properties fo:language="pt" fo:country="BR" officeooo:rsid="02535bb0" officeooo:paragraph-rsid="0174ef1a"/>
    </style:style>
    <style:style style:name="P397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2b202aa"/>
    </style:style>
    <style:style style:name="P398" style:family="paragraph" style:parent-style-name="Table_20_Contents">
      <style:paragraph-properties fo:text-align="center" style:justify-single-word="false"/>
      <style:text-properties fo:color="#ff3333" fo:language="pt" fo:country="BR" officeooo:rsid="00141053" officeooo:paragraph-rsid="00141053"/>
    </style:style>
    <style:style style:name="P399" style:family="paragraph" style:parent-style-name="Table_20_Contents">
      <style:paragraph-properties fo:text-align="center" style:justify-single-word="false"/>
      <style:text-properties fo:color="#ff3333" fo:language="pt" fo:country="BR" officeooo:rsid="00141053" officeooo:paragraph-rsid="01d4acd3"/>
    </style:style>
    <style:style style:name="P400" style:family="paragraph" style:parent-style-name="Table_20_Contents">
      <style:paragraph-properties fo:text-align="center" style:justify-single-word="false"/>
      <style:text-properties fo:color="#ff3333" fo:language="pt" fo:country="BR" officeooo:rsid="00f23989" officeooo:paragraph-rsid="0174ef1a" fo:background-color="transparent"/>
    </style:style>
    <style:style style:name="P401" style:family="paragraph" style:parent-style-name="Table_20_Contents">
      <style:paragraph-properties fo:text-align="center" style:justify-single-word="false"/>
      <style:text-properties fo:color="#ff3333" fo:language="pt" fo:country="BR" officeooo:rsid="00f23989" officeooo:paragraph-rsid="019f6fb5" fo:background-color="transparent"/>
    </style:style>
    <style:style style:name="P402" style:family="paragraph" style:parent-style-name="Table_20_Contents">
      <style:paragraph-properties fo:text-align="center" style:justify-single-word="false"/>
      <style:text-properties fo:color="#ff3333" fo:language="pt" fo:country="BR" officeooo:rsid="015ea3ee" officeooo:paragraph-rsid="015ea3ee" fo:background-color="transparent"/>
    </style:style>
    <style:style style:name="P403" style:family="paragraph" style:parent-style-name="Table_20_Contents">
      <style:paragraph-properties fo:text-align="center" style:justify-single-word="false"/>
      <style:text-properties fo:color="#ff3333" fo:language="pt" fo:country="BR" officeooo:rsid="0062e1cc" officeooo:paragraph-rsid="02aa142b" fo:background-color="#ffff00"/>
    </style:style>
    <style:style style:name="P404" style:family="paragraph" style:parent-style-name="Table_20_Contents">
      <style:paragraph-properties fo:text-align="center" style:justify-single-word="false"/>
      <style:text-properties fo:color="#ff3333" fo:language="pt" fo:country="BR" officeooo:rsid="0062e1cc" officeooo:paragraph-rsid="02aa1ec1" fo:background-color="#ffff00"/>
    </style:style>
    <style:style style:name="P405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0ff1367" fo:background-color="transparent" style:font-size-asian="10.5pt" style:text-rotation-angle="0" style:text-rotation-scale="line-height"/>
    </style:style>
    <style:style style:name="P406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10a1d21" fo:background-color="transparent" style:font-size-asian="10.5pt" style:text-rotation-angle="0" style:text-rotation-scale="line-height"/>
    </style:style>
    <style:style style:name="P407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408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172f1ae" fo:background-color="transparent" style:font-size-asian="10.5pt" style:text-rotation-angle="0" style:text-rotation-scale="line-height"/>
    </style:style>
    <style:style style:name="P409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410" style:family="paragraph" style:parent-style-name="Table_20_Contents">
      <style:paragraph-properties fo:text-align="center" style:justify-single-word="false"/>
      <style:text-properties fo:color="#cc9900" fo:language="pt" fo:country="BR" officeooo:rsid="0059c24e" officeooo:paragraph-rsid="0174ef1a" fo:background-color="transparent" style:font-size-asian="10.5pt" style:text-rotation-angle="0" style:text-rotation-scale="line-height"/>
    </style:style>
    <style:style style:name="P411" style:family="paragraph" style:parent-style-name="Table_20_Contents">
      <style:paragraph-properties fo:text-align="center" style:justify-single-word="false"/>
      <style:text-properties fo:color="#cc9900" fo:language="pt" fo:country="BR" officeooo:rsid="00fa560c" officeooo:paragraph-rsid="00ff1367" fo:background-color="transparent" style:font-size-asian="10.5pt" style:text-rotation-angle="0" style:text-rotation-scale="line-height"/>
    </style:style>
    <style:style style:name="P412" style:family="paragraph" style:parent-style-name="Table_20_Contents">
      <style:paragraph-properties fo:text-align="center" style:justify-single-word="false"/>
      <style:text-properties fo:color="#cc9900" fo:language="pt" fo:country="BR" fo:font-weight="normal" officeooo:rsid="00f23989" officeooo:paragraph-rsid="0174ef1a" fo:background-color="transparent" style:font-size-asian="10.5pt" style:font-weight-asian="normal" style:font-weight-complex="normal" style:text-rotation-angle="0" style:text-rotation-scale="line-height"/>
    </style:style>
    <style:style style:name="P413" style:family="paragraph" style:parent-style-name="Table_20_Contents">
      <style:paragraph-properties fo:text-align="center" style:justify-single-word="false"/>
      <style:text-properties fo:color="#cc9900" fo:language="pt" fo:country="BR" fo:font-weight="normal" officeooo:rsid="00fad60a" officeooo:paragraph-rsid="00ff1367" fo:background-color="transparent" style:font-size-asian="10.5pt" style:font-weight-asian="normal" style:font-weight-complex="normal" style:text-rotation-angle="0" style:text-rotation-scale="line-height"/>
    </style:style>
    <style:style style:name="P414" style:family="paragraph" style:parent-style-name="Table_20_Contents">
      <style:paragraph-properties fo:text-align="center" style:justify-single-word="false"/>
      <style:text-properties fo:color="#cc9900" fo:language="pt" fo:country="BR" officeooo:rsid="014c199d" officeooo:paragraph-rsid="0174ef1a" fo:background-color="#ffff00" style:font-size-asian="10.5pt" style:text-rotation-angle="0" style:text-rotation-scale="line-height"/>
    </style:style>
    <style:style style:name="P415" style:family="paragraph" style:parent-style-name="Table_20_Contents">
      <style:paragraph-properties fo:text-align="center" style:justify-single-word="false"/>
      <style:text-properties style:use-window-font-color="true" fo:language="pt" fo:country="BR" officeooo:rsid="006edeb6" officeooo:paragraph-rsid="00a56c46" fo:background-color="transparent"/>
    </style:style>
    <style:style style:name="P416" style:family="paragraph" style:parent-style-name="Table_20_Contents">
      <style:paragraph-properties fo:text-align="center" style:justify-single-word="false"/>
      <style:text-properties style:use-window-font-color="true" fo:language="pt" fo:country="BR" officeooo:rsid="00a26b01" officeooo:paragraph-rsid="01487a0b" fo:background-color="transparent"/>
    </style:style>
    <style:style style:name="P417" style:family="paragraph" style:parent-style-name="Table_20_Contents">
      <style:paragraph-properties fo:text-align="center" style:justify-single-word="false"/>
      <style:text-properties style:use-window-font-color="true" fo:language="pt" fo:country="BR" officeooo:rsid="0195623c" officeooo:paragraph-rsid="01bb8be7" fo:background-color="#ffff00"/>
    </style:style>
    <style:style style:name="P418" style:family="paragraph" style:parent-style-name="Table_20_Contents">
      <style:paragraph-properties fo:text-align="center" style:justify-single-word="false"/>
      <style:text-properties fo:color="#66ccff" fo:language="pt" fo:country="BR" officeooo:rsid="00f23989" officeooo:paragraph-rsid="015638d5" fo:background-color="transparent" style:font-size-asian="10.5pt" style:text-rotation-angle="0" style:text-rotation-scale="line-height"/>
    </style:style>
    <style:style style:name="P419" style:family="paragraph" style:parent-style-name="Table_20_Contents">
      <style:paragraph-properties fo:text-align="center" style:justify-single-word="false"/>
      <style:text-properties fo:color="#66ccff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420" style:family="paragraph" style:parent-style-name="Table_20_Contents">
      <style:paragraph-properties fo:text-align="center" style:justify-single-word="false"/>
      <style:text-properties fo:color="#66ccff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421" style:family="paragraph" style:parent-style-name="Table_20_Contents">
      <style:paragraph-properties fo:text-align="center" style:justify-single-word="false"/>
      <style:text-properties fo:color="#66ccff" fo:language="pt" fo:country="BR" officeooo:rsid="00fa560c" officeooo:paragraph-rsid="01d7fa34" fo:background-color="transparent" style:font-size-asian="10.5pt" style:text-rotation-angle="0" style:text-rotation-scale="line-height"/>
    </style:style>
    <style:style style:name="P422" style:family="paragraph" style:parent-style-name="Table_20_Contents">
      <style:paragraph-properties fo:text-align="center" style:justify-single-word="false"/>
      <style:text-properties fo:color="#66ccff" fo:language="pt" fo:country="BR" fo:font-weight="normal" officeooo:rsid="00f23989" officeooo:paragraph-rsid="0174ef1a" fo:background-color="transparent" style:font-size-asian="10.5pt" style:font-weight-asian="normal" style:font-weight-complex="normal" style:text-rotation-angle="0" style:text-rotation-scale="line-height"/>
    </style:style>
    <style:style style:name="P423" style:family="paragraph" style:parent-style-name="Table_20_Contents">
      <style:paragraph-properties fo:text-align="center" style:justify-single-word="false"/>
      <style:text-properties fo:color="#66ccff" fo:language="pt" fo:country="BR" fo:font-weight="normal" officeooo:rsid="00f23989" officeooo:paragraph-rsid="0174ef1a" fo:background-color="transparent" style:font-weight-asian="normal" style:font-weight-complex="normal"/>
    </style:style>
    <style:style style:name="P424" style:family="paragraph" style:parent-style-name="Table_20_Contents">
      <style:paragraph-properties fo:text-align="center" style:justify-single-word="false"/>
      <style:text-properties fo:color="#66ccff" fo:language="pt" fo:country="BR" officeooo:rsid="00f23989" officeooo:paragraph-rsid="0174ef1a"/>
    </style:style>
    <style:style style:name="P425" style:family="paragraph" style:parent-style-name="Table_20_Contents">
      <style:paragraph-properties fo:text-align="center" style:justify-single-word="false"/>
      <style:text-properties officeooo:paragraph-rsid="0200e4d8"/>
    </style:style>
    <style:style style:name="P426" style:family="paragraph" style:parent-style-name="Table_20_Contents">
      <style:paragraph-properties fo:text-align="center" style:justify-single-word="false"/>
      <style:text-properties officeooo:paragraph-rsid="02b3961d"/>
    </style:style>
    <style:style style:name="P427" style:family="paragraph" style:parent-style-name="Table_20_Contents">
      <style:paragraph-properties fo:text-align="center" style:justify-single-word="false"/>
      <style:text-properties officeooo:paragraph-rsid="02699531"/>
    </style:style>
    <style:style style:name="P428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P429" style:family="paragraph" style:parent-style-name="Table_20_Contents">
      <style:paragraph-properties fo:text-align="center" style:justify-single-word="false"/>
      <style:text-properties fo:color="#000000" fo:language="pt" fo:country="BR" officeooo:rsid="020dad0f" officeooo:paragraph-rsid="020ed24c" fo:background-color="#ffff00"/>
    </style:style>
    <style:style style:name="P43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302c7e"/>
    </style:style>
    <style:style style:name="P43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7deca"/>
    </style:style>
    <style:style style:name="P43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9ddce"/>
    </style:style>
    <style:style style:name="P43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18541"/>
    </style:style>
    <style:style style:name="P43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4ef1a"/>
    </style:style>
    <style:style style:name="P435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33d2a"/>
    </style:style>
    <style:style style:name="P436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7fcb4"/>
    </style:style>
    <style:style style:name="P437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c27bb"/>
    </style:style>
    <style:style style:name="P438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eb0cb"/>
    </style:style>
    <style:style style:name="P439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00e4d8"/>
    </style:style>
    <style:style style:name="P44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1ea671"/>
    </style:style>
    <style:style style:name="P44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222dc5"/>
    </style:style>
    <style:style style:name="P44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4d36cb"/>
    </style:style>
    <style:style style:name="P44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0319652"/>
    </style:style>
    <style:style style:name="P444" style:family="paragraph" style:parent-style-name="Table_20_Contents">
      <style:paragraph-properties fo:margin-top="0cm" fo:margin-bottom="0cm" loext:contextual-spacing="false" fo:line-height="100%" fo:text-align="start" style:justify-single-word="false" style:vertical-align="middle" style:writing-mode="page"/>
      <style:text-properties fo:language="pt" fo:country="BR" officeooo:rsid="00f23989" officeooo:paragraph-rsid="0111a959"/>
    </style:style>
    <style:style style:name="P445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f23989" officeooo:paragraph-rsid="01718541"/>
    </style:style>
    <style:style style:name="P446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1369b69" officeooo:paragraph-rsid="0174ef1a"/>
    </style:style>
    <style:style style:name="P447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174ef1a"/>
    </style:style>
    <style:style style:name="P448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174ef1a" fo:background-color="transparent"/>
    </style:style>
    <style:style style:name="P449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20ed24c" fo:background-color="transparent"/>
    </style:style>
    <style:style style:name="P45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174ef1a" fo:background-color="transparent"/>
    </style:style>
    <style:style style:name="P45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2120819" officeooo:paragraph-rsid="02120819" fo:background-color="transparent"/>
    </style:style>
    <style:style style:name="P45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1597ce4" fo:background-color="transparent" style:font-size-asian="10.5pt" style:text-rotation-angle="0" style:text-rotation-scale="line-height"/>
    </style:style>
    <style:style style:name="P45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15abc02" fo:background-color="transparent" style:font-size-asian="10.5pt" style:text-rotation-angle="0" style:text-rotation-scale="line-height"/>
    </style:style>
    <style:style style:name="P45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455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456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1feb0cb" fo:background-color="transparent" style:font-size-asian="10.5pt" style:text-rotation-angle="0" style:text-rotation-scale="line-height"/>
    </style:style>
    <style:style style:name="P457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200e4d8" fo:background-color="transparent" style:font-size-asian="10.5pt" style:text-rotation-angle="0" style:text-rotation-scale="line-height"/>
    </style:style>
    <style:style style:name="P458" style:family="paragraph" style:parent-style-name="Table_20_Contents">
      <style:paragraph-properties fo:margin-top="0cm" fo:margin-bottom="0cm" loext:contextual-spacing="false" fo:line-height="100%" fo:text-align="start" style:justify-single-word="false" style:vertical-align="middle" style:writing-mode="page"/>
      <style:text-properties fo:color="#cc9900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459" style:family="paragraph" style:parent-style-name="Table_20_Contents">
      <style:paragraph-properties fo:margin-top="0cm" fo:margin-bottom="0cm" loext:contextual-spacing="false" fo:line-height="100%" fo:text-align="start" style:justify-single-word="false" style:vertical-align="middle" style:writing-mode="page"/>
      <style:text-properties fo:color="#cc9900" fo:language="pt" fo:country="BR" officeooo:rsid="00f23989" officeooo:paragraph-rsid="0181bead" fo:background-color="transparent" style:font-size-asian="10.5pt" style:text-rotation-angle="0" style:text-rotation-scale="line-height"/>
    </style:style>
    <style:style style:name="P460" style:family="paragraph" style:parent-style-name="Table_20_Contents">
      <style:paragraph-properties fo:margin-top="0cm" fo:margin-bottom="0cm" loext:contextual-spacing="false" fo:line-height="100%" fo:text-align="start" style:justify-single-word="false" style:vertical-align="middle" style:writing-mode="page"/>
      <style:text-properties fo:color="#ff3333" fo:language="pt" fo:country="BR" officeooo:rsid="00f23989" officeooo:paragraph-rsid="0111a959" fo:background-color="transparent" style:font-size-asian="10.5pt" style:text-rotation-angle="0" style:text-rotation-scale="line-height"/>
    </style:style>
    <style:style style:name="P461" style:family="paragraph" style:parent-style-name="Table_20_Contents">
      <style:paragraph-properties fo:margin-top="0cm" fo:margin-bottom="0cm" loext:contextual-spacing="false" fo:line-height="100%" fo:text-align="start" style:justify-single-word="false" style:vertical-align="middle" style:writing-mode="page"/>
      <style:text-properties fo:color="#ff3333" fo:language="pt" fo:country="BR" officeooo:rsid="00f23989" officeooo:paragraph-rsid="01ccfb30" fo:background-color="transparent" style:font-size-asian="10.5pt" style:text-rotation-angle="0" style:text-rotation-scale="line-height"/>
    </style:style>
    <style:style style:name="P46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46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18541" fo:background-color="transparent"/>
    </style:style>
    <style:style style:name="P46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4ef1a" fo:background-color="transparent"/>
    </style:style>
    <style:style style:name="P465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7617e" fo:background-color="transparent"/>
    </style:style>
    <style:style style:name="P466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8afdc0" fo:background-color="transparent"/>
    </style:style>
    <style:style style:name="P467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style:text-line-through-style="none" style:text-line-through-type="none" fo:language="pt" fo:country="BR" officeooo:rsid="00f23989" officeooo:paragraph-rsid="0174ef1a" fo:background-color="transparent"/>
    </style:style>
    <style:style style:name="P468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style:text-line-through-style="none" style:text-line-through-type="none" fo:language="pt" fo:country="BR" officeooo:rsid="00f23989" officeooo:paragraph-rsid="02858398" fo:background-color="transparent"/>
    </style:style>
    <style:style style:name="P469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47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47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officeooo:rsid="00f23989" officeooo:paragraph-rsid="01a079ea" fo:background-color="transparent" style:font-size-asian="10.5pt" style:text-rotation-angle="0" style:text-rotation-scale="line-height"/>
    </style:style>
    <style:style style:name="P47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officeooo:rsid="00f23989" officeooo:paragraph-rsid="01feb0cb" fo:background-color="transparent" style:font-size-asian="10.5pt" style:text-rotation-angle="0" style:text-rotation-scale="line-height"/>
    </style:style>
    <style:style style:name="P47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officeooo:rsid="00f23989" officeooo:paragraph-rsid="0200e4d8" fo:background-color="transparent" style:font-size-asian="10.5pt" style:text-rotation-angle="0" style:text-rotation-scale="line-height"/>
    </style:style>
    <style:style style:name="P47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fo:font-weight="normal" officeooo:rsid="00f23989" officeooo:paragraph-rsid="01718541" fo:background-color="transparent" style:font-size-asian="10.5pt" style:font-weight-asian="normal" style:font-weight-complex="normal" style:text-rotation-angle="0" style:text-rotation-scale="line-height"/>
    </style:style>
    <style:style style:name="P47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pt" fo:country="BR" officeooo:rsid="00385da4" officeooo:paragraph-rsid="0174ef1a" fo:background-color="transparent"/>
    </style:style>
    <style:style style:name="P476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477" style:family="paragraph" style:parent-style-name="Text_20_body">
      <style:paragraph-properties fo:text-align="center" style:justify-single-word="false"/>
      <style:text-properties officeooo:paragraph-rsid="016b789a"/>
    </style:style>
    <style:style style:name="P478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479" style:family="paragraph" style:parent-style-name="Table_20_Contents">
      <style:paragraph-properties fo:margin-top="0.302cm" fo:margin-bottom="0.302cm" loext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174ef1a"/>
    </style:style>
    <style:style style:name="P480" style:family="paragraph" style:parent-style-name="Table_20_Contents">
      <style:paragraph-properties fo:margin-top="0.302cm" fo:margin-bottom="0.302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4ef1a" fo:background-color="transparent"/>
    </style:style>
    <style:style style:name="P481" style:family="paragraph" style:parent-style-name="Table_20_Contents">
      <style:paragraph-properties fo:margin-top="0.302cm" fo:margin-bottom="0.302cm" loext:contextual-spacing="false" fo:text-align="center" style:justify-single-word="false"/>
      <style:text-properties fo:language="pt" fo:country="BR" officeooo:rsid="001d864d" officeooo:paragraph-rsid="0174ef1a"/>
    </style:style>
    <style:style style:name="P482" style:family="paragraph" style:parent-style-name="Table_20_Contents">
      <style:paragraph-properties fo:margin-top="0.302cm" fo:margin-bottom="0.302cm" loext:contextual-spacing="false" fo:text-align="center" style:justify-single-word="false"/>
      <style:text-properties fo:language="pt" fo:country="BR" officeooo:rsid="00beec8c" officeooo:paragraph-rsid="0174ef1a"/>
    </style:style>
    <style:style style:name="P483" style:family="paragraph" style:parent-style-name="Table_20_Contents">
      <style:paragraph-properties fo:margin-top="0.302cm" fo:margin-bottom="0.302cm" loext:contextual-spacing="false" fo:text-align="center" style:justify-single-word="false"/>
      <style:text-properties fo:language="pt" fo:country="BR" officeooo:rsid="00066b72" officeooo:paragraph-rsid="0174ef1a"/>
    </style:style>
    <style:style style:name="P484" style:family="paragraph" style:parent-style-name="Table_20_Contents">
      <style:paragraph-properties fo:margin-top="0.302cm" fo:margin-bottom="0.302cm" loext:contextual-spacing="false" fo:text-align="center" style:justify-single-word="false"/>
      <style:text-properties fo:color="#ff3333" fo:language="pt" fo:country="BR" officeooo:rsid="00f23989" officeooo:paragraph-rsid="0174ef1a" fo:background-color="transparent"/>
    </style:style>
    <style:style style:name="P485" style:family="paragraph" style:parent-style-name="Table_20_Contents">
      <style:paragraph-properties fo:margin-top="0cm" fo:margin-bottom="0cm" loext:contextual-spacing="true" fo:line-height="200%" fo:text-align="center" style:justify-single-word="false" style:writing-mode="page"/>
      <style:text-properties fo:language="pt" fo:country="BR" officeooo:rsid="00141053" officeooo:paragraph-rsid="0174ef1a"/>
    </style:style>
    <style:style style:name="P486" style:family="paragraph" style:parent-style-name="Table_20_Contents">
      <style:paragraph-properties fo:margin-top="0cm" fo:margin-bottom="0cm" loext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174ef1a"/>
    </style:style>
    <style:style style:name="P487" style:family="paragraph" style:parent-style-name="Table_20_Contents">
      <style:paragraph-properties fo:margin-top="0cm" fo:margin-bottom="0cm" loext:contextual-spacing="true" fo:line-height="200%" fo:text-align="center" style:justify-single-word="false" style:writing-mode="page"/>
      <style:text-properties fo:language="pt" fo:country="BR" officeooo:rsid="001d864d" officeooo:paragraph-rsid="0174ef1a"/>
    </style:style>
    <style:style style:name="P488" style:family="paragraph" style:parent-style-name="Table_20_Contents">
      <loext:graphic-properties draw:fill="none" draw:fill-image-width="0cm" draw:fill-image-height="0cm"/>
      <style:paragraph-properties fo:margin-left="30.401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>
          <style:tab-stop style:position="31.618cm"/>
        </style:tab-stops>
      </style:paragraph-properties>
      <style:text-properties fo:language="pt" fo:country="BR" officeooo:rsid="00385da4" officeooo:paragraph-rsid="01f26b28"/>
    </style:style>
    <style:style style:name="P489" style:family="paragraph" style:parent-style-name="Table_20_Contents">
      <loext:graphic-properties draw:fill="none" draw:fill-image-width="0cm" draw:fill-image-height="0cm"/>
      <style:paragraph-properties fo:margin-left="29.9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26b28" officeooo:paragraph-rsid="02488f66"/>
    </style:style>
    <style:style style:name="P490" style:family="paragraph" style:parent-style-name="Table_20_Contents">
      <loext:graphic-properties draw:fill="none" draw:fill-image-width="0cm" draw:fill-image-height="0cm"/>
      <style:paragraph-properties fo:margin-left="29.9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1f33d2a"/>
    </style:style>
    <style:style style:name="P491" style:family="paragraph" style:parent-style-name="Table_20_Contents">
      <loext:graphic-properties draw:fill="none" draw:fill-image-width="0cm" draw:fill-image-height="0cm"/>
      <style:paragraph-properties fo:margin-left="31.401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e5f44d" officeooo:paragraph-rsid="01f0ccbc"/>
    </style:style>
    <style:style style:name="P492" style:family="paragraph" style:parent-style-name="Table_20_Contents">
      <loext:graphic-properties draw:fill="none" draw:fill-image-width="0cm" draw:fill-image-height="0cm"/>
      <style:paragraph-properties fo:margin-left="31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174ef1a" fo:background-color="transparent"/>
    </style:style>
    <style:style style:name="P493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174ef1a" fo:background-color="transparent"/>
    </style:style>
    <style:style style:name="P494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2533bdb" fo:background-color="transparent"/>
    </style:style>
    <style:style style:name="P495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18ee936" fo:background-color="transparent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86389"/>
    </style:style>
    <style:style style:name="T4" style:family="text">
      <style:text-properties officeooo:rsid="001c869c"/>
    </style:style>
    <style:style style:name="T5" style:family="text">
      <style:text-properties officeooo:rsid="001d864d"/>
    </style:style>
    <style:style style:name="T6" style:family="text">
      <style:text-properties officeooo:rsid="00141053"/>
    </style:style>
    <style:style style:name="T7" style:family="text">
      <style:text-properties officeooo:rsid="001de3c7"/>
    </style:style>
    <style:style style:name="T8" style:family="text">
      <style:text-properties officeooo:rsid="001f0dbb"/>
    </style:style>
    <style:style style:name="T9" style:family="text">
      <style:text-properties officeooo:rsid="0003d36e"/>
    </style:style>
    <style:style style:name="T10" style:family="text">
      <style:text-properties officeooo:rsid="0030ee31"/>
    </style:style>
    <style:style style:name="T11" style:family="text">
      <style:text-properties style:text-position="super 58%"/>
    </style:style>
    <style:style style:name="T12" style:family="text">
      <style:text-properties officeooo:rsid="00360d29"/>
    </style:style>
    <style:style style:name="T13" style:family="text">
      <style:text-properties officeooo:rsid="003a4e18"/>
    </style:style>
    <style:style style:name="T14" style:family="text">
      <style:text-properties officeooo:rsid="003d227a"/>
    </style:style>
    <style:style style:name="T15" style:family="text">
      <style:text-properties officeooo:rsid="003fb17a"/>
    </style:style>
    <style:style style:name="T16" style:family="text">
      <style:text-properties officeooo:rsid="00444dbe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23" style:family="text">
      <style:text-properties officeooo:rsid="0048be11"/>
    </style:style>
    <style:style style:name="T24" style:family="text">
      <style:text-properties officeooo:rsid="004a7e62"/>
    </style:style>
    <style:style style:name="T25" style:family="text">
      <style:text-properties officeooo:rsid="0062e1cc"/>
    </style:style>
    <style:style style:name="T26" style:family="text">
      <style:text-properties officeooo:rsid="00645ee1"/>
    </style:style>
    <style:style style:name="T27" style:family="text">
      <style:text-properties officeooo:rsid="0067deca"/>
    </style:style>
    <style:style style:name="T28" style:family="text">
      <style:text-properties officeooo:rsid="0069ddce"/>
    </style:style>
    <style:style style:name="T29" style:family="text">
      <style:text-properties officeooo:rsid="006b43e6"/>
    </style:style>
    <style:style style:name="T30" style:family="text">
      <style:text-properties officeooo:rsid="006cf78b"/>
    </style:style>
    <style:style style:name="T31" style:family="text">
      <style:text-properties officeooo:rsid="00868b38"/>
    </style:style>
    <style:style style:name="T32" style:family="text">
      <style:text-properties officeooo:rsid="008a5326"/>
    </style:style>
    <style:style style:name="T33" style:family="text">
      <style:text-properties officeooo:rsid="00905972"/>
    </style:style>
    <style:style style:name="T34" style:family="text">
      <style:text-properties officeooo:rsid="00a3787a"/>
    </style:style>
    <style:style style:name="T35" style:family="text">
      <style:text-properties officeooo:rsid="00b37a98"/>
    </style:style>
    <style:style style:name="T36" style:family="text">
      <style:text-properties officeooo:rsid="00b45e57"/>
    </style:style>
    <style:style style:name="T37" style:family="text">
      <style:text-properties officeooo:rsid="00b5babe"/>
    </style:style>
    <style:style style:name="T38" style:family="text">
      <style:text-properties officeooo:rsid="00b6e5a3"/>
    </style:style>
    <style:style style:name="T39" style:family="text">
      <style:text-properties officeooo:rsid="00b9a303"/>
    </style:style>
    <style:style style:name="T40" style:family="text">
      <style:text-properties officeooo:rsid="00bb926f"/>
    </style:style>
    <style:style style:name="T41" style:family="text">
      <style:text-properties officeooo:rsid="00bd029f"/>
    </style:style>
    <style:style style:name="T42" style:family="text">
      <style:text-properties officeooo:rsid="00bd7101"/>
    </style:style>
    <style:style style:name="T43" style:family="text">
      <style:text-properties officeooo:rsid="00beec8c"/>
    </style:style>
    <style:style style:name="T44" style:family="text">
      <style:text-properties officeooo:rsid="00c44bf4"/>
    </style:style>
    <style:style style:name="T45" style:family="text">
      <style:text-properties officeooo:rsid="00c60cb8"/>
    </style:style>
    <style:style style:name="T46" style:family="text">
      <style:text-properties officeooo:rsid="00c96081"/>
    </style:style>
    <style:style style:name="T47" style:family="text">
      <style:text-properties officeooo:rsid="00cb199c"/>
    </style:style>
    <style:style style:name="T48" style:family="text">
      <style:text-properties officeooo:rsid="00cc0350"/>
    </style:style>
    <style:style style:name="T49" style:family="text">
      <style:text-properties officeooo:rsid="00ccc81f"/>
    </style:style>
    <style:style style:name="T50" style:family="text">
      <style:text-properties officeooo:rsid="00ce841e"/>
    </style:style>
    <style:style style:name="T51" style:family="text">
      <style:text-properties officeooo:rsid="00d00b70"/>
    </style:style>
    <style:style style:name="T52" style:family="text">
      <style:text-properties officeooo:rsid="00d03efe"/>
    </style:style>
    <style:style style:name="T53" style:family="text">
      <style:text-properties officeooo:rsid="00d6f128"/>
    </style:style>
    <style:style style:name="T54" style:family="text">
      <style:text-properties officeooo:rsid="00d96961"/>
    </style:style>
    <style:style style:name="T55" style:family="text">
      <style:text-properties officeooo:rsid="00dea02b"/>
    </style:style>
    <style:style style:name="T56" style:family="text">
      <style:text-properties officeooo:rsid="00dfb394"/>
    </style:style>
    <style:style style:name="T57" style:family="text">
      <style:text-properties officeooo:rsid="00e0ac0e"/>
    </style:style>
    <style:style style:name="T58" style:family="text">
      <style:text-properties officeooo:rsid="00f20f62"/>
    </style:style>
    <style:style style:name="T59" style:family="text">
      <style:text-properties officeooo:rsid="00f23989"/>
    </style:style>
    <style:style style:name="T60" style:family="text">
      <style:text-properties officeooo:rsid="00fa560c"/>
    </style:style>
    <style:style style:name="T61" style:family="text">
      <style:text-properties officeooo:rsid="00fad60a"/>
    </style:style>
    <style:style style:name="T62" style:family="text">
      <style:text-properties fo:color="#ff3333" fo:background-color="transparent" loext:char-shading-value="0"/>
    </style:style>
    <style:style style:name="T63" style:family="text">
      <style:text-properties fo:color="#ff3333" officeooo:rsid="010b0526" fo:background-color="transparent" loext:char-shading-value="0"/>
    </style:style>
    <style:style style:name="T64" style:family="text">
      <style:text-properties fo:color="#ff3333" officeooo:rsid="00ff1367" fo:background-color="transparent" loext:char-shading-value="0"/>
    </style:style>
    <style:style style:name="T65" style:family="text">
      <style:text-properties fo:color="#ff3333" fo:background-color="transparent" loext:char-shading-value="0" style:font-size-asian="10.5pt" style:text-rotation-angle="0" style:text-rotation-scale="line-height"/>
    </style:style>
    <style:style style:name="T66" style:family="text">
      <style:text-properties fo:color="#ff3333" officeooo:rsid="00ff1367" fo:background-color="transparent" loext:char-shading-value="0" style:font-size-asian="10.5pt" style:text-rotation-angle="0" style:text-rotation-scale="line-height"/>
    </style:style>
    <style:style style:name="T67" style:family="text">
      <style:text-properties fo:color="#ff3333" officeooo:rsid="0110a60a" fo:background-color="transparent" loext:char-shading-value="0" style:font-size-asian="10.5pt" style:text-rotation-angle="0" style:text-rotation-scale="line-height"/>
    </style:style>
    <style:style style:name="T68" style:family="text">
      <style:text-properties fo:color="#ff3333" officeooo:rsid="0104fcc1" fo:background-color="transparent" loext:char-shading-value="0" style:font-size-asian="10.5pt" style:text-rotation-angle="0" style:text-rotation-scale="line-height"/>
    </style:style>
    <style:style style:name="T69" style:family="text">
      <style:text-properties fo:color="#ff3333" officeooo:rsid="010c0eff" fo:background-color="transparent" loext:char-shading-value="0" style:font-size-asian="10.5pt" style:text-rotation-angle="0" style:text-rotation-scale="line-height"/>
    </style:style>
    <style:style style:name="T70" style:family="text">
      <style:text-properties fo:color="#ff3333" officeooo:rsid="0111a959" fo:background-color="transparent" loext:char-shading-value="0" style:font-size-asian="10.5pt" style:text-rotation-angle="0" style:text-rotation-scale="line-height"/>
    </style:style>
    <style:style style:name="T71" style:family="text">
      <style:text-properties fo:color="#ff3333" officeooo:rsid="0110a60a" fo:background-color="transparent" loext:char-shading-value="0"/>
    </style:style>
    <style:style style:name="T72" style:family="text">
      <style:text-properties fo:color="#ff3333" officeooo:rsid="0104fcc1" fo:background-color="transparent" loext:char-shading-value="0"/>
    </style:style>
    <style:style style:name="T73" style:family="text">
      <style:text-properties fo:color="#ff3333" officeooo:rsid="010c0eff" fo:background-color="transparent" loext:char-shading-value="0"/>
    </style:style>
    <style:style style:name="T74" style:family="text">
      <style:text-properties fo:color="#ff3333" officeooo:rsid="017d59a6" fo:background-color="transparent" loext:char-shading-value="0"/>
    </style:style>
    <style:style style:name="T75" style:family="text">
      <style:text-properties fo:color="#ff3333" style:text-line-through-style="none" style:text-line-through-type="none" officeooo:rsid="00f23989" fo:background-color="transparent" loext:char-shading-value="0"/>
    </style:style>
    <style:style style:name="T76" style:family="text">
      <style:text-properties fo:color="#ff3333" style:text-line-through-style="none" style:text-line-through-type="none" officeooo:rsid="01448c40" fo:background-color="transparent" loext:char-shading-value="0"/>
    </style:style>
    <style:style style:name="T77" style:family="text">
      <style:text-properties fo:color="#ff3333" style:text-line-through-style="none" style:text-line-through-type="none" officeooo:rsid="010c0eff" fo:background-color="transparent" loext:char-shading-value="0"/>
    </style:style>
    <style:style style:name="T78" style:family="text">
      <style:text-properties fo:color="#ff3333" style:text-line-through-style="none" style:text-line-through-type="none" officeooo:rsid="00ff1367" fo:background-color="transparent" loext:char-shading-value="0"/>
    </style:style>
    <style:style style:name="T79" style:family="text">
      <style:text-properties fo:color="#ff3333" style:text-line-through-style="none" style:text-line-through-type="none" officeooo:rsid="0140b250" fo:background-color="transparent" loext:char-shading-value="0"/>
    </style:style>
    <style:style style:name="T80" style:family="text">
      <style:text-properties fo:color="#ff3333" style:text-line-through-style="none" style:text-line-through-type="none" officeooo:rsid="013da56a" fo:background-color="transparent" loext:char-shading-value="0"/>
    </style:style>
    <style:style style:name="T81" style:family="text">
      <style:text-properties fo:color="#ff3333" style:text-line-through-style="none" style:text-line-through-type="none" officeooo:rsid="01053225" fo:background-color="transparent" loext:char-shading-value="0"/>
    </style:style>
    <style:style style:name="T82" style:family="text">
      <style:text-properties fo:color="#ff3333" style:text-line-through-style="none" style:text-line-through-type="none" officeooo:rsid="0145e7fa" fo:background-color="transparent" loext:char-shading-value="0"/>
    </style:style>
    <style:style style:name="T83" style:family="text">
      <style:text-properties fo:color="#ff3333" style:text-line-through-style="none" style:text-line-through-type="none" officeooo:rsid="01487a0b" fo:background-color="transparent" loext:char-shading-value="0"/>
    </style:style>
    <style:style style:name="T84" style:family="text">
      <style:text-properties fo:color="#ff3333" style:text-line-through-style="none" style:text-line-through-type="none" officeooo:rsid="00645ee1" fo:background-color="transparent" loext:char-shading-value="0"/>
    </style:style>
    <style:style style:name="T85" style:family="text">
      <style:text-properties fo:color="#ff3333" style:text-line-through-style="none" style:text-line-through-type="none" officeooo:rsid="00f23989"/>
    </style:style>
    <style:style style:name="T86" style:family="text">
      <style:text-properties fo:color="#ff3333" style:text-line-through-style="none" style:text-line-through-type="none" officeooo:rsid="0145e7fa"/>
    </style:style>
    <style:style style:name="T87" style:family="text">
      <style:text-properties fo:color="#ff3333" style:text-line-through-style="none" style:text-line-through-type="none" officeooo:rsid="010c0eff"/>
    </style:style>
    <style:style style:name="T88" style:family="text">
      <style:text-properties fo:color="#ff3333" style:text-line-through-style="none" style:text-line-through-type="none" officeooo:rsid="00ff1367"/>
    </style:style>
    <style:style style:name="T89" style:family="text">
      <style:text-properties fo:color="#ff3333" style:text-line-through-style="none" style:text-line-through-type="none" officeooo:rsid="0140b250"/>
    </style:style>
    <style:style style:name="T90" style:family="text">
      <style:text-properties fo:color="#ff3333" style:text-line-through-style="none" style:text-line-through-type="none" officeooo:rsid="013da56a"/>
    </style:style>
    <style:style style:name="T91" style:family="text">
      <style:text-properties fo:color="#ff3333" style:text-line-through-style="none" style:text-line-through-type="none" officeooo:rsid="01053225"/>
    </style:style>
    <style:style style:name="T92" style:family="text">
      <style:text-properties fo:color="#ff3333" style:text-line-through-style="none" style:text-line-through-type="none" officeooo:rsid="01448c40"/>
    </style:style>
    <style:style style:name="T93" style:family="text">
      <style:text-properties fo:color="#ff3333" style:text-line-through-style="none" style:text-line-through-type="none" officeooo:rsid="01487a0b"/>
    </style:style>
    <style:style style:name="T94" style:family="text">
      <style:text-properties fo:color="#ff3333" style:text-line-through-style="none" style:text-line-through-type="none" officeooo:rsid="00645ee1"/>
    </style:style>
    <style:style style:name="T95" style:family="text">
      <style:text-properties fo:background-color="transparent" loext:char-shading-value="0" style:font-size-asian="10.5pt" style:text-rotation-angle="0" style:text-rotation-scale="line-height"/>
    </style:style>
    <style:style style:name="T96" style:family="text">
      <style:text-properties officeooo:rsid="01577e51" fo:background-color="transparent" loext:char-shading-value="0" style:font-size-asian="10.5pt" style:text-rotation-angle="0" style:text-rotation-scale="line-height"/>
    </style:style>
    <style:style style:name="T97" style:family="text">
      <style:text-properties officeooo:rsid="0102e26a" fo:background-color="transparent" loext:char-shading-value="0" style:font-size-asian="10.5pt" style:text-rotation-angle="0" style:text-rotation-scale="line-height"/>
    </style:style>
    <style:style style:name="T98" style:family="text">
      <style:text-properties officeooo:rsid="00fa560c" fo:background-color="transparent" loext:char-shading-value="0" style:font-size-asian="10.5pt" style:text-rotation-angle="0" style:text-rotation-scale="line-height"/>
    </style:style>
    <style:style style:name="T99" style:family="text">
      <style:text-properties officeooo:rsid="01053225" fo:background-color="transparent" loext:char-shading-value="0"/>
    </style:style>
    <style:style style:name="T100" style:family="text">
      <style:text-properties officeooo:rsid="00ff1367"/>
    </style:style>
    <style:style style:name="T101" style:family="text">
      <style:text-properties fo:color="#cc9900" fo:background-color="transparent" loext:char-shading-value="0" style:font-size-asian="10.5pt" style:text-rotation-angle="0" style:text-rotation-scale="line-height"/>
    </style:style>
    <style:style style:name="T102" style:family="text">
      <style:text-properties fo:color="#cc9900" officeooo:rsid="010255cc" fo:background-color="transparent" loext:char-shading-value="0" style:font-size-asian="10.5pt" style:text-rotation-angle="0" style:text-rotation-scale="line-height"/>
    </style:style>
    <style:style style:name="T103" style:family="text">
      <style:text-properties fo:color="#cc9900" officeooo:rsid="00fa560c" fo:background-color="transparent" loext:char-shading-value="0" style:font-size-asian="10.5pt" style:text-rotation-angle="0" style:text-rotation-scale="line-height"/>
    </style:style>
    <style:style style:name="T104" style:family="text">
      <style:text-properties fo:color="#cc9900" officeooo:rsid="01593334" fo:background-color="transparent" loext:char-shading-value="0" style:font-size-asian="10.5pt" style:text-rotation-angle="0" style:text-rotation-scale="line-height"/>
    </style:style>
    <style:style style:name="T105" style:family="text">
      <style:text-properties fo:color="#cc9900" officeooo:rsid="010255cc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font-weight="normal" officeooo:rsid="00fad60a" style:font-weight-asian="normal" style:font-weight-complex="normal"/>
    </style:style>
    <style:style style:name="T108" style:family="text">
      <style:text-properties fo:font-weight="normal" officeooo:rsid="015638d5" style:font-weight-asian="normal" style:font-weight-complex="normal"/>
    </style:style>
    <style:style style:name="T109" style:family="text">
      <style:text-properties fo:font-weight="normal" officeooo:rsid="0156470e" style:font-weight-asian="normal" style:font-weight-complex="normal"/>
    </style:style>
    <style:style style:name="T110" style:family="text">
      <style:text-properties fo:font-weight="normal" officeooo:rsid="015858a2" style:font-weight-asian="normal" style:font-weight-complex="normal"/>
    </style:style>
    <style:style style:name="T111" style:family="text">
      <style:text-properties fo:font-weight="normal" officeooo:rsid="01593334" style:font-weight-asian="normal" style:font-weight-complex="normal"/>
    </style:style>
    <style:style style:name="T112" style:family="text">
      <style:text-properties fo:font-weight="normal" officeooo:rsid="0102e26a" style:font-weight-asian="normal" style:font-weight-complex="normal"/>
    </style:style>
    <style:style style:name="T113" style:family="text">
      <style:text-properties fo:font-weight="normal" officeooo:rsid="01577e51" style:font-weight-asian="normal" style:font-weight-complex="normal"/>
    </style:style>
    <style:style style:name="T114" style:family="text">
      <style:text-properties fo:font-weight="normal" officeooo:rsid="01597ce4" style:font-weight-asian="normal" style:font-weight-complex="normal"/>
    </style:style>
    <style:style style:name="T115" style:family="text">
      <style:text-properties fo:font-weight="normal" officeooo:rsid="015abc02" style:font-weight-asian="normal" style:font-weight-complex="normal"/>
    </style:style>
    <style:style style:name="T116" style:family="text">
      <style:text-properties fo:font-weight="normal" officeooo:rsid="00645ee1" style:font-weight-asian="normal" style:font-weight-complex="normal"/>
    </style:style>
    <style:style style:name="T117" style:family="text">
      <style:text-properties fo:font-weight="normal" officeooo:rsid="01bb8be7" style:font-weight-asian="normal" style:font-weight-complex="normal"/>
    </style:style>
    <style:style style:name="T118" style:family="text">
      <style:text-properties fo:font-weight="normal" officeooo:rsid="01d7fa34" style:font-weight-asian="normal" style:font-weight-complex="normal"/>
    </style:style>
    <style:style style:name="T119" style:family="text">
      <style:text-properties officeooo:rsid="01010a09"/>
    </style:style>
    <style:style style:name="T120" style:family="text">
      <style:text-properties officeooo:rsid="010134e8"/>
    </style:style>
    <style:style style:name="T121" style:family="text">
      <style:text-properties officeooo:rsid="01022e9c"/>
    </style:style>
    <style:style style:name="T122" style:family="text">
      <style:text-properties officeooo:rsid="010255cc"/>
    </style:style>
    <style:style style:name="T123" style:family="text">
      <style:text-properties officeooo:rsid="0102841c"/>
    </style:style>
    <style:style style:name="T124" style:family="text">
      <style:text-properties officeooo:rsid="0102e26a"/>
    </style:style>
    <style:style style:name="T125" style:family="text">
      <style:text-properties officeooo:rsid="0104fcc1"/>
    </style:style>
    <style:style style:name="T126" style:family="text">
      <style:text-properties officeooo:rsid="01053225"/>
    </style:style>
    <style:style style:name="T127" style:family="text">
      <style:text-properties officeooo:rsid="0107edfa"/>
    </style:style>
    <style:style style:name="T128" style:family="text">
      <style:text-properties officeooo:rsid="0109bd54"/>
    </style:style>
    <style:style style:name="T129" style:family="text">
      <style:text-properties officeooo:rsid="010c0eff"/>
    </style:style>
    <style:style style:name="T130" style:family="text">
      <style:text-properties officeooo:rsid="010d94f1"/>
    </style:style>
    <style:style style:name="T131" style:family="text">
      <style:text-properties officeooo:rsid="004ecc5f"/>
    </style:style>
    <style:style style:name="T132" style:family="text">
      <style:text-properties officeooo:rsid="010f80ff"/>
    </style:style>
    <style:style style:name="T133" style:family="text">
      <style:text-properties officeooo:rsid="0112a97f"/>
    </style:style>
    <style:style style:name="T134" style:family="text">
      <style:text-properties officeooo:rsid="0114ff74"/>
    </style:style>
    <style:style style:name="T135" style:family="text">
      <style:text-properties officeooo:rsid="0116e131"/>
    </style:style>
    <style:style style:name="T136" style:family="text">
      <style:text-properties officeooo:rsid="0118a485"/>
    </style:style>
    <style:style style:name="T137" style:family="text">
      <style:text-properties officeooo:rsid="0119cb5e"/>
    </style:style>
    <style:style style:name="T138" style:family="text">
      <style:text-properties officeooo:rsid="011ba01a"/>
    </style:style>
    <style:style style:name="T139" style:family="text">
      <style:text-properties officeooo:rsid="00f5a976"/>
    </style:style>
    <style:style style:name="T140" style:family="text">
      <style:text-properties officeooo:rsid="011d999b"/>
    </style:style>
    <style:style style:name="T141" style:family="text">
      <style:text-properties officeooo:rsid="011e07bc"/>
    </style:style>
    <style:style style:name="T142" style:family="text">
      <style:text-properties officeooo:rsid="011fadfc"/>
    </style:style>
    <style:style style:name="T143" style:family="text">
      <style:text-properties officeooo:rsid="012087cc"/>
    </style:style>
    <style:style style:name="T144" style:family="text">
      <style:text-properties officeooo:rsid="01237987"/>
    </style:style>
    <style:style style:name="T145" style:family="text">
      <style:text-properties officeooo:rsid="0124671f"/>
    </style:style>
    <style:style style:name="T146" style:family="text">
      <style:text-properties officeooo:rsid="0125d95e"/>
    </style:style>
    <style:style style:name="T147" style:family="text">
      <style:text-properties officeooo:rsid="012c5455"/>
    </style:style>
    <style:style style:name="T148" style:family="text">
      <style:text-properties officeooo:rsid="00f6bf3a"/>
    </style:style>
    <style:style style:name="T149" style:family="text">
      <style:text-properties officeooo:rsid="006edeb6"/>
    </style:style>
    <style:style style:name="T150" style:family="text">
      <style:text-properties officeooo:rsid="01320d79"/>
    </style:style>
    <style:style style:name="T151" style:family="text">
      <style:text-properties fo:background-color="#ffff00" loext:char-shading-value="0"/>
    </style:style>
    <style:style style:name="T152" style:family="text">
      <style:text-properties officeooo:rsid="0014b1ef" fo:background-color="#ffff00" loext:char-shading-value="0"/>
    </style:style>
    <style:style style:name="T153" style:family="text">
      <style:text-properties officeooo:rsid="00b37a98" fo:background-color="#ffff00" loext:char-shading-value="0"/>
    </style:style>
    <style:style style:name="T154" style:family="text">
      <style:text-properties officeooo:rsid="01e19d87" fo:background-color="#ffff00" loext:char-shading-value="0"/>
    </style:style>
    <style:style style:name="T155" style:family="text">
      <style:text-properties officeooo:rsid="013da56a"/>
    </style:style>
    <style:style style:name="T156" style:family="text">
      <style:text-properties officeooo:rsid="013fd4d8"/>
    </style:style>
    <style:style style:name="T157" style:family="text">
      <style:text-properties officeooo:rsid="0142b198"/>
    </style:style>
    <style:style style:name="T158" style:family="text">
      <style:text-properties officeooo:rsid="0145e7fa"/>
    </style:style>
    <style:style style:name="T159" style:family="text">
      <style:text-properties officeooo:rsid="01487a0b"/>
    </style:style>
    <style:style style:name="T160" style:family="text">
      <style:text-properties officeooo:rsid="014e0cb5"/>
    </style:style>
    <style:style style:name="T161" style:family="text">
      <style:text-properties officeooo:rsid="0152917a"/>
    </style:style>
    <style:style style:name="T162" style:family="text">
      <style:text-properties officeooo:rsid="015638d5"/>
    </style:style>
    <style:style style:name="T163" style:family="text">
      <style:text-properties officeooo:rsid="0156470e"/>
    </style:style>
    <style:style style:name="T164" style:family="text">
      <style:text-properties officeooo:rsid="01577e51"/>
    </style:style>
    <style:style style:name="T165" style:family="text">
      <style:text-properties style:font-size-asian="10.5pt" style:text-rotation-angle="0" style:text-rotation-scale="line-height"/>
    </style:style>
    <style:style style:name="T166" style:family="text">
      <style:text-properties officeooo:rsid="01577e51" style:font-size-asian="10.5pt" style:text-rotation-angle="0" style:text-rotation-scale="line-height"/>
    </style:style>
    <style:style style:name="T167" style:family="text">
      <style:text-properties officeooo:rsid="0102e26a" style:font-size-asian="10.5pt" style:text-rotation-angle="0" style:text-rotation-scale="line-height"/>
    </style:style>
    <style:style style:name="T168" style:family="text">
      <style:text-properties officeooo:rsid="00fa560c" style:font-size-asian="10.5pt" style:text-rotation-angle="0" style:text-rotation-scale="line-height"/>
    </style:style>
    <style:style style:name="T169" style:family="text">
      <style:text-properties officeooo:rsid="0158c8f3"/>
    </style:style>
    <style:style style:name="T170" style:family="text">
      <style:text-properties officeooo:rsid="01593334"/>
    </style:style>
    <style:style style:name="T171" style:family="text">
      <style:text-properties officeooo:rsid="01597ce4"/>
    </style:style>
    <style:style style:name="T172" style:family="text">
      <style:text-properties officeooo:rsid="0165d7b7"/>
    </style:style>
    <style:style style:name="T173" style:family="text">
      <style:text-properties officeooo:rsid="01673585"/>
    </style:style>
    <style:style style:name="T174" style:family="text">
      <style:text-properties officeooo:rsid="01712acc"/>
    </style:style>
    <style:style style:name="T175" style:family="text">
      <style:text-properties officeooo:rsid="01718541"/>
    </style:style>
    <style:style style:name="T176" style:family="text">
      <style:text-properties officeooo:rsid="017c99de"/>
    </style:style>
    <style:style style:name="T177" style:family="text">
      <style:text-properties officeooo:rsid="0110a60a"/>
    </style:style>
    <style:style style:name="T178" style:family="text">
      <style:text-properties officeooo:rsid="0181bead"/>
    </style:style>
    <style:style style:name="T179" style:family="text">
      <style:text-properties officeooo:rsid="018afdc0"/>
    </style:style>
    <style:style style:name="T180" style:family="text">
      <style:text-properties style:use-window-font-color="true"/>
    </style:style>
    <style:style style:name="T181" style:family="text">
      <style:text-properties style:use-window-font-color="true" officeooo:rsid="01de9e84"/>
    </style:style>
    <style:style style:name="T182" style:family="text">
      <style:text-properties style:use-window-font-color="true" officeooo:rsid="0041ac97"/>
    </style:style>
    <style:style style:name="T183" style:family="text">
      <style:text-properties style:use-window-font-color="true" fo:language="pt" fo:country="BR" officeooo:rsid="0195623c" fo:background-color="#ffff00" loext:char-shading-value="0"/>
    </style:style>
    <style:style style:name="T184" style:family="text">
      <style:text-properties style:use-window-font-color="true" fo:language="pt" fo:country="BR" officeooo:rsid="02b3961d" fo:background-color="#ffff00" loext:char-shading-value="0"/>
    </style:style>
    <style:style style:name="T185" style:family="text">
      <style:text-properties style:use-window-font-color="true" fo:language="pt" fo:country="BR" officeooo:rsid="019994f3" fo:background-color="#ffff00" loext:char-shading-value="0" style:font-size-asian="10.5pt" style:text-rotation-angle="0" style:text-rotation-scale="line-height"/>
    </style:style>
    <style:style style:name="T186" style:family="text">
      <style:text-properties style:use-window-font-color="true" fo:language="pt" fo:country="BR" officeooo:rsid="02b3961d" fo:background-color="#ffff00" loext:char-shading-value="0" style:font-size-asian="10.5pt" style:text-rotation-angle="0" style:text-rotation-scale="line-height"/>
    </style:style>
    <style:style style:name="T187" style:family="text">
      <style:text-properties officeooo:rsid="019f6fb5"/>
    </style:style>
    <style:style style:name="T188" style:family="text">
      <style:text-properties officeooo:rsid="01a079ea"/>
    </style:style>
    <style:style style:name="T189" style:family="text">
      <style:text-properties fo:background-color="#ffffff" loext:char-shading-value="0"/>
    </style:style>
    <style:style style:name="T190" style:family="text">
      <style:text-properties officeooo:rsid="01e85549" fo:background-color="#ffffff" loext:char-shading-value="0"/>
    </style:style>
    <style:style style:name="T191" style:family="text">
      <style:text-properties officeooo:rsid="020dad0f" fo:background-color="#ffffff" loext:char-shading-value="0"/>
    </style:style>
    <style:style style:name="T192" style:family="text">
      <style:text-properties officeooo:rsid="01bc64ae"/>
    </style:style>
    <style:style style:name="T193" style:family="text">
      <style:text-properties officeooo:rsid="01cd4548"/>
    </style:style>
    <style:style style:name="T194" style:family="text">
      <style:text-properties officeooo:rsid="01d4acd3"/>
    </style:style>
    <style:style style:name="T195" style:family="text">
      <style:text-properties officeooo:rsid="01db4e56"/>
    </style:style>
    <style:style style:name="T196" style:family="text">
      <style:text-properties officeooo:rsid="01dcd5c1"/>
    </style:style>
    <style:style style:name="T197" style:family="text">
      <style:text-properties officeooo:rsid="01e31d18"/>
    </style:style>
    <style:style style:name="T198" style:family="text">
      <style:text-properties officeooo:rsid="01e85549"/>
    </style:style>
    <style:style style:name="T199" style:family="text">
      <style:text-properties officeooo:rsid="01fc27bb"/>
    </style:style>
    <style:style style:name="T200" style:family="text">
      <style:text-properties fo:language="pt" fo:country="BR" officeooo:rsid="00645ee1" fo:background-color="transparent" loext:char-shading-value="0"/>
    </style:style>
    <style:style style:name="T201" style:family="text">
      <style:text-properties fo:language="pt" fo:country="BR" officeooo:rsid="006cf78b" fo:background-color="transparent" loext:char-shading-value="0"/>
    </style:style>
    <style:style style:name="T202" style:family="text">
      <style:text-properties fo:language="pt" fo:country="BR" officeooo:rsid="004ecc5f"/>
    </style:style>
    <style:style style:name="T203" style:family="text">
      <style:text-properties fo:language="pt" fo:country="BR" officeooo:rsid="02699531"/>
    </style:style>
    <style:style style:name="T204" style:family="text">
      <style:text-properties fo:language="pt" fo:country="BR" officeooo:rsid="02699531" style:font-size-asian="10.5pt" style:text-rotation-angle="0" style:text-rotation-scale="line-height"/>
    </style:style>
    <style:style style:name="T205" style:family="text">
      <style:text-properties fo:language="pt" fo:country="BR" officeooo:rsid="026d073a" style:font-size-asian="10.5pt" style:text-rotation-angle="0" style:text-rotation-scale="line-height"/>
    </style:style>
    <style:style style:name="T206" style:family="text">
      <style:text-properties fo:language="pt" fo:country="BR" officeooo:rsid="02b44896" style:font-size-asian="10.5pt" style:text-rotation-angle="0" style:text-rotation-scale="line-height"/>
    </style:style>
    <style:style style:name="T207" style:family="text">
      <style:text-properties fo:language="pt" fo:country="BR" officeooo:rsid="026b5dfd"/>
    </style:style>
    <style:style style:name="T208" style:family="text">
      <style:text-properties fo:language="pt" fo:country="BR" officeooo:rsid="026d073a"/>
    </style:style>
    <style:style style:name="T209" style:family="text">
      <style:text-properties officeooo:rsid="020093e4"/>
    </style:style>
    <style:style style:name="T210" style:family="text">
      <style:text-properties officeooo:rsid="0210a474"/>
    </style:style>
    <style:style style:name="T211" style:family="text">
      <style:text-properties officeooo:rsid="0217dc03"/>
    </style:style>
    <style:style style:name="T212" style:family="text">
      <style:text-properties officeooo:rsid="0218e494"/>
    </style:style>
    <style:style style:name="T213" style:family="text">
      <style:text-properties officeooo:rsid="021abc4c"/>
    </style:style>
    <style:style style:name="T214" style:family="text">
      <style:text-properties officeooo:rsid="02254681"/>
    </style:style>
    <style:style style:name="T215" style:family="text">
      <style:text-properties officeooo:rsid="0226b79b"/>
    </style:style>
    <style:style style:name="T216" style:family="text">
      <style:text-properties officeooo:rsid="02312402"/>
    </style:style>
    <style:style style:name="T217" style:family="text">
      <style:text-properties officeooo:rsid="0238c358"/>
    </style:style>
    <style:style style:name="T218" style:family="text">
      <style:text-properties officeooo:rsid="0243b0c7"/>
    </style:style>
    <style:style style:name="T219" style:family="text">
      <style:text-properties officeooo:rsid="024655ad"/>
    </style:style>
    <style:style style:name="T220" style:family="text">
      <style:text-properties officeooo:rsid="024d36cb"/>
    </style:style>
    <style:style style:name="T221" style:family="text">
      <style:text-properties officeooo:rsid="02533bdb"/>
    </style:style>
    <style:style style:name="T222" style:family="text">
      <style:text-properties officeooo:rsid="02535bb0"/>
    </style:style>
    <style:style style:name="T223" style:family="text">
      <style:text-properties officeooo:rsid="025800ae"/>
    </style:style>
    <style:style style:name="T224" style:family="text">
      <style:text-properties officeooo:rsid="0259f64c"/>
    </style:style>
    <style:style style:name="T225" style:family="text">
      <style:text-properties officeooo:rsid="025b2f97"/>
    </style:style>
    <style:style style:name="T226" style:family="text">
      <style:text-properties officeooo:rsid="025b30d7"/>
    </style:style>
    <style:style style:name="T227" style:family="text">
      <style:text-properties officeooo:rsid="025c7b8e"/>
    </style:style>
    <style:style style:name="T228" style:family="text">
      <style:text-properties officeooo:rsid="025cbfb0"/>
    </style:style>
    <style:style style:name="T229" style:family="text">
      <style:text-properties officeooo:rsid="025e78b5"/>
    </style:style>
    <style:style style:name="T230" style:family="text">
      <style:text-properties officeooo:rsid="025ff4db"/>
    </style:style>
    <style:style style:name="T231" style:family="text">
      <style:text-properties officeooo:rsid="02664e96"/>
    </style:style>
    <style:style style:name="T232" style:family="text">
      <style:text-properties officeooo:rsid="026edbd9"/>
    </style:style>
    <style:style style:name="T233" style:family="text">
      <style:text-properties officeooo:rsid="027131bc"/>
    </style:style>
    <style:style style:name="T234" style:family="text">
      <style:text-properties officeooo:rsid="019994f3"/>
    </style:style>
    <style:style style:name="T235" style:family="text">
      <style:text-properties officeooo:rsid="02777696"/>
    </style:style>
    <style:style style:name="T236" style:family="text">
      <style:text-properties officeooo:rsid="02793d37"/>
    </style:style>
    <style:style style:name="T237" style:family="text">
      <style:text-properties officeooo:rsid="0279cc48"/>
    </style:style>
    <style:style style:name="T238" style:family="text">
      <style:text-properties officeooo:rsid="027a3ce9"/>
    </style:style>
    <style:style style:name="T239" style:family="text">
      <style:text-properties officeooo:rsid="027dd930"/>
    </style:style>
    <style:style style:name="T240" style:family="text">
      <style:text-properties officeooo:rsid="02823cf5"/>
    </style:style>
    <style:style style:name="T241" style:family="text">
      <style:text-properties officeooo:rsid="028272ec"/>
    </style:style>
    <style:style style:name="T242" style:family="text">
      <style:text-properties officeooo:rsid="0283e4a9"/>
    </style:style>
    <style:style style:name="T243" style:family="text">
      <style:text-properties officeooo:rsid="02840829"/>
    </style:style>
    <style:style style:name="T244" style:family="text">
      <style:text-properties officeooo:rsid="02859a90"/>
    </style:style>
    <style:style style:name="T245" style:family="text">
      <style:text-properties officeooo:rsid="0286a75b"/>
    </style:style>
    <style:style style:name="T246" style:family="text">
      <style:text-properties officeooo:rsid="028737e7"/>
    </style:style>
    <style:style style:name="T247" style:family="text">
      <style:text-properties officeooo:rsid="02874339"/>
    </style:style>
    <style:style style:name="T248" style:family="text">
      <style:text-properties officeooo:rsid="028800f4"/>
    </style:style>
    <style:style style:name="T249" style:family="text">
      <style:text-properties officeooo:rsid="02899a4d"/>
    </style:style>
    <style:style style:name="T250" style:family="text">
      <style:text-properties officeooo:rsid="028dfbe9"/>
    </style:style>
    <style:style style:name="T251" style:family="text">
      <style:text-properties officeooo:rsid="02914288"/>
    </style:style>
    <style:style style:name="T252" style:family="text">
      <style:text-properties officeooo:rsid="029a23b5"/>
    </style:style>
    <style:style style:name="T253" style:family="text">
      <style:text-properties officeooo:rsid="029e7db5"/>
    </style:style>
    <style:style style:name="T254" style:family="text">
      <style:text-properties officeooo:rsid="02b44896"/>
    </style:style>
    <style:style style:name="T255" style:family="text">
      <style:text-properties officeooo:rsid="02b4bca4"/>
    </style:style>
    <style:style style:name="T256" style:family="text">
      <style:text-properties officeooo:rsid="02b727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8">EDGV <text:span text:style-name="T195">3.0 </text:span>PRO – V<text:span text:style-name="T195">0.1</text:span></text:p>
      <text:p text:style-name="P476">Relação de restrição de atributo</text:p>
      <text:p text:style-name="P477"/>
      <text:p text:style-name="P6"/>
      <table:table table:name="Tabela4" table:style-name="Tabela4">
        <table:table-column table:style-name="Tabela4.A"/>
        <table:table-column table:style-name="Tabela4.B" table:number-columns-repeated="2"/>
        <table:table-row>
          <table:table-cell table:style-name="Tabela4.A1" office:value-type="string">
            <text:p text:style-name="P42">Classe</text:p>
          </table:table-cell>
          <table:table-cell table:style-name="Tabela4.B1" table:number-columns-spanned="2" office:value-type="string">
            <text:p text:style-name="P152">area_<text:span text:style-name="T195">construida</text:span> <text:span text:style-name="T7">(</text:span>cobter_area_<text:span text:style-name="T195">construida) [A]</text:span></text:p>
          </table:table-cell>
          <table:covered-table-cell/>
        </table:table-row>
        <table:table-row>
          <table:table-cell table:style-name="Tabela4.A2" office:value-type="string">
            <text:p text:style-name="P42">Atributo</text:p>
          </table:table-cell>
          <table:table-cell table:style-name="Tabela4.A2" office:value-type="string">
            <text:p text:style-name="P152">nome<text:span text:style-name="T6"> (0..1)</text:span></text:p>
          </table:table-cell>
          <table:table-cell table:style-name="Tabela4.C2" office:value-type="string">
            <text:p text:style-name="P364">densamente_edificada (1)</text:p>
          </table:table-cell>
        </table:table-row>
        <table:table-row>
          <table:table-cell table:style-name="Tabela4.A3" office:value-type="string">
            <text:p text:style-name="P42">Domínio</text:p>
          </table:table-cell>
          <table:table-cell table:style-name="Tabela4.B3" office:value-type="string">
            <text:p text:style-name="P42">A ser preenchido</text:p>
            <text:p text:style-name="P399"><text:span text:style-name="T59">V - </text:span>"<text:span text:style-name="T194">nome" not null</text:span></text:p>
          </table:table-cell>
          <table:table-cell table:style-name="Tabela4.C3" office:value-type="string">
            <text:p text:style-name="P364">Não - 0</text:p>
            <text:p text:style-name="P364">Sim – 1</text:p>
            <text:p text:style-name="P66">A SER PREENCHIDO -999</text:p>
          </table:table-cell>
        </table:table-row>
      </table:table>
      <text:p text:style-name="P6"/>
      <text:p text:style-name="P6"/>
      <table:table table:name="Tabela1" table:style-name="Tabela1">
        <table:table-column table:style-name="Tabela1.A"/>
        <table:table-column table:style-name="Tabela1.B" table:number-columns-repeated="3"/>
        <table:table-row>
          <table:table-cell table:style-name="Tabela1.A1" office:value-type="string">
            <text:p text:style-name="P36">Classe</text:p>
          </table:table-cell>
          <table:table-cell table:style-name="Tabela1.B1" table:number-columns-spanned="3" office:value-type="string">
            <text:p text:style-name="P41"><text:span text:style-name="T195">massa</text:span>_dagua <text:span text:style-name="T7">(</text:span>cobter_<text:span text:style-name="T195">massa</text:span>_dagua<text:span text:style-name="T7">) [A]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6">Atributo</text:p>
          </table:table-cell>
          <table:table-cell table:style-name="Tabela1.A2" office:value-type="string">
            <text:p text:style-name="P36"><text:span text:style-name="T5">n</text:span>ome <text:span text:style-name="T5">(0..1)</text:span></text:p>
          </table:table-cell>
          <table:table-cell table:style-name="Tabela1.A2" office:value-type="string">
            <text:p text:style-name="P59">tipo (1)</text:p>
          </table:table-cell>
          <table:table-cell table:style-name="Tabela1.D2" office:value-type="string">
            <text:p text:style-name="P36">regime <text:span text:style-name="T5">(1)</text:span></text:p>
          </table:table-cell>
        </table:table-row>
        <table:table-row>
          <table:table-cell table:style-name="Tabela1.A5" table:number-rows-spanned="3" office:value-type="string">
            <text:p text:style-name="P36">Domínio</text:p>
          </table:table-cell>
          <table:table-cell table:style-name="Tabela1.B5" table:number-rows-spanned="3" office:value-type="string">
            <text:p text:style-name="P36">A ser preenchido</text:p>
          </table:table-cell>
          <table:table-cell table:style-name="Tabela1.C3" office:value-type="string">
            <text:p text:style-name="P259">Baia <text:span text:style-name="T196">(sem fluxo) </text:span>–<text:span text:style-name="T1"> 4 !</text:span></text:p>
            <text:p text:style-name="P259">Enseada <text:span text:style-name="T196">(sem fluxo) </text:span>–<text:span text:style-name="T1"> 5 !</text:span></text:p>
            <text:p text:style-name="P259">Laguna <text:span text:style-name="T196">(com fluxo) </text:span>–<text:span text:style-name="T1"> 9 !</text:span></text:p>
            <text:p text:style-name="P259">Oceano <text:span text:style-name="T196">(sem fluxo) </text:span>–<text:span text:style-name="T1"> 3 !</text:span></text:p>
          </table:table-cell>
          <table:table-cell table:style-name="Tabela1.D3" office:value-type="string">
            <text:p text:style-name="P36">Permanente –<text:span text:style-name="T2"> 1 </text:span></text:p>
            <text:p text:style-name="P36"/>
            <text:p text:style-name="P398"><text:span text:style-name="T59">V - </text:span>"<text:span text:style-name="T58">tipo" in (3,4,5,9) and not ("regime" in (1))</text:span></text:p>
          </table:table-cell>
        </table:table-row>
        <table:table-row>
          <table:covered-table-cell/>
          <table:covered-table-cell/>
          <table:table-cell table:style-name="Tabela1.C4" office:value-type="string">
            <text:p text:style-name="P46">Represa/<text:span text:style-name="T195">Açude sem fluxo</text:span> –<text:span text:style-name="T1"> 11 </text:span></text:p>
            <text:p text:style-name="P259">Canal <text:span text:style-name="T196">(com fluxo) </text:span>–<text:span text:style-name="T1"> 2 !</text:span></text:p>
            <text:p text:style-name="P37">Lago ou Lagoa <text:span text:style-name="T196">(sem fluxo) </text:span>–<text:span text:style-name="T1"> 7 </text:span></text:p>
            <text:p text:style-name="P259">Meando Abandonado <text:span text:style-name="T196">(sem fluxo) </text:span>–<text:span text:style-name="T1"> 6 !</text:span></text:p>
            <text:p text:style-name="P37">Represa/<text:span text:style-name="T195">Açude com fluxo</text:span> –<text:span text:style-name="T1"> 10 </text:span></text:p>
            <text:p text:style-name="P37">Rio <text:span text:style-name="T196">(com fluxo) </text:span>–<text:span text:style-name="T1"> 1 </text:span></text:p>
          </table:table-cell>
          <table:table-cell table:style-name="Tabela1.D4" office:value-type="string">
            <text:p text:style-name="P36">Permanente –<text:span text:style-name="T2"> 1 </text:span></text:p>
            <text:p text:style-name="P258">Seco –<text:span text:style-name="T2"> 5 !</text:span></text:p>
            <text:p text:style-name="P258">Temporário –<text:span text:style-name="T2"> 3 !</text:span></text:p>
          </table:table-cell>
        </table:table-row>
        <table:table-row>
          <table:covered-table-cell/>
          <table:covered-table-cell/>
          <table:table-cell table:style-name="Tabela1.C5" office:value-type="string">
            <text:p text:style-name="P65">A SER PREENCHIDO -999</text:p>
            <text:p text:style-name="P65"/>
            <text:p text:style-name="P406">L - "tipo" in (999<text:span text:style-name="T100">)</text:span></text:p>
            <text:p text:style-name="P406"/>
            <text:p text:style-name="P418"><text:span text:style-name="T162">A - </text:span>"tipo" in (<text:span text:style-name="T162">2, 3, 4, 5, 6, 9)</text:span></text:p>
          </table:table-cell>
          <table:table-cell table:style-name="Tabela1.D5" office:value-type="string">
            <text:p text:style-name="P65">A SER PREENCHIDO -999</text:p>
            <text:p text:style-name="P65"/>
            <text:p text:style-name="P406">L - "regime" in (999<text:span text:style-name="T100">)</text:span></text:p>
            <text:p text:style-name="P406"/>
            <text:p text:style-name="P418"><text:span text:style-name="T162">A</text:span> - "regime" in (<text:span text:style-name="T162">3,5)</text:span></text:p>
          </table:table-cell>
        </table:table-row>
      </table:table>
      <text:p text:style-name="P7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8">Classe</text:p>
          </table:table-cell>
          <table:table-cell table:style-name="Tabela2.B1" table:number-columns-spanned="2" office:value-type="string">
            <text:p text:style-name="P70"><text:span text:style-name="T38">v</text:span>egetacao <text:span text:style-name="T7">(</text:span>cobter_vegetacao<text:span text:style-name="T7">) [A]</text:span></text:p>
          </table:table-cell>
          <table:covered-table-cell/>
        </table:table-row>
        <table:table-row>
          <table:table-cell table:style-name="Tabela2.A2" office:value-type="string">
            <text:p text:style-name="P38">Atributo</text:p>
          </table:table-cell>
          <table:table-cell table:style-name="Tabela2.A2" office:value-type="string">
            <text:p text:style-name="P251">filtro (1)</text:p>
          </table:table-cell>
          <table:table-cell table:style-name="Tabela2.C2" office:value-type="string">
            <text:p text:style-name="P244">tipo (1)</text:p>
          </table:table-cell>
        </table:table-row>
        <table:table-row>
          <table:table-cell table:style-name="Tabela2.A15" table:number-rows-spanned="13" office:value-type="string">
            <text:p text:style-name="P38"><text:span text:style-name="T100"><text:s/>D</text:span>omínio</text:p>
          </table:table-cell>
          <table:table-cell table:style-name="Tabela2.B3" office:value-type="string">
            <text:p text:style-name="P69">Brejo ou pântano <text:span text:style-name="T3">-3XX</text:span></text:p>
          </table:table-cell>
          <table:table-cell table:style-name="Tabela2.C3" office:value-type="string">
            <text:p text:style-name="P247">Brejo/<text:span text:style-name="T141">pântano</text:span> <text:span text:style-name="T141">arbóreo</text:span> – 30<text:span text:style-name="T141">1</text:span></text:p>
            <text:p text:style-name="P248">Brejo/<text:span text:style-name="T141">pântano</text:span> <text:span text:style-name="T142">arbustivo</text:span> – 30<text:span text:style-name="T141">2</text:span></text:p>
          </table:table-cell>
        </table:table-row>
        <table:table-row>
          <table:covered-table-cell/>
          <table:table-cell table:style-name="Tabela2.B4" office:value-type="string">
            <text:p text:style-name="P139">Mangue <text:span text:style-name="T3">-2XX !</text:span></text:p>
          </table:table-cell>
          <table:table-cell table:style-name="Tabela2.C4" office:value-type="string">
            <text:p text:style-name="P247">Mangue <text:span text:style-name="T142">arbóreo</text:span> – 201 !</text:p>
            <text:p text:style-name="P249">Mangue arbustivo – 202 !</text:p>
          </table:table-cell>
        </table:table-row>
        <table:table-row>
          <table:covered-table-cell/>
          <table:table-cell table:style-name="Tabela2.B5" office:value-type="string">
            <text:p text:style-name="P139"><text:span text:style-name="T40">C</text:span>aatinga <text:span text:style-name="T3">-8XX !</text:span></text:p>
          </table:table-cell>
          <table:table-cell table:style-name="Tabela2.C5" office:value-type="string">
            <text:p text:style-name="P72">Ca<text:span text:style-name="T144">atinga – 801 !</text:span></text:p>
          </table:table-cell>
        </table:table-row>
        <table:table-row>
          <table:covered-table-cell/>
          <table:table-cell table:style-name="Tabela2.B6" office:value-type="string">
            <text:p text:style-name="P139">Campinarana <text:span text:style-name="T3">-5XX !</text:span></text:p>
          </table:table-cell>
          <table:table-cell table:style-name="Tabela2.C6" office:value-type="string">
            <text:p text:style-name="P73">Campi<text:span text:style-name="T146">na</text:span>rana – 501 !</text:p>
          </table:table-cell>
        </table:table-row>
        <table:table-row>
          <table:covered-table-cell/>
          <table:table-cell table:style-name="Tabela2.B7" office:value-type="string">
            <text:p text:style-name="P139">Cerrado ou Cerradão <text:span text:style-name="T3">-7XX !</text:span></text:p>
          </table:table-cell>
          <table:table-cell table:style-name="Tabela2.C7" office:value-type="string">
            <text:p text:style-name="P74">Cerrado/Cerradão Arbóreo – 701 !</text:p>
            <text:p text:style-name="P74">Cerrado/Cerradão Arbustivo– 702 !</text:p>
          </table:table-cell>
        </table:table-row>
        <table:table-row>
          <table:covered-table-cell/>
          <table:table-cell table:style-name="Tabela2.B8" office:value-type="string">
            <text:p text:style-name="P139">Restinga <text:span text:style-name="T3">-4XX !</text:span></text:p>
          </table:table-cell>
          <table:table-cell table:style-name="Tabela2.C8" office:value-type="string">
            <text:p text:style-name="P73">Restinga – 401 !</text:p>
          </table:table-cell>
        </table:table-row>
        <table:table-row>
          <table:covered-table-cell/>
          <table:table-cell table:style-name="Tabela2.B9" office:value-type="string">
            <text:p text:style-name="P275">Vegetação de área de contato -11<text:span text:style-name="T145">XX !</text:span></text:p>
          </table:table-cell>
          <table:table-cell table:style-name="Tabela2.C9" office:value-type="string">
            <text:p text:style-name="P75">Vegetação de área de contato -11<text:span text:style-name="T144">01 !</text:span></text:p>
          </table:table-cell>
        </table:table-row>
        <table:table-row>
          <table:covered-table-cell/>
          <table:table-cell table:style-name="Tabela2.B10" office:value-type="string">
            <text:p text:style-name="P68">Campo <text:span text:style-name="T3">-9XX</text:span></text:p>
          </table:table-cell>
          <table:table-cell table:style-name="Tabela2.C10" office:value-type="string">
            <text:p text:style-name="P247">Campo – 901</text:p>
          </table:table-cell>
        </table:table-row>
        <table:table-row>
          <table:covered-table-cell/>
          <table:table-cell table:style-name="Tabela2.B11" office:value-type="string">
            <text:p text:style-name="P68">Floresta <text:span text:style-name="T3">-6XX</text:span></text:p>
          </table:table-cell>
          <table:table-cell table:style-name="Tabela2.C11" office:value-type="string">
            <text:p text:style-name="P71">Floresta – 601</text:p>
          </table:table-cell>
        </table:table-row>
        <table:table-row>
          <table:covered-table-cell/>
          <table:table-cell table:style-name="Tabela2.B12" office:value-type="string">
            <text:p text:style-name="P67">Vegetação Cultivada <text:span text:style-name="T3">-1XX</text:span></text:p>
          </table:table-cell>
          <table:table-cell table:style-name="Tabela2.C12" office:value-type="string">
            <text:p text:style-name="P110"><text:span text:style-name="T143">Cult – Anual n</text:span>ão identificad<text:span text:style-name="T140">o</text:span> -196</text:p>
            <text:p text:style-name="P111"><text:span text:style-name="T143">Cult – Perene n</text:span>ão identificad<text:span text:style-name="T140">o</text:span> <text:span text:style-name="T189">-</text:span><text:span text:style-name="T190">194</text:span></text:p>
            <text:p text:style-name="P110"><text:span text:style-name="T143">Cult – </text:span>Arroz de inundação -150</text:p>
          </table:table-cell>
        </table:table-row>
        <table:table-row>
          <table:covered-table-cell/>
          <table:table-cell table:style-name="Tabela2.B13" office:value-type="string">
            <text:p text:style-name="P151">Reflorestamento <text:span text:style-name="T37">-12XX</text:span></text:p>
          </table:table-cell>
          <table:table-cell table:style-name="Tabela2.C13" office:value-type="string">
            <text:p text:style-name="P109"><text:span text:style-name="T181">Reflorestamento</text:span><text:span text:style-name="T180"> -129</text:span><text:span text:style-name="T181">6</text:span></text:p>
          </table:table-cell>
        </table:table-row>
        <table:table-row>
          <table:covered-table-cell/>
          <table:table-cell table:style-name="Tabela2.B14" office:value-type="string">
            <text:p text:style-name="P67">Terreno Exposto <text:span text:style-name="T3">-10XX</text:span></text:p>
          </table:table-cell>
          <table:table-cell table:style-name="Tabela2.C14" office:value-type="string">
            <text:p text:style-name="P365">Terreno <text:span text:style-name="T2">Exposto</text:span> -1000</text:p>
          </table:table-cell>
        </table:table-row>
        <table:table-row>
          <table:covered-table-cell/>
          <table:table-cell table:style-name="Tabela2.B15" office:value-type="string">
            <text:p text:style-name="P64">A SER PREENCHIDO -999</text:p>
          </table:table-cell>
          <table:table-cell table:style-name="Tabela2.C15" office:value-type="string">
            <text:p text:style-name="P148">A SER PREENCHIDO -999</text:p>
            <text:p text:style-name="P148"/>
            <text:p text:style-name="P405">L - "tipo" in<text:span text:style-name="T107"> (999)</text:span></text:p>
            <text:p text:style-name="P413"/>
            <text:p text:style-name="P418"><text:span text:style-name="T109">A</text:span><text:span text:style-name="T107"> - </text:span><text:span text:style-name="T108">(("tipo" -"tipo" %100)/100) in (2, 4, 5, 7, 8, 11)</text:span><text:span text:style-name="T107"> </text:span><text:span text:style-name="T108">or </text:span><text:span text:style-name="T107">"tipo" in </text:span><text:span text:style-name="T108">(118, 102, 115, 114, 116, 103, 151, 117, 153, 152, 119, 142, 107, 198, 195, 1221, 1298</text:span><text:span text:style-name="T107">)</text:span></text:p>
          </table:table-cell>
        </table:table-row>
      </table:table>
      <text:p text:style-name="P14"/>
      <text:p text:style-name="P6"/>
      <table:table table:name="Tabela15" table:style-name="Tabela15">
        <table:table-column table:style-name="Tabela15.A"/>
        <table:table-column table:style-name="Tabela15.B" table:number-columns-repeated="7"/>
        <table:table-row>
          <table:table-cell table:style-name="Tabela15.A1" office:value-type="string">
            <text:p text:style-name="P42">Classe</text:p>
          </table:table-cell>
          <table:table-cell table:style-name="Tabela15.B1" table:number-columns-spanned="7" office:value-type="string">
            <text:p text:style-name="P76"><text:span text:style-name="T53">d</text:span>eposito (<text:span text:style-name="T27">constr_deposito</text:span>) <text:span text:style-name="T147">[P A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42">Atributo</text:p>
          </table:table-cell>
          <table:table-cell table:style-name="Tabela15.A2" office:value-type="string">
            <text:p text:style-name="P179">nome<text:span text:style-name="T6"> (0..1)</text:span></text:p>
          </table:table-cell>
          <table:table-cell table:style-name="Tabela15.A2" office:value-type="string">
            <text:p text:style-name="P322">filtro (1)</text:p>
          </table:table-cell>
          <table:table-cell table:style-name="Tabela15.A2" office:value-type="string">
            <text:p text:style-name="P202">tipo<text:span text:style-name="T5"> (1)</text:span></text:p>
          </table:table-cell>
          <table:table-cell table:style-name="Tabela15.A2" office:value-type="string">
            <text:p text:style-name="P202">tipo_exposicao<text:span text:style-name="T5"> (1)</text:span></text:p>
          </table:table-cell>
          <table:table-cell table:style-name="Tabela15.A2" office:value-type="string">
            <text:p text:style-name="P202">situacao_fisica<text:span text:style-name="T5"> (1)</text:span></text:p>
          </table:table-cell>
          <table:table-cell table:style-name="Tabela15.A2" office:value-type="string">
            <text:p text:style-name="P202">material_construcao<text:span text:style-name="T5"> (1)</text:span></text:p>
          </table:table-cell>
          <table:table-cell table:style-name="Tabela15.H2" office:value-type="string">
            <text:p text:style-name="P202">finalidade<text:span text:style-name="T5"> (1)</text:span></text:p>
          </table:table-cell>
        </table:table-row>
        <table:table-row>
          <table:table-cell table:style-name="Tabela15.A12" table:number-rows-spanned="10" office:value-type="string">
            <text:p text:style-name="P42">Domínio</text:p>
          </table:table-cell>
          <table:table-cell table:style-name="Tabela15.B12" table:number-rows-spanned="10" office:value-type="string">
            <text:p text:style-name="P433">A ser preenchido</text:p>
          </table:table-cell>
          <table:table-cell table:style-name="Tabela15.C3" office:value-type="string">
            <text:p text:style-name="P323">Depósito de abastecimento de água -2XX</text:p>
          </table:table-cell>
          <table:table-cell table:style-name="Tabela15.D3" office:value-type="string">
            <text:p text:style-name="P276">Abast Água - Caixa de água -202<text:span text:style-name="T1"> !</text:span></text:p>
            <text:p text:style-name="P323">Abast Água - Cisterna -203</text:p>
            <text:p text:style-name="P323">Abast Água - Tanque de água -201</text:p>
            <text:p text:style-name="P324">Abast Água - <text:span text:style-name="T217">Reservatório</text:span> -20<text:span text:style-name="T217">4</text:span></text:p>
            <text:p text:style-name="P323">Abast Água – Outros -2<text:span text:style-name="T54">98</text:span></text:p>
          </table:table-cell>
          <table:table-cell table:style-name="Tabela15.E3" office:value-type="string">
            <text:p text:style-name="P87">Céu aberto -5</text:p>
            <text:p text:style-name="P87">Fechado -3</text:p>
            <text:p text:style-name="P76"/>
            <text:p text:style-name="P463">V - <text:span text:style-name="T125">((</text:span>"tipo" <text:span text:style-name="T125">-"tipo" %100)/100) </text:span>in (<text:span text:style-name="T155">2)</text:span> and <text:span text:style-name="T100">not (</text:span>"<text:span text:style-name="T155">tipo_exposicao</text:span>" <text:span text:style-name="T126">in (3,5))</text:span></text:p>
          </table:table-cell>
          <table:table-cell table:style-name="Tabela15.F3" office:value-type="string">
            <text:p text:style-name="P264">Abandonada -1<text:span text:style-name="T1"> !</text:span></text:p>
            <text:p text:style-name="P202">Construída -3</text:p>
            <text:p text:style-name="P264">Destruída -2<text:span text:style-name="T1"> !</text:span></text:p>
            <text:p text:style-name="P264">Em construção -4<text:span text:style-name="T1"> !</text:span></text:p>
          </table:table-cell>
          <table:table-cell table:style-name="Tabela15.G3" office:value-type="string">
            <text:p text:style-name="P192">Alvenaria -1</text:p>
            <text:p text:style-name="P192">Concreto -2</text:p>
            <text:p text:style-name="P278">Madeira -5<text:span text:style-name="T1"> !</text:span></text:p>
            <text:p text:style-name="P192">Metal -3</text:p>
            <text:p text:style-name="P78">Outros -98</text:p>
            <text:p text:style-name="P78"/>
            <text:p text:style-name="P463">V - <text:span text:style-name="T125">((</text:span>"tipo" <text:span text:style-name="T125">-"tipo" %100)/100) </text:span>in (<text:span text:style-name="T155">2)</text:span> and <text:span text:style-name="T100">not (</text:span>"<text:span text:style-name="T155">material_construcao</text:span>" <text:span text:style-name="T126">in (1,2,3,5,98))</text:span></text:p>
          </table:table-cell>
          <table:table-cell table:style-name="Tabela15.H3" office:value-type="string">
            <text:p text:style-name="P325">Distribuição -4</text:p>
            <text:p text:style-name="P325">Recalque -3</text:p>
            <text:p text:style-name="P325">Tratamento -2</text:p>
            <text:p text:style-name="P325"/>
            <text:p text:style-name="P463">V - <text:span text:style-name="T125">((</text:span>"tipo" <text:span text:style-name="T125">-"tipo" %100)/100) </text:span>in (<text:span text:style-name="T155">2)</text:span> and <text:span text:style-name="T100">not (</text:span>"<text:span text:style-name="T155">finalidade</text:span>" <text:span text:style-name="T126">in (2,3,4))</text:span></text:p>
          </table:table-cell>
        </table:table-row>
        <table:table-row>
          <table:covered-table-cell/>
          <table:covered-table-cell/>
          <table:table-cell table:style-name="Tabela15.C4" office:value-type="string">
            <text:p text:style-name="P323">Depósito de saneamento -3XX</text:p>
          </table:table-cell>
          <table:table-cell table:style-name="Tabela15.D4" office:value-type="string">
            <text:p text:style-name="P276">San - Aterro controlado -306<text:span text:style-name="T1"> !</text:span></text:p>
            <text:p text:style-name="P323">San - Aterro sanitário -305</text:p>
            <text:p text:style-name="P323">San - Depósito de lixo -304</text:p>
            <text:p text:style-name="P323">San - Tanque de saneamento -301</text:p>
            <text:p text:style-name="P323">San - <text:span text:style-name="T54">Outros</text:span> -3<text:span text:style-name="T54">98</text:span></text:p>
          </table:table-cell>
          <table:table-cell table:style-name="Tabela15.E4" office:value-type="string">
            <text:p text:style-name="P86">Céu aberto -5</text:p>
            <text:p text:style-name="P86">Fechado -3</text:p>
            <text:p text:style-name="P76">Não aplicável -97</text:p>
            <text:p text:style-name="P76"/>
            <text:p text:style-name="P463">V - <text:span text:style-name="T125">((</text:span>"tipo" <text:span text:style-name="T125">-"tipo" %100)/100) </text:span>in (<text:span text:style-name="T156">3)</text:span> and <text:span text:style-name="T100">not (</text:span>"<text:span text:style-name="T155">tipo_exposicao</text:span>" <text:span text:style-name="T126">in (3,5,97))</text:span></text:p>
          </table:table-cell>
          <table:table-cell table:style-name="Tabela15.F4" office:value-type="string">
            <text:p text:style-name="P265">Abandonada -1<text:span text:style-name="T1"> !</text:span></text:p>
            <text:p text:style-name="P204">Construída -3</text:p>
            <text:p text:style-name="P265">Destruída -2<text:span text:style-name="T1"> !</text:span></text:p>
            <text:p text:style-name="P265">Em construção -4<text:span text:style-name="T1"> !</text:span></text:p>
          </table:table-cell>
          <table:table-cell table:style-name="Tabela15.G4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>Outros -98</text:p>
            <text:p text:style-name="P463">V - <text:span text:style-name="T125">((</text:span>"tipo" <text:span text:style-name="T125">-"tipo" %100)/100) </text:span>in (<text:span text:style-name="T156">3)</text:span> and <text:span text:style-name="T100">not (</text:span>"<text:span text:style-name="T155">material_construcao</text:span>" <text:span text:style-name="T126">in (1,2,3,5,98))</text:span></text:p>
          </table:table-cell>
          <table:table-cell table:style-name="Tabela15.H4" office:value-type="string">
            <text:p text:style-name="P325">Armazenamento -8</text:p>
            <text:p text:style-name="P325">Tratamento -2</text:p>
            <text:p text:style-name="P325"/>
            <text:p text:style-name="P463">V - <text:span text:style-name="T125">((</text:span>"tipo" <text:span text:style-name="T125">-"tipo" %100)/100) </text:span>in (<text:span text:style-name="T156">3)</text:span> and <text:span text:style-name="T100">not (</text:span>"<text:span text:style-name="T155">finalidade</text:span>" <text:span text:style-name="T126">in (2,8))</text:span></text:p>
          </table:table-cell>
        </table:table-row>
        <table:table-row table:style-name="Tabela15.5">
          <table:covered-table-cell/>
          <table:covered-table-cell/>
          <table:table-cell table:style-name="Tabela15.C12" table:number-rows-spanned="8" office:value-type="string">
            <text:p text:style-name="P323">Depósito geral -1XX</text:p>
          </table:table-cell>
          <table:table-cell table:style-name="Tabela15.D5" office:value-type="string">
            <text:p text:style-name="P323">Geral - Armazém -132</text:p>
          </table:table-cell>
          <table:table-cell table:style-name="Tabela15.E5" office:value-type="string">
            <text:p text:style-name="P325">Fechado -3</text:p>
            <text:p text:style-name="P325"/>
            <text:p text:style-name="P463">V - "tipo" in (<text:span text:style-name="T156">132)</text:span> and <text:span text:style-name="T100">not (</text:span>"<text:span text:style-name="T155">tipo_exposicao</text:span>" <text:span text:style-name="T126">in (3))</text:span></text:p>
          </table:table-cell>
          <table:table-cell table:style-name="Tabela15.F5" office:value-type="string">
            <text:p text:style-name="P265">Abandonada -1<text:span text:style-name="T1"> !</text:span></text:p>
            <text:p text:style-name="P204">Construída -3</text:p>
            <text:p text:style-name="P265">Destruída -2<text:span text:style-name="T1"> !</text:span></text:p>
            <text:p text:style-name="P265">Em construção -4<text:span text:style-name="T1"> !</text:span></text:p>
          </table:table-cell>
          <table:table-cell table:style-name="Tabela15.G5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>Outros -98</text:p>
            <text:p text:style-name="P78"/>
            <text:p text:style-name="P463">V - "tipo" in (<text:span text:style-name="T156">132)</text:span> and <text:span text:style-name="T100">not (</text:span>"<text:span text:style-name="T155">material_construcao</text:span>" <text:span text:style-name="T126">in (1,2,3,5,98))</text:span></text:p>
          </table:table-cell>
          <table:table-cell table:style-name="Tabela15.H12" table:number-rows-spanned="8" office:value-type="string">
            <text:p text:style-name="P85">Armazenamento -8</text:p>
            <text:p text:style-name="P85"/>
            <text:p text:style-name="P463">V - <text:span text:style-name="T125">((</text:span>"tipo" <text:span text:style-name="T125">-"tipo" %100)/100) in </text:span>(<text:span text:style-name="T156">1)</text:span> and <text:span text:style-name="T100">not (</text:span>"<text:span text:style-name="T155">finalidade</text:span>" <text:span text:style-name="T126">in (8))</text:span></text:p>
          </table:table-cell>
        </table:table-row>
        <table:table-row>
          <table:covered-table-cell/>
          <table:covered-table-cell/>
          <table:covered-table-cell/>
          <table:table-cell table:style-name="Tabela15.D6" office:value-type="string">
            <text:p text:style-name="P323">Geral - Galpão -108</text:p>
          </table:table-cell>
          <table:table-cell table:style-name="Tabela15.E6" office:value-type="string">
            <text:p text:style-name="P325">Coberto -4</text:p>
            <text:p text:style-name="P325">Fechado -3</text:p>
            <text:p text:style-name="P325"/>
            <text:p text:style-name="P463">V - "tipo" in (<text:span text:style-name="T156">138)</text:span> and <text:span text:style-name="T100">not (</text:span>"<text:span text:style-name="T155">tipo_exposicao</text:span>" <text:span text:style-name="T126">in (3,4))</text:span></text:p>
          </table:table-cell>
          <table:table-cell table:style-name="Tabela15.F6" office:value-type="string">
            <text:p text:style-name="P265">Abandonada -1<text:span text:style-name="T1"> !</text:span></text:p>
            <text:p text:style-name="P204">Construída -3</text:p>
            <text:p text:style-name="P265">Destruída -2<text:span text:style-name="T1"> !</text:span></text:p>
            <text:p text:style-name="P265">Em construção -4<text:span text:style-name="T1"> !</text:span></text:p>
          </table:table-cell>
          <table:table-cell table:style-name="Tabela15.G6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>Outros -98</text:p>
            <text:p text:style-name="P78"/>
            <text:p text:style-name="P463">V - "tipo" in (<text:span text:style-name="T156">138)</text:span> and <text:span text:style-name="T100">not (</text:span>"<text:span text:style-name="T155">material_construcao</text:span>" <text:span text:style-name="T126">in (1,2,3,5,98))</text:span></text:p>
          </table:table-cell>
          <table:covered-table-cell/>
        </table:table-row>
        <table:table-row table:style-name="Tabela15.7">
          <table:covered-table-cell/>
          <table:covered-table-cell/>
          <table:covered-table-cell/>
          <table:table-cell table:style-name="Tabela15.D8" table:number-rows-spanned="2" office:value-type="string">
            <text:p text:style-name="P277">Geral – <text:span text:style-name="T217">Barracão industrial – 112</text:span></text:p>
            <text:p text:style-name="P378">Geral – Reservatório - 113</text:p>
            <text:p text:style-name="P323">Geral - Outros -198</text:p>
          </table:table-cell>
          <table:table-cell table:style-name="Tabela15.E7" office:value-type="string">
            <text:p text:style-name="P325">Coberto -4</text:p>
            <text:p text:style-name="P325">Fechado -3</text:p>
          </table:table-cell>
          <table:table-cell table:style-name="Tabela15.F7" office:value-type="string">
            <text:p text:style-name="P265">Abandonada -1<text:span text:style-name="T1"> !</text:span></text:p>
            <text:p text:style-name="P204">Construída -3</text:p>
            <text:p text:style-name="P265">Destruída -2<text:span text:style-name="T1"> !</text:span></text:p>
            <text:p text:style-name="P265">Em construção -4<text:span text:style-name="T1"> !</text:span></text:p>
          </table:table-cell>
          <table:table-cell table:style-name="Tabela15.G7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>Outros -98</text:p>
            <text:p text:style-name="P78"/>
            <text:p text:style-name="P463">V - "tipo" in (<text:span text:style-name="T156">198)</text:span> and "<text:span text:style-name="T156">tipo_exposicao</text:span>" <text:span text:style-name="T156">in (3,4)</text:span> <text:span text:style-name="T176">and not (</text:span>"<text:span text:style-name="T155">material_construcao</text:span>" <text:span text:style-name="T126">in (1,2,3,5,98))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ela15.E8" office:value-type="string">
            <text:p text:style-name="P325">Céu aberto -5</text:p>
            <text:p text:style-name="P325"/>
            <text:p text:style-name="P325"/>
            <text:p text:style-name="P463">V - "tipo" in (<text:span text:style-name="T156">198)</text:span> and <text:span text:style-name="T100">not (</text:span>"<text:span text:style-name="T155">tipo_exposicao</text:span>" <text:span text:style-name="T126">in (3,4,5))</text:span></text:p>
            <text:p text:style-name="P463"/>
          </table:table-cell>
          <table:table-cell table:style-name="Tabela15.F8" office:value-type="string">
            <text:p text:style-name="P263">Abandonada -1 !</text:p>
            <text:p text:style-name="P169">Construída -3</text:p>
          </table:table-cell>
          <table:table-cell table:style-name="Tabela15.G8" office:value-type="string">
            <text:p text:style-name="P278">Alvenaria -1<text:span text:style-name="T1"> !</text:span></text:p>
            <text:p text:style-name="P278">Concreto -2<text:span text:style-name="T1"> !</text:span></text:p>
            <text:p text:style-name="P278">Madeira -5<text:span text:style-name="T1"> !</text:span></text:p>
            <text:p text:style-name="P278">Metal -3<text:span text:style-name="T1"> !</text:span></text:p>
            <text:p text:style-name="P77">Não aplicável -97</text:p>
            <text:p text:style-name="P278">Outros -98<text:span text:style-name="T1"> !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5.D10" table:number-rows-spanned="2" office:value-type="string">
            <text:p text:style-name="P323">Geral - Composteira -110</text:p>
          </table:table-cell>
          <table:table-cell table:style-name="Tabela15.E9" office:value-type="string">
            <text:p text:style-name="P325">Coberto -4</text:p>
            <text:p text:style-name="P325">Fechado -3</text:p>
          </table:table-cell>
          <table:table-cell table:style-name="Tabela15.F9" office:value-type="string">
            <text:p text:style-name="P265">Abandonada -1<text:span text:style-name="T1"> !</text:span></text:p>
            <text:p text:style-name="P204">Construída -3</text:p>
            <text:p text:style-name="P265">Destruída -2<text:span text:style-name="T1"> !</text:span></text:p>
            <text:p text:style-name="P265">Em construção -4<text:span text:style-name="T1"> !</text:span></text:p>
          </table:table-cell>
          <table:table-cell table:style-name="Tabela15.G9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>Outros -98</text:p>
            <text:p text:style-name="P78"/>
            <text:p text:style-name="P463">V - "tipo" in (<text:span text:style-name="T156">110)</text:span> and "<text:span text:style-name="T156">tipo_exposicao</text:span>" <text:span text:style-name="T156">in (3,4)</text:span> <text:span text:style-name="T176">and not (</text:span>"<text:span text:style-name="T155">material_construcao</text:span>" <text:span text:style-name="T126">in (1,2,3,5,98))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ela15.E10" office:value-type="string">
            <text:p text:style-name="P325">Céu aberto -5</text:p>
            <text:p text:style-name="P325"/>
            <text:p text:style-name="P463">V - "tipo" in (<text:span text:style-name="T156">110)</text:span> and <text:span text:style-name="T100">not (</text:span>"<text:span text:style-name="T155">tipo_exposicao</text:span>" <text:span text:style-name="T126">in (3,4,5))</text:span></text:p>
          </table:table-cell>
          <table:table-cell table:style-name="Tabela15.F10" office:value-type="string">
            <text:p text:style-name="P263">Abandonada -1 !</text:p>
            <text:p text:style-name="P169">Construída -3</text:p>
          </table:table-cell>
          <table:table-cell table:style-name="Tabela15.G10" office:value-type="string">
            <text:p text:style-name="P278">Alvenaria -1<text:span text:style-name="T1"> !</text:span></text:p>
            <text:p text:style-name="P278">Concreto -2<text:span text:style-name="T1"> !</text:span></text:p>
            <text:p text:style-name="P278">Madeira -5<text:span text:style-name="T1"> !</text:span></text:p>
            <text:p text:style-name="P278">Metal -3<text:span text:style-name="T1"> !</text:span></text:p>
            <text:p text:style-name="P77">Não aplicável -97</text:p>
            <text:p text:style-name="P278">Outros -98<text:span text:style-name="T1"> !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5.D11" office:value-type="string">
            <text:p text:style-name="P276">Geral - Depósito frigorífico -111<text:span text:style-name="T1"> !</text:span></text:p>
          </table:table-cell>
          <table:table-cell table:style-name="Tabela15.E11" office:value-type="string">
            <text:p text:style-name="P325">Fechado -3 !</text:p>
            <text:p text:style-name="P325"/>
            <text:p text:style-name="P325"/>
            <text:p text:style-name="P463">V - "tipo" in (<text:span text:style-name="T156">111)</text:span> and <text:span text:style-name="T100">not (</text:span>"<text:span text:style-name="T155">tipo_exposicao</text:span>" <text:span text:style-name="T126">in (3))</text:span></text:p>
          </table:table-cell>
          <table:table-cell table:style-name="Tabela15.F11" office:value-type="string">
            <text:p text:style-name="P265">Abandonada -1<text:span text:style-name="T1"> !</text:span></text:p>
            <text:p text:style-name="P204">Construída -3</text:p>
            <text:p text:style-name="P265">Destruída -2<text:span text:style-name="T1"> !</text:span></text:p>
            <text:p text:style-name="P265">Em construção -4<text:span text:style-name="T1"> !</text:span></text:p>
          </table:table-cell>
          <table:table-cell table:style-name="Tabela15.G11" office:value-type="string">
            <text:p text:style-name="P192">Alvenaria -1</text:p>
            <text:p text:style-name="P192">Concreto -2</text:p>
            <text:p text:style-name="P192">Metal -3</text:p>
            <text:p text:style-name="P78">Outros -98</text:p>
            <text:p text:style-name="P78"/>
            <text:p text:style-name="P463">V - "tipo" in (<text:span text:style-name="T156">111)</text:span> and <text:span text:style-name="T100">not (</text:span>"<text:span text:style-name="T155">material_construcao</text:span>" <text:span text:style-name="T126">in (1,2,3,98))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5.D12" office:value-type="string">
            <text:p text:style-name="P323">Geral - Silo -109</text:p>
          </table:table-cell>
          <table:table-cell table:style-name="Tabela15.E12" office:value-type="string">
            <text:p text:style-name="P325">Fechado -3</text:p>
            <text:p text:style-name="P325"/>
            <text:p text:style-name="P325"/>
            <text:p text:style-name="P463">V - "tipo" in (<text:span text:style-name="T156">109)</text:span> and <text:span text:style-name="T100">not (</text:span>"<text:span text:style-name="T155">tipo_exposicao</text:span>" <text:span text:style-name="T126">in (3))</text:span></text:p>
          </table:table-cell>
          <table:table-cell table:style-name="Tabela15.F12" office:value-type="string">
            <text:p text:style-name="P265">Abandonada -1<text:span text:style-name="T1"> !</text:span></text:p>
            <text:p text:style-name="P204">Construída -3</text:p>
            <text:p text:style-name="P265">Destruída -2<text:span text:style-name="T1"> !</text:span></text:p>
            <text:p text:style-name="P265">Em construção -4<text:span text:style-name="T1"> !</text:span></text:p>
          </table:table-cell>
          <table:table-cell table:style-name="Tabela15.G12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>Outros -98</text:p>
            <text:p text:style-name="P78"/>
            <text:p text:style-name="P463">V - "tipo" in (<text:span text:style-name="T156">109)</text:span> and <text:span text:style-name="T100">not (</text:span>"<text:span text:style-name="T155">material_construcao</text:span>" <text:span text:style-name="T126">in (1,2,3,5,98))</text:span></text:p>
          </table:table-cell>
          <table:covered-table-cell/>
        </table:table-row>
      </table:table>
      <text:p text:style-name="P6"/>
      <text:p text:style-name="P6"/>
      <table:table table:name="Tabela14" table:style-name="Tabela14">
        <table:table-column table:style-name="Tabela14.A"/>
        <table:table-column table:style-name="Tabela14.B" table:number-columns-repeated="4"/>
        <table:table-row>
          <table:table-cell table:style-name="Tabela14.A1" office:value-type="string">
            <text:p text:style-name="P42">Classe</text:p>
          </table:table-cell>
          <table:table-cell table:style-name="Tabela14.B1" table:number-columns-spanned="4" office:value-type="string">
            <text:p text:style-name="P366"><text:span text:style-name="T44">e</text:span>dificacao (constr_edificacao) <text:span text:style-name="T13">[P A]</text:span></text:p>
          </table:table-cell>
          <table:covered-table-cell/>
          <table:covered-table-cell/>
          <table:covered-table-cell/>
        </table:table-row>
        <table:table-row>
          <table:table-cell table:style-name="Tabela14.A2" office:value-type="string">
            <text:p text:style-name="P42">Atributo</text:p>
          </table:table-cell>
          <table:table-cell table:style-name="Tabela14.A2" office:value-type="string">
            <text:p text:style-name="P179">nome<text:span text:style-name="T6"> (0..1)</text:span></text:p>
          </table:table-cell>
          <table:table-cell table:style-name="Tabela14.A2" office:value-type="string">
            <text:p text:style-name="P328">filtro (1)</text:p>
          </table:table-cell>
          <table:table-cell table:style-name="Tabela14.A2" office:value-type="string">
            <text:p text:style-name="P179">tipo<text:span text:style-name="T5"> (1)</text:span></text:p>
          </table:table-cell>
          <table:table-cell table:style-name="Tabela14.E2" office:value-type="string">
            <text:p text:style-name="P179">material_construcao<text:span text:style-name="T5"> (1)</text:span></text:p>
          </table:table-cell>
        </table:table-row>
        <table:table-row>
          <table:table-cell table:style-name="Tabela14.A32" table:number-rows-spanned="30" office:value-type="string">
            <text:p text:style-name="P42">Domínio</text:p>
          </table:table-cell>
          <table:table-cell table:style-name="Tabela14.B32" table:number-rows-spanned="30" office:value-type="string">
            <text:p text:style-name="P433">A ser preenchido</text:p>
            <text:p text:style-name="P433"/>
            <text:p text:style-name="P445"><text:span text:style-name="T62">V - </text:span><text:span text:style-name="T71">(</text:span><text:span text:style-name="T62">"tipo" in (</text:span><text:span text:style-name="T71">801,803,804,805,807,</text:span><text:span text:style-name="T63">1212,</text:span><text:span text:style-name="T71">2208,2209</text:span><text:span text:style-name="T63">) </text:span><text:span text:style-name="T71">or </text:span><text:span text:style-name="T72">((</text:span><text:span text:style-name="T62">"tipo" </text:span><text:span text:style-name="T72">-"tipo" %100)/100) in </text:span><text:span text:style-name="T62">(</text:span><text:span text:style-name="T71">5,6,7,9,10,13,17,20,21,25</text:span><text:span text:style-name="T73">) </text:span><text:span text:style-name="T74">and tipo not in (999)</text:span><text:span text:style-name="T71">)</text:span><text:span text:style-name="T62"> and </text:span><text:span text:style-name="T64">("nome" </text:span><text:span text:style-name="T66">is NULL or</text:span><text:span text:style-name="T102"> </text:span><text:span text:style-name="T65">"</text:span><text:span text:style-name="T66">nome</text:span><text:span text:style-name="T65">" = '')</text:span></text:p>
            <text:p text:style-name="P462"/>
            <text:p text:style-name="P445"><text:span text:style-name="T65">V -</text:span><text:span text:style-name="T67"> </text:span><text:span text:style-name="T68">((</text:span><text:span text:style-name="T65">"</text:span><text:span text:style-name="T68">tipo" %100) </text:span><text:span text:style-name="T65">in (</text:span><text:span text:style-name="T70">98</text:span><text:span text:style-name="T69">)</text:span><text:span text:style-name="T67">)</text:span><text:span text:style-name="T65"> and</text:span><text:span text:style-name="T66"> ("nome" is NULL or</text:span><text:span text:style-name="T102"> </text:span><text:span text:style-name="T65">"</text:span><text:span text:style-name="T66">nome</text:span><text:span text:style-name="T65">" = '')</text:span></text:p>
            <text:p text:style-name="P462"/>
            <text:p text:style-name="P445"><text:span text:style-name="T65">V -</text:span><text:span text:style-name="T67"> </text:span><text:span text:style-name="T65">"</text:span><text:span text:style-name="T70">material_construcao</text:span><text:span text:style-name="T68">" </text:span><text:span text:style-name="T65">in (</text:span><text:span text:style-name="T70">95,98</text:span><text:span text:style-name="T67">)</text:span><text:span text:style-name="T65"> and</text:span><text:span text:style-name="T66"> ("nome" is NULL or</text:span><text:span text:style-name="T102"> </text:span><text:span text:style-name="T65">"</text:span><text:span text:style-name="T66">nome</text:span><text:span text:style-name="T65">" = '')</text:span></text:p>
          </table:table-cell>
          <table:table-cell table:style-name="Tabela14.C3" office:value-type="string">
            <text:p text:style-name="P329">Edificação de abastecimento de água -3XX</text:p>
          </table:table-cell>
          <table:table-cell table:style-name="Tabela14.D3" office:value-type="string">
            <text:p text:style-name="P330">Abast - Edificação de captação de água -301</text:p>
            <text:p text:style-name="P330">Abast - Edificação de recalque de água -303</text:p>
            <text:p text:style-name="P330">Abast - Edificação de tratamento de água -302</text:p>
            <text:p text:style-name="P427"><text:span text:style-name="T202">Abast - </text:span><text:span text:style-name="T203">Administrativa</text:span><text:span text:style-name="T202"> -30</text:span><text:span text:style-name="T204">4</text:span></text:p>
            <text:p text:style-name="P330">Abast - Mista -395</text:p>
            <text:p text:style-name="P330">Abast - Outros -398</text:p>
          </table:table-cell>
          <table:table-cell table:style-name="Tabela14.E3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>Outros -98</text:p>
            <text:p text:style-name="P192">Rocha -4</text:p>
            <text:p text:style-name="P192"/>
            <text:p text:style-name="P463">V - <text:span text:style-name="T125">((</text:span>"tipo" <text:span text:style-name="T125">-"tipo" %100)/100) in </text:span>(<text:span text:style-name="T129">3)</text:span> and <text:span text:style-name="T100">not (</text:span>"<text:span text:style-name="T127">material_construcao</text:span>" <text:span text:style-name="T126">in (1,2,3,4,5,98))</text:span></text:p>
          </table:table-cell>
        </table:table-row>
        <table:table-row>
          <table:covered-table-cell/>
          <table:covered-table-cell/>
          <table:table-cell table:style-name="Tabela14.C4" office:value-type="string">
            <text:p text:style-name="P329">Edificação <text:span text:style-name="T46">aeroportuária</text:span> -24XX</text:p>
          </table:table-cell>
          <table:table-cell table:style-name="Tabela14.D4" office:value-type="string">
            <text:p text:style-name="P330">Aero - Hangar -2429</text:p>
            <text:p text:style-name="P330">Aero - Terminal de cargas -2427</text:p>
            <text:p text:style-name="P330">Aero - Terminal de passageiros -2426</text:p>
            <text:p text:style-name="P330">Aero - Torre de controle -2428</text:p>
            <text:p text:style-name="P428"><text:span text:style-name="T207">Aero – Serviço de Combate à incendios (SCI) –</text:span><text:span text:style-name="T208"> </text:span><text:span text:style-name="T205">2</text:span><text:span text:style-name="T206">430</text:span></text:p>
            <text:p text:style-name="P384">Aero – Administração - 243<text:span text:style-name="T254">1</text:span></text:p>
            <text:p text:style-name="P330">Aero - <text:span text:style-name="T52">Outros</text:span> -24<text:span text:style-name="T52">98</text:span></text:p>
          </table:table-cell>
          <table:table-cell table:style-name="Tabela14.E4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>Outros -98</text:p>
            <text:p text:style-name="P78"/>
            <text:p text:style-name="P463">V - <text:span text:style-name="T125">((</text:span>"tipo" <text:span text:style-name="T125">-"tipo" %100)/100) in </text:span>(<text:span text:style-name="T133">24)</text:span> and <text:span text:style-name="T100">not (</text:span>"<text:span text:style-name="T127">material_construcao</text:span>" <text:span text:style-name="T126">in (1,2,3,5,98))</text:span></text:p>
          </table:table-cell>
        </table:table-row>
        <table:table-row>
          <table:covered-table-cell/>
          <table:covered-table-cell/>
          <table:table-cell table:style-name="Tabela14.C5" office:value-type="string">
            <text:p text:style-name="P329">Edificação agropecuária -12XX</text:p>
          </table:table-cell>
          <table:table-cell table:style-name="Tabela14.D5" office:value-type="string">
            <text:p text:style-name="P8">Agro - Apiário -1214</text:p>
            <text:p text:style-name="P330">Agro - Aviário -1213</text:p>
            <text:p text:style-name="P330">Agro - Curral -1218</text:p>
            <text:p text:style-name="P330">Agro - Outros -1298</text:p>
            <text:p text:style-name="P330">Agro - Pocilga -1217</text:p>
            <text:p text:style-name="P330">Agro - Sede operacional de fazenda -1212 <text:span text:style-name="T48">(*)</text:span></text:p>
            <text:p text:style-name="P330">Agro - Viveiro de plantas -1215</text:p>
            <text:p text:style-name="P330">Agro - Viveiro para <text:span text:style-name="T48">aquicultura</text:span> -1216</text:p>
          </table:table-cell>
          <table:table-cell table:style-name="Tabela14.E5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>Outros -98</text:p>
            <text:p text:style-name="P78">Rocha -4</text:p>
            <text:p text:style-name="P78"/>
            <text:p text:style-name="P463">V - <text:span text:style-name="T125">((</text:span>"tipo" <text:span text:style-name="T125">-"tipo" %100)/100) in </text:span>(<text:span text:style-name="T129">12)</text:span> and <text:span text:style-name="T100">not (</text:span>"<text:span text:style-name="T127">material_construcao</text:span>" <text:span text:style-name="T126">in (1,2,3,4,5,98))</text:span></text:p>
          </table:table-cell>
        </table:table-row>
        <table:table-row>
          <table:covered-table-cell/>
          <table:covered-table-cell/>
          <table:table-cell table:style-name="Tabela14.C6" office:value-type="string">
            <text:p text:style-name="P284">Edificação de comunicação -1XX<text:span text:style-name="T1"> !</text:span></text:p>
          </table:table-cell>
          <table:table-cell table:style-name="Tabela14.D6" office:value-type="string">
            <text:p text:style-name="P330">Com - Central de comutação e transmissão -102</text:p>
            <text:p text:style-name="P330">Com - Centro de operações de comunicação -101</text:p>
            <text:p text:style-name="P330">Com - Estação rádio-base -103</text:p>
            <text:p text:style-name="P330">Com - Estação repetidora -104</text:p>
            <text:p text:style-name="P332">Com - <text:span text:style-name="T232">Administrativo</text:span> -10<text:span text:style-name="T232">5</text:span></text:p>
          </table:table-cell>
          <table:table-cell table:style-name="Tabela14.E6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/>
            <text:p text:style-name="P463">V - <text:span text:style-name="T125">((</text:span>"tipo" <text:span text:style-name="T125">-"tipo" %100)/100) in </text:span>(<text:span text:style-name="T130">1)</text:span> and <text:span text:style-name="T100">not (</text:span>"<text:span text:style-name="T127">material_construcao</text:span>" <text:span text:style-name="T126">in (1,2,3,5))</text:span></text:p>
          </table:table-cell>
        </table:table-row>
        <table:table-row>
          <table:covered-table-cell/>
          <table:covered-table-cell/>
          <table:table-cell table:style-name="Tabela14.C7" office:value-type="string">
            <text:p text:style-name="P329">Edificação de comércio e serviço -9XX<text:span text:style-name="T131"> (*)</text:span></text:p>
          </table:table-cell>
          <table:table-cell table:style-name="Tabela14.D7" office:value-type="string">
            <text:p text:style-name="P330">Comerc - Centro comercial -903</text:p>
            <text:p text:style-name="P330">Comerc - Centro de convenções -905</text:p>
            <text:p text:style-name="P330">Comerc - Hotel -907</text:p>
            <text:p text:style-name="P330">Comerc – <text:span text:style-name="T233">Super</text:span>ercado / <text:span text:style-name="T233">mercado</text:span> -904</text:p>
            <text:p text:style-name="P385">Comerc – Banco – 908</text:p>
            <text:p text:style-name="P385">Comerc – Centro de exposições – 909</text:p>
            <text:p text:style-name="P385">Comerc – Mercado púb<text:span text:style-name="T255">l</text:span>ico - 910</text:p>
            <text:p text:style-name="P330">Comerc - Outros -998</text:p>
          </table:table-cell>
          <table:table-cell table:style-name="Tabela14.E7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>Outros -98</text:p>
            <text:p text:style-name="P192">Rocha -4</text:p>
            <text:p text:style-name="P78"/>
            <text:p text:style-name="P466">V - <text:span text:style-name="T125">((</text:span>"tipo" <text:span text:style-name="T125">-"tipo" %100)/100) in </text:span>(<text:span text:style-name="T133">9)</text:span> <text:span text:style-name="T179">and "tipo" not in (999) </text:span>and <text:span text:style-name="T100">not (</text:span>"<text:span text:style-name="T127">material_construcao</text:span>" <text:span text:style-name="T126">in (1,2,3,4,5,98))</text:span></text:p>
          </table:table-cell>
        </table:table-row>
        <table:table-row>
          <table:covered-table-cell/>
          <table:covered-table-cell/>
          <table:table-cell table:style-name="Tabela14.C8" office:value-type="string">
            <text:p text:style-name="P329">Edificação de energia -2XX</text:p>
          </table:table-cell>
          <table:table-cell table:style-name="Tabela14.D8" office:value-type="string">
            <text:p text:style-name="P330">Edificação de energia -201</text:p>
          </table:table-cell>
          <table:table-cell table:style-name="Tabela14.E8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/>
            <text:p text:style-name="P463">V - <text:span text:style-name="T125">((</text:span>"tipo" <text:span text:style-name="T125">-"tipo" %100)/100) in </text:span>(<text:span text:style-name="T133">2)</text:span> and <text:span text:style-name="T100">not (</text:span>"<text:span text:style-name="T127">material_construcao</text:span>" <text:span text:style-name="T126">in (1,2,3,5))</text:span></text:p>
          </table:table-cell>
        </table:table-row>
        <table:table-row>
          <table:covered-table-cell/>
          <table:covered-table-cell/>
          <table:table-cell table:style-name="Tabela14.C9" office:value-type="string">
            <text:p text:style-name="P284">Edificação de medição de fenômenos -15XX<text:span text:style-name="T1"> !</text:span></text:p>
          </table:table-cell>
          <table:table-cell table:style-name="Tabela14.D9" office:value-type="string">
            <text:p text:style-name="P330">Edificação de medição de fenômenos -1501</text:p>
          </table:table-cell>
          <table:table-cell table:style-name="Tabela14.E9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/>
            <text:p text:style-name="P463">V - <text:span text:style-name="T125">((</text:span>"tipo" <text:span text:style-name="T125">-"tipo" %100)/100) in </text:span>(<text:span text:style-name="T161">15)</text:span> and <text:span text:style-name="T100">not (</text:span>"<text:span text:style-name="T127">material_construcao</text:span>" <text:span text:style-name="T126">in (1,2,3,5))</text:span></text:p>
          </table:table-cell>
        </table:table-row>
        <table:table-row>
          <table:covered-table-cell/>
          <table:covered-table-cell/>
          <table:table-cell table:style-name="Tabela14.C10" office:value-type="string">
            <text:p text:style-name="P329">Edificação genérica -<text:span text:style-name="T47">0</text:span>XX</text:p>
          </table:table-cell>
          <table:table-cell table:style-name="Tabela14.D10" office:value-type="string">
            <text:p text:style-name="P330">Edificação genérica -0</text:p>
            <text:p text:style-name="P417">Edificação genérica <text:span text:style-name="T234">destruída</text:span> -1 !</text:p>
            <text:p text:style-name="P426"><text:span text:style-name="T183">Edificação genérica </text:span><text:span text:style-name="T185">a</text:span><text:span text:style-name="T186">bandonada</text:span><text:span text:style-name="T183"> -</text:span><text:span text:style-name="T184">2</text:span><text:span text:style-name="T183"> !</text:span></text:p>
          </table:table-cell>
          <table:table-cell table:style-name="Tabela14.E10" office:value-type="string">
            <text:p text:style-name="P192">Desconhecido -0</text:p>
            <text:p text:style-name="P78"/>
            <text:p text:style-name="P463">V - <text:span text:style-name="T125">("tipo" in </text:span>(<text:span text:style-name="T133">0,1)</text:span> and <text:span text:style-name="T100">not (</text:span>"<text:span text:style-name="T127">material_construcao</text:span>" <text:span text:style-name="T126">in (0))</text:span></text:p>
          </table:table-cell>
        </table:table-row>
        <table:table-row>
          <table:covered-table-cell/>
          <table:covered-table-cell/>
          <table:table-cell table:style-name="Tabela14.C11" office:value-type="string">
            <text:p text:style-name="P329">Edificação de ensino -5XX<text:span text:style-name="T131"> (*)</text:span></text:p>
          </table:table-cell>
          <table:table-cell table:style-name="Tabela14.D11" office:value-type="string">
            <text:p text:style-name="P330">Ens - Edificação de educação infantil - pré-escola -517</text:p>
            <text:p text:style-name="P330">Ens - Edificação de educação infantil – creche -516</text:p>
            <text:p text:style-name="P330">Ens - Edificação de educação <text:span text:style-name="T192">profissional</text:span> de nível técnico -523</text:p>
            <text:p text:style-name="P330">Ens - Edificação de educação profissional de nível tecnológico -524</text:p>
            <text:p text:style-name="P330">Ens - Edificação de educação superior – Graduação -520</text:p>
            <text:p text:style-name="P330">Ens - Edificação de educação superior – graduação e pós-graduação -521</text:p>
            <text:p text:style-name="P330">Ens - Edificação de educação superior – pós-graduação e extensão -522</text:p>
            <text:p text:style-name="P330">Ens - Edificação de ensino fundamental -518</text:p>
            <text:p text:style-name="P330">Ens - Edificação de ensino médio -519</text:p>
            <text:p text:style-name="P330">Ens - Outras atividades de ensino -525</text:p>
          </table:table-cell>
          <table:table-cell table:style-name="Tabela14.E11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/>
            <text:p text:style-name="P463">V - <text:span text:style-name="T125">((</text:span>"tipo" <text:span text:style-name="T125">-"tipo" %100)/100) in </text:span>(<text:span text:style-name="T134">5)</text:span> and <text:span text:style-name="T100">not (</text:span>"<text:span text:style-name="T127">material_construcao</text:span>" <text:span text:style-name="T126">in (1,2,3,5))</text:span></text:p>
          </table:table-cell>
        </table:table-row>
        <table:table-row>
          <table:covered-table-cell/>
          <table:covered-table-cell/>
          <table:table-cell table:style-name="Tabela14.C12" office:value-type="string">
            <text:p text:style-name="P329">Edificação de extração mineral -11XX</text:p>
          </table:table-cell>
          <table:table-cell table:style-name="Tabela14.D12" office:value-type="string">
            <text:p text:style-name="P330">Ext Min - Extração de carvão mineral -1110</text:p>
            <text:p text:style-name="P330">Ext Min - Extração de minerais metálicos -1113</text:p>
            <text:p text:style-name="P330">Ext Min - Extração de minerais não-metálicos -1114</text:p>
            <text:p text:style-name="P330">Ext Min - Extração de petróleo e serviços relacionados -1111</text:p>
            <text:p text:style-name="P391">Ext Min - <text:span text:style-name="T48">Outros</text:span> -11<text:span text:style-name="T48">98</text:span></text:p>
          </table:table-cell>
          <table:table-cell table:style-name="Tabela14.E12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>Outros -98</text:p>
            <text:p text:style-name="P78">Rocha -4</text:p>
            <text:p text:style-name="P78"/>
            <text:p text:style-name="P463">V - <text:span text:style-name="T125">((</text:span>"tipo" <text:span text:style-name="T125">-"tipo" %100)/100) in </text:span>(<text:span text:style-name="T135">11)</text:span> and <text:span text:style-name="T100">not (</text:span>"<text:span text:style-name="T127">material_construcao</text:span>" <text:span text:style-name="T126">in (1,2,3,4,5,98))</text:span></text:p>
          </table:table-cell>
        </table:table-row>
        <table:table-row>
          <table:covered-table-cell/>
          <table:covered-table-cell/>
          <table:table-cell table:style-name="Tabela14.C13" office:value-type="string">
            <text:p text:style-name="P329">Edificação ferroviária ou metroviária -23XX</text:p>
          </table:table-cell>
          <table:table-cell table:style-name="Tabela14.D13" office:value-type="string">
            <text:p text:style-name="P330">Ferrov - Estação ferroviária de passageiros -2316</text:p>
            <text:p text:style-name="P330">Ferrov - Estação metroviária -2317</text:p>
            <text:p text:style-name="P272">Ferrov - Oficina de manutenção -2320 !</text:p>
            <text:p text:style-name="P330">Ferrov - Terminal ferroviário de cargas -2318</text:p>
            <text:p text:style-name="P330">Ferrov - Terminal ferroviário de passageiros e cargas -2319</text:p>
            <text:p text:style-name="P392">Ferrov – Administração 232<text:span text:style-name="T242">1</text:span></text:p>
            <text:p text:style-name="P330">Ferrov - <text:span text:style-name="T51">Outros</text:span> -23<text:span text:style-name="T51">98</text:span></text:p>
          </table:table-cell>
          <table:table-cell table:style-name="Tabela14.E13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192"/>
            <text:p text:style-name="P463">V - <text:span text:style-name="T125">((</text:span>"tipo" <text:span text:style-name="T125">-"tipo" %100)/100) in </text:span>(<text:span text:style-name="T136">23)</text:span> and <text:span text:style-name="T100">not (</text:span>"<text:span text:style-name="T127">material_construcao</text:span>" <text:span text:style-name="T126">in (1,2,3,5))</text:span></text:p>
          </table:table-cell>
        </table:table-row>
        <table:table-row>
          <table:covered-table-cell/>
          <table:covered-table-cell/>
          <table:table-cell table:style-name="Tabela14.C14" office:value-type="string">
            <text:p text:style-name="P284"><text:span text:style-name="T192">Habitação</text:span> <text:span text:style-name="T192">indígena</text:span> -14XX<text:span text:style-name="T1"> !</text:span></text:p>
          </table:table-cell>
          <table:table-cell table:style-name="Tabela14.D14" office:value-type="string">
            <text:p text:style-name="P330"><text:span text:style-name="T192">Habitação</text:span> <text:span text:style-name="T192">indígena</text:span> -1401</text:p>
          </table:table-cell>
          <table:table-cell table:style-name="Tabela14.E14" office:value-type="string">
            <text:p text:style-name="P76">Não aplicável -97</text:p>
            <text:p text:style-name="P76"/>
            <text:p text:style-name="P463">V - <text:span text:style-name="T125">((</text:span>"tipo" <text:span text:style-name="T125">-"tipo" %100)/100) in </text:span>(<text:span text:style-name="T136">14)</text:span> and <text:span text:style-name="T100">not (</text:span>"<text:span text:style-name="T127">material_construcao</text:span>" <text:span text:style-name="T126">in (97))</text:span></text:p>
          </table:table-cell>
        </table:table-row>
        <table:table-row>
          <table:covered-table-cell/>
          <table:covered-table-cell/>
          <table:table-cell table:style-name="Tabela14.C15" office:value-type="string">
            <text:p text:style-name="P329">Edificação industrial -10XX<text:span text:style-name="T131"> (*)</text:span></text:p>
          </table:table-cell>
          <table:table-cell table:style-name="Tabela14.D15" office:value-type="string">
            <text:p text:style-name="P330">Ind - Confecção de artigos de vestuário e acessórios -1018</text:p>
            <text:p text:style-name="P330">Ind - Fabri<text:span text:style-name="T241">c</text:span>ação de máquinas de escritório e equipamentos de informática -1030</text:p>
            <text:p text:style-name="P330">Ind - Fabricação alimentícia e bebidas -1015</text:p>
            <text:p text:style-name="P330">Ind - Fabricação de artigos de borracha e material plástico -1025</text:p>
            <text:p text:style-name="P330">Ind - Fabricação de celulose, papel e produtos de papel -1021</text:p>
            <text:p text:style-name="P330">Ind - Fabricação de coque, refino de petróleo, elaboração de combustíveis nucleares e produção de álcool -1023</text:p>
            <text:p text:style-name="P330">Ind - Fabricação de equipamentos de instrumentação médico-hospitalares, instrumentos de precisão e ópticos, automação industrial, cronômetros e relógios -1033</text:p>
            <text:p text:style-name="P330">Ind - Fabricação de máquinas e equipamentos -1029</text:p>
            <text:p text:style-name="P330">Ind - Fabricação de máquinas, aparelhos e materiais elétricos -1031</text:p>
            <text:p text:style-name="P330">Ind - Fabricação de material eletrônico, e equipamentos de comunicações -1032</text:p>
            <text:p text:style-name="P330">Ind - Fabricação de móveis e indústrias diversas -1036</text:p>
            <text:p text:style-name="P330">Ind - Fabricação de outros equipamentos de transporte -1035</text:p>
            <text:p text:style-name="P330">Ind - Fabricação de produtos de madeira e celulose -1020</text:p>
            <text:p text:style-name="P330">Ind - Fabricação de produtos de meta, <text:span text:style-name="T240">exclusive máquinas e equipamentos</text:span>l -1028</text:p>
            <text:p text:style-name="P330">Ind - Fabricação de produtos de minerais não-metálicos -1026</text:p>
            <text:p text:style-name="P330">Ind - Fabricação de produtos do fumo -1016</text:p>
            <text:p text:style-name="P330">Ind - Fabricação de produtos químicos -1024</text:p>
            <text:p text:style-name="P330">Ind - Fabricação de produtos têxteis -1017</text:p>
            <text:p text:style-name="P330">Ind - Fabricação e montagem de veículos automotores, reboques e carrocerias -1034</text:p>
            <text:p text:style-name="P330">Ind - Indústria de construção -1045</text:p>
            <text:p text:style-name="P330">Ind - Industria de edição, impressão e reprodução de gravações -1022</text:p>
            <text:p text:style-name="P330">Ind - Indústria de metalurgia básica -1027</text:p>
            <text:p text:style-name="P330">Ind - Indústria reciclagem -1037</text:p>
            <text:p text:style-name="P330">Ind - Outros -1098</text:p>
            <text:p text:style-name="P330">Ind - Preparação de couros, artefatos de couro, artigos de viagem e calçados -1019</text:p>
          </table:table-cell>
          <table:table-cell table:style-name="Tabela14.E15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192">Rocha -4</text:p>
            <text:p text:style-name="P192"/>
            <text:p text:style-name="P463">V - <text:span text:style-name="T125">((</text:span>"tipo" <text:span text:style-name="T125">-"tipo" %100)/100) in </text:span>(<text:span text:style-name="T136">10)</text:span> and <text:span text:style-name="T100">not (</text:span>"<text:span text:style-name="T127">material_construcao</text:span>" <text:span text:style-name="T126">in (1,2,3,4,5))</text:span></text:p>
          </table:table-cell>
        </table:table-row>
        <table:table-row>
          <table:covered-table-cell/>
          <table:covered-table-cell/>
          <table:table-cell table:style-name="Tabela14.C16" office:value-type="string">
            <text:p text:style-name="P329">Edificação de lazer -8XX</text:p>
          </table:table-cell>
          <table:table-cell table:style-name="Tabela14.D16" office:value-type="string">
            <text:p text:style-name="P330">Laz - Anfiteatro -805 <text:span text:style-name="T130">(*)</text:span></text:p>
            <text:p text:style-name="P330">Laz - Centro cultural -807 <text:span text:style-name="T130">(*)</text:span></text:p>
            <text:p text:style-name="P330">Laz - Cinema -806</text:p>
            <text:p text:style-name="P330">Laz - Estádio -801 <text:span text:style-name="T130">(*)</text:span></text:p>
            <text:p text:style-name="P330">Laz - Ginásio -802</text:p>
            <text:p text:style-name="P330">Laz - Museu -803 <text:span text:style-name="T130">(*)</text:span></text:p>
            <text:p text:style-name="P330">Laz - Outros -898</text:p>
            <text:p text:style-name="P330">Laz - Plataforma de pesca -808</text:p>
            <text:p text:style-name="P386">Laz – Arquivo – 809</text:p>
            <text:p text:style-name="P386">Laz – Biblioteca – 810</text:p>
            <text:p text:style-name="P387">Laz - <text:span text:style-name="T235">Concha acústica – 811</text:span></text:p>
            <text:p text:style-name="P387">Laz - <text:span text:style-name="T235">Conservatório – 812</text:span></text:p>
            <text:p text:style-name="P388">Laz - <text:span text:style-name="T236">Coreto ou tribuna – 813</text:span></text:p>
            <text:p text:style-name="P390">Laz - <text:span text:style-name="T238">Equipamentos culturais diversos – 814</text:span></text:p>
            <text:p text:style-name="P389">Laz - <text:span text:style-name="T237">Espaço de eventos e ou cultural – 815</text:span></text:p>
            <text:p text:style-name="P330">Laz - Teatro -804 <text:span text:style-name="T130">(*)</text:span></text:p>
          </table:table-cell>
          <table:table-cell table:style-name="Tabela14.E16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>Outros -98</text:p>
            <text:p text:style-name="P78">Rocha -4</text:p>
            <text:p text:style-name="P78"/>
            <text:p text:style-name="P463">V - <text:span text:style-name="T125">((</text:span>"tipo" <text:span text:style-name="T125">-"tipo" %100)/100) in </text:span>(<text:span text:style-name="T136">8)</text:span> and <text:span text:style-name="T100">not (</text:span>"<text:span text:style-name="T127">material_construcao</text:span>" <text:span text:style-name="T126">in (1,2,3,4,5,98))</text:span></text:p>
          </table:table-cell>
        </table:table-row>
        <table:table-row>
          <table:covered-table-cell/>
          <table:covered-table-cell/>
          <table:table-cell table:style-name="Tabela14.C17" office:value-type="string">
            <text:p text:style-name="P329">Edificação portuária -25XX<text:span text:style-name="T131"> (*)</text:span></text:p>
          </table:table-cell>
          <table:table-cell table:style-name="Tabela14.D17" office:value-type="string">
            <text:p text:style-name="P89">Port – <text:span text:style-name="T216">Edificação portuária</text:span> -25<text:span text:style-name="T216">01</text:span></text:p>
          </table:table-cell>
          <table:table-cell table:style-name="Tabela14.E17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192"/>
            <text:p text:style-name="P463">V - <text:span text:style-name="T125">((</text:span>"tipo" <text:span text:style-name="T125">-"tipo" %100)/100) in </text:span>(<text:span text:style-name="T137">25)</text:span> and <text:span text:style-name="T100">not (</text:span>"<text:span text:style-name="T127">material_construcao</text:span>" <text:span text:style-name="T126">in (1,2,3,5))</text:span></text:p>
          </table:table-cell>
        </table:table-row>
        <table:table-row>
          <table:covered-table-cell/>
          <table:covered-table-cell/>
          <table:table-cell table:style-name="Tabela14.C18" office:value-type="string">
            <text:p text:style-name="P329">Posto de <text:span text:style-name="T192">combustível</text:span> -26XX</text:p>
          </table:table-cell>
          <table:table-cell table:style-name="Tabela14.D18" office:value-type="string">
            <text:p text:style-name="P330">Posto de <text:span text:style-name="T192">combustível</text:span> -2601</text:p>
          </table:table-cell>
          <table:table-cell table:style-name="Tabela14.E18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192"/>
            <text:p text:style-name="P463">V - <text:span text:style-name="T125">((</text:span>"tipo" <text:span text:style-name="T125">-"tipo" %100)/100) in </text:span>(<text:span text:style-name="T137">26)</text:span> and <text:span text:style-name="T100">not (</text:span>"<text:span text:style-name="T127">material_construcao</text:span>" <text:span text:style-name="T126">in (1,2,3,5))</text:span></text:p>
          </table:table-cell>
        </table:table-row>
        <table:table-row>
          <table:covered-table-cell/>
          <table:covered-table-cell/>
          <table:table-cell table:style-name="Tabela14.C19" office:value-type="string">
            <text:p text:style-name="P329">Posto fiscal -19XX</text:p>
          </table:table-cell>
          <table:table-cell table:style-name="Tabela14.D19" office:value-type="string">
            <text:p text:style-name="P330">Posto Fisc – Fiscalização -1911</text:p>
            <text:p text:style-name="P330">Posto Fisc - Tributação -1910</text:p>
            <text:p text:style-name="P333">Posto Fisc – <text:span text:style-name="T244">Posto de pesagem</text:span> -191<text:span text:style-name="T244">2</text:span></text:p>
            <text:p text:style-name="P330">Posto Fisc - <text:span text:style-name="T50">Misto</text:span> -19<text:span text:style-name="T50">95</text:span></text:p>
          </table:table-cell>
          <table:table-cell table:style-name="Tabela14.E19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>Outros -98</text:p>
            <text:p text:style-name="P78"/>
            <text:p text:style-name="P463">V - <text:span text:style-name="T125">((</text:span>"tipo" <text:span text:style-name="T125">-"tipo" %100)/100) in </text:span>(<text:span text:style-name="T137">19)</text:span> and <text:span text:style-name="T100">not (</text:span>"<text:span text:style-name="T127">material_construcao</text:span>" <text:span text:style-name="T126">in (1,2,3,5,98))</text:span></text:p>
          </table:table-cell>
        </table:table-row>
        <table:table-row>
          <table:covered-table-cell/>
          <table:covered-table-cell/>
          <table:table-cell table:style-name="Tabela14.C21" office:value-type="string">
            <text:p text:style-name="P329">Edificação pública civil -13XX<text:span text:style-name="T131"> (*)</text:span></text:p>
          </table:table-cell>
          <table:table-cell table:style-name="Tabela14.D21" office:value-type="string">
            <text:p text:style-name="P330">Pub Civ - <text:span text:style-name="T192">Assembleia</text:span> legislativa -1309</text:p>
            <text:p text:style-name="P330">Pub Civ - Câmara municipal -1308</text:p>
            <text:p text:style-name="P330">Pub Civ - Cartorial -1303</text:p>
            <text:p text:style-name="P330">Pub Civ - Eleitoral -1305</text:p>
            <text:p text:style-name="P330">Pub Civ - Gestão pública -1304</text:p>
            <text:p text:style-name="P330">Pub Civ - Outros -1398</text:p>
            <text:p text:style-name="P330">Pub Civ - Prefeitura -1322</text:p>
            <text:p text:style-name="P330">Pub Civ - Prisional -1302</text:p>
            <text:p text:style-name="P273">Pub Civ - Produção ou pequisa pública -1306<text:span text:style-name="T1"> !</text:span></text:p>
            <text:p text:style-name="P330">Pub Civ - Seguridade social -1307</text:p>
            <text:p text:style-name="P336">Pub Civ - <text:span text:style-name="T250">Fórum</text:span> -13<text:span text:style-name="T250">10</text:span></text:p>
            <text:p text:style-name="P336">Pub Civ - <text:span text:style-name="T250">Secretaria</text:span> -13<text:span text:style-name="T250">11</text:span></text:p>
            <text:p text:style-name="P336">Pub Civ - <text:span text:style-name="T250">Fundação</text:span> -13<text:span text:style-name="T250">12</text:span></text:p>
            <text:p text:style-name="P336">Pub Civ - <text:span text:style-name="T250">Procuradoria</text:span> -13<text:span text:style-name="T250">13</text:span></text:p>
            <text:p text:style-name="P336">Pub Civ - <text:span text:style-name="T250">Autarquia</text:span> -13<text:span text:style-name="T250">14</text:span></text:p>
          </table:table-cell>
          <table:table-cell table:style-name="Tabela14.E21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>Outros -98</text:p>
            <text:p text:style-name="P78">Rocha -4</text:p>
            <text:p text:style-name="P78"/>
            <text:p text:style-name="P463">V - <text:span text:style-name="T125">((</text:span>"tipo" <text:span text:style-name="T125">-"tipo" %100)/100) in </text:span>(<text:span text:style-name="T137">13)</text:span> and <text:span text:style-name="T100">not (</text:span>"<text:span text:style-name="T127">material_construcao</text:span>" <text:span text:style-name="T126">in (1,2,3,4,5,98))</text:span></text:p>
          </table:table-cell>
        </table:table-row>
        <table:table-row>
          <table:covered-table-cell/>
          <table:covered-table-cell/>
          <table:table-cell table:style-name="Tabela14.C21" office:value-type="string">
            <text:p text:style-name="P383">Edificação de <text:span text:style-name="T245">p</text:span>olícia <text:span text:style-name="T245">- 30XX</text:span></text:p>
          </table:table-cell>
          <table:table-cell table:style-name="Tabela14.D21" office:value-type="string">
            <text:p text:style-name="P394">Pol – Delegacia de polícia civil - 3001</text:p>
            <text:p text:style-name="P331">P<text:span text:style-name="T251">ol</text:span> - Posto policia militar – <text:span text:style-name="T251">3002</text:span></text:p>
            <text:p text:style-name="P337">P<text:span text:style-name="T251">ol</text:span> - Posto <text:span text:style-name="T251">guarda municipal</text:span> – <text:span text:style-name="T251">3003</text:span></text:p>
            <text:p text:style-name="P29"><text:span text:style-name="T251">Pol - </text:span>Posto de polícia rodoviári<text:span text:style-name="T49">a federal</text:span> -<text:span text:style-name="T251">3004</text:span></text:p>
            <text:p text:style-name="P30">Pol – Polícia militar - 3005</text:p>
            <text:p text:style-name="P395">Pol – Outras polícias civis - 3098</text:p>
          </table:table-cell>
          <table:table-cell table:style-name="Tabela14.E21" office:value-type="string">
            <text:p text:style-name="P192"/>
          </table:table-cell>
        </table:table-row>
        <table:table-row>
          <table:covered-table-cell/>
          <table:covered-table-cell/>
          <table:table-cell table:style-name="Tabela14.C22" office:value-type="string">
            <text:p text:style-name="P329">Edificação militar -17XX<text:span text:style-name="T131"> (*)</text:span></text:p>
          </table:table-cell>
          <table:table-cell table:style-name="Tabela14.D22" office:value-type="string">
            <text:p text:style-name="P330">Pub Mil - Aquartelamento -1712</text:p>
            <text:p text:style-name="P330">Pub Mil - Delegacia de serviço militar -1718</text:p>
            <text:p text:style-name="P330">Pub Mil - Hotel de trânsito -1717</text:p>
            <text:p text:style-name="P330">Pub Mil - Outros -1798</text:p>
          </table:table-cell>
          <table:table-cell table:style-name="Tabela14.E22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>Outros -98</text:p>
            <text:p text:style-name="P78">Rocha -4</text:p>
            <text:p text:style-name="P78"/>
            <text:p text:style-name="P463">V - <text:span text:style-name="T125">((</text:span>"tipo" <text:span text:style-name="T125">-"tipo" %100)/100) in </text:span>(<text:span text:style-name="T137">17)</text:span> and <text:span text:style-name="T100">not (</text:span>"<text:span text:style-name="T127">material_construcao</text:span>" <text:span text:style-name="T126">in (1,2,3,4,5,98))</text:span></text:p>
          </table:table-cell>
        </table:table-row>
        <table:table-row>
          <table:covered-table-cell/>
          <table:covered-table-cell/>
          <table:table-cell table:style-name="Tabela14.C23" office:value-type="string">
            <text:p text:style-name="P329">Edificação religiosa -6XX<text:span text:style-name="T131"> (*)</text:span></text:p>
          </table:table-cell>
          <table:table-cell table:style-name="Tabela14.D23" office:value-type="string">
            <text:p text:style-name="P273">Rel - Centro religioso -603<text:span text:style-name="T1"> !</text:span></text:p>
            <text:p text:style-name="P273">Rel - Convento -605<text:span text:style-name="T1"> !</text:span></text:p>
            <text:p text:style-name="P330">Rel - Igreja -601</text:p>
            <text:p text:style-name="P273">Rel - Mesquita -606<text:span text:style-name="T1"> !</text:span></text:p>
            <text:p text:style-name="P273">Rel - Mosteiro -604<text:span text:style-name="T1"> !</text:span></text:p>
            <text:p text:style-name="P330">Rel - Outros -698</text:p>
            <text:p text:style-name="P273">Rel - Sinagoga -607<text:span text:style-name="T1"> !</text:span></text:p>
            <text:p text:style-name="P273">Rel - Templo -602<text:span text:style-name="T1"> !</text:span></text:p>
            <text:p text:style-name="P90">Rel –<text:span text:style-name="T249"> Capela Mortuária</text:span> – 6<text:span text:style-name="T249">08</text:span></text:p>
            <text:p text:style-name="P91">Rel –<text:span text:style-name="T249"> Terreiro</text:span> – 6<text:span text:style-name="T254">09</text:span></text:p>
            <text:p text:style-name="P90">Rel –<text:span text:style-name="T249"> Administração</text:span> – 6<text:span text:style-name="T249">10</text:span></text:p>
          </table:table-cell>
          <table:table-cell table:style-name="Tabela14.E23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>Outros -98</text:p>
            <text:p text:style-name="P78">Rocha -4</text:p>
            <text:p text:style-name="P78"/>
            <text:p text:style-name="P463">V - <text:span text:style-name="T125">((</text:span>"tipo" <text:span text:style-name="T125">-"tipo" %100)/100) in </text:span>(<text:span text:style-name="T137">6)</text:span> and <text:span text:style-name="T100">not (</text:span>"<text:span text:style-name="T127">material_construcao</text:span>" <text:span text:style-name="T126">in (1,2,3,4,5,98))</text:span></text:p>
          </table:table-cell>
        </table:table-row>
        <table:table-row>
          <table:covered-table-cell/>
          <table:covered-table-cell/>
          <table:table-cell table:style-name="Tabela14.C24" office:value-type="string">
            <text:p text:style-name="P329">Edificação rodoviária -22XX</text:p>
          </table:table-cell>
          <table:table-cell table:style-name="Tabela14.D24" office:value-type="string">
            <text:p text:style-name="P330">Rod - <text:span text:style-name="T51">Outros</text:span> -22<text:span text:style-name="T51">98</text:span></text:p>
            <text:p text:style-name="P330">Rod - Parada interestadual -2210</text:p>
            <text:p text:style-name="P330">Rod - Posto de pedágio -2213</text:p>
            <text:p text:style-name="P330">Rod - Terminal interestadual -2208 <text:span text:style-name="T130">(*)</text:span></text:p>
            <text:p text:style-name="P330">Rod - Terminal urbano -2209 <text:span text:style-name="T130">(*)</text:span></text:p>
            <text:p text:style-name="P335">Rod - <text:span text:style-name="T248">Administração</text:span> -22<text:span text:style-name="T248">14</text:span></text:p>
          </table:table-cell>
          <table:table-cell table:style-name="Tabela14.E24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/>
            <text:p text:style-name="P463">V - <text:span text:style-name="T125">((</text:span>"tipo" <text:span text:style-name="T125">-"tipo" %100)/100) in </text:span>(<text:span text:style-name="T137">22)</text:span> and <text:span text:style-name="T100">not (</text:span>"<text:span text:style-name="T127">material_construcao</text:span>" <text:span text:style-name="T126">in (1,2,3,5))</text:span></text:p>
          </table:table-cell>
        </table:table-row>
        <table:table-row>
          <table:covered-table-cell/>
          <table:covered-table-cell/>
          <table:table-cell table:style-name="Tabela14.C25" office:value-type="string">
            <text:p text:style-name="P329">Edificação de saneamento -4XX</text:p>
          </table:table-cell>
          <table:table-cell table:style-name="Tabela14.D25" office:value-type="string">
            <text:p text:style-name="P330">Saneam - Edificação de recalque de resíduos -403</text:p>
            <text:p text:style-name="P330">Saneam - Edificação de tratamento de esgoto -405</text:p>
            <text:p text:style-name="P330">Saneam - Incinerador de resíduos -407</text:p>
            <text:p text:style-name="P330">Saneam - Outros -498</text:p>
            <text:p text:style-name="P330">Saneam - Usina de reciclagem -406</text:p>
            <text:p text:style-name="P334">Saneam – <text:span text:style-name="T247">Administração</text:span> -40<text:span text:style-name="T247">8</text:span></text:p>
          </table:table-cell>
          <table:table-cell table:style-name="Tabela14.E25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/>
            <text:p text:style-name="P463">V - <text:span text:style-name="T125">((</text:span>"tipo" <text:span text:style-name="T125">-"tipo" %100)/100) in </text:span>(<text:span text:style-name="T137">4)</text:span> and <text:span text:style-name="T100">not (</text:span>"<text:span text:style-name="T127">material_construcao</text:span>" <text:span text:style-name="T126">in (1,2,3,5))</text:span></text:p>
          </table:table-cell>
        </table:table-row>
        <table:table-row>
          <table:covered-table-cell/>
          <table:covered-table-cell/>
          <table:table-cell table:style-name="Tabela14.C26" office:value-type="string">
            <text:p text:style-name="P329">Edificação de saúde -20XX<text:span text:style-name="T131"> (*)</text:span></text:p>
          </table:table-cell>
          <table:table-cell table:style-name="Tabela14.D26" office:value-type="string">
            <text:p text:style-name="P330">Sau - Atenção ambulatorial (posto e centro de saúde) -2028</text:p>
            <text:p text:style-name="P330">Sau - Atendimento a urgência e emergências (pronto socorro) -2027</text:p>
            <text:p text:style-name="P330">Sau - Atendimento hospitalar -2025</text:p>
            <text:p text:style-name="P330">Sau - Atendimento hospitalar especializado -2026</text:p>
            <text:p text:style-name="P273">Sau - Outras atividades relacionadas com a atenção à saúde (instituto de pesquisa) -2030<text:span text:style-name="T1"> !</text:span></text:p>
            <text:p text:style-name="P330">Sau - Serviços de complementação diagnóstica ou terapêutica -2029</text:p>
            <text:p text:style-name="P273">Sau - Serviços veterinários -2031<text:span text:style-name="T1"> !</text:span></text:p>
          </table:table-cell>
          <table:table-cell table:style-name="Tabela14.E26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>Outros -98</text:p>
            <text:p text:style-name="P78"/>
            <text:p text:style-name="P463">V - <text:span text:style-name="T125">((</text:span>"tipo" <text:span text:style-name="T125">-"tipo" %100)/100) in </text:span>(<text:span text:style-name="T137">20)</text:span> and <text:span text:style-name="T100">not (</text:span>"<text:span text:style-name="T127">material_construcao</text:span>" <text:span text:style-name="T126">in (1,2,3,5,98))</text:span></text:p>
          </table:table-cell>
        </table:table-row>
        <table:table-row>
          <table:covered-table-cell/>
          <table:covered-table-cell/>
          <table:table-cell table:style-name="Tabela14.C27" office:value-type="string">
            <text:p text:style-name="P329">Edificação de <text:span text:style-name="T231">desenvolvimento</text:span> social -21XX<text:span text:style-name="T131"> (*)</text:span></text:p>
          </table:table-cell>
          <table:table-cell table:style-name="Tabela14.D27" office:value-type="string">
            <text:p text:style-name="P88">Ssoc –<text:span text:style-name="T246"> Serviço Social</text:span> -21<text:span text:style-name="T239">01</text:span></text:p>
          </table:table-cell>
          <table:table-cell table:style-name="Tabela14.E27" office:value-type="string">
            <text:p text:style-name="P192">Alvenaria -1</text:p>
            <text:p text:style-name="P192">Concreto -2</text:p>
            <text:p text:style-name="P192">Madeira -5</text:p>
            <text:p text:style-name="P192">Metal -3</text:p>
            <text:p text:style-name="P78">Outros -98</text:p>
            <text:p text:style-name="P78"/>
            <text:p text:style-name="P463">V - <text:span text:style-name="T125">((</text:span>"tipo" <text:span text:style-name="T125">-"tipo" %100)/100) in </text:span>(<text:span text:style-name="T173">21)</text:span> and <text:span text:style-name="T100">not (</text:span>"<text:span text:style-name="T127">material_construcao</text:span>" <text:span text:style-name="T126">in (1,2,3,5,98))</text:span></text:p>
          </table:table-cell>
        </table:table-row>
        <table:table-row table:style-name="Tabela14.28">
          <table:covered-table-cell/>
          <table:covered-table-cell/>
          <table:table-cell table:style-name="Tabela14.C29" table:number-rows-spanned="2" office:value-type="string">
            <text:p text:style-name="P284">Edificação ou construção turística -7XX<text:span text:style-name="T1"> ! (*)</text:span></text:p>
          </table:table-cell>
          <table:table-cell table:style-name="Tabela14.D28" office:value-type="string">
            <text:p text:style-name="P330">Tur - Cruzeiro -709</text:p>
            <text:p text:style-name="P330">Tur - Estátua -710</text:p>
            <text:p text:style-name="P330">Tur - Mirante -711</text:p>
            <text:p text:style-name="P330">Tur - Monumento -712</text:p>
          </table:table-cell>
          <table:table-cell table:style-name="Tabela14.E28" office:value-type="string">
            <text:p text:style-name="P192">Desconhecido -0</text:p>
            <text:p text:style-name="P78"/>
            <text:p text:style-name="P463">V - "tipo" in (<text:span text:style-name="T137">709,710,711,712)</text:span> and <text:span text:style-name="T100">not (</text:span>"<text:span text:style-name="T127">material_construcao</text:span>" <text:span text:style-name="T126">in 0))</text:span></text:p>
          </table:table-cell>
        </table:table-row>
        <table:table-row>
          <table:covered-table-cell/>
          <table:covered-table-cell/>
          <table:covered-table-cell/>
          <table:table-cell table:style-name="Tabela14.D29" office:value-type="string">
            <text:p text:style-name="P330">Tur - Outros -798</text:p>
            <text:p text:style-name="P330">Tur - Panteão -713</text:p>
          </table:table-cell>
          <table:table-cell table:style-name="Tabela14.E29" office:value-type="string">
            <text:p text:style-name="P192">Alvenaria -1</text:p>
            <text:p text:style-name="P192">Concreto -2</text:p>
            <text:p text:style-name="P192">Desconhecido -0</text:p>
            <text:p text:style-name="P192">Madeira -5</text:p>
            <text:p text:style-name="P192">Metal -3</text:p>
            <text:p text:style-name="P192">Rocha -4</text:p>
            <text:p text:style-name="P78">Outros -98</text:p>
            <text:p text:style-name="P78"/>
            <text:p text:style-name="P463">V - "tipo" in (<text:span text:style-name="T137">713,798)</text:span> and <text:span text:style-name="T100">not (</text:span>"<text:span text:style-name="T127">material_construcao</text:span>" <text:span text:style-name="T126">in (0,1,2,3,4,5,98))</text:span></text:p>
          </table:table-cell>
        </table:table-row>
        <table:table-row>
          <table:covered-table-cell/>
          <table:covered-table-cell/>
          <table:table-cell table:style-name="Tabela14.C31" office:value-type="string">
            <text:p text:style-name="P94"><text:span text:style-name="T227">Farol</text:span> -<text:span text:style-name="T227">28XX</text:span></text:p>
            <text:p text:style-name="P222">[P]</text:p>
          </table:table-cell>
          <table:table-cell table:style-name="Tabela14.D31" office:value-type="string">
            <text:p text:style-name="P236"><text:span text:style-name="T227">Farol - Farol</text:span> -<text:span text:style-name="T227">28</text:span>04</text:p>
          </table:table-cell>
          <table:table-cell table:style-name="Tabela14.E31" office:value-type="string">
            <text:p text:style-name="P266">Abandonada -1<text:span text:style-name="T1"> !</text:span></text:p>
            <text:p text:style-name="P205">Construída -3</text:p>
            <text:p text:style-name="P266">Destruída -2<text:span text:style-name="T1"> !</text:span></text:p>
            <text:p text:style-name="P266">Em construção -4<text:span text:style-name="T1"> !</text:span></text:p>
            <text:p text:style-name="P203"/>
            <text:p text:style-name="P467">V - <text:span text:style-name="T125">((</text:span>"tipo" <text:span text:style-name="T125">-"tipo" %100)/100) </text:span>in (<text:span text:style-name="T158">4)</text:span> and <text:span text:style-name="T100">not (</text:span>"<text:span text:style-name="T157">situacao_fisica</text:span>" <text:span text:style-name="T126">in (1,2,3,4))</text:span></text:p>
          </table:table-cell>
        </table:table-row>
        <table:table-row>
          <table:covered-table-cell/>
          <table:covered-table-cell/>
          <table:table-cell table:style-name="Tabela14.C31" office:value-type="string">
            <text:p text:style-name="P138">Representação diplomática <text:span text:style-name="T243">- 29XX</text:span></text:p>
          </table:table-cell>
          <table:table-cell table:style-name="Tabela14.D31" office:value-type="string">
            <text:p text:style-name="P393">Dip – Consulado - 2901</text:p>
            <text:p text:style-name="P393">Dip – Embaixada - 2902</text:p>
          </table:table-cell>
          <table:table-cell table:style-name="Tabela14.E31" office:value-type="string">
            <text:p text:style-name="P267">Abandonada -1<text:span text:style-name="T1"> !</text:span></text:p>
            <text:p text:style-name="P206">Construída -3</text:p>
            <text:p text:style-name="P267">Destruída -2<text:span text:style-name="T1"> !</text:span></text:p>
            <text:p text:style-name="P267">Em construção -4<text:span text:style-name="T1"> !</text:span></text:p>
            <text:p text:style-name="P206"/>
            <text:p text:style-name="P468">V - <text:span text:style-name="T125">((</text:span>"tipo" <text:span text:style-name="T125">-"tipo" %100)/100) </text:span>in (<text:span text:style-name="T158">4)</text:span> and <text:span text:style-name="T100">not (</text:span>"<text:span text:style-name="T157">situacao_fisica</text:span>" <text:span text:style-name="T126">in (1,2,3,4))</text:span></text:p>
          </table:table-cell>
        </table:table-row>
        <table:table-row>
          <table:covered-table-cell/>
          <table:covered-table-cell/>
          <table:table-cell table:style-name="Tabela14.C32" office:value-type="string">
            <text:p text:style-name="P76">A SER PREENCHIDO -999</text:p>
          </table:table-cell>
          <table:table-cell table:style-name="Tabela14.D32" office:value-type="string">
            <text:p text:style-name="P76">A SER PREENCHIDO -999</text:p>
            <text:p text:style-name="P76"/>
            <text:p text:style-name="P407">L - "tipo" in (9<text:span text:style-name="T60">99)</text:span></text:p>
            <text:p text:style-name="P407"/>
            <text:p text:style-name="P419"><text:span text:style-name="T109">A</text:span><text:span text:style-name="T107"> - </text:span><text:span text:style-name="T108">(("tipo" -"tipo" %100)/100) in (</text:span><text:span text:style-name="T110">1, 7, 14, 15, 16</text:span><text:span text:style-name="T108">)</text:span><text:span text:style-name="T107"> </text:span><text:span text:style-name="T108">or </text:span><text:span text:style-name="T107">"tipo" in </text:span><text:span text:style-name="T108">(</text:span><text:span text:style-name="T117">1,</text:span><text:span text:style-name="T110">602, 603, 604, 605, 606, 607, 1306, 2030, 2031, 2320, 2534, 2535, 2536</text:span><text:span text:style-name="T107">)</text:span></text:p>
          </table:table-cell>
          <table:table-cell table:style-name="Tabela14.E32" office:value-type="string">
            <text:p text:style-name="P192">A SER PREENCHIDO -999</text:p>
            <text:p text:style-name="P192"/>
            <text:p text:style-name="P407">L - "<text:span text:style-name="T128">material_construcao</text:span>" in (9<text:span text:style-name="T60">99)</text:span></text:p>
          </table:table-cell>
        </table:table-row>
      </table:table>
      <text:p text:style-name="P9">*-Obrigatório constar o nome <text:span text:style-name="T132">do elemento</text:span></text:p>
      <text:p text:style-name="P6"/>
      <text:p text:style-name="P6"/>
      <table:table table:name="Tabela17" table:style-name="Tabela17">
        <table:table-column table:style-name="Tabela17.A"/>
        <table:table-column table:style-name="Tabela17.B" table:number-columns-repeated="2"/>
        <table:table-column table:style-name="Tabela17.D"/>
        <table:table-column table:style-name="Tabela17.E"/>
        <table:table-row>
          <table:table-cell table:style-name="Tabela17.A1" office:value-type="string">
            <text:p text:style-name="P42">Classe</text:p>
          </table:table-cell>
          <table:table-cell table:style-name="Tabela17.B1" table:number-columns-spanned="4" office:value-type="string">
            <text:p text:style-name="P202">extracao_mineral (<text:span text:style-name="T29">constr_extracao_mineral</text:span>) <text:span text:style-name="T147">[PA]</text:span></text:p>
          </table:table-cell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42">Atributo</text:p>
          </table:table-cell>
          <table:table-cell table:style-name="Tabela17.A2" office:value-type="string">
            <text:p text:style-name="P179">nome<text:span text:style-name="T6"> (0..1)</text:span></text:p>
          </table:table-cell>
          <table:table-cell table:style-name="Tabela17.A2" office:value-type="string">
            <text:p text:style-name="P179">tipo<text:span text:style-name="T5"> (1)</text:span></text:p>
          </table:table-cell>
          <table:table-cell table:style-name="Tabela17.A2" office:value-type="string">
            <text:p text:style-name="P213">forma_extracao<text:span text:style-name="T5"> (1)</text:span></text:p>
          </table:table-cell>
          <table:table-cell table:style-name="Tabela17.E2" office:value-type="string">
            <text:p text:style-name="P202">situacao_fisica<text:span text:style-name="T5"> (1)</text:span></text:p>
          </table:table-cell>
        </table:table-row>
        <table:table-row>
          <table:table-cell table:style-name="Tabela17.A11" table:number-rows-spanned="9" office:value-type="string">
            <text:p text:style-name="P42">Domínio</text:p>
          </table:table-cell>
          <table:table-cell table:style-name="Tabela17.B11" table:number-rows-spanned="9" office:value-type="string">
            <text:p text:style-name="P433">A ser preenchido</text:p>
          </table:table-cell>
          <table:table-cell table:style-name="Tabela17.C4" table:number-rows-spanned="2" office:value-type="string">
            <text:p text:style-name="P339"><text:span text:style-name="T151">Garimpo -5</text:span><text:span text:style-name="T152"> !</text:span></text:p>
          </table:table-cell>
          <table:table-cell table:style-name="Tabela17.D3" office:value-type="string">
            <text:p text:style-name="P338">A céu aberto -5</text:p>
          </table:table-cell>
          <table:table-cell table:style-name="Tabela17.E10" table:number-rows-spanned="8" office:value-type="string">
            <text:p text:style-name="P268">Abandonada -1<text:span text:style-name="T1"> !</text:span></text:p>
            <text:p text:style-name="P207">Construída -3</text:p>
            <text:p text:style-name="P268">Destruída -2<text:span text:style-name="T1"> !</text:span></text:p>
            <text:p text:style-name="P268">Em construção -4<text:span text:style-name="T1"> !</text:span></text:p>
          </table:table-cell>
        </table:table-row>
        <table:table-row>
          <table:covered-table-cell/>
          <table:covered-table-cell/>
          <table:covered-table-cell/>
          <table:table-cell table:style-name="Tabela17.D4" office:value-type="string">
            <text:p text:style-name="P285">Subterrânea -6<text:span text:style-name="T1"> !</text:span></text:p>
          </table:table-cell>
          <table:covered-table-cell/>
        </table:table-row>
        <table:table-row table:style-name="Tabela17.5">
          <table:covered-table-cell/>
          <table:covered-table-cell/>
          <table:table-cell table:style-name="Tabela17.C6" table:number-rows-spanned="2" office:value-type="string">
            <text:p text:style-name="P338">Mina / <text:span text:style-name="T198">Pedreira</text:span> -4</text:p>
          </table:table-cell>
          <table:table-cell table:style-name="Tabela17.D5" office:value-type="string">
            <text:p text:style-name="P108">A céu aberto -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7.D6" office:value-type="string">
            <text:p text:style-name="P107">Subterrânea -6<text:span text:style-name="T1"> </text:span></text:p>
          </table:table-cell>
          <table:covered-table-cell/>
        </table:table-row>
        <table:table-row>
          <table:covered-table-cell/>
          <table:covered-table-cell/>
          <table:table-cell table:style-name="Tabela17.C8" table:number-rows-spanned="2" office:value-type="string">
            <text:p text:style-name="P339"><text:span text:style-name="T151">Poço </text:span><text:span text:style-name="T154">de petróleo</text:span><text:span text:style-name="T151"> -1</text:span><text:span text:style-name="T152"> !</text:span></text:p>
          </table:table-cell>
          <table:table-cell table:style-name="Tabela17.D7" office:value-type="string">
            <text:p text:style-name="P338">A céu aberto -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7.D8" office:value-type="string">
            <text:p text:style-name="P285">Subterrânea -6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7.C10" table:number-rows-spanned="2" office:value-type="string">
            <text:p text:style-name="P339"><text:span text:style-name="T151">Salina -6</text:span><text:span text:style-name="T152"> !</text:span></text:p>
          </table:table-cell>
          <table:table-cell table:style-name="Tabela17.D9" office:value-type="string">
            <text:p text:style-name="P338">A céu aberto -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7.D10" office:value-type="string">
            <text:p text:style-name="P285">Subterrânea -6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7.C11" office:value-type="string">
            <text:p text:style-name="P338">A SER PREENCHIDO -999</text:p>
            <text:p text:style-name="P338"/>
            <text:p text:style-name="P454">L - "<text:span text:style-name="T169">tipo</text:span>" in (9<text:span text:style-name="T60">99)</text:span></text:p>
            <text:p text:style-name="P454"/>
            <text:p text:style-name="P469"><text:span text:style-name="T170">A</text:span> - "<text:span text:style-name="T169">tipo</text:span>" in (<text:span text:style-name="T170">1, 5, 6, 8)</text:span></text:p>
          </table:table-cell>
          <table:table-cell table:style-name="Tabela17.D11" office:value-type="string">
            <text:p text:style-name="P338">A SER PREENCHIDO -999</text:p>
            <text:p text:style-name="P338"/>
            <text:p text:style-name="P454">L - "<text:span text:style-name="T26">forma_extracao</text:span>" in (9<text:span text:style-name="T60">99)</text:span></text:p>
            <text:p text:style-name="P454"/>
            <text:p text:style-name="P471"><text:span text:style-name="T170">A</text:span> – <text:span text:style-name="T188">not (</text:span>"<text:span text:style-name="T169">tipo</text:span>"<text:span text:style-name="T188"> in (4)) and </text:span>"<text:span text:style-name="T26">forma_extracao</text:span>" in (<text:span text:style-name="T170">6)</text:span></text:p>
          </table:table-cell>
          <table:table-cell table:style-name="Tabela17.E11" office:value-type="string">
            <text:p text:style-name="P202">A SER PREENCHIDO -999</text:p>
            <text:p text:style-name="P202"/>
            <text:p text:style-name="P463">V -<text:span text:style-name="T172">"tipo_exposicao" in (5) and not ("situacao_fisica" in (1,3))</text:span></text:p>
            <text:p text:style-name="P463"/>
            <text:p text:style-name="P463"/>
            <text:p text:style-name="P463">“<text:span text:style-name="T193">situacao_fisica” = 2 and (“tipo_Exposicao” = 5)</text:span></text:p>
            <text:p text:style-name="P202"/>
            <text:p text:style-name="P445"><text:span text:style-name="T101">L - "</text:span><text:span text:style-name="T104">sitacao_fisica</text:span><text:span text:style-name="T101">" in (9</text:span><text:span text:style-name="T103">99)</text:span></text:p>
            <text:p text:style-name="P454"/>
            <text:p text:style-name="P469"><text:span text:style-name="T170">A</text:span> - <text:span text:style-name="T106">"</text:span><text:span text:style-name="T112">situacao_fisica</text:span><text:span text:style-name="T106">" in (</text:span><text:span text:style-name="T113">1, 2, 4)</text:span></text:p>
          </table:table-cell>
        </table:table-row>
      </table:table>
      <text:p text:style-name="P6"/>
      <text:p text:style-name="P6"/>
      <table:table table:name="Tabela16" table:style-name="Tabela16">
        <table:table-column table:style-name="Tabela16.A"/>
        <table:table-column table:style-name="Tabela16.B" table:number-columns-repeated="4"/>
        <table:table-row>
          <table:table-cell table:style-name="Tabela16.A1" office:value-type="string">
            <text:p text:style-name="P42">Classe</text:p>
          </table:table-cell>
          <table:table-cell table:style-name="Tabela16.B1" table:number-columns-spanned="4" office:value-type="string">
            <text:p text:style-name="P76">ocupacao_solo <text:span text:style-name="T28">(constr_ocupacao_solo) [PLA]</text:span></text:p>
          </table:table-cell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42">Atributo</text:p>
          </table:table-cell>
          <table:table-cell table:style-name="Tabela16.A2" office:value-type="string">
            <text:p text:style-name="P179">nome<text:span text:style-name="T6"> (0..1)</text:span></text:p>
          </table:table-cell>
          <table:table-cell table:style-name="Tabela16.A2" office:value-type="string">
            <text:p text:style-name="P341">filtro (1)</text:p>
          </table:table-cell>
          <table:table-cell table:style-name="Tabela16.A2" office:value-type="string">
            <text:p text:style-name="P202">tipo<text:span text:style-name="T5"> (1)</text:span></text:p>
          </table:table-cell>
          <table:table-cell table:style-name="Tabela16.E2" office:value-type="string">
            <text:p text:style-name="P202">situacao_fisica<text:span text:style-name="T5"> (1)</text:span></text:p>
          </table:table-cell>
        </table:table-row>
        <table:table-row>
          <table:table-cell table:style-name="Tabela16.A14" table:number-rows-spanned="12" office:value-type="string">
            <text:p text:style-name="P42">Domínio</text:p>
          </table:table-cell>
          <table:table-cell table:style-name="Tabela16.B14" table:number-rows-spanned="12" office:value-type="string">
            <text:p text:style-name="P433">A ser preenchido</text:p>
          </table:table-cell>
          <table:table-cell table:style-name="Tabela16.C4" office:value-type="string">
            <text:p text:style-name="P338">Campo ou quadra -<text:span text:style-name="T31">2XX</text:span></text:p>
            <text:p text:style-name="P253">[P A]</text:p>
          </table:table-cell>
          <table:table-cell table:style-name="Tabela16.D3" office:value-type="string">
            <text:p text:style-name="P325">Campo/Quadra - Outras quadras esportivas -298</text:p>
            <text:p text:style-name="P325">Campo/Quadra de basquete -202</text:p>
            <text:p text:style-name="P325">Campo/Quadra de futebol -201</text:p>
            <text:p text:style-name="P283">Campo/Quadra de hipismo -205<text:span text:style-name="T1"> !</text:span></text:p>
            <text:p text:style-name="P283">Campo/Quadra de pólo -204<text:span text:style-name="T1"> !</text:span></text:p>
            <text:p text:style-name="P325">Campo/Quadra de tênis -207</text:p>
            <text:p text:style-name="P325">Campo/Quadra de vôlei -203</text:p>
            <text:p text:style-name="P325">Campo/Quadra poliesportiva -206</text:p>
          </table:table-cell>
          <table:table-cell table:style-name="Tabela16.E13" table:number-rows-spanned="11" office:value-type="string">
            <text:p text:style-name="P269">Abandonada -1<text:span text:style-name="T1"> !</text:span></text:p>
            <text:p text:style-name="P208">Construída -3</text:p>
            <text:p text:style-name="P269">Destruída -2<text:span text:style-name="T1"> !</text:span></text:p>
            <text:p text:style-name="P269">Em construção -4<text:span text:style-name="T1"> !</text:span></text:p>
          </table:table-cell>
        </table:table-row>
        <table:table-row>
          <table:covered-table-cell/>
          <table:covered-table-cell/>
          <table:table-cell table:style-name="Tabela16.C4" office:value-type="string">
            <text:p text:style-name="P381">Arquibancada – 10XX</text:p>
            <text:p text:style-name="P382">[LA]</text:p>
          </table:table-cell>
          <table:table-cell table:style-name="Tabela16.D4" office:value-type="string">
            <text:p text:style-name="P318">Arquibancada – 1001 !</text:p>
          </table:table-cell>
          <table:covered-table-cell/>
        </table:table-row>
        <table:table-row>
          <table:covered-table-cell/>
          <table:covered-table-cell/>
          <table:table-cell table:style-name="Tabela16.C7" office:value-type="string">
            <text:p text:style-name="P338">Cemitério -<text:span text:style-name="T31">1XX</text:span></text:p>
            <text:p text:style-name="P253">[P A]</text:p>
          </table:table-cell>
          <table:table-cell table:style-name="Tabela16.D5" office:value-type="string">
            <text:p text:style-name="P317">Cemitério - Crematório -101 !</text:p>
            <text:p text:style-name="P315">Cemitério - Túmulo isolado -105 !</text:p>
            <text:p text:style-name="P325">Cemitério Comum -104</text:p>
            <text:p text:style-name="P283">Cemitério Parque -102<text:span text:style-name="T1"> !</text:span></text:p>
            <text:p text:style-name="P283">Cemitério Vertical -103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6.C7" office:value-type="string">
            <text:p text:style-name="P380">Estacionamento – 9XX</text:p>
            <text:p text:style-name="P255">[A]</text:p>
          </table:table-cell>
          <table:table-cell table:style-name="Tabela16.D6" office:value-type="string">
            <text:p text:style-name="P133">Estacionamento - 901</text:p>
          </table:table-cell>
          <table:covered-table-cell/>
        </table:table-row>
        <table:table-row>
          <table:covered-table-cell/>
          <table:covered-table-cell/>
          <table:table-cell table:style-name="Tabela16.C7" office:value-type="string">
            <text:p text:style-name="P379">Equipamento agropecuário - 8XX</text:p>
            <text:p text:style-name="P379">[PLA]</text:p>
          </table:table-cell>
          <table:table-cell table:style-name="Tabela16.D7" office:value-type="string">
            <text:p text:style-name="P132">Moega – 801</text:p>
            <text:p text:style-name="P132">Moinho – 802</text:p>
            <text:p text:style-name="P132">Secador – 80<text:span text:style-name="T252">3</text:span></text:p>
            <text:p text:style-name="P132">Tombador - 80<text:span text:style-name="T252">4</text:span></text:p>
          </table:table-cell>
          <table:covered-table-cell/>
        </table:table-row>
        <table:table-row>
          <table:covered-table-cell/>
          <table:covered-table-cell/>
          <table:table-cell table:style-name="Tabela16.C8" office:value-type="string">
            <text:p text:style-name="P107">Pátio -<text:span text:style-name="T31">4XX</text:span></text:p>
            <text:p text:style-name="P127">[A]</text:p>
          </table:table-cell>
          <table:table-cell table:style-name="Tabela16.D8" office:value-type="string">
            <text:p text:style-name="P325">Pátio aeroportuário -409</text:p>
            <text:p text:style-name="P325">Pátio ferroviário -405</text:p>
            <text:p text:style-name="P325">Pátio metroviário -406</text:p>
            <text:p text:style-name="P325">Pátio portuário -414</text:p>
            <text:p text:style-name="P325">Pátio rodoviário -404</text:p>
            <text:p text:style-name="P342">Pátio Misto -495</text:p>
          </table:table-cell>
          <table:covered-table-cell/>
        </table:table-row>
        <table:table-row>
          <table:covered-table-cell/>
          <table:covered-table-cell/>
          <table:table-cell table:style-name="Tabela16.C9" office:value-type="string">
            <text:p text:style-name="P107">Piscina -<text:span text:style-name="T31">5XX</text:span></text:p>
            <text:p text:style-name="P127">[A]</text:p>
          </table:table-cell>
          <table:table-cell table:style-name="Tabela16.D9" office:value-type="string">
            <text:p text:style-name="P325">Piscina -501</text:p>
          </table:table-cell>
          <table:covered-table-cell/>
        </table:table-row>
        <table:table-row>
          <table:covered-table-cell/>
          <table:covered-table-cell/>
          <table:table-cell table:style-name="Tabela16.C11" office:value-type="string">
            <text:p text:style-name="P140">Pista competição <text:span text:style-name="T32">-3XX !</text:span></text:p>
            <text:p text:style-name="P127">[<text:span text:style-name="T218">P</text:span>L<text:span text:style-name="T218">A</text:span>]</text:p>
          </table:table-cell>
          <table:table-cell table:style-name="Tabela16.D10" office:value-type="string">
            <text:p text:style-name="P325">Pista - Outras pistas de competição -398</text:p>
            <text:p text:style-name="P325">Pista de atletismo -301</text:p>
            <text:p text:style-name="P325">Pista de automobilismo -304</text:p>
            <text:p text:style-name="P325">Pista de ciclismo -302</text:p>
            <text:p text:style-name="P85">Pista de corrida de cavalos -305</text:p>
            <text:p text:style-name="P325">Pista de motociclismo -303</text:p>
            <text:p text:style-name="P382">Pista de bicicross – 306</text:p>
            <text:p text:style-name="P382">Pista de motocross - 307</text:p>
          </table:table-cell>
          <table:covered-table-cell/>
        </table:table-row>
        <table:table-row>
          <table:covered-table-cell/>
          <table:covered-table-cell/>
          <table:table-cell table:style-name="Tabela16.C11" office:value-type="string">
            <text:p text:style-name="P141">Ponto de estacão de medição de fenômenos – 16XX</text:p>
            <text:p text:style-name="P141">[P]</text:p>
          </table:table-cell>
          <table:table-cell table:style-name="Tabela16.D11" office:value-type="string">
            <text:p text:style-name="P316">Estação climatológica principal -1601 !</text:p>
            <text:p text:style-name="P316">Estação climatológica auxiliar -1602 !</text:p>
            <text:p text:style-name="P316">Estação agroclimatológica -1603 !</text:p>
            <text:p text:style-name="P316">Estação pluviométrica -1604 !</text:p>
            <text:p text:style-name="P316">Estação eólica -1605 !</text:p>
            <text:p text:style-name="P316">Estação evaporimétrica -1606 !</text:p>
            <text:p text:style-name="P316">Estação solarimétrica -1607 !</text:p>
            <text:p text:style-name="P316">Estação de radar meteorológico -1608 !</text:p>
            <text:p text:style-name="P316">Estação de rádiosonda -1609 !</text:p>
            <text:p text:style-name="P316">Estação fluviométrica -1610 !</text:p>
            <text:p text:style-name="P316">Estação maregráfica -1611 !</text:p>
            <text:p text:style-name="P316">Estação mares terrestres - crosta -1612 !</text:p>
            <text:p text:style-name="P316">Estação Hidrológica – 1613 !</text:p>
            <text:p text:style-name="P316">Estação Metero-maregráfica - 1614 !</text:p>
          </table:table-cell>
          <table:covered-table-cell/>
        </table:table-row>
        <table:table-row>
          <table:covered-table-cell/>
          <table:covered-table-cell/>
          <table:table-cell table:style-name="Tabela16.C12" office:value-type="string">
            <text:p text:style-name="P142"><text:span text:style-name="T219">Sítio Arquiológico</text:span> -6XX</text:p>
            <text:p text:style-name="P127">[A]</text:p>
          </table:table-cell>
          <table:table-cell table:style-name="Tabela16.D12" office:value-type="string">
            <text:p text:style-name="P316">Sítio Arquiológico <text:s/>-601 !</text:p>
          </table:table-cell>
          <table:covered-table-cell/>
        </table:table-row>
        <table:table-row>
          <table:covered-table-cell/>
          <table:covered-table-cell/>
          <table:table-cell table:style-name="Tabela16.C13" office:value-type="string">
            <text:p text:style-name="P142">Ruina -7XX</text:p>
            <text:p text:style-name="P127">[P A]</text:p>
          </table:table-cell>
          <table:table-cell table:style-name="Tabela16.D13" office:value-type="string">
            <text:p text:style-name="P315">Ruina -701 !</text:p>
          </table:table-cell>
          <table:covered-table-cell/>
        </table:table-row>
        <table:table-row>
          <table:covered-table-cell/>
          <table:covered-table-cell/>
          <table:table-cell table:style-name="Tabela16.C14" office:value-type="string">
            <text:p text:style-name="P338">A SER PREENCHIDO -<text:span text:style-name="T31">999</text:span></text:p>
          </table:table-cell>
          <table:table-cell table:style-name="Tabela16.D14" office:value-type="string">
            <text:p text:style-name="P325">A SER PREENCHIDO -999</text:p>
            <text:p text:style-name="P325"/>
            <text:p text:style-name="P454">L - "<text:span text:style-name="T169">tipo</text:span>" in (9<text:span text:style-name="T60">99)</text:span></text:p>
            <text:p text:style-name="P325"/>
            <text:p text:style-name="P419"><text:span text:style-name="T109">A</text:span><text:span text:style-name="T107"> - </text:span><text:span text:style-name="T108">(("tipo" -"tipo" %100)/100) in (</text:span><text:span text:style-name="T111">3, 4, 5, 6, 7</text:span><text:span text:style-name="T108">)</text:span><text:span text:style-name="T107"> </text:span><text:span text:style-name="T108">or </text:span><text:span text:style-name="T107">"tipo" in </text:span><text:span text:style-name="T108">(</text:span><text:span text:style-name="T111">101, 102, 103, 204, 205</text:span><text:span text:style-name="T107">)</text:span></text:p>
          </table:table-cell>
          <table:table-cell table:style-name="Tabela16.E14" office:value-type="string">
            <text:p text:style-name="P202">A SER PREENCHIDO -999</text:p>
            <text:p text:style-name="P202"/>
            <text:p text:style-name="P454">L - "situacao_fisica" in (9<text:span text:style-name="T60">99)</text:span></text:p>
            <text:p text:style-name="P463"/>
            <text:p text:style-name="P474"><text:span text:style-name="T164">A</text:span> - <text:span text:style-name="T162">(("tipo" -"tipo" %100)/100) in (1, 2, 3, 4 ,5) and </text:span>"<text:span text:style-name="T124">situacao_fisica</text:span>" in (<text:span text:style-name="T164">1, 2, 4)</text:span></text:p>
          </table:table-cell>
        </table:table-row>
        <table:table-row>
          <table:table-cell table:style-name="Tabela16.A15" office:value-type="string">
            <text:p text:style-name="P42"/>
          </table:table-cell>
          <table:table-cell table:style-name="Tabela16.B15" office:value-type="string">
            <text:p text:style-name="P433"/>
          </table:table-cell>
          <table:table-cell table:style-name="Tabela16.C15" office:value-type="string">
            <text:p text:style-name="P338"/>
          </table:table-cell>
          <table:table-cell table:style-name="Tabela16.D15" office:value-type="string">
            <text:p text:style-name="P325"/>
          </table:table-cell>
          <table:table-cell table:style-name="Tabela16.E15" office:value-type="string">
            <text:p text:style-name="P326">Desconhecida -0</text:p>
          </table:table-cell>
        </table:table-row>
      </table:table>
      <text:p text:style-name="P11"/>
      <text:p text:style-name="P11"/>
      <table:table table:name="Tabela6" table:style-name="Tabela6">
        <table:table-column table:style-name="Tabela6.A"/>
        <table:table-column table:style-name="Tabela6.B" table:number-columns-repeated="3"/>
        <table:table-row>
          <table:table-cell table:style-name="Tabela6.A1" office:value-type="string">
            <text:p text:style-name="P43">Classe</text:p>
          </table:table-cell>
          <table:table-cell table:style-name="Tabela6.B1" table:number-columns-spanned="3" office:value-type="string">
            <text:p text:style-name="P62">curva_nivel <text:span text:style-name="T7">(</text:span>elemnat_curva_nivel<text:span text:style-name="T7">) [L]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43">Atributo</text:p>
          </table:table-cell>
          <table:table-cell table:style-name="Tabela6.A2" office:value-type="string">
            <text:p text:style-name="P62">cota (1)</text:p>
          </table:table-cell>
          <table:table-cell table:style-name="Tabela6.A2" office:value-type="string">
            <text:p text:style-name="P62">indice (1)</text:p>
          </table:table-cell>
          <table:table-cell table:style-name="Tabela6.D2" office:value-type="string">
            <text:p text:style-name="P62">depressao (1)</text:p>
          </table:table-cell>
        </table:table-row>
        <table:table-row>
          <table:table-cell table:style-name="Tabela6.A4" table:number-rows-spanned="2" office:value-type="string">
            <text:p text:style-name="P43">Domínio</text:p>
          </table:table-cell>
          <table:table-cell table:style-name="Tabela6.B4" table:number-rows-spanned="2" office:value-type="string">
            <text:p text:style-name="P62">A ser preenchido</text:p>
          </table:table-cell>
          <table:table-cell table:style-name="Tabela6.C3" office:value-type="string">
            <text:p text:style-name="P62">Auxiliar -3</text:p>
            <text:p text:style-name="P62">Mestra -1</text:p>
            <text:p text:style-name="P62">Normal -2</text:p>
          </table:table-cell>
          <table:table-cell table:style-name="Tabela6.D3" office:value-type="string">
            <text:p text:style-name="P62">Não -2</text:p>
            <text:p text:style-name="P62">Sim -1</text:p>
          </table:table-cell>
        </table:table-row>
        <table:table-row>
          <table:covered-table-cell/>
          <table:covered-table-cell/>
          <table:table-cell table:style-name="Tabela6.C4" office:value-type="string">
            <text:p text:style-name="P149">A SER PREENCHIDO -999</text:p>
            <text:p text:style-name="P149"/>
            <text:p text:style-name="P408">L - <text:span text:style-name="T60">"indice" in (999)</text:span></text:p>
          </table:table-cell>
          <table:table-cell table:style-name="Tabela6.D4" office:value-type="string">
            <text:p text:style-name="P149">A SER PREENCHIDO -999</text:p>
            <text:p text:style-name="P149"/>
            <text:p text:style-name="P408">L - "<text:span text:style-name="T60">depressao</text:span>" in (<text:span text:style-name="T60">999)</text:span></text:p>
          </table:table-cell>
        </table:table-row>
      </table:table>
      <text:p text:style-name="P11"/>
      <text:p text:style-name="P6"/>
      <table:table table:name="Tabela20" table:style-name="Tabela20">
        <table:table-column table:style-name="Tabela20.A"/>
        <table:table-column table:style-name="Tabela20.B" table:number-columns-repeated="2"/>
        <table:table-row>
          <table:table-cell table:style-name="Tabela20.A1" office:value-type="string">
            <text:p text:style-name="P42">Classe</text:p>
          </table:table-cell>
          <table:table-cell table:style-name="Tabela20.B1" table:number-columns-spanned="2" office:value-type="string">
            <text:p text:style-name="P117"><text:span text:style-name="T209">alteracao_fisiografica_antropica</text:span> <text:span text:style-name="T30">(infra_alteracao_fisiografica_antropica) [LA]</text:span></text:p>
          </table:table-cell>
          <table:covered-table-cell/>
        </table:table-row>
        <table:table-row>
          <table:table-cell table:style-name="Tabela20.A2" office:value-type="string">
            <text:p text:style-name="P42">Atributo</text:p>
          </table:table-cell>
          <table:table-cell table:style-name="Tabela20.A2" office:value-type="string">
            <text:p text:style-name="P179">nome<text:span text:style-name="T6"> (0..1)</text:span></text:p>
          </table:table-cell>
          <table:table-cell table:style-name="Tabela20.C2" office:value-type="string">
            <text:p text:style-name="P179">tipo<text:span text:style-name="T5"> (1)</text:span></text:p>
          </table:table-cell>
        </table:table-row>
        <table:table-row>
          <table:table-cell table:style-name="Tabela20.A5" table:number-rows-spanned="3" office:value-type="string">
            <text:p text:style-name="P42">Domínio</text:p>
          </table:table-cell>
          <table:table-cell table:style-name="Tabela20.B5" table:number-rows-spanned="3" office:value-type="string">
            <text:p text:style-name="P433">A ser preenchido</text:p>
          </table:table-cell>
          <table:table-cell table:style-name="Tabela20.C3" office:value-type="string">
            <text:p text:style-name="P229">Caixa de empréstimo -24</text:p>
            <text:p text:style-name="P229">Resíduo de bota-fora -28</text:p>
            <text:p text:style-name="P229">Resíduo sólido em geral -29</text:p>
            <text:p text:style-name="P221">[A]</text:p>
          </table:table-cell>
        </table:table-row>
        <table:table-row>
          <table:covered-table-cell/>
          <table:covered-table-cell/>
          <table:table-cell table:style-name="Tabela20.C4" office:value-type="string">
            <text:p text:style-name="P229">Aterro -27</text:p>
            <text:p text:style-name="P229">Corte -26</text:p>
            <text:p text:style-name="P221">[L]</text:p>
          </table:table-cell>
        </table:table-row>
        <table:table-row>
          <table:covered-table-cell/>
          <table:covered-table-cell/>
          <table:table-cell table:style-name="Tabela20.C5" office:value-type="string">
            <text:p text:style-name="P229">A SER PREENCHIDO -999</text:p>
            <text:p text:style-name="P229"/>
            <text:p text:style-name="P454">L - "<text:span text:style-name="T169">tipo</text:span>" in (9<text:span text:style-name="T60">99)</text:span></text:p>
            <text:p text:style-name="P454"/>
            <text:p text:style-name="P469"><text:span text:style-name="T170">A</text:span> - <text:span text:style-name="T106">"</text:span><text:span text:style-name="T114">tipo</text:span><text:span text:style-name="T106">" in (</text:span><text:span text:style-name="T115">4, 5, 6, 7, 8, 9, 10, 11, 13, 14, </text:span><text:span text:style-name="T114">15, </text:span><text:span text:style-name="T115">19, 20,</text:span><text:span text:style-name="T114"> </text:span><text:span text:style-name="T115">21, 22, </text:span><text:span text:style-name="T114">23, 25, </text:span><text:span text:style-name="T115">31, 33</text:span><text:span text:style-name="T113">)</text:span></text:p>
          </table:table-cell>
        </table:table-row>
      </table:table>
      <text:p text:style-name="P6"/>
      <text:p text:style-name="P24"/>
      <table:table table:name="Table8" table:style-name="Table8">
        <table:table-column table:style-name="Table8.A"/>
        <table:table-column table:style-name="Table8.B" table:number-columns-repeated="2"/>
        <table:table-row>
          <table:table-cell table:style-name="Table8.A1" office:value-type="string">
            <text:p text:style-name="P55">Classe</text:p>
          </table:table-cell>
          <table:table-cell table:style-name="Table8.B1" table:number-columns-spanned="2" office:value-type="string">
            <text:p text:style-name="P118">elemento_fisiografico <text:span text:style-name="T30">(elemnat_elemento_fisiografico) [PLA]</text:span></text:p>
          </table:table-cell>
          <table:covered-table-cell/>
        </table:table-row>
        <table:table-row>
          <table:table-cell table:style-name="Table8.A2" office:value-type="string">
            <text:p text:style-name="P55">Atributo</text:p>
          </table:table-cell>
          <table:table-cell table:style-name="Table8.A2" office:value-type="string">
            <text:p text:style-name="P186">nome<text:span text:style-name="T6"> (0..1)</text:span></text:p>
          </table:table-cell>
          <table:table-cell table:style-name="Table8.C2" office:value-type="string">
            <text:p text:style-name="P186">tipo<text:span text:style-name="T5"> (1)</text:span></text:p>
          </table:table-cell>
        </table:table-row>
        <table:table-row>
          <table:table-cell table:style-name="Table8.A7" table:number-rows-spanned="5" office:value-type="string">
            <text:p text:style-name="P55">Domínio</text:p>
          </table:table-cell>
          <table:table-cell table:style-name="Table8.B7" table:number-rows-spanned="5" office:value-type="string">
            <text:p text:style-name="P439">A ser preenchido</text:p>
          </table:table-cell>
          <table:table-cell table:style-name="Table8.C3" office:value-type="string">
            <text:p text:style-name="P95">Área aterrada -25</text:p>
            <text:p text:style-name="P95">Area rochosa - lajedo -23</text:p>
            <text:p text:style-name="P95">Dolina -15</text:p>
            <text:p text:style-name="P95">Duna -16</text:p>
            <text:p text:style-name="P99">[A]</text:p>
          </table:table-cell>
        </table:table-row>
        <table:table-row>
          <table:covered-table-cell/>
          <table:covered-table-cell/>
          <table:table-cell table:style-name="Table8.C4" office:value-type="string">
            <text:p text:style-name="P95">Escarpa -8</text:p>
            <text:p text:style-name="P95">Falésia -13</text:p>
            <text:p text:style-name="P95">Talude -14</text:p>
            <text:p text:style-name="P99">[L]</text:p>
          </table:table-cell>
        </table:table-row>
        <table:table-row>
          <table:covered-table-cell/>
          <table:covered-table-cell/>
          <table:table-cell table:style-name="Table8.C5" office:value-type="string">
            <text:p text:style-name="P95">Caverna -20</text:p>
            <text:p text:style-name="P95">Gruta -19</text:p>
            <text:p text:style-name="P99">[P]</text:p>
          </table:table-cell>
        </table:table-row>
        <table:table-row>
          <table:covered-table-cell/>
          <table:covered-table-cell/>
          <table:table-cell table:style-name="Table8.C6" office:value-type="string">
            <text:p text:style-name="P95">Matacão – pedra -21</text:p>
            <text:p text:style-name="P95">Penedo – isolado -22</text:p>
            <text:p text:style-name="P99">[P A]</text:p>
          </table:table-cell>
        </table:table-row>
        <table:table-row>
          <table:covered-table-cell/>
          <table:covered-table-cell/>
          <table:table-cell table:style-name="Table8.C7" office:value-type="string">
            <text:p text:style-name="P233">A SER PREENCHIDO -999</text:p>
            <text:p text:style-name="P233"/>
            <text:p text:style-name="P457">L - "<text:span text:style-name="T169">tipo</text:span>" in (9<text:span text:style-name="T60">99)</text:span></text:p>
            <text:p text:style-name="P457"/>
            <text:p text:style-name="P473"><text:span text:style-name="T170">A</text:span> - <text:span text:style-name="T106">"</text:span><text:span text:style-name="T114">tipo</text:span><text:span text:style-name="T106">" in (</text:span><text:span text:style-name="T115">4, 5, 6, 7, 8, 9, 10, 11, 13, 14, </text:span><text:span text:style-name="T114">15, </text:span><text:span text:style-name="T115">19, 20,</text:span><text:span text:style-name="T114"> </text:span><text:span text:style-name="T115">21, 22, </text:span><text:span text:style-name="T114">23, 25, </text:span><text:span text:style-name="T115">31, 33</text:span><text:span text:style-name="T113">)</text:span></text:p>
          </table:table-cell>
        </table:table-row>
      </table:table>
      <text:p text:style-name="P24"/>
      <table:table table:name="Table7" table:style-name="Table7">
        <table:table-column table:style-name="Table7.A"/>
        <table:table-column table:style-name="Table7.B" table:number-columns-repeated="2"/>
        <table:table-row>
          <table:table-cell table:style-name="Table7.A1" office:value-type="string">
            <text:p text:style-name="P54">Classe</text:p>
          </table:table-cell>
          <table:table-cell table:style-name="Table7.B1" table:number-columns-spanned="2" office:value-type="string">
            <text:p text:style-name="P425"><text:span text:style-name="T200">toponimo_fisiografico_natural <text:s/></text:span><text:span text:style-name="T201">(elemnat_</text:span>toponimo_fisiografico_natural<text:span text:style-name="T201">) [PL]</text:span></text:p>
          </table:table-cell>
          <table:covered-table-cell/>
        </table:table-row>
        <table:table-row>
          <table:table-cell table:style-name="Table7.A2" office:value-type="string">
            <text:p text:style-name="P54">Atributo</text:p>
          </table:table-cell>
          <table:table-cell table:style-name="Table7.A2" office:value-type="string">
            <text:p text:style-name="P185">nome<text:span text:style-name="T6"> (0..1)</text:span></text:p>
          </table:table-cell>
          <table:table-cell table:style-name="Table7.C2" office:value-type="string">
            <text:p text:style-name="P185">tipo<text:span text:style-name="T5"> (1)</text:span></text:p>
          </table:table-cell>
        </table:table-row>
        <table:table-row>
          <table:table-cell table:style-name="Table7.A6" table:number-rows-spanned="4" office:value-type="string">
            <text:p text:style-name="P54">Domínio</text:p>
          </table:table-cell>
          <table:table-cell table:style-name="Table7.B6" table:number-rows-spanned="4" office:value-type="string">
            <text:p text:style-name="P438">A ser preenchido</text:p>
          </table:table-cell>
          <table:table-cell table:style-name="Table7.C3" office:value-type="string">
            <text:p text:style-name="P289"/>
            <text:p text:style-name="P234">Serra -1</text:p>
            <text:p text:style-name="P224">[L]</text:p>
            <text:p text:style-name="P25"/>
          </table:table-cell>
        </table:table-row>
        <table:table-row>
          <table:covered-table-cell/>
          <table:covered-table-cell/>
          <table:table-cell table:style-name="Table7.C5" office:value-type="string">
            <text:p text:style-name="P290">Cabo -11<text:span text:style-name="T1"> !</text:span></text:p>
            <text:p text:style-name="P290">Chapada -4<text:span text:style-name="T1"> !</text:span></text:p>
            <text:p text:style-name="P290">Maciço -5<text:span text:style-name="T1"> !</text:span></text:p>
            <text:p text:style-name="P234">Montanha -3</text:p>
            <text:p text:style-name="P234">Morro -2</text:p>
            <text:p text:style-name="P290">Península -9<text:span text:style-name="T1"> !</text:span></text:p>
            <text:p text:style-name="P234">Pico -17</text:p>
            <text:p text:style-name="P290">Planalto -6<text:span text:style-name="T1"> !</text:span></text:p>
            <text:p text:style-name="P290">Planície -7<text:span text:style-name="T1"> !</text:span></text:p>
            <text:p text:style-name="P290">Ponta -10<text:span text:style-name="T1"> !</text:span></text:p>
            <text:p text:style-name="P224">[P]</text:p>
          </table:table-cell>
        </table:table-row>
        <table:table-row>
          <table:covered-table-cell/>
          <table:covered-table-cell/>
          <table:table-cell table:style-name="Table7.C5" office:value-type="string">
            <text:p text:style-name="P238">Praia -12</text:p>
            <text:p text:style-name="P100">[P L]</text:p>
          </table:table-cell>
        </table:table-row>
        <table:table-row>
          <table:covered-table-cell/>
          <table:covered-table-cell/>
          <table:table-cell table:style-name="Table7.C6" office:value-type="string">
            <text:p text:style-name="P232">A SER PREENCHIDO -999</text:p>
            <text:p text:style-name="P232"/>
            <text:p text:style-name="P456">L - "<text:span text:style-name="T169">tipo</text:span>" in (9<text:span text:style-name="T60">99)</text:span></text:p>
            <text:p text:style-name="P456"/>
            <text:p text:style-name="P472"><text:span text:style-name="T170">A</text:span> - <text:span text:style-name="T106">"</text:span><text:span text:style-name="T114">tipo</text:span><text:span text:style-name="T106">" in (</text:span><text:span text:style-name="T115">4, 5, 6, 7, 8, 9, 10, 11, 13, 14, </text:span><text:span text:style-name="T114">15, </text:span><text:span text:style-name="T115">19, 20,</text:span><text:span text:style-name="T114"> </text:span><text:span text:style-name="T115">21, 22, </text:span><text:span text:style-name="T114">23, 25, </text:span><text:span text:style-name="T115">31, 33</text:span><text:span text:style-name="T113">)</text:span></text:p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0">Classe </text:p>
          </table:table-cell>
          <table:table-cell table:style-name="Table3.B1" office:value-type="string">
            <text:p text:style-name="P369">sumidouro_vertedouro (elemnat_sumidouro_vertedouro) [P]</text:p>
          </table:table-cell>
        </table:table-row>
        <table:table-row>
          <table:table-cell table:style-name="Table3.A2" office:value-type="string">
            <text:p text:style-name="P50">Atributo</text:p>
          </table:table-cell>
          <table:table-cell table:style-name="Table3.B2" office:value-type="string">
            <text:p text:style-name="P488">tipo<text:span text:style-name="T5"> (1)</text:span></text:p>
          </table:table-cell>
        </table:table-row>
        <table:table-row>
          <table:table-cell table:style-name="Table3.A3" office:value-type="string">
            <text:p text:style-name="P50">Domínio</text:p>
          </table:table-cell>
          <table:table-cell table:style-name="Table3.B3" office:value-type="string">
            <text:p text:style-name="P489">Sumidouro – 4</text:p>
            <text:p text:style-name="P489">Verdedouro - 5</text:p>
          </table:table-cell>
        </table:table-row>
      </table:table>
      <text:p text:style-name="P19"/>
      <text:p text:style-name="P21"/>
      <table:table table:name="Table5" table:style-name="Table5">
        <table:table-column table:style-name="Table5.A"/>
        <table:table-column table:style-name="Table5.B" table:number-columns-repeated="4"/>
        <table:table-row>
          <table:table-cell table:style-name="Table5.A1" office:value-type="string">
            <text:p text:style-name="P52">Classe </text:p>
          </table:table-cell>
          <table:table-cell table:style-name="Table5.B1" table:number-columns-spanned="4" office:value-type="string">
            <text:p text:style-name="P370">barragem (elemnat_barragem) [<text:span text:style-name="T253">L</text:span>A]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52">Atributo</text:p>
          </table:table-cell>
          <table:table-cell table:style-name="Table5.A2" office:value-type="string">
            <text:p text:style-name="P183">nome<text:span text:style-name="T6"> (0..1)</text:span></text:p>
          </table:table-cell>
          <table:table-cell table:style-name="Table5.A2" office:value-type="string">
            <text:p text:style-name="P183">tipo<text:span text:style-name="T5"> (1)</text:span></text:p>
          </table:table-cell>
          <table:table-cell table:style-name="Table5.A2" office:value-type="string">
            <text:p text:style-name="P180">situacao_fisica<text:span text:style-name="T5"> (1)</text:span></text:p>
          </table:table-cell>
          <table:table-cell table:style-name="Table5.E2" office:value-type="string">
            <text:p text:style-name="P180">material_construcao<text:span text:style-name="T5"> (1)</text:span></text:p>
          </table:table-cell>
        </table:table-row>
        <table:table-row>
          <table:table-cell table:style-name="Table5.A3" office:value-type="string">
            <text:p text:style-name="P52">Domínio</text:p>
          </table:table-cell>
          <table:table-cell table:style-name="Table5.B3" office:value-type="string">
            <text:p text:style-name="P436">A ser preenchido</text:p>
          </table:table-cell>
          <table:table-cell table:style-name="Table5.C3" office:value-type="string">
            <text:p text:style-name="P122">1 – Barragem</text:p>
            <text:p text:style-name="P314">2- Dique</text:p>
          </table:table-cell>
          <table:table-cell table:style-name="Table5.D3" office:value-type="string">
            <text:p text:style-name="P278">Abandonada -1<text:span text:style-name="T1"> !</text:span></text:p>
            <text:p text:style-name="P79">Construída -3</text:p>
            <text:p text:style-name="P194"><text:span text:style-name="T151">Destruída -2</text:span><text:span text:style-name="T152"> !</text:span></text:p>
            <text:p text:style-name="P278">Em construção -4<text:span text:style-name="T1"> !</text:span></text:p>
            <text:p text:style-name="P307"/>
          </table:table-cell>
          <table:table-cell table:style-name="Table5.E3" office:value-type="string">
            <text:p text:style-name="P278">Alvenaria -1<text:span text:style-name="T1"> !</text:span></text:p>
            <text:p text:style-name="P79">Concreto -2</text:p>
            <text:p text:style-name="P193">Rocha -4</text:p>
            <text:p text:style-name="P193">Terra -23</text:p>
            <text:p text:style-name="P373">Desconhecido – 0</text:p>
            <text:p text:style-name="P373"/>
          </table:table-cell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9">Classe </text:p>
          </table:table-cell>
          <table:table-cell table:style-name="Table2.B1" office:value-type="string">
            <text:p text:style-name="P372">terreno_sujeito_inundacao (elemnat_terreno_sujeito_inundacao) [A]</text:p>
          </table:table-cell>
        </table:table-row>
        <table:table-row>
          <table:table-cell table:style-name="Table2.A2" office:value-type="string">
            <text:p text:style-name="P49">Atributo</text:p>
          </table:table-cell>
          <table:table-cell table:style-name="Table2.B2" office:value-type="string">
            <text:p text:style-name="P369"/>
          </table:table-cell>
        </table:table-row>
        <table:table-row>
          <table:table-cell table:style-name="Table2.A3" office:value-type="string">
            <text:p text:style-name="P49">Domínio</text:p>
          </table:table-cell>
          <table:table-cell table:style-name="Table2.B3" office:value-type="string">
            <text:p text:style-name="P49"/>
          </table:table-cell>
        </table:table-row>
      </table:table>
      <text:p text:style-name="P18"/>
      <text:p text:style-name="P20"/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51">Classe </text:p>
          </table:table-cell>
          <table:table-cell table:style-name="Table4.B1" table:number-columns-spanned="2" office:value-type="string">
            <text:p text:style-name="P490">ilha (elemnat_ilha) [A]</text:p>
          </table:table-cell>
          <table:covered-table-cell/>
        </table:table-row>
        <table:table-row>
          <table:table-cell table:style-name="Table4.A2" office:value-type="string">
            <text:p text:style-name="P51">Atributo</text:p>
          </table:table-cell>
          <table:table-cell table:style-name="Table4.A2" office:value-type="string">
            <text:p text:style-name="P182">nome<text:span text:style-name="T6"> (0..1)</text:span></text:p>
          </table:table-cell>
          <table:table-cell table:style-name="Table4.C2" office:value-type="string">
            <text:p text:style-name="P182">tipo<text:span text:style-name="T5"> (1)</text:span></text:p>
          </table:table-cell>
        </table:table-row>
        <table:table-row>
          <table:table-cell table:style-name="Table4.A3" office:value-type="string">
            <text:p text:style-name="P51">Domínio</text:p>
          </table:table-cell>
          <table:table-cell table:style-name="Table4.B3" office:value-type="string">
            <text:p text:style-name="P435">A ser preenchido</text:p>
          </table:table-cell>
          <table:table-cell table:style-name="Table4.C3" office:value-type="string">
            <text:p text:style-name="P231">Ilha <text:span text:style-name="T36">Fluvial</text:span>-30</text:p>
            <text:p text:style-name="P231">Ilha <text:span text:style-name="T36">Lacustre</text:span>-3<text:span text:style-name="T36">2</text:span></text:p>
            <text:p text:style-name="P96">Ilha <text:span text:style-name="T36">Maritima</text:span>-3<text:span text:style-name="T36">1</text:span></text:p>
          </table:table-cell>
        </table:table-row>
      </table:table>
      <text:p text:style-name="P20"/>
      <text:p text:style-name="P18"/>
      <table:table table:name="Tabela3" table:style-name="Tabela3">
        <table:table-column table:style-name="Tabela3.A"/>
        <table:table-column table:style-name="Tabela3.B" table:number-columns-repeated="2"/>
        <table:table-row>
          <table:table-cell table:style-name="Tabela3.A1" office:value-type="string">
            <text:p text:style-name="P42">Classe</text:p>
          </table:table-cell>
          <table:table-cell table:style-name="Tabela3.B1" table:number-columns-spanned="2" office:value-type="string">
            <text:p text:style-name="P116">elemento_hidrografico <text:span text:style-name="T30">(elemnat_elemento_hidrografico) [PLA]</text:span></text:p>
          </table:table-cell>
          <table:covered-table-cell/>
        </table:table-row>
        <table:table-row>
          <table:table-cell table:style-name="Tabela3.A2" office:value-type="string">
            <text:p text:style-name="P42">Atributo</text:p>
          </table:table-cell>
          <table:table-cell table:style-name="Tabela3.A2" office:value-type="string">
            <text:p text:style-name="P179">nome<text:span text:style-name="T6"> (0..1)</text:span></text:p>
          </table:table-cell>
          <table:table-cell table:style-name="Tabela3.C2" office:value-type="string">
            <text:p text:style-name="P179">tipo<text:span text:style-name="T5"> (1)</text:span></text:p>
          </table:table-cell>
        </table:table-row>
        <table:table-row>
          <table:table-cell table:style-name="Tabela3.A8" table:number-rows-spanned="6" office:value-type="string">
            <text:p text:style-name="P42">Domínio</text:p>
          </table:table-cell>
          <table:table-cell table:style-name="Tabela3.B8" table:number-rows-spanned="6" office:value-type="string">
            <text:p text:style-name="P433">A ser preenchido</text:p>
          </table:table-cell>
          <table:table-cell table:style-name="Tabela3.C3" office:value-type="string">
            <text:p text:style-name="P287">Banco de areia <text:span text:style-name="T35">Cordão Arenoso</text:span> -<text:span text:style-name="T35">17 !</text:span></text:p>
            <text:p text:style-name="P287">Banco de areia <text:span text:style-name="T35">Fluvial</text:span> -<text:span text:style-name="T35">14 !</text:span></text:p>
            <text:p text:style-name="P235"><text:span text:style-name="T151">Banco de areia </text:span><text:span text:style-name="T153">Lacustre</text:span><text:span text:style-name="T151"> -</text:span><text:span text:style-name="T153">16 !</text:span></text:p>
            <text:p text:style-name="P235"><text:span text:style-name="T151">Banco de areia </text:span><text:span text:style-name="T153">Marítimo</text:span><text:span text:style-name="T151"> -</text:span><text:span text:style-name="T153">15 !</text:span></text:p>
            <text:p text:style-name="P134"><text:span text:style-name="T35">[</text:span>A]</text:p>
          </table:table-cell>
        </table:table-row>
        <table:table-row>
          <table:covered-table-cell/>
          <table:covered-table-cell/>
          <table:table-cell table:style-name="Tabela3.C4" office:value-type="string">
            <text:p text:style-name="P229">Cachoeira -9</text:p>
            <text:p text:style-name="P287">Catarata -11<text:span text:style-name="T1"> !</text:span></text:p>
            <text:p text:style-name="P229">Salto -10</text:p>
            <text:p text:style-name="P286">Foz <text:span text:style-name="T56">Marítima</text:span> -6<text:span text:style-name="T1"> !</text:span></text:p>
            <text:p text:style-name="P221">[P L]</text:p>
          </table:table-cell>
        </table:table-row>
        <table:table-row>
          <table:covered-table-cell/>
          <table:covered-table-cell/>
          <table:table-cell table:style-name="Tabela3.C5" office:value-type="string">
            <text:p text:style-name="P229">Corredeira -12</text:p>
            <text:p text:style-name="P287"/>
            <text:p text:style-name="P229"/>
            <text:p text:style-name="P221">[P L A]</text:p>
          </table:table-cell>
        </table:table-row>
        <table:table-row>
          <table:covered-table-cell/>
          <table:covered-table-cell/>
          <table:table-cell table:style-name="Tabela3.C6" office:value-type="string">
            <text:p text:style-name="P230"><text:span text:style-name="T151">Olho dágua -3</text:span><text:span text:style-name="T152"> !</text:span></text:p>
            <text:p text:style-name="P229">Poço artesiano -2</text:p>
            <text:p text:style-name="P229">Poço <text:span text:style-name="T148">dágua</text:span> -1</text:p>
            <text:p text:style-name="P229"/>
            <text:p text:style-name="P221">[P]</text:p>
          </table:table-cell>
        </table:table-row>
        <table:table-row>
          <table:covered-table-cell/>
          <table:covered-table-cell/>
          <table:table-cell table:style-name="Tabela3.C7" office:value-type="string">
            <text:p text:style-name="P288">Recife <text:span text:style-name="T56">Contíguo</text:span> -<text:span text:style-name="T36">18 !</text:span></text:p>
            <text:p text:style-name="P288">Recife <text:span text:style-name="T36">Afastado</text:span> -<text:span text:style-name="T36">19 !</text:span></text:p>
            <text:p text:style-name="P288">Rocha em água -8<text:span text:style-name="T1"> !</text:span></text:p>
            <text:p text:style-name="P288"/>
            <text:p text:style-name="P121">[PA]</text:p>
          </table:table-cell>
        </table:table-row>
        <table:table-row>
          <table:covered-table-cell/>
          <table:covered-table-cell/>
          <table:table-cell table:style-name="Tabela3.C8" office:value-type="string">
            <text:p text:style-name="P229">A SER PREENCHIDO -999</text:p>
            <text:p text:style-name="P229"/>
            <text:p text:style-name="P454">L - "<text:span text:style-name="T169">tipo</text:span>" in (9<text:span text:style-name="T60">99)</text:span></text:p>
            <text:p text:style-name="P454"/>
            <text:p text:style-name="P469"><text:span text:style-name="T170">A</text:span> - <text:span text:style-name="T106">"</text:span><text:span text:style-name="T114">tipo</text:span><text:span text:style-name="T106">" in (</text:span><text:span text:style-name="T114">6, 8, 11, 14, 15, 16, 17, 18, 19</text:span><text:span text:style-name="T113">)</text:span></text:p>
          </table:table-cell>
        </table:table-row>
      </table:table>
      <text:p text:style-name="P6"/>
      <text:p text:style-name="P11"/>
      <table:table table:name="Tabela7" table:style-name="Tabela7">
        <table:table-column table:style-name="Tabela7.A"/>
        <table:table-column table:style-name="Tabela7.B" table:number-columns-repeated="2"/>
        <table:table-row>
          <table:table-cell table:style-name="Tabela7.A1" office:value-type="string">
            <text:p text:style-name="P43">Classe</text:p>
          </table:table-cell>
          <table:table-cell table:style-name="Tabela7.B1" table:number-columns-spanned="2" office:value-type="string">
            <text:p text:style-name="P62">ponto_cotado <text:span text:style-name="T7">(</text:span>elemnat_ponto_cotado<text:span text:style-name="T7">) [P]</text:span></text:p>
          </table:table-cell>
          <table:covered-table-cell/>
        </table:table-row>
        <table:table-row>
          <table:table-cell table:style-name="Tabela7.A2" office:value-type="string">
            <text:p text:style-name="P43">Atributo</text:p>
          </table:table-cell>
          <table:table-cell table:style-name="Tabela7.A2" office:value-type="string">
            <text:p text:style-name="P62">cota (1)</text:p>
          </table:table-cell>
          <table:table-cell table:style-name="Tabela7.C2" office:value-type="string">
            <text:p text:style-name="P62">cota_comprovada (1)</text:p>
          </table:table-cell>
        </table:table-row>
        <table:table-row>
          <table:table-cell table:style-name="Tabela7.A4" table:number-rows-spanned="2" office:value-type="string">
            <text:p text:style-name="P43">Domínio</text:p>
          </table:table-cell>
          <table:table-cell table:style-name="Tabela7.B4" table:number-rows-spanned="2" office:value-type="string">
            <text:p text:style-name="P62">A ser preenchido</text:p>
          </table:table-cell>
          <table:table-cell table:style-name="Tabela7.C3" office:value-type="string">
            <text:p text:style-name="P62">Sim -1</text:p>
            <text:p text:style-name="P62">Não -2</text:p>
          </table:table-cell>
        </table:table-row>
        <table:table-row>
          <table:covered-table-cell/>
          <table:covered-table-cell/>
          <table:table-cell table:style-name="Tabela7.C4" office:value-type="string">
            <text:p text:style-name="P149">A SER PREENCHIDO -999</text:p>
            <text:p text:style-name="P149"/>
            <text:p text:style-name="P408">L - "<text:span text:style-name="T60">cota_comprovada</text:span>" in<text:span text:style-name="T60"> (999)</text:span></text:p>
          </table:table-cell>
        </table:table-row>
      </table:table>
      <text:p text:style-name="P11"/>
      <text:p text:style-name="P14"/>
      <table:table table:name="Tabela5" table:style-name="Tabela5">
        <table:table-column table:style-name="Tabela5.A"/>
        <table:table-column table:style-name="Tabela5.B" table:number-columns-repeated="3"/>
        <table:table-row>
          <table:table-cell table:style-name="Tabela5.A1" office:value-type="string">
            <text:p text:style-name="P45">Classe</text:p>
          </table:table-cell>
          <table:table-cell table:style-name="Tabela5.B1" table:number-columns-spanned="3" office:value-type="string">
            <text:p text:style-name="P153">trecho_drenagem <text:span text:style-name="T7">(</text:span>elemnat_trecho_drenagem<text:span text:style-name="T7">) [L]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45">Atributo</text:p>
          </table:table-cell>
          <table:table-cell table:style-name="Tabela5.A2" office:value-type="string">
            <text:p text:style-name="P154">nome<text:span text:style-name="T6"> (0..1)</text:span></text:p>
          </table:table-cell>
          <table:table-cell table:style-name="Tabela5.A2" office:value-type="string">
            <text:p text:style-name="P154">tipo<text:span text:style-name="T5"> (1)</text:span></text:p>
          </table:table-cell>
          <table:table-cell table:style-name="Tabela5.D2" office:value-type="string">
            <text:p text:style-name="P154">regime<text:span text:style-name="T5"> (1)</text:span></text:p>
          </table:table-cell>
        </table:table-row>
        <table:table-row>
          <table:table-cell table:style-name="Tabela5.A5" table:number-rows-spanned="3" office:value-type="string">
            <text:p text:style-name="P45">Domínio</text:p>
          </table:table-cell>
          <table:table-cell table:style-name="Tabela5.B5" table:number-rows-spanned="3" office:value-type="string">
            <text:p text:style-name="P155">A ser preenchido</text:p>
          </table:table-cell>
          <table:table-cell table:style-name="Tabela5.C3" office:value-type="string">
            <text:p text:style-name="P155">Canal<text:span text:style-name="T4">-2</text:span></text:p>
            <text:p text:style-name="P319">Canal encoberto – 4 !</text:p>
            <text:p text:style-name="P156">Rio <text:span text:style-name="T4">-1</text:span></text:p>
          </table:table-cell>
          <table:table-cell table:style-name="Tabela5.D3" office:value-type="string">
            <text:p text:style-name="P155">Permanente <text:span text:style-name="T4">-1</text:span></text:p>
            <text:p text:style-name="P274">Seco <text:span text:style-name="T4">-5 !</text:span></text:p>
            <text:p text:style-name="P274">Temporário <text:span text:style-name="T4">-3 !</text:span></text:p>
            <text:p text:style-name="P421"><text:span text:style-name="T109">A</text:span><text:span text:style-name="T108"> – "</text:span><text:span text:style-name="T118">tipo</text:span><text:span text:style-name="T108">" </text:span><text:span text:style-name="T118">in (1,2) and </text:span><text:span text:style-name="T108">"regime" in (</text:span><text:span text:style-name="T109">3,</text:span><text:span text:style-name="T118">5</text:span><text:span text:style-name="T108">)</text:span></text:p>
          </table:table-cell>
        </table:table-row>
        <table:table-row>
          <table:covered-table-cell/>
          <table:covered-table-cell/>
          <table:table-cell table:style-name="Tabela5.C4" office:value-type="string">
            <text:p text:style-name="P157"><text:span text:style-name="T197">Pluvial</text:span> <text:span text:style-name="T4">-3</text:span></text:p>
          </table:table-cell>
          <table:table-cell table:style-name="Tabela5.D4" office:value-type="string">
            <text:p text:style-name="P157">Seco <text:span text:style-name="T4">-5</text:span></text:p>
            <text:p text:style-name="P157"/>
            <text:p text:style-name="P402">V - "tipo" in (<text:span text:style-name="T60">3)</text:span> and <text:span text:style-name="T100">not (</text:span>"<text:span text:style-name="T60">regime</text:span>" <text:span text:style-name="T60">in (5))</text:span></text:p>
          </table:table-cell>
        </table:table-row>
        <table:table-row>
          <table:covered-table-cell/>
          <table:covered-table-cell/>
          <table:table-cell table:style-name="Tabela5.C5" office:value-type="string">
            <text:p text:style-name="P148">A SER PREENCHIDO -999</text:p>
            <text:p text:style-name="P148"/>
            <text:p text:style-name="P411">L - "tipo" in (999)</text:p>
          </table:table-cell>
          <table:table-cell table:style-name="Tabela5.D5" office:value-type="string">
            <text:p text:style-name="P148">A SER PREENCHIDO -999</text:p>
            <text:p text:style-name="P148"/>
            <text:p text:style-name="P411">L - "regime" in (999)</text:p>
          </table:table-cell>
        </table:table-row>
      </table:table>
      <text:p text:style-name="P16"/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Classe </text:p>
          </table:table-cell>
          <table:table-cell table:style-name="Table1.B1" office:value-type="string">
            <text:p text:style-name="P491">vala (infra_vala) [L]</text:p>
          </table:table-cell>
        </table:table-row>
        <table:table-row>
          <table:table-cell table:style-name="Table1.A2" office:value-type="string">
            <text:p text:style-name="P47">Atributo</text:p>
          </table:table-cell>
          <table:table-cell table:style-name="Table1.B2" office:value-type="string">
            <text:p text:style-name="P47"/>
          </table:table-cell>
        </table:table-row>
        <table:table-row>
          <table:table-cell table:style-name="Table1.A3" office:value-type="string">
            <text:p text:style-name="P47">Domínio</text:p>
          </table:table-cell>
          <table:table-cell table:style-name="Table1.B3" office:value-type="string">
            <text:p text:style-name="P47"/>
          </table:table-cell>
        </table:table-row>
      </table:table>
      <text:p text:style-name="P17"/>
      <text:p text:style-name="P26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56">Classe</text:p>
          </table:table-cell>
          <table:table-cell table:style-name="Tabela26.B1" office:value-type="string">
            <text:p text:style-name="P129">trecho_hidrovario (infra_trecho_hidrovario) [L]</text:p>
          </table:table-cell>
        </table:table-row>
        <table:table-row>
          <table:table-cell table:style-name="Tabela26.A2" office:value-type="string">
            <text:p text:style-name="P56">Atributo</text:p>
          </table:table-cell>
          <table:table-cell table:style-name="Tabela26.B2" office:value-type="string">
            <text:p text:style-name="P187">nome<text:span text:style-name="T6"> (0..1)</text:span></text:p>
          </table:table-cell>
        </table:table-row>
        <table:table-row>
          <table:table-cell table:style-name="Tabela26.A3" office:value-type="string">
            <text:p text:style-name="P56">Domínio</text:p>
          </table:table-cell>
          <table:table-cell table:style-name="Tabela26.B3" office:value-type="string">
            <text:p text:style-name="P440">A ser preenchido</text:p>
          </table:table-cell>
        </table:table-row>
      </table:table>
      <text:p text:style-name="P26"/>
      <text:p text:style-name="P27"/>
      <table:table table:name="Tabela27" table:style-name="Tabela27">
        <table:table-column table:style-name="Tabela27.A"/>
        <table:table-column table:style-name="Tabela27.B" table:number-columns-repeated="5"/>
        <table:table-row>
          <table:table-cell table:style-name="Tabela27.A1" office:value-type="string">
            <text:p text:style-name="P57">Classe</text:p>
          </table:table-cell>
          <table:table-cell table:style-name="Tabela27.B1" table:number-columns-spanned="5" office:value-type="string">
            <text:p text:style-name="P130">trecho_duto (infra_trecho_duto) [L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office:value-type="string">
            <text:p text:style-name="P57">Atributo</text:p>
          </table:table-cell>
          <table:table-cell table:style-name="Tabela27.A2" office:value-type="string">
            <text:p text:style-name="P188">nome<text:span text:style-name="T6"> (0..1)</text:span></text:p>
          </table:table-cell>
          <table:table-cell table:style-name="Tabela27.A2" office:value-type="string">
            <text:p text:style-name="P376">tipo</text:p>
          </table:table-cell>
          <table:table-cell table:style-name="Tabela27.A2" office:value-type="string">
            <text:p text:style-name="P189">tipo<text:span text:style-name="T5"> (1)</text:span></text:p>
          </table:table-cell>
          <table:table-cell table:style-name="Tabela27.A2" office:value-type="string">
            <text:p text:style-name="P377">situacao_fisica (1)</text:p>
          </table:table-cell>
          <table:table-cell table:style-name="Tabela27.F2" office:value-type="string">
            <text:p text:style-name="P343">posicao_relativa<text:span text:style-name="T5"> (1)</text:span></text:p>
          </table:table-cell>
        </table:table-row>
        <table:table-row>
          <table:table-cell table:style-name="Tabela27.A3" office:value-type="string">
            <text:p text:style-name="P57">Domínio</text:p>
          </table:table-cell>
          <table:table-cell table:style-name="Tabela27.B3" office:value-type="string">
            <text:p text:style-name="P441">A ser preenchido</text:p>
          </table:table-cell>
          <table:table-cell table:style-name="Tabela27.C3" office:value-type="string">
            <text:p text:style-name="P93">Calha –<text:span text:style-name="T214">1XX !</text:span></text:p>
            <text:p text:style-name="P126">[L]</text:p>
          </table:table-cell>
          <table:table-cell table:style-name="Tabela27.D3" office:value-type="string">
            <text:p text:style-name="P93">Calha – <text:span text:style-name="T45">á</text:span>gua <text:span text:style-name="T45">pluvial</text:span>-<text:span text:style-name="T214">1</text:span>01</text:p>
          </table:table-cell>
          <table:table-cell table:style-name="Tabela27.E3" office:value-type="string">
            <text:p text:style-name="P281">Abandonada -1<text:span text:style-name="T1"> !</text:span></text:p>
            <text:p text:style-name="P83">Construída -3</text:p>
            <text:p text:style-name="P83">Desconhecida -0</text:p>
            <text:p text:style-name="P198"><text:span text:style-name="T151">Destruída -2</text:span><text:span text:style-name="T152"> !</text:span></text:p>
            <text:p text:style-name="P281">Em construção -4<text:span text:style-name="T1"> !</text:span></text:p>
            <text:p text:style-name="P311"/>
          </table:table-cell>
          <table:table-cell table:style-name="Tabela27.F5" table:number-rows-spanned="3" office:value-type="string">
            <text:p text:style-name="P143">Elevado -3</text:p>
            <text:p text:style-name="P143">Emerso -4</text:p>
            <text:p text:style-name="P143">Submerso -5</text:p>
            <text:p text:style-name="P143">Subterrâneo -6</text:p>
            <text:p text:style-name="P143">Superfície -2</text:p>
          </table:table-cell>
        </table:table-row>
        <table:table-row>
          <table:table-cell table:style-name="Tabela27.A4" office:value-type="string">
            <text:p text:style-name="P57"/>
          </table:table-cell>
          <table:table-cell table:style-name="Tabela27.B4" office:value-type="string">
            <text:p text:style-name="P441"/>
          </table:table-cell>
          <table:table-cell table:style-name="Tabela27.C4" office:value-type="string">
            <text:p text:style-name="P93">Correia Transportadora <text:span text:style-name="T23">- 2XX !</text:span></text:p>
            <text:p text:style-name="P126">[L]</text:p>
          </table:table-cell>
          <table:table-cell table:style-name="Tabela27.D4" office:value-type="string">
            <text:p text:style-name="P128">Correia transp – Grãos -<text:span text:style-name="T214">2</text:span>02</text:p>
            <text:p text:style-name="P128">Correia transp – Minério -<text:span text:style-name="T214">20</text:span>1</text:p>
            <text:p text:style-name="P128">Correia transp – Outros -<text:span text:style-name="T214">2</text:span>98</text:p>
          </table:table-cell>
          <table:table-cell table:style-name="Tabela27.E4" office:value-type="string">
            <text:p text:style-name="P282">Abandonada -1<text:span text:style-name="T1"> !</text:span></text:p>
            <text:p text:style-name="P84">Construída -3</text:p>
            <text:p text:style-name="P84">Desconhecida -0</text:p>
            <text:p text:style-name="P199"><text:span text:style-name="T151">Destruída -2</text:span><text:span text:style-name="T152"> !</text:span></text:p>
            <text:p text:style-name="P282">Em construção -4<text:span text:style-name="T1"> !</text:span></text:p>
            <text:p text:style-name="P312"/>
          </table:table-cell>
          <table:covered-table-cell/>
        </table:table-row>
        <table:table-row>
          <table:table-cell table:style-name="Tabela27.A5" office:value-type="string">
            <text:p text:style-name="P57"/>
          </table:table-cell>
          <table:table-cell table:style-name="Tabela27.B5" office:value-type="string">
            <text:p text:style-name="P441"/>
          </table:table-cell>
          <table:table-cell table:style-name="Tabela27.C5" office:value-type="string">
            <text:p text:style-name="P347">Duto <text:span text:style-name="T23">-3XX</text:span></text:p>
            <text:p text:style-name="P126">[L]</text:p>
          </table:table-cell>
          <table:table-cell table:style-name="Tabela27.D5" office:value-type="string">
            <text:p text:style-name="P349">Duto – Efluentes -<text:span text:style-name="T215">309</text:span></text:p>
            <text:p text:style-name="P349">Duto – Gás -<text:span text:style-name="T215">308</text:span></text:p>
            <text:p text:style-name="P350">Duto – Nafta -<text:span text:style-name="T215">3</text:span>07</text:p>
            <text:p text:style-name="P350">Duto – Petróleo -<text:span text:style-name="T215">3</text:span>06</text:p>
            <text:p text:style-name="P350">Duto – Querosene -<text:span text:style-name="T215">3</text:span>05</text:p>
            <text:p text:style-name="P350">Duto – Óleo -<text:span text:style-name="T215">3</text:span>02</text:p>
            <text:p text:style-name="P350">Duto – Outros -<text:span text:style-name="T215">3</text:span>98</text:p>
            <text:p text:style-name="P350">Duto – Esgoto -<text:span text:style-name="T215">3</text:span>10</text:p>
            <text:p text:style-name="P350">Duto – Água -<text:span text:style-name="T215">3</text:span>01</text:p>
            <text:p text:style-name="P350">Duto – Álcool -<text:span text:style-name="T215">3</text:span>04</text:p>
            <text:p text:style-name="P350">Duto – Gasolina -<text:span text:style-name="T215">3</text:span>03</text:p>
            <text:p text:style-name="P344">Duto – Desconhecido -<text:span text:style-name="T215">3</text:span>00</text:p>
          </table:table-cell>
          <table:table-cell table:style-name="Tabela27.E5" office:value-type="string">
            <text:p text:style-name="P282">Abandonada -1<text:span text:style-name="T1"> !</text:span></text:p>
            <text:p text:style-name="P84">Construída -3</text:p>
            <text:p text:style-name="P84">Desconhecida -0</text:p>
            <text:p text:style-name="P199"><text:span text:style-name="T151">Destruída -2</text:span><text:span text:style-name="T152"> !</text:span></text:p>
            <text:p text:style-name="P282">Em construção -4<text:span text:style-name="T1"> !</text:span></text:p>
            <text:p text:style-name="P312"/>
          </table:table-cell>
          <table:covered-table-cell/>
        </table:table-row>
      </table:table>
      <text:p text:style-name="P27"/>
      <table:table table:name="Table6" table:style-name="Table6">
        <table:table-column table:style-name="Table6.A"/>
        <table:table-column table:style-name="Table6.B" table:number-columns-repeated="3"/>
        <table:table-row>
          <table:table-cell table:style-name="Table6.A1" office:value-type="string">
            <text:p text:style-name="P53">Classe </text:p>
          </table:table-cell>
          <table:table-cell table:style-name="Table6.B1" table:number-columns-spanned="3" office:value-type="string">
            <text:p text:style-name="P371"><text:span text:style-name="T199">mobilidade_urbana</text:span> (<text:span text:style-name="T199">infra_mobilidade_urbana</text:span>) [<text:span text:style-name="T199">L</text:span>]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53">Atributo</text:p>
          </table:table-cell>
          <table:table-cell table:style-name="Table6.A2" office:value-type="string">
            <text:p text:style-name="P184">nome<text:span text:style-name="T6"> (0..1)</text:span></text:p>
          </table:table-cell>
          <table:table-cell table:style-name="Table6.A2" office:value-type="string">
            <text:p text:style-name="P184">tipo<text:span text:style-name="T5"> (1)</text:span></text:p>
          </table:table-cell>
          <table:table-cell table:style-name="Table6.D2" office:value-type="string">
            <text:p text:style-name="P184">situacao_fisica<text:span text:style-name="T5"> (1)</text:span></text:p>
          </table:table-cell>
        </table:table-row>
        <table:table-row>
          <table:table-cell table:style-name="Table6.A3" office:value-type="string">
            <text:p text:style-name="P53">Domínio</text:p>
          </table:table-cell>
          <table:table-cell table:style-name="Table6.B3" office:value-type="string">
            <text:p text:style-name="P437">A ser preenchido</text:p>
          </table:table-cell>
          <table:table-cell table:style-name="Table6.C3" office:value-type="string">
            <text:p text:style-name="P123">1 – Calçadão / Rua pedestre</text:p>
            <text:p text:style-name="P123">2 - Ciclovia</text:p>
          </table:table-cell>
          <table:table-cell table:style-name="Table6.D3" office:value-type="string">
            <text:p text:style-name="P279">Abandonada -1<text:span text:style-name="T1"> !</text:span></text:p>
            <text:p text:style-name="P80">Construída -3</text:p>
            <text:p text:style-name="P80">Desconhecida -0</text:p>
            <text:p text:style-name="P196"><text:span text:style-name="T151">Destruída -2</text:span><text:span text:style-name="T152"> !</text:span></text:p>
            <text:p text:style-name="P279">Em construção -4<text:span text:style-name="T1"> !</text:span></text:p>
            <text:p text:style-name="P308"/>
          </table:table-cell>
        </table:table-row>
      </table:table>
      <text:p text:style-name="P22"/>
      <text:p text:style-name="P22"/>
      <text:p text:style-name="P28"/>
      <table:table table:name="Tabela24" table:style-name="Tabela24">
        <table:table-column table:style-name="Tabela24.A"/>
        <table:table-column table:style-name="Tabela24.B"/>
        <table:table-column table:style-name="Tabela24.C" table:number-columns-repeated="2"/>
        <table:table-column table:style-name="Tabela24.E"/>
        <table:table-row>
          <table:table-cell table:style-name="Tabela24.A1" office:value-type="string">
            <text:p text:style-name="P58">Classe</text:p>
          </table:table-cell>
          <table:table-cell table:style-name="Tabela24.B1" table:number-columns-spanned="4" office:value-type="string">
            <text:p text:style-name="P135">elemento_<text:span text:style-name="T220">energia</text:span><text:span text:style-name="T17"> (</text:span><text:span text:style-name="T20">infra</text:span><text:span text:style-name="T18">_elemento_</text:span><text:span text:style-name="T22">energia</text:span><text:span text:style-name="T17">) </text:span><text:span text:style-name="T19">[</text:span><text:span text:style-name="T21">PLA</text:span><text:span text:style-name="T19">]</text:span></text:p>
          </table:table-cell>
          <table:covered-table-cell/>
          <table:covered-table-cell/>
          <table:covered-table-cell/>
        </table:table-row>
        <table:table-row>
          <table:table-cell table:style-name="Tabela24.A2" office:value-type="string">
            <text:p text:style-name="P58">Atributo</text:p>
          </table:table-cell>
          <table:table-cell table:style-name="Tabela24.A2" office:value-type="string">
            <text:p text:style-name="P190">nome<text:span text:style-name="T6"> (0..1)</text:span></text:p>
          </table:table-cell>
          <table:table-cell table:style-name="Tabela24.A2" office:value-type="string">
            <text:p text:style-name="P345">filtro (1)</text:p>
          </table:table-cell>
          <table:table-cell table:style-name="Tabela24.A2" office:value-type="string">
            <text:p text:style-name="P190">Tipo<text:span text:style-name="T5"> (1)</text:span></text:p>
          </table:table-cell>
          <table:table-cell table:style-name="Tabela24.E2" office:value-type="string">
            <text:p text:style-name="P190">situacao_fisica<text:span text:style-name="T5"> (1)</text:span></text:p>
          </table:table-cell>
        </table:table-row>
      </table:table>
      <table:table table:name="Tabela28" table:style-name="Tabela28">
        <table:table-column table:style-name="Tabela28.A"/>
        <table:table-column table:style-name="Tabela28.B"/>
        <table:table-column table:style-name="Tabela28.C" table:number-columns-repeated="2"/>
        <table:table-column table:style-name="Tabela28.E"/>
        <table:table-row>
          <table:table-cell table:style-name="Tabela28.A1" table:number-rows-spanned="5" office:value-type="string">
            <text:p text:style-name="P58">Domínio</text:p>
          </table:table-cell>
          <table:table-cell table:style-name="Tabela28.A1" table:number-rows-spanned="5" office:value-type="string">
            <text:p text:style-name="P442">A ser preenchido</text:p>
          </table:table-cell>
          <table:table-cell table:style-name="Tabela28.A1" office:value-type="string">
            <text:p text:style-name="P346">Grupo de transformadores <text:span text:style-name="T24">-6XX</text:span></text:p>
            <text:p text:style-name="P254">[P A]</text:p>
          </table:table-cell>
          <table:table-cell table:style-name="Tabela28.A1" office:value-type="string">
            <text:p text:style-name="P346">Grupo de transformadores <text:span text:style-name="T24">-601</text:span></text:p>
          </table:table-cell>
          <table:table-cell table:style-name="Tabela28.E1" table:number-rows-spanned="5" office:value-type="string">
            <text:p text:style-name="P271">Abandonada -1<text:span text:style-name="T1"> !</text:span></text:p>
            <text:p text:style-name="P210">Construída -3</text:p>
            <text:p text:style-name="P271">Destruída -2<text:span text:style-name="T1"> !</text:span></text:p>
            <text:p text:style-name="P404">Em construção -4<text:span text:style-name="T1"> !</text:span></text:p>
          </table:table-cell>
        </table:table-row>
        <table:table-row>
          <table:covered-table-cell/>
          <table:covered-table-cell/>
          <table:table-cell table:style-name="Tabela28.C2" office:value-type="string">
            <text:p text:style-name="P346">Linha de energia <text:span text:style-name="T24">-3XX</text:span></text:p>
            <text:p text:style-name="P254">[L]</text:p>
          </table:table-cell>
          <table:table-cell table:style-name="Tabela28.C2" office:value-type="string">
            <text:p text:style-name="P291">Linha de distribuição de energia <text:span text:style-name="T24">-302 !</text:span></text:p>
            <text:p text:style-name="P346">Linha de transmissão de energia <text:span text:style-name="T24">-303</text:span></text:p>
          </table:table-cell>
          <table:covered-table-cell/>
        </table:table-row>
        <table:table-row>
          <table:covered-table-cell/>
          <table:covered-table-cell/>
          <table:table-cell table:style-name="Tabela28.C2" office:value-type="string">
            <text:p text:style-name="P346">Torre de energia <text:span text:style-name="T24">-14XX</text:span></text:p>
            <text:p text:style-name="P254">[P]</text:p>
          </table:table-cell>
          <table:table-cell table:style-name="Tabela28.C2" office:value-type="string">
            <text:p text:style-name="P346">Torre de energia <text:span text:style-name="T24">-1401</text:span></text:p>
          </table:table-cell>
          <table:covered-table-cell/>
        </table:table-row>
        <table:table-row>
          <table:covered-table-cell/>
          <table:covered-table-cell/>
          <table:table-cell table:style-name="Tabela28.C2" office:value-type="string">
            <text:p text:style-name="P348"><text:span text:style-name="T222">Aerogerador</text:span> <text:span text:style-name="T24">-17XX</text:span></text:p>
            <text:p text:style-name="P254">[P]</text:p>
          </table:table-cell>
          <table:table-cell table:style-name="Tabela28.C2" office:value-type="string">
            <text:p text:style-name="P396">Aerogerador -1701</text:p>
          </table:table-cell>
          <table:covered-table-cell/>
        </table:table-row>
        <table:table-row>
          <table:covered-table-cell/>
          <table:covered-table-cell/>
          <table:table-cell table:style-name="Tabela28.C2" office:value-type="string">
            <text:p text:style-name="P346">Estação geradora de energia <text:span text:style-name="T25">-4XX</text:span></text:p>
            <text:p text:style-name="P254">[P L A]</text:p>
          </table:table-cell>
          <table:table-cell table:style-name="Tabela28.C2" office:value-type="string">
            <text:p text:style-name="P144">Estação geradora – Eólica -405</text:p>
            <text:p text:style-name="P145">Estação geradora – Hidrelétrica -408</text:p>
            <text:p text:style-name="P144">Estação geradora – Maré-motriz -407</text:p>
            <text:p text:style-name="P145">Estação geradora – Outras -498</text:p>
            <text:p text:style-name="P144">Estação geradora – Solar -406</text:p>
            <text:p text:style-name="P145">Estação geradora - Termelétrica -4<text:span text:style-name="T256">09</text:span></text:p>
          </table:table-cell>
          <table:covered-table-cell/>
        </table:table-row>
      </table:table>
      <text:p text:style-name="P28"/>
      <text:p text:style-name="P28"/>
      <text:p text:style-name="P22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row>
          <table:table-cell table:style-name="Tabela13.A1" office:value-type="string">
            <text:p text:style-name="P44">Classe</text:p>
          </table:table-cell>
          <table:table-cell table:style-name="Tabela13.B1" table:number-columns-spanned="4" office:value-type="string">
            <text:p text:style-name="P136">elemento_infraestrutura<text:span text:style-name="T17"> (</text:span><text:span text:style-name="T20">infra</text:span><text:span text:style-name="T18">_elemento_infraestrutura</text:span><text:span text:style-name="T17">) </text:span><text:span text:style-name="T19">[</text:span><text:span text:style-name="T21">PLA</text:span><text:span text:style-name="T19">]</text:span></text:p>
          </table:table-cell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44">Atributo</text:p>
          </table:table-cell>
          <table:table-cell table:style-name="Tabela13.A2" office:value-type="string">
            <text:p text:style-name="P180">nome<text:span text:style-name="T6"> (0..1)</text:span></text:p>
          </table:table-cell>
          <table:table-cell table:style-name="Tabela13.A2" office:value-type="string">
            <text:p text:style-name="P344">filtro (1)</text:p>
          </table:table-cell>
          <table:table-cell table:style-name="Tabela13.A2" office:value-type="string">
            <text:p text:style-name="P180">tipo<text:span text:style-name="T5"> (1)</text:span></text:p>
          </table:table-cell>
          <table:table-cell table:style-name="Tabela13.E2" office:value-type="string">
            <text:p text:style-name="P180">situacao_fisica<text:span text:style-name="T5"> (1)</text:span></text:p>
          </table:table-cell>
        </table:table-row>
        <table:table-row>
          <table:table-cell table:style-name="Tabela13.A15" table:number-rows-spanned="13" office:value-type="string">
            <text:p text:style-name="P44">Domínio</text:p>
          </table:table-cell>
          <table:table-cell table:style-name="Tabela13.B15" table:number-rows-spanned="13" office:value-type="string">
            <text:p text:style-name="P434">A ser preenchido</text:p>
          </table:table-cell>
          <table:table-cell table:style-name="Tabela13.C3" office:value-type="string">
            <text:p text:style-name="P291">Antena de comunicação – 13XX<text:span text:style-name="T1"> !</text:span></text:p>
            <text:p text:style-name="P254">[P]</text:p>
          </table:table-cell>
          <table:table-cell table:style-name="Tabela13.D3" office:value-type="string">
            <text:p text:style-name="P92">Antena de comunicação -1301</text:p>
          </table:table-cell>
          <table:table-cell table:style-name="Tabela13.E15" table:number-rows-spanned="13" office:value-type="string">
            <text:p text:style-name="P270">Abandonada -1<text:span text:style-name="T1"> !</text:span></text:p>
            <text:p text:style-name="P209">Construída -3</text:p>
            <text:p text:style-name="P270">Destruída -2<text:span text:style-name="T1"> !</text:span></text:p>
            <text:p text:style-name="P403">Em construção -4<text:span text:style-name="T1"> !</text:span></text:p>
          </table:table-cell>
        </table:table-row>
        <table:table-row>
          <table:covered-table-cell/>
          <table:covered-table-cell/>
          <table:table-cell table:style-name="Tabela13.C4" office:value-type="string">
            <text:p text:style-name="P92">Comporta <text:span text:style-name="T23">-9XX</text:span></text:p>
            <text:p text:style-name="P254">[P L]</text:p>
          </table:table-cell>
          <table:table-cell table:style-name="Tabela13.D4" office:value-type="string">
            <text:p text:style-name="P346">Comporta <text:span text:style-name="T23">-901</text:span></text:p>
          </table:table-cell>
          <table:covered-table-cell/>
        </table:table-row>
        <table:table-row>
          <table:covered-table-cell/>
          <table:covered-table-cell/>
          <table:table-cell table:style-name="Tabela13.C5" office:value-type="string">
            <text:p text:style-name="P291">Eclusa <text:span text:style-name="T24">-10XX !</text:span></text:p>
            <text:p text:style-name="P254">[P L A]</text:p>
          </table:table-cell>
          <table:table-cell table:style-name="Tabela13.D5" office:value-type="string">
            <text:p text:style-name="P346">Eclusa <text:span text:style-name="T24">-1001</text:span></text:p>
          </table:table-cell>
          <table:covered-table-cell/>
        </table:table-row>
        <table:table-row>
          <table:covered-table-cell/>
          <table:covered-table-cell/>
          <table:table-cell table:style-name="Tabela13.C6" office:value-type="string">
            <text:p text:style-name="P137">Funicular -<text:span text:style-name="T224">15</text:span>XX</text:p>
            <text:p text:style-name="P98">[L]</text:p>
          </table:table-cell>
          <table:table-cell table:style-name="Tabela13.D6" office:value-type="string">
            <text:p text:style-name="P137">Funicular -<text:span text:style-name="T224">15</text:span>01</text:p>
          </table:table-cell>
          <table:covered-table-cell/>
        </table:table-row>
        <table:table-row>
          <table:covered-table-cell/>
          <table:covered-table-cell/>
          <table:table-cell table:style-name="Tabela13.C7" office:value-type="string">
            <text:p text:style-name="P137">Fundeadouro -1<text:span text:style-name="T226">8</text:span>XX</text:p>
            <text:p text:style-name="P98">[P A]</text:p>
          </table:table-cell>
          <table:table-cell table:style-name="Tabela13.D7" office:value-type="string">
            <text:p text:style-name="P137">Fundeadouro -1<text:span text:style-name="T226">8</text:span>01</text:p>
          </table:table-cell>
          <table:covered-table-cell/>
        </table:table-row>
        <table:table-row>
          <table:covered-table-cell/>
          <table:covered-table-cell/>
          <table:table-cell table:style-name="Tabela13.C8" office:value-type="string">
            <text:p text:style-name="P137">Cremalheira - 1<text:span text:style-name="T224">6</text:span>XX</text:p>
            <text:p text:style-name="P98">[P L]</text:p>
          </table:table-cell>
          <table:table-cell table:style-name="Tabela13.D8" office:value-type="string">
            <text:p text:style-name="P137">Cremalheira -1<text:span text:style-name="T224">6</text:span>01</text:p>
          </table:table-cell>
          <table:covered-table-cell/>
        </table:table-row>
        <table:table-row>
          <table:covered-table-cell/>
          <table:covered-table-cell/>
          <table:table-cell table:style-name="Tabela13.C9" office:value-type="string">
            <text:p text:style-name="P137">Girador Ferroviário -<text:span text:style-name="T225">1</text:span>7XX</text:p>
            <text:p text:style-name="P98">[P]</text:p>
          </table:table-cell>
          <table:table-cell table:style-name="Tabela13.D9" office:value-type="string">
            <text:p text:style-name="P137">Girador Ferroviário - <text:span text:style-name="T225">1</text:span>701</text:p>
          </table:table-cell>
          <table:covered-table-cell/>
        </table:table-row>
        <table:table-row>
          <table:covered-table-cell/>
          <table:covered-table-cell/>
          <table:table-cell table:style-name="Tabela13.C10" office:value-type="string">
            <text:p text:style-name="P291">Molhe <text:span text:style-name="T24">-8XX !</text:span></text:p>
            <text:p text:style-name="P254">[L A]</text:p>
          </table:table-cell>
          <table:table-cell table:style-name="Tabela13.D10" office:value-type="string">
            <text:p text:style-name="P346">Molhe <text:span text:style-name="T24">-801</text:span></text:p>
          </table:table-cell>
          <table:covered-table-cell/>
        </table:table-row>
        <table:table-row>
          <table:covered-table-cell/>
          <table:covered-table-cell/>
          <table:table-cell table:style-name="Tabela13.C11" office:value-type="string">
            <text:p text:style-name="P291">Quebramar <text:span text:style-name="T24">-7XX !</text:span></text:p>
            <text:p text:style-name="P254">[L A]</text:p>
          </table:table-cell>
          <table:table-cell table:style-name="Tabela13.D11" office:value-type="string">
            <text:p text:style-name="P346">Quebramar <text:span text:style-name="T24">-701</text:span></text:p>
          </table:table-cell>
          <table:covered-table-cell/>
        </table:table-row>
        <table:table-row>
          <table:covered-table-cell/>
          <table:covered-table-cell/>
          <table:table-cell table:style-name="Tabela13.C12" office:value-type="string">
            <text:p text:style-name="P346">Torre de comunicação <text:span text:style-name="T24">-12XX</text:span></text:p>
            <text:p text:style-name="P254">[P]</text:p>
          </table:table-cell>
          <table:table-cell table:style-name="Tabela13.D12" office:value-type="string">
            <text:p text:style-name="P346">Torre de comunicação <text:span text:style-name="T24">-1201</text:span></text:p>
          </table:table-cell>
          <table:covered-table-cell/>
        </table:table-row>
        <table:table-row>
          <table:covered-table-cell/>
          <table:covered-table-cell/>
          <table:table-cell table:style-name="Tabela13.C13" office:value-type="string">
            <text:p text:style-name="P137"><text:span text:style-name="T39">Plataforma</text:span> - 1<text:span text:style-name="T223">4</text:span>XX</text:p>
            <text:p text:style-name="P98">[P A]</text:p>
          </table:table-cell>
          <table:table-cell table:style-name="Tabela13.D13" office:value-type="string">
            <text:p text:style-name="P137">Plataforma- Desconhecido -1<text:span text:style-name="T223">4</text:span>00</text:p>
            <text:p text:style-name="P137">Plataforma – Petróleo – 1<text:span text:style-name="T223">4</text:span>01</text:p>
            <text:p text:style-name="P137">Plataforma – Gás -1<text:span text:style-name="T223">4</text:span>02</text:p>
            <text:p text:style-name="P137">Plataforma – Mista -1<text:span text:style-name="T223">4</text:span>95</text:p>
          </table:table-cell>
          <table:covered-table-cell/>
        </table:table-row>
        <table:table-row>
          <table:covered-table-cell/>
          <table:covered-table-cell/>
          <table:table-cell table:style-name="Tabela13.C14" office:value-type="string">
            <text:p text:style-name="P94">Atracadouro <text:span text:style-name="T229">Terminal </text:span>-<text:span text:style-name="T228">19XX</text:span></text:p>
            <text:p text:style-name="P222">[P L A]</text:p>
          </table:table-cell>
          <table:table-cell table:style-name="Tabela13.D14" office:value-type="string">
            <text:p text:style-name="P236">Atrac - Cais -<text:span text:style-name="T228">19</text:span>38</text:p>
            <text:p text:style-name="P237">Atrac - Cais flutuante -<text:span text:style-name="T228">19</text:span>39</text:p>
            <text:p text:style-name="P237">Atrac - Desembarcadouro -<text:span text:style-name="T228">19</text:span>44</text:p>
            <text:p text:style-name="P237">Atrac - Dolfim -<text:span text:style-name="T228">19</text:span>43</text:p>
            <text:p text:style-name="P237">Atrac - Molhe de atracação - <text:span text:style-name="T228">19</text:span>41</text:p>
            <text:p text:style-name="P237">Atrac - Pier - <text:span text:style-name="T228">19</text:span>42</text:p>
            <text:p text:style-name="P237">Atrac - Trapiche - <text:span text:style-name="T228">19</text:span>40</text:p>
          </table:table-cell>
          <table:covered-table-cell/>
        </table:table-row>
        <table:table-row>
          <table:covered-table-cell/>
          <table:covered-table-cell/>
          <table:table-cell table:style-name="Tabela13.C15" office:value-type="string">
            <text:p text:style-name="P137">Caminho Aéreo -<text:span text:style-name="T230">20</text:span>XX</text:p>
            <text:p text:style-name="P98">[L]</text:p>
          </table:table-cell>
          <table:table-cell table:style-name="Tabela13.D15" office:value-type="string">
            <text:p text:style-name="P137">Caminho Aéreo – Teleférico - <text:span text:style-name="T230">20</text:span>01</text:p>
            <text:p text:style-name="P137">Caminho Aéreo – Outros- <text:span text:style-name="T230">20</text:span>98</text:p>
          </table:table-cell>
          <table:covered-table-cell/>
        </table:table-row>
      </table:table>
      <text:p text:style-name="P12"/>
      <text:p text:style-name="P12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column table:style-name="Tabela11.H"/>
        <table:table-column table:style-name="Tabela11.I"/>
        <table:table-column table:style-name="Tabela11.J"/>
        <table:table-row>
          <table:table-cell table:style-name="Tabela11.A1" office:value-type="string">
            <text:p text:style-name="P44">Classe</text:p>
          </table:table-cell>
          <table:table-cell table:style-name="Tabela11.B1" table:number-columns-spanned="9" office:value-type="string">
            <text:p text:style-name="P97">elemento_viario <text:span text:style-name="T14">(infra_elemento_viario) [P 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44">Atributo</text:p>
          </table:table-cell>
          <table:table-cell table:style-name="Tabela11.A2" office:value-type="string">
            <text:p text:style-name="P180">nome<text:span text:style-name="T6"> (0..1)</text:span></text:p>
          </table:table-cell>
          <table:table-cell table:style-name="Tabela11.A2" office:value-type="string">
            <text:p text:style-name="P351">filtro (1)</text:p>
          </table:table-cell>
          <table:table-cell table:style-name="Tabela11.A2" office:value-type="string">
            <text:p text:style-name="P180">tipo<text:span text:style-name="T5"> (1)</text:span></text:p>
          </table:table-cell>
          <table:table-cell table:style-name="Tabela11.A2" office:value-type="string">
            <text:p text:style-name="P180">material_construcao<text:span text:style-name="T5"> (1)</text:span></text:p>
          </table:table-cell>
          <table:table-cell table:style-name="Tabela11.A2" office:value-type="string">
            <text:p text:style-name="P180">modal_uso<text:span text:style-name="T5"> (1)</text:span></text:p>
          </table:table-cell>
          <table:table-cell table:style-name="Tabela11.A2" office:value-type="string">
            <text:p text:style-name="P180">nr_faixas<text:span text:style-name="T6"> (1)</text:span></text:p>
          </table:table-cell>
          <table:table-cell table:style-name="Tabela11.A2" office:value-type="string">
            <text:p text:style-name="P180">nr_pistas<text:span text:style-name="T6"> (1)</text:span></text:p>
          </table:table-cell>
          <table:table-cell table:style-name="Tabela11.A2" office:value-type="string">
            <text:p text:style-name="P180">posicao_pista<text:span text:style-name="T5"> (1)</text:span></text:p>
          </table:table-cell>
          <table:table-cell table:style-name="Tabela11.J2" office:value-type="string">
            <text:p text:style-name="P180">situacao_fisica<text:span text:style-name="T5"> (1)</text:span></text:p>
          </table:table-cell>
        </table:table-row>
        <table:table-row>
          <table:table-cell table:style-name="Tabela11.A13" table:number-rows-spanned="11" office:value-type="string">
            <text:p text:style-name="P44">Domínio</text:p>
          </table:table-cell>
          <table:table-cell table:style-name="Tabela11.B13" table:number-rows-spanned="11" office:value-type="string">
            <text:p text:style-name="P434">A ser preenchido</text:p>
          </table:table-cell>
          <table:table-cell table:style-name="Tabela11.C6" table:number-rows-spanned="4" office:value-type="string">
            <text:p text:style-name="P97">Passagem elevada / <text:span text:style-name="T150">Viaduto- 3XX</text:span></text:p>
          </table:table-cell>
          <table:table-cell table:style-name="Tabela11.D4" table:number-rows-spanned="2" office:value-type="string">
            <text:p text:style-name="P180">Passagem elevada –<text:span text:style-name="T13"> 301</text:span></text:p>
          </table:table-cell>
          <table:table-cell table:style-name="Tabela11.E4" table:number-rows-spanned="2" office:value-type="string">
            <text:p text:style-name="P180">Concreto <text:span text:style-name="T15">-2</text:span></text:p>
            <text:p text:style-name="P180">Metal <text:span text:style-name="T15">-3</text:span></text:p>
          </table:table-cell>
          <table:table-cell table:style-name="Tabela11.F3" office:value-type="string">
            <text:p text:style-name="P292">Aeroportuário -9<text:span text:style-name="T1"> !</text:span></text:p>
            <text:p text:style-name="P104">Ferroviário -5</text:p>
            <text:p text:style-name="P320">Dutos – 3 !</text:p>
          </table:table-cell>
          <table:table-cell table:style-name="Tabela11.G3" office:value-type="string">
            <text:p text:style-name="P446">0</text:p>
          </table:table-cell>
          <table:table-cell table:style-name="Tabela11.H3" office:value-type="string">
            <text:p text:style-name="P446">0</text:p>
          </table:table-cell>
          <table:table-cell table:style-name="Tabela11.I3" office:value-type="string">
            <text:p text:style-name="P102">Não aplicável <text:span text:style-name="T8">-97</text:span></text:p>
          </table:table-cell>
          <table:table-cell table:style-name="Tabela11.J13" table:number-rows-spanned="11" office:value-type="string">
            <text:p text:style-name="P304"/>
            <text:p text:style-name="P262">Abandonada <text:span text:style-name="T9">-1 !</text:span></text:p>
            <text:p text:style-name="P162">Construída <text:span text:style-name="T9">-3</text:span></text:p>
            <text:p text:style-name="P262">Destruída <text:span text:style-name="T9">-2 !</text:span></text:p>
            <text:p text:style-name="P262">Em construção <text:span text:style-name="T9">-4 !</text:span></text:p>
            <text:p text:style-name="P31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4" office:value-type="string">
            <text:p text:style-name="P292">Rodoferroviário -8<text:span text:style-name="T1"> !</text:span></text:p>
            <text:p text:style-name="P104">Rodoviário -4</text:p>
            <text:p text:style-name="P104"/>
            <text:p text:style-name="P464"/>
          </table:table-cell>
          <table:table-cell table:style-name="Tabela11.G4" office:value-type="string">
            <text:p text:style-name="P447">Minimo 1</text:p>
          </table:table-cell>
          <table:table-cell table:style-name="Tabela11.H4" office:value-type="string">
            <text:p text:style-name="P447">Minimo 1</text:p>
          </table:table-cell>
          <table:table-cell table:style-name="Tabela11.I4" office:value-type="string">
            <text:p text:style-name="P180">Adjacentes <text:span text:style-name="T15">-12</text:span></text:p>
            <text:p text:style-name="P294">Superpostas <text:span text:style-name="T15">-13 !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1.D6" table:number-rows-spanned="2" office:value-type="string">
            <text:p text:style-name="P180">Viaduto <text:span text:style-name="T13">- 302</text:span></text:p>
          </table:table-cell>
          <table:table-cell table:style-name="Tabela11.E6" table:number-rows-spanned="2" office:value-type="string">
            <text:p text:style-name="P180">Concreto <text:span text:style-name="T15">-2</text:span></text:p>
            <text:p text:style-name="P294">Madeira <text:span text:style-name="T15">-5 !</text:span></text:p>
            <text:p text:style-name="P180">Metal <text:span text:style-name="T15">-3</text:span></text:p>
          </table:table-cell>
          <table:table-cell table:style-name="Tabela11.F5" office:value-type="string">
            <text:p text:style-name="P293">Aeroportuário -9<text:span text:style-name="T1"> !</text:span></text:p>
            <text:p text:style-name="P352">Ferroviário -5</text:p>
            <text:p text:style-name="P320">Dutos – 3 !</text:p>
          </table:table-cell>
          <table:table-cell table:style-name="Tabela11.G5" office:value-type="string">
            <text:p text:style-name="P446">0</text:p>
          </table:table-cell>
          <table:table-cell table:style-name="Tabela11.H5" office:value-type="string">
            <text:p text:style-name="P446">0</text:p>
          </table:table-cell>
          <table:table-cell table:style-name="Tabela11.I5" office:value-type="string">
            <text:p text:style-name="P102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6" office:value-type="string">
            <text:p text:style-name="P293">Rodoferroviário -8<text:span text:style-name="T1"> !</text:span></text:p>
            <text:p text:style-name="P104">Rodoviário -4</text:p>
            <text:p text:style-name="P104"/>
            <text:p text:style-name="P465"/>
          </table:table-cell>
          <table:table-cell table:style-name="Tabela11.G6" office:value-type="string">
            <text:p text:style-name="P447">Minimo 1</text:p>
          </table:table-cell>
          <table:table-cell table:style-name="Tabela11.H6" office:value-type="string">
            <text:p text:style-name="P447">Minimo 1</text:p>
          </table:table-cell>
          <table:table-cell table:style-name="Tabela11.I6" office:value-type="string">
            <text:p text:style-name="P181">Adjacentes <text:span text:style-name="T15">-12</text:span></text:p>
            <text:p text:style-name="P295">Superpostas <text:span text:style-name="T15">-13 !</text:span></text:p>
          </table:table-cell>
          <table:covered-table-cell/>
        </table:table-row>
        <table:table-row>
          <table:covered-table-cell/>
          <table:covered-table-cell/>
          <table:table-cell table:style-name="Tabela11.C8" table:number-rows-spanned="2" office:value-type="string">
            <text:p text:style-name="P475">Ponte <text:span text:style-name="T13">- 2XX</text:span></text:p>
          </table:table-cell>
          <table:table-cell table:style-name="Tabela11.D8" table:number-rows-spanned="2" office:value-type="string">
            <text:p text:style-name="P353">Ponte fixa -203</text:p>
            <text:p text:style-name="P296">Ponte móvel -201<text:span text:style-name="T1"> !</text:span></text:p>
            <text:p text:style-name="P296">Ponte pênsil -202<text:span text:style-name="T1"> !</text:span></text:p>
            <text:p text:style-name="P297">Ponte <text:span text:style-name="T210">estaiada</text:span> -20<text:span text:style-name="T210">4 !</text:span></text:p>
          </table:table-cell>
          <table:table-cell table:style-name="Tabela11.E8" table:number-rows-spanned="2" office:value-type="string">
            <text:p text:style-name="P294">Alvenaria <text:span text:style-name="T15">-1 !</text:span></text:p>
            <text:p text:style-name="P180">Concreto <text:span text:style-name="T15">-2</text:span></text:p>
            <text:p text:style-name="P354">Desconhecido -0</text:p>
            <text:p text:style-name="P180">Madeira <text:span text:style-name="T15">-5</text:span></text:p>
            <text:p text:style-name="P180">Metal -3</text:p>
          </table:table-cell>
          <table:table-cell table:style-name="Tabela11.F7" office:value-type="string">
            <text:p text:style-name="P293">Aeroportuário -9<text:span text:style-name="T1"> !</text:span></text:p>
            <text:p text:style-name="P352">Ferroviário -5</text:p>
          </table:table-cell>
          <table:table-cell table:style-name="Tabela11.G7" office:value-type="string">
            <text:p text:style-name="P446">0</text:p>
          </table:table-cell>
          <table:table-cell table:style-name="Tabela11.H7" office:value-type="string">
            <text:p text:style-name="P446">0</text:p>
          </table:table-cell>
          <table:table-cell table:style-name="Tabela11.I7" office:value-type="string">
            <text:p text:style-name="P102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8" office:value-type="string">
            <text:p text:style-name="P293">Rodoferroviário -8<text:span text:style-name="T1"> !</text:span></text:p>
            <text:p text:style-name="P104">Rodoviário -4</text:p>
            <text:p text:style-name="P104"/>
            <text:p text:style-name="P465"/>
          </table:table-cell>
          <table:table-cell table:style-name="Tabela11.G8" office:value-type="string">
            <text:p text:style-name="P447">Minimo 1</text:p>
          </table:table-cell>
          <table:table-cell table:style-name="Tabela11.H8" office:value-type="string">
            <text:p text:style-name="P447">Minimo 1</text:p>
          </table:table-cell>
          <table:table-cell table:style-name="Tabela11.I8" office:value-type="string">
            <text:p text:style-name="P181">Adjacentes <text:span text:style-name="T15">-12</text:span></text:p>
            <text:p text:style-name="P295">Superpostas <text:span text:style-name="T15">-13 !</text:span></text:p>
          </table:table-cell>
          <table:covered-table-cell/>
        </table:table-row>
        <table:table-row>
          <table:covered-table-cell/>
          <table:covered-table-cell/>
          <table:table-cell table:style-name="Tabela11.C9" office:value-type="string">
            <text:p text:style-name="P180">Travessia <text:span text:style-name="T13">- 4XX</text:span></text:p>
          </table:table-cell>
          <table:table-cell table:style-name="Tabela11.D9" office:value-type="string">
            <text:p text:style-name="P296">Travessia - Balsa -404<text:span text:style-name="T1"> !</text:span></text:p>
            <text:p text:style-name="P296">Travessia - Bote transportador -403<text:span text:style-name="T1"> !</text:span></text:p>
            <text:p text:style-name="P353">Travessia - Vau construído -402</text:p>
            <text:p text:style-name="P353">Travessia - Vau natural -401</text:p>
          </table:table-cell>
          <table:table-cell table:style-name="Tabela11.E9" office:value-type="string">
            <text:p text:style-name="P102">Não aplicável <text:span text:style-name="T8">-97</text:span></text:p>
          </table:table-cell>
          <table:table-cell table:style-name="Tabela11.F9" office:value-type="string">
            <text:p text:style-name="P104">Rodoviário -4</text:p>
            <text:p text:style-name="P400"/>
          </table:table-cell>
          <table:table-cell table:style-name="Tabela11.G9" office:value-type="string">
            <text:p text:style-name="P448">0</text:p>
          </table:table-cell>
          <table:table-cell table:style-name="Tabela11.H9" office:value-type="string">
            <text:p text:style-name="P448">0</text:p>
          </table:table-cell>
          <table:table-cell table:style-name="Tabela11.I9" office:value-type="string">
            <text:p text:style-name="P102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table-cell table:style-name="Tabela11.C12" table:number-rows-spanned="2" office:value-type="string">
            <text:p text:style-name="P180">Túnel <text:span text:style-name="T13">- 1XX</text:span></text:p>
          </table:table-cell>
          <table:table-cell table:style-name="Tabela11.D11" table:number-rows-spanned="2" office:value-type="string">
            <text:p text:style-name="P353">Túnel -101</text:p>
            <text:p text:style-name="P296">Túnel - Passagem subterrânea sob via -102<text:span text:style-name="T1"> !</text:span></text:p>
          </table:table-cell>
          <table:table-cell table:style-name="Tabela11.E11" table:number-rows-spanned="2" office:value-type="string">
            <text:p text:style-name="P294">Alvenaria <text:span text:style-name="T15">-1 !</text:span></text:p>
            <text:p text:style-name="P180">Concreto <text:span text:style-name="T15">-2</text:span></text:p>
            <text:p text:style-name="P354">Desconhecido -0</text:p>
            <text:p text:style-name="P180">Madeira <text:span text:style-name="T15">-5</text:span></text:p>
            <text:p text:style-name="P180">Metal <text:span text:style-name="T15">-3</text:span></text:p>
          </table:table-cell>
          <table:table-cell table:style-name="Tabela11.F10" office:value-type="string">
            <text:p text:style-name="P104">Ferroviário -5</text:p>
            <text:p text:style-name="P104">Metroviário -6</text:p>
            <text:p text:style-name="P400"/>
          </table:table-cell>
          <table:table-cell table:style-name="Tabela11.G10" office:value-type="string">
            <text:p text:style-name="P448">0</text:p>
          </table:table-cell>
          <table:table-cell table:style-name="Tabela11.H10" office:value-type="string">
            <text:p text:style-name="P449">0<text:span text:style-name="T191">Subterrânea - 14</text:span></text:p>
          </table:table-cell>
          <table:table-cell table:style-name="Tabela11.I10" office:value-type="string">
            <text:p text:style-name="P429"><text:span text:style-name="T95">Subterrânea</text:span><text:span text:style-name="T99"> - 14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11" office:value-type="string">
            <text:p text:style-name="P293">Rodoferroviário -8<text:span text:style-name="T1"> !</text:span></text:p>
            <text:p text:style-name="P104">Rodoviário -4</text:p>
          </table:table-cell>
          <table:table-cell table:style-name="Tabela11.G12" office:value-type="string">
            <text:p text:style-name="P450">Minimo 1</text:p>
          </table:table-cell>
          <table:table-cell table:style-name="Tabela11.H12" office:value-type="string">
            <text:p text:style-name="P450">Minimo 1</text:p>
          </table:table-cell>
          <table:table-cell table:style-name="Tabela11.I11" office:value-type="string">
            <text:p text:style-name="P131">Subterrânea - 14</text:p>
          </table:table-cell>
          <table:covered-table-cell/>
        </table:table-row>
        <table:table-row>
          <table:covered-table-cell/>
          <table:covered-table-cell/>
          <table:table-cell table:style-name="Tabela11.C12" office:value-type="string">
            <text:p text:style-name="P34">Galeria Bueiro - 5XX</text:p>
          </table:table-cell>
          <table:table-cell table:style-name="Tabela11.D12" office:value-type="string">
            <text:p text:style-name="P34">Galeria/Bueiro - 501</text:p>
          </table:table-cell>
          <table:table-cell table:style-name="Tabela11.E12" office:value-type="string">
            <text:p text:style-name="P280">Alvenaria -1<text:span text:style-name="T1"> !</text:span></text:p>
            <text:p text:style-name="P197">Concreto -2</text:p>
            <text:p text:style-name="P81">Desconhecido -0</text:p>
            <text:p text:style-name="P280">Madeira -5<text:span text:style-name="T1"> !</text:span></text:p>
            <text:p text:style-name="P197">Metal -3</text:p>
            <text:p text:style-name="P280">Rocha -4<text:span text:style-name="T1"> !</text:span></text:p>
          </table:table-cell>
          <table:table-cell table:style-name="Tabela11.F12" office:value-type="string">
            <text:p text:style-name="P124">Não aplicável - 97</text:p>
          </table:table-cell>
          <table:table-cell table:style-name="Tabela11.G12" office:value-type="string">
            <text:p text:style-name="P451">0</text:p>
          </table:table-cell>
          <table:table-cell table:style-name="Tabela11.H12" office:value-type="string">
            <text:p text:style-name="P451">0</text:p>
          </table:table-cell>
          <table:table-cell table:style-name="Tabela11.I12" office:value-type="string">
            <text:p text:style-name="P103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table-cell table:style-name="Tabela11.C13" office:value-type="string">
            <text:p text:style-name="P35">Travessia pedestre - 6XX</text:p>
          </table:table-cell>
          <table:table-cell table:style-name="Tabela11.D13" office:value-type="string">
            <text:p text:style-name="P101">Pedestre - Passagem subterrânea -<text:span text:style-name="T34">6</text:span>07</text:p>
            <text:p text:style-name="P101">Pedestre - Passarela -<text:span text:style-name="T34">6</text:span>08</text:p>
            <text:p text:style-name="P101">Pedestre - Pinguela -<text:span text:style-name="T34">6</text:span>09</text:p>
          </table:table-cell>
          <table:table-cell table:style-name="Tabela11.E13" office:value-type="string">
            <text:p text:style-name="P82">Desconhecido -0</text:p>
          </table:table-cell>
          <table:table-cell table:style-name="Tabela11.F13" office:value-type="string">
            <text:p text:style-name="P125">Não aplicável - 97</text:p>
          </table:table-cell>
          <table:table-cell table:style-name="Tabela11.G13" office:value-type="string">
            <text:p text:style-name="P451">0</text:p>
          </table:table-cell>
          <table:table-cell table:style-name="Tabela11.H13" office:value-type="string">
            <text:p text:style-name="P451">0</text:p>
          </table:table-cell>
          <table:table-cell table:style-name="Tabela11.I13" office:value-type="string">
            <text:p text:style-name="P103">Não aplicável <text:span text:style-name="T8">-97</text:span></text:p>
          </table:table-cell>
          <table:covered-table-cell/>
        </table:table-row>
      </table:table>
      <text:p text:style-name="P12"/>
      <text:p text:style-name="P12"/>
      <table:table table:name="Tabela10" table:style-name="Tabela10">
        <table:table-column table:style-name="Tabela10.A"/>
        <table:table-column table:style-name="Tabela10.B" table:number-columns-repeated="9"/>
        <table:table-row>
          <table:table-cell table:style-name="Tabela10.A1" office:value-type="string">
            <text:p text:style-name="P44">Classe</text:p>
          </table:table-cell>
          <table:table-cell table:style-name="Tabela10.B1" table:number-columns-spanned="9" office:value-type="string">
            <text:p text:style-name="P492">ferrovia (<text:span text:style-name="T16">infra_ferrovia</text:span>) <text:span text:style-name="T139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44">Atributo</text:p>
          </table:table-cell>
          <table:table-cell table:style-name="Tabela10.A2" office:value-type="string">
            <text:p text:style-name="P355">nome<text:span text:style-name="T6"> (0..1)</text:span></text:p>
          </table:table-cell>
          <table:table-cell table:style-name="Tabela10.A2" office:value-type="string">
            <text:p text:style-name="P355">tipo<text:span text:style-name="T5"> (1)</text:span></text:p>
          </table:table-cell>
          <table:table-cell table:style-name="Tabela10.A2" office:value-type="string">
            <text:p text:style-name="P355">situacao_fisica<text:span text:style-name="T5"> (1)</text:span></text:p>
          </table:table-cell>
          <table:table-cell table:style-name="Tabela10.A2" office:value-type="string">
            <text:p text:style-name="P355">posicao_relativa<text:span text:style-name="T5"> (1)</text:span></text:p>
          </table:table-cell>
          <table:table-cell table:style-name="Tabela10.A2" office:value-type="string">
            <text:p text:style-name="P355">nr_linhas<text:span text:style-name="T5"> (1)</text:span></text:p>
          </table:table-cell>
          <table:table-cell table:style-name="Tabela10.A2" office:value-type="string">
            <text:p text:style-name="P355">em_arruamento<text:span text:style-name="T5"> (1)</text:span></text:p>
          </table:table-cell>
          <table:table-cell table:style-name="Tabela10.A2" office:value-type="string">
            <text:p text:style-name="P355">juridisdicao<text:span text:style-name="T5"> (1)</text:span></text:p>
          </table:table-cell>
          <table:table-cell table:style-name="Tabela10.A2" office:value-type="string">
            <text:p text:style-name="P355">administracao<text:span text:style-name="T5"> (1)</text:span></text:p>
          </table:table-cell>
          <table:table-cell table:style-name="Tabela10.J2" office:value-type="string">
            <text:p text:style-name="P355">concessionaria<text:span text:style-name="T6"> (0..1)</text:span></text:p>
          </table:table-cell>
        </table:table-row>
        <table:table-row>
          <table:table-cell table:style-name="Tabela10.A6" table:number-rows-spanned="4" office:value-type="string">
            <text:p text:style-name="P44">Domínio</text:p>
          </table:table-cell>
          <table:table-cell table:style-name="Tabela10.B6" table:number-rows-spanned="4" office:value-type="string">
            <text:p text:style-name="P434">A ser preenchido</text:p>
          </table:table-cell>
          <table:table-cell table:style-name="Tabela10.C3" office:value-type="string">
            <text:p text:style-name="P298">Aeromóvel <text:span text:style-name="T12">-6 !</text:span></text:p>
          </table:table-cell>
          <table:table-cell table:style-name="Tabela10.D3" office:value-type="string">
            <text:p text:style-name="P260">Abandonada <text:span text:style-name="T9">-1 !</text:span></text:p>
            <text:p text:style-name="P159">Construída <text:span text:style-name="T9">-3</text:span></text:p>
            <text:p text:style-name="P167">Desconhecida -0</text:p>
            <text:p text:style-name="P260">Destruída <text:span text:style-name="T9">-2 !</text:span></text:p>
            <text:p text:style-name="P260">Em construção <text:span text:style-name="T9">-4 !</text:span></text:p>
            <text:p text:style-name="P304"/>
          </table:table-cell>
          <table:table-cell table:style-name="Tabela10.E3" office:value-type="string">
            <text:p text:style-name="P355">Elevado <text:span text:style-name="T12">-3</text:span></text:p>
            <text:p text:style-name="P355"/>
            <text:p text:style-name="P400">V - "tipo" in (<text:span text:style-name="T121">6)</text:span> and <text:span text:style-name="T100">not (</text:span>"<text:span text:style-name="T124">posicao</text:span>" <text:span text:style-name="T124">in (3))</text:span></text:p>
          </table:table-cell>
          <table:table-cell table:style-name="Tabela10.F3" office:value-type="string">
            <text:p text:style-name="P356">Desconhecido <text:span text:style-name="T12">-0</text:span></text:p>
            <text:p text:style-name="P356">Dupla <text:span text:style-name="T12">-2</text:span></text:p>
            <text:p text:style-name="P356">Múltipla <text:span text:style-name="T12">-3</text:span></text:p>
            <text:p text:style-name="P356">Simples <text:span text:style-name="T12">-1</text:span></text:p>
          </table:table-cell>
          <table:table-cell table:style-name="Tabela10.G3" office:value-type="string">
            <text:p text:style-name="P63">Não -2</text:p>
            <text:p text:style-name="P63"/>
            <text:p text:style-name="P400">V - "tipo" in (<text:span text:style-name="T121">6)</text:span> and <text:span text:style-name="T100">not (</text:span>"<text:span text:style-name="T124">em_arruamento</text:span>" <text:span text:style-name="T124">in (2))</text:span></text:p>
          </table:table-cell>
          <table:table-cell table:style-name="Tabela10.H3" office:value-type="string">
            <text:p text:style-name="P357">Desconhecida -0</text:p>
            <text:p text:style-name="P357">Estadual -2</text:p>
            <text:p text:style-name="P357">Federal -1</text:p>
            <text:p text:style-name="P357">Municipal -3</text:p>
            <text:p text:style-name="P313">Particular -6<text:span text:style-name="T1"> !</text:span></text:p>
          </table:table-cell>
          <table:table-cell table:style-name="Tabela10.I3" office:value-type="string">
            <text:p text:style-name="P358">Concessionada -7</text:p>
            <text:p text:style-name="P358">Desconhecida -0</text:p>
            <text:p text:style-name="P358">Estadual -2</text:p>
            <text:p text:style-name="P358">Federal -1</text:p>
            <text:p text:style-name="P358">Municipal -3</text:p>
            <text:p text:style-name="P300">Particular -6<text:span text:style-name="T1"> !</text:span></text:p>
          </table:table-cell>
          <table:table-cell table:style-name="Tabela10.J5" table:number-rows-spanned="3" office:value-type="string">
            <text:p text:style-name="P479">(*)</text:p>
            <text:p text:style-name="P479"/>
            <text:p text:style-name="P480">V - "<text:span text:style-name="T61">jurisdicao</text:span>" <text:span text:style-name="T61">in (7)</text:span> and <text:span text:style-name="T120">(</text:span>"<text:span text:style-name="T61">consecionaria</text:span>" <text:span text:style-name="T61">is NULL or "sigla" ='')</text:span></text:p>
          </table:table-cell>
        </table:table-row>
        <table:table-row>
          <table:covered-table-cell/>
          <table:covered-table-cell/>
          <table:table-cell table:style-name="Tabela10.C4" office:value-type="string">
            <text:p text:style-name="P298">Bonde <text:span text:style-name="T12">-5 !</text:span></text:p>
          </table:table-cell>
          <table:table-cell table:style-name="Tabela10.D4" office:value-type="string">
            <text:p text:style-name="P261">Abandonada <text:span text:style-name="T9">-1 !</text:span></text:p>
            <text:p text:style-name="P161">Construída <text:span text:style-name="T9">-3</text:span></text:p>
            <text:p text:style-name="P168">Desconhecida -0</text:p>
            <text:p text:style-name="P261">Destruída <text:span text:style-name="T9">-2 !</text:span></text:p>
            <text:p text:style-name="P261">Em construção <text:span text:style-name="T9">-4 !</text:span></text:p>
            <text:p text:style-name="P305"/>
          </table:table-cell>
          <table:table-cell table:style-name="Tabela10.E4" office:value-type="string">
            <text:p text:style-name="P355">Elevado <text:span text:style-name="T12">-3</text:span></text:p>
            <text:p text:style-name="P355">Superfície <text:span text:style-name="T12">-2</text:span></text:p>
            <text:p text:style-name="P400">V - "tipo" in (<text:span text:style-name="T124">5)</text:span> and <text:span text:style-name="T100">not (</text:span>"<text:span text:style-name="T124">posicao</text:span>" <text:span text:style-name="T124">in (2,3))</text:span></text:p>
          </table:table-cell>
          <table:table-cell table:style-name="Tabela10.F4" office:value-type="string">
            <text:p text:style-name="P356">Desconhecido <text:span text:style-name="T12">-0</text:span></text:p>
            <text:p text:style-name="P356">Dupla <text:span text:style-name="T12">-2</text:span></text:p>
            <text:p text:style-name="P356">Múltipla <text:span text:style-name="T12">-3</text:span></text:p>
            <text:p text:style-name="P356">Simples <text:span text:style-name="T12">-1</text:span></text:p>
          </table:table-cell>
          <table:table-cell table:style-name="Tabela10.G4" office:value-type="string">
            <text:p text:style-name="P63">Não -2</text:p>
            <text:p text:style-name="P299">Sim -1<text:span text:style-name="T1"> !</text:span></text:p>
          </table:table-cell>
          <table:table-cell table:style-name="Tabela10.H4" office:value-type="string">
            <text:p text:style-name="P357">Desconhecida -0</text:p>
            <text:p text:style-name="P357">Estadual -2</text:p>
            <text:p text:style-name="P357">Federal -1</text:p>
            <text:p text:style-name="P357">Municipal -3</text:p>
            <text:p text:style-name="P313">Particular -6<text:span text:style-name="T1"> !</text:span></text:p>
          </table:table-cell>
          <table:table-cell table:style-name="Tabela10.I4" office:value-type="string">
            <text:p text:style-name="P358">Concessionada -7</text:p>
            <text:p text:style-name="P358">Desconhecida -0</text:p>
            <text:p text:style-name="P358">Estadual -2</text:p>
            <text:p text:style-name="P358">Federal -1</text:p>
            <text:p text:style-name="P358">Municipal -3</text:p>
            <text:p text:style-name="P300">Particular -6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0.C5" office:value-type="string">
            <text:p text:style-name="P355">Metrô <text:span text:style-name="T12">-8</text:span></text:p>
            <text:p text:style-name="P355">Trem <text:span text:style-name="T12">-7</text:span></text:p>
          </table:table-cell>
          <table:table-cell table:style-name="Tabela10.D5" office:value-type="string">
            <text:p text:style-name="P261">Abandonada <text:span text:style-name="T9">-1 !</text:span></text:p>
            <text:p text:style-name="P161">Construída <text:span text:style-name="T9">-3</text:span></text:p>
            <text:p text:style-name="P168">Desconhecida -0</text:p>
            <text:p text:style-name="P261">Destruída <text:span text:style-name="T9">-2 !</text:span></text:p>
            <text:p text:style-name="P261">Em construção <text:span text:style-name="T9">-4 !</text:span></text:p>
            <text:p text:style-name="P305"/>
          </table:table-cell>
          <table:table-cell table:style-name="Tabela10.E5" office:value-type="string">
            <text:p text:style-name="P355">Elevado <text:span text:style-name="T12">-3</text:span></text:p>
            <text:p text:style-name="P355">Subterrâneo <text:span text:style-name="T12">-6</text:span></text:p>
            <text:p text:style-name="P355">Superfície <text:span text:style-name="T12">-2</text:span></text:p>
          </table:table-cell>
          <table:table-cell table:style-name="Tabela10.F5" office:value-type="string">
            <text:p text:style-name="P356">Desconhecido <text:span text:style-name="T12">-0</text:span></text:p>
            <text:p text:style-name="P356">Dupla <text:span text:style-name="T12">-2</text:span></text:p>
            <text:p text:style-name="P356">Múltipla <text:span text:style-name="T12">-3</text:span></text:p>
            <text:p text:style-name="P356">Simples <text:span text:style-name="T12">-1</text:span></text:p>
          </table:table-cell>
          <table:table-cell table:style-name="Tabela10.G5" office:value-type="string">
            <text:p text:style-name="P63">Não -2</text:p>
            <text:p text:style-name="P63"/>
            <text:p text:style-name="P400">V - "tipo" in (<text:span text:style-name="T124">7,8)</text:span> and <text:span text:style-name="T100">not (</text:span>"<text:span text:style-name="T124">em_arruamento</text:span>" <text:span text:style-name="T124">in (2))</text:span></text:p>
          </table:table-cell>
          <table:table-cell table:style-name="Tabela10.H5" office:value-type="string">
            <text:p text:style-name="P357">Desconhecida -0</text:p>
            <text:p text:style-name="P357">Estadual -2</text:p>
            <text:p text:style-name="P357">Federal -1</text:p>
            <text:p text:style-name="P357">Municipal -3</text:p>
            <text:p text:style-name="P313">Particular -6<text:span text:style-name="T1"> !</text:span></text:p>
          </table:table-cell>
          <table:table-cell table:style-name="Tabela10.I5" office:value-type="string">
            <text:p text:style-name="P358">Concessionada -7</text:p>
            <text:p text:style-name="P358">Desconhecida -0</text:p>
            <text:p text:style-name="P358">Estadual -2</text:p>
            <text:p text:style-name="P358">Federal -1</text:p>
            <text:p text:style-name="P358">Municipal -3</text:p>
            <text:p text:style-name="P300">Particular -6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0.C6" office:value-type="string">
            <text:p text:style-name="P358">A SER PREENCHIDO -999</text:p>
            <text:p text:style-name="P358"/>
            <text:p text:style-name="P409">L - "tipo" in (9<text:span text:style-name="T60">99)</text:span></text:p>
            <text:p text:style-name="P409"/>
            <text:p text:style-name="P422"/>
          </table:table-cell>
          <table:table-cell table:style-name="Tabela10.D6" office:value-type="string">
            <text:p text:style-name="P167">A SER PREENCHIDO -999</text:p>
            <text:p text:style-name="P167"/>
            <text:p text:style-name="P412">L - "<text:span text:style-name="T124">situacao_fisica</text:span>" in (9<text:span text:style-name="T60">99)</text:span></text:p>
            <text:p text:style-name="P412"/>
            <text:p text:style-name="P423"><text:span text:style-name="T166">A</text:span><text:span text:style-name="T165"> - "</text:span><text:span text:style-name="T167">situacao_fisica</text:span><text:span text:style-name="T165">" in (</text:span><text:span text:style-name="T166">1, 2, 4</text:span><text:span text:style-name="T168">)</text:span></text:p>
          </table:table-cell>
          <table:table-cell table:style-name="Tabela10.E6" office:value-type="string">
            <text:p text:style-name="P358">A SER PREENCHIDO -999</text:p>
            <text:p text:style-name="P358"/>
            <text:p text:style-name="P409">L - "<text:span text:style-name="T124">posicao_relativa</text:span>" in (9<text:span text:style-name="T60">99)</text:span></text:p>
          </table:table-cell>
          <table:table-cell table:style-name="Tabela10.F6" office:value-type="string">
            <text:p text:style-name="P358">A SER PREENCHIDO -999</text:p>
            <text:p text:style-name="P358"/>
            <text:p text:style-name="P409">L - "<text:span text:style-name="T124">nr_linhas</text:span>" in (9<text:span text:style-name="T60">99)</text:span></text:p>
          </table:table-cell>
          <table:table-cell table:style-name="Tabela10.G6" office:value-type="string">
            <text:p text:style-name="P357">A SER PREENCHIDO -999</text:p>
            <text:p text:style-name="P357"/>
            <text:p text:style-name="P409">L - "<text:span text:style-name="T124">em_arruamento</text:span>" in (9<text:span text:style-name="T60">99)</text:span></text:p>
            <text:p text:style-name="P410"/>
            <text:p text:style-name="P420"><text:span text:style-name="T164">A</text:span> - "<text:span text:style-name="T124">em_arruamento</text:span>" in (<text:span text:style-name="T164">1)</text:span></text:p>
          </table:table-cell>
          <table:table-cell table:style-name="Tabela10.H6" office:value-type="string">
            <text:p text:style-name="P357">A SER PREENCHIDO -999</text:p>
            <text:p text:style-name="P357"/>
            <text:p text:style-name="P409">L - "<text:span text:style-name="T124">jurisdicao</text:span>" in (9<text:span text:style-name="T60">99)</text:span></text:p>
            <text:p text:style-name="P410"/>
            <text:p text:style-name="P420"><text:span text:style-name="T164">A</text:span> - "<text:span text:style-name="T124">jurisdicao</text:span>" in (<text:span text:style-name="T164">6)</text:span></text:p>
          </table:table-cell>
          <table:table-cell table:style-name="Tabela10.I6" office:value-type="string">
            <text:p text:style-name="P358">A SER PREENCHIDO -999</text:p>
            <text:p text:style-name="P358"/>
            <text:p text:style-name="P409">L - "<text:span text:style-name="T124">administracao</text:span>" in (9<text:span text:style-name="T60">99)</text:span></text:p>
            <text:p text:style-name="P409"/>
            <text:p text:style-name="P424"><text:span text:style-name="T96">A</text:span><text:span text:style-name="T95"> - "</text:span><text:span text:style-name="T97">administracao</text:span><text:span text:style-name="T95">" in (</text:span><text:span text:style-name="T96">6</text:span><text:span text:style-name="T98">)</text:span></text:p>
          </table:table-cell>
          <table:table-cell table:style-name="Tabela10.J6" office:value-type="string">
            <text:p text:style-name="P434">A ser preenchido</text:p>
          </table:table-cell>
        </table:table-row>
      </table:table>
      <text:p text:style-name="P13"><text:span text:style-name="T43">(</text:span>*<text:span text:style-name="T43">)</text:span> - Concessionaria só deve ser preenchido se administração for Concessionada. Nesse caso seu preenchimento é obrigatório.</text:p>
      <text:p text:style-name="P12"/>
      <text:p text:style-name="P1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office:value-type="string">
            <text:p text:style-name="P39">Classe</text:p>
          </table:table-cell>
          <table:table-cell table:style-name="Tabela9.B1" table:number-columns-spanned="5" office:value-type="string">
            <text:p text:style-name="P120">pista_pouso (<text:span text:style-name="T10">infra_pista_pouso</text:span>) <text:span text:style-name="T139">[PLA]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39">Atributo</text:p>
          </table:table-cell>
          <table:table-cell table:style-name="Tabela9.A2" office:value-type="string">
            <text:p text:style-name="P174">nome<text:span text:style-name="T6"> (0..1)</text:span></text:p>
          </table:table-cell>
          <table:table-cell table:style-name="Tabela9.A2" office:value-type="string">
            <text:p text:style-name="P175">tipo<text:span text:style-name="T5"> (1)</text:span></text:p>
          </table:table-cell>
          <table:table-cell table:style-name="Tabela9.A2" office:value-type="string">
            <text:p text:style-name="P176">revestimento<text:span text:style-name="T5"> (1)</text:span></text:p>
          </table:table-cell>
          <table:table-cell table:style-name="Tabela9.A2" office:value-type="string">
            <text:p text:style-name="P176">uso_pista<text:span text:style-name="T5"> (1)</text:span></text:p>
          </table:table-cell>
          <table:table-cell table:style-name="Tabela9.F2" office:value-type="string">
            <text:p text:style-name="P176">situacao_fisica<text:span text:style-name="T5"> (1)</text:span></text:p>
          </table:table-cell>
        </table:table-row>
        <table:table-row>
          <table:table-cell table:style-name="Tabela9.A3" office:value-type="string">
            <text:p text:style-name="P39">Domínio</text:p>
          </table:table-cell>
          <table:table-cell table:style-name="Tabela9.B3" office:value-type="string">
            <text:p text:style-name="P430">A ser preenchido</text:p>
          </table:table-cell>
          <table:table-cell table:style-name="Tabela9.C3" office:value-type="string">
            <text:p text:style-name="P301">Heliponto -11<text:span text:style-name="T1"> !</text:span></text:p>
            <text:p text:style-name="P250">[P]</text:p>
            <text:p text:style-name="P163"/>
            <text:p text:style-name="P163">Pista de pouso -9</text:p>
            <text:p text:style-name="P250">[L A]</text:p>
            <text:p text:style-name="P163"/>
            <text:p text:style-name="P301">Pista de táxi -10<text:span text:style-name="T1"> !</text:span></text:p>
            <text:p text:style-name="P250">[A]</text:p>
          </table:table-cell>
          <table:table-cell table:style-name="Tabela9.D3" office:value-type="string">
            <text:p text:style-name="P301">Sem revestimento (Leito natural) -1<text:span text:style-name="T1"> !</text:span></text:p>
            <text:p text:style-name="P163">Pavimentado -3</text:p>
            <text:p text:style-name="P163">Revestimento primário (solto) -2</text:p>
          </table:table-cell>
          <table:table-cell table:style-name="Tabela9.E3" office:value-type="string">
            <text:p text:style-name="P164">Desconhecido -0</text:p>
            <text:p text:style-name="P164">Militar -12</text:p>
            <text:p text:style-name="P164">Particular -6</text:p>
            <text:p text:style-name="P164">Público -11</text:p>
            <text:p text:style-name="P164">Público/Militar -13</text:p>
          </table:table-cell>
          <table:table-cell table:style-name="Tabela9.F3" office:value-type="string">
            <text:p text:style-name="P260">Abandonada <text:span text:style-name="T9">-1 !</text:span></text:p>
            <text:p text:style-name="P158">Construída <text:span text:style-name="T9">-3</text:span></text:p>
            <text:p text:style-name="P166">Desconhecida -0</text:p>
            <text:p text:style-name="P260">Destruída <text:span text:style-name="T9">-2 !</text:span></text:p>
            <text:p text:style-name="P260">Em construção <text:span text:style-name="T9">-4 !</text:span></text:p>
            <text:p text:style-name="P306"/>
          </table:table-cell>
        </table:table-row>
      </table:table>
      <text:p text:style-name="P12"/>
      <text:p text:style-name="P12"/>
      <table:table table:name="Tabela8" table:style-name="Tabela8">
        <table:table-column table:style-name="Tabela8.A"/>
        <table:table-column table:style-name="Tabela8.B" table:number-columns-repeated="12"/>
        <table:table-row>
          <table:table-cell table:style-name="Tabela8.A1" office:value-type="string">
            <text:p text:style-name="P44">Classe</text:p>
          </table:table-cell>
          <table:table-cell table:style-name="Tabela8.B1" table:number-columns-spanned="12" office:value-type="string">
            <text:p text:style-name="P102">via_deslocamento (infra_via_deslocamento<text:span text:style-name="T8">)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485">Atributo</text:p>
          </table:table-cell>
          <table:table-cell table:style-name="Tabela8.A2" office:value-type="string">
            <text:p text:style-name="P486"><text:span text:style-name="T42">n</text:span>ome<text:span text:style-name="T6">(0..1)</text:span></text:p>
          </table:table-cell>
          <table:table-cell table:style-name="Tabela8.A2" office:value-type="string">
            <text:p text:style-name="P487">tipo (1)</text:p>
          </table:table-cell>
          <table:table-cell table:style-name="Tabela8.A2" office:value-type="string">
            <text:p text:style-name="P487">revestimento (1)</text:p>
          </table:table-cell>
          <table:table-cell table:style-name="Tabela8.A2" office:value-type="string">
            <text:p text:style-name="P487">tr<text:span text:style-name="T9">a</text:span>fego (1)</text:p>
          </table:table-cell>
          <table:table-cell table:style-name="Tabela8.A2" office:value-type="string">
            <text:p text:style-name="P487">nr_faixas<text:span text:style-name="T6"> (1)</text:span></text:p>
          </table:table-cell>
          <table:table-cell table:style-name="Tabela8.A2" office:value-type="string">
            <text:p text:style-name="P487">nr_pistas (1)</text:p>
          </table:table-cell>
          <table:table-cell table:style-name="Tabela8.A2" office:value-type="string">
            <text:p text:style-name="P487">canteiro_divisorio (1)</text:p>
          </table:table-cell>
          <table:table-cell table:style-name="Tabela8.A2" office:value-type="string">
            <text:p text:style-name="P487">situacao_fisica (1)</text:p>
          </table:table-cell>
          <table:table-cell table:style-name="Tabela8.A2" office:value-type="string">
            <text:p text:style-name="P487">jurisdicao (1)</text:p>
          </table:table-cell>
          <table:table-cell table:style-name="Tabela8.A2" office:value-type="string">
            <text:p text:style-name="P487"><text:span text:style-name="T42">s</text:span>igla<text:span text:style-name="T6"> (0..1)</text:span></text:p>
          </table:table-cell>
          <table:table-cell table:style-name="Tabela8.A2" office:value-type="string">
            <text:p text:style-name="P487">administracao (1)</text:p>
          </table:table-cell>
          <table:table-cell table:style-name="Tabela8.M2" office:value-type="string">
            <text:p text:style-name="P487"><text:span text:style-name="T42">c</text:span>oncessiona<text:span text:style-name="T41">ria (0..1)</text:span></text:p>
          </table:table-cell>
        </table:table-row>
        <table:table-row table:style-name="Tabela8.3">
          <table:table-cell table:style-name="Tabela8.A8" table:number-rows-spanned="6" office:value-type="string">
            <text:p text:style-name="P44">Domínio</text:p>
          </table:table-cell>
          <table:table-cell table:style-name="Tabela8.B8" table:number-rows-spanned="6" office:value-type="string">
            <text:p text:style-name="P434">A ser preenchido</text:p>
          </table:table-cell>
          <table:table-cell table:style-name="Tabela8.C3" office:value-type="string">
            <text:p text:style-name="P159">Arruamento <text:span text:style-name="T8">-5</text:span></text:p>
          </table:table-cell>
          <table:table-cell table:style-name="Tabela8.D3" office:value-type="string">
            <text:p text:style-name="P301">Calçado -4<text:span text:style-name="T1"> !</text:span></text:p>
            <text:p text:style-name="P165">Sem revestimento (Leito natural) -1</text:p>
            <text:p text:style-name="P165">Pavimentado -3</text:p>
            <text:p text:style-name="P165">Revestimento primário (solto) -2</text:p>
          </table:table-cell>
          <table:table-cell table:style-name="Tabela8.E3" office:value-type="string">
            <text:p text:style-name="P159">Permanente <text:span text:style-name="T8">-1</text:span></text:p>
            <text:p text:style-name="P159"/>
            <text:p text:style-name="P400">V - "tipo" in (<text:span text:style-name="T120">5)</text:span> and <text:span text:style-name="T100">not (</text:span>"<text:span text:style-name="T120">trafego</text:span>" <text:span text:style-name="T60">in (1))</text:span></text:p>
          </table:table-cell>
          <table:table-cell table:style-name="Tabela8.F3" office:value-type="string">
            <text:p text:style-name="P359">Minimo 1</text:p>
            <text:p text:style-name="P359"/>
            <text:p text:style-name="P400">V - "tipo" in (<text:span text:style-name="T120">5)</text:span> and <text:span text:style-name="T100">not (</text:span>"<text:span text:style-name="T120">nr_faixas</text:span>" <text:span text:style-name="T120">&gt;=1)</text:span></text:p>
          </table:table-cell>
          <table:table-cell table:style-name="Tabela8.G3" office:value-type="string">
            <text:p text:style-name="P359">Minimo 1</text:p>
            <text:p text:style-name="P359"/>
            <text:p text:style-name="P400">V - "tipo" in (<text:span text:style-name="T120">5)</text:span> and <text:span text:style-name="T100">not (</text:span>"<text:span text:style-name="T120">nr_pistas</text:span>" <text:span text:style-name="T120">&gt;=1)</text:span></text:p>
          </table:table-cell>
          <table:table-cell table:style-name="Tabela8.H3" office:value-type="string">
            <text:p text:style-name="P63">Não -2</text:p>
            <text:p text:style-name="P63">Sim -1</text:p>
          </table:table-cell>
          <table:table-cell table:style-name="Tabela8.I3" office:value-type="string">
            <text:p text:style-name="P260">Abandonada <text:span text:style-name="T9">-1 !</text:span></text:p>
            <text:p text:style-name="P159">Construída <text:span text:style-name="T9">-3</text:span></text:p>
            <text:p text:style-name="P260">Destruída <text:span text:style-name="T9">-2 !</text:span></text:p>
            <text:p text:style-name="P260">Em construção <text:span text:style-name="T9">-4 !</text:span></text:p>
            <text:p text:style-name="P309"/>
          </table:table-cell>
          <table:table-cell table:style-name="Tabela8.J3" office:value-type="string">
            <text:p text:style-name="P159">Desconhecida <text:span text:style-name="T8">-0</text:span></text:p>
            <text:p text:style-name="P159"/>
            <text:p text:style-name="P400">V - "tipo" in (<text:span text:style-name="T120">5)</text:span> and <text:span text:style-name="T100">not (</text:span>"<text:span text:style-name="T123">jurisdicao</text:span>" <text:span text:style-name="T123">in (0))</text:span></text:p>
          </table:table-cell>
          <table:table-cell table:style-name="Tabela8.K7" table:number-rows-spanned="5" office:value-type="string">
            <text:p text:style-name="P360">(*)</text:p>
            <text:p text:style-name="P360"/>
            <text:p text:style-name="P401">V - <text:span text:style-name="T187">not("sigla" is NULL or "sigla" ='') and not("jurisdicao" in (1,2))</text:span></text:p>
            <text:p text:style-name="P360"/>
            <text:p text:style-name="P400">V - "<text:span text:style-name="T61">jurisdicao</text:span>" <text:span text:style-name="T61">in (1,2)</text:span> and <text:span text:style-name="T119">(</text:span>"<text:span text:style-name="T61">sigla</text:span>" <text:span text:style-name="T61">is NULL or "sigla" ='')</text:span></text:p>
            <text:p text:style-name="P400"/>
            <text:p text:style-name="P400">V - "<text:span text:style-name="T61">jurisdicao</text:span>" <text:span text:style-name="T61">in (1)</text:span> and <text:span text:style-name="T119">(1 - (regexp_match( "sigla", '^(BR)-\\d\\d\\d$') ))</text:span></text:p>
            <text:p text:style-name="P400"/>
            <text:p text:style-name="P400">V - "<text:span text:style-name="T61">jurisdicao</text:span>" <text:span text:style-name="T61">in (2)</text:span> and <text:span text:style-name="T119">(1 - (regexp_match( "sigla", '^(SC|PR|RS)-\\d\\d\\d$') ))</text:span></text:p>
          </table:table-cell>
          <table:table-cell table:style-name="Tabela8.L3" office:value-type="string">
            <text:p text:style-name="P159">Desconhecida <text:span text:style-name="T8">-0</text:span></text:p>
            <text:p text:style-name="P159"/>
            <text:p text:style-name="P400">V - "tipo" in (<text:span text:style-name="T120">5)</text:span> and <text:span text:style-name="T100">not (</text:span>"<text:span text:style-name="T123">administracao</text:span>" <text:span text:style-name="T123">in (0))</text:span></text:p>
          </table:table-cell>
          <table:table-cell table:style-name="Tabela8.M7" table:number-rows-spanned="5" office:value-type="string">
            <text:p text:style-name="P482">(**)</text:p>
            <text:p text:style-name="P482"/>
            <text:p text:style-name="P484">V - <text:span text:style-name="T160">not(("administracao" in (7) and ("concessionaria" is NULL or "concessionaria" ='')) or ( not("administracao" in (7)) and ( not ("concessionaria" is NULL or "concessionaria" =''))))</text:span></text:p>
          </table:table-cell>
        </table:table-row>
        <table:table-row table:style-name="Tabela8.4">
          <table:covered-table-cell/>
          <table:covered-table-cell/>
          <table:table-cell table:style-name="Tabela8.C4" office:value-type="string">
            <text:p text:style-name="P260">Auto-estrada <text:span text:style-name="T8">-4 !</text:span></text:p>
          </table:table-cell>
          <table:table-cell table:style-name="Tabela8.D4" office:value-type="string">
            <text:p text:style-name="P165">Pavimentado -3</text:p>
            <text:p text:style-name="P165"/>
            <text:p text:style-name="P400">V - "tipo" in (<text:span text:style-name="T120">4)</text:span> and <text:span text:style-name="T100">not (</text:span>"<text:span text:style-name="T60">revestimento</text:span>" <text:span text:style-name="T60">in (3))</text:span></text:p>
          </table:table-cell>
          <table:table-cell table:style-name="Tabela8.E4" office:value-type="string">
            <text:p text:style-name="P159">Permanente <text:span text:style-name="T8">-1</text:span></text:p>
            <text:p text:style-name="P159"/>
            <text:p text:style-name="P400">V - "tipo" in (<text:span text:style-name="T120">4)</text:span> and <text:span text:style-name="T100">not (</text:span>"<text:span text:style-name="T120">trafego</text:span>" <text:span text:style-name="T60">in (1))</text:span></text:p>
          </table:table-cell>
          <table:table-cell table:style-name="Tabela8.F4" office:value-type="string">
            <text:p text:style-name="P361">Minimo 4</text:p>
            <text:p text:style-name="P361"/>
            <text:p text:style-name="P400">V - "tipo" in (<text:span text:style-name="T121">4)</text:span> and <text:span text:style-name="T100">not (</text:span>"<text:span text:style-name="T120">nr_faixas</text:span>" <text:span text:style-name="T120">&gt;=4)</text:span></text:p>
          </table:table-cell>
          <table:table-cell table:style-name="Tabela8.G4" office:value-type="string">
            <text:p text:style-name="P361">Minimo 2</text:p>
            <text:p text:style-name="P361"/>
            <text:p text:style-name="P400">V - "tipo" in (<text:span text:style-name="T121">4)</text:span> and <text:span text:style-name="T100">not (</text:span>"<text:span text:style-name="T120">nr_pistas</text:span>" <text:span text:style-name="T120">&gt;=2)</text:span></text:p>
          </table:table-cell>
          <table:table-cell table:style-name="Tabela8.H4" office:value-type="string">
            <text:p text:style-name="P63">Não -2</text:p>
            <text:p text:style-name="P63">Sim -1</text:p>
          </table:table-cell>
          <table:table-cell table:style-name="Tabela8.I4" office:value-type="string">
            <text:p text:style-name="P260">Abandonada <text:span text:style-name="T9">-1 !</text:span></text:p>
            <text:p text:style-name="P160">Construída <text:span text:style-name="T9">-3</text:span></text:p>
            <text:p text:style-name="P260">Destruída <text:span text:style-name="T9">-2 !</text:span></text:p>
            <text:p text:style-name="P260">Em construção <text:span text:style-name="T9">-4 !</text:span></text:p>
            <text:p text:style-name="P309"/>
          </table:table-cell>
          <table:table-cell table:style-name="Tabela8.J4" office:value-type="string">
            <text:p text:style-name="P159">Estadual <text:span text:style-name="T8">-2</text:span></text:p>
            <text:p text:style-name="P159">Federal <text:span text:style-name="T8">-1</text:span></text:p>
            <text:p text:style-name="P159"/>
            <text:p text:style-name="P400">V - "tipo" in (<text:span text:style-name="T123">4)</text:span> and <text:span text:style-name="T100">not (</text:span>"<text:span text:style-name="T123">jurisdicao</text:span>" <text:span text:style-name="T123">in (1,2))</text:span></text:p>
          </table:table-cell>
          <table:covered-table-cell/>
          <table:table-cell table:style-name="Tabela8.L4" office:value-type="string">
            <text:p text:style-name="P159">Concessionada <text:span text:style-name="T8">-7</text:span></text:p>
            <text:p text:style-name="P159">Estadual <text:span text:style-name="T8">-2</text:span></text:p>
            <text:p text:style-name="P159">Federal <text:span text:style-name="T8">-1</text:span></text:p>
            <text:p text:style-name="P159"/>
            <text:p text:style-name="P400">V - "tipo" in (<text:span text:style-name="T123">4)</text:span> and <text:span text:style-name="T100">not (</text:span>"<text:span text:style-name="T123">administracao</text:span>" <text:span text:style-name="T123">in (1,2,7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5" office:value-type="string">
            <text:p text:style-name="P159">Caminho carroçável <text:span text:style-name="T8">-3</text:span></text:p>
          </table:table-cell>
          <table:table-cell table:style-name="Tabela8.D5" office:value-type="string">
            <text:p text:style-name="P159">Sem revestimento (Leito natural) <text:span text:style-name="T9">-1</text:span></text:p>
            <text:p text:style-name="P159"/>
            <text:p text:style-name="P400">V - "tipo" in (<text:span text:style-name="T120">3)</text:span> and <text:span text:style-name="T100">not (</text:span>"<text:span text:style-name="T60">revestimento</text:span>" <text:span text:style-name="T60">in (1))</text:span></text:p>
          </table:table-cell>
          <table:table-cell table:style-name="Tabela8.E5" office:value-type="string">
            <text:p text:style-name="P159">Periódico <text:span text:style-name="T8">-2</text:span></text:p>
            <text:p text:style-name="P159"/>
            <text:p text:style-name="P400">V - "tipo" in (<text:span text:style-name="T120">3)</text:span> and <text:span text:style-name="T100">not (</text:span>"<text:span text:style-name="T120">trafego</text:span>" <text:span text:style-name="T60">in (2))</text:span></text:p>
          </table:table-cell>
          <table:table-cell table:style-name="Tabela8.F5" office:value-type="string">
            <text:p text:style-name="P361">1</text:p>
            <text:p text:style-name="P361"/>
            <text:p text:style-name="P400">V - "tipo" in (<text:span text:style-name="T121">3)</text:span> and <text:span text:style-name="T100">not (</text:span>"<text:span text:style-name="T120">nr_faixas</text:span>" <text:span text:style-name="T120">=1) </text:span></text:p>
          </table:table-cell>
          <table:table-cell table:style-name="Tabela8.G5" office:value-type="string">
            <text:p text:style-name="P361">1</text:p>
            <text:p text:style-name="P361"/>
            <text:p text:style-name="P400">V - "tipo" in (<text:span text:style-name="T121">3)</text:span> and <text:span text:style-name="T100">not (</text:span>"<text:span text:style-name="T120">nr_pistas</text:span>" <text:span text:style-name="T120">=1)</text:span></text:p>
          </table:table-cell>
          <table:table-cell table:style-name="Tabela8.H5" office:value-type="string">
            <text:p text:style-name="P63">Não -2</text:p>
            <text:p text:style-name="P63"/>
            <text:p text:style-name="P400">V - "tipo" in (<text:span text:style-name="T121">3)</text:span> and <text:span text:style-name="T100">not (</text:span>"<text:span text:style-name="T123">canteiro_divisorio</text:span>" <text:span text:style-name="T123">in (2))</text:span></text:p>
          </table:table-cell>
          <table:table-cell table:style-name="Tabela8.I5" office:value-type="string">
            <text:p text:style-name="P105">Construída -3</text:p>
            <text:p text:style-name="P105"/>
            <text:p text:style-name="P400">V - "tipo" in (<text:span text:style-name="T121">3)</text:span> and <text:span text:style-name="T100">not (</text:span>"<text:span text:style-name="T123">situacao_fisica</text:span>" <text:span text:style-name="T123">in (3))</text:span></text:p>
          </table:table-cell>
          <table:table-cell table:style-name="Tabela8.J5" office:value-type="string">
            <text:p text:style-name="P159">Desconhecida <text:span text:style-name="T8">-0</text:span></text:p>
            <text:p text:style-name="P159"/>
            <text:p text:style-name="P400">V - "tipo" in (<text:span text:style-name="T123">3)</text:span> and <text:span text:style-name="T100">not (</text:span>"<text:span text:style-name="T123">jurisdicao</text:span>" <text:span text:style-name="T123">in (0))</text:span></text:p>
          </table:table-cell>
          <table:covered-table-cell/>
          <table:table-cell table:style-name="Tabela8.L5" office:value-type="string">
            <text:p text:style-name="P159">Desconhecida <text:span text:style-name="T8">-0</text:span></text:p>
            <text:p text:style-name="P159"/>
            <text:p text:style-name="P400">V - "tipo" in (<text:span text:style-name="T123">3)</text:span> and <text:span text:style-name="T100">not (</text:span>"<text:span text:style-name="T123">administracao</text:span>" <text:span text:style-name="T123">in (0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6" office:value-type="string">
            <text:p text:style-name="P159">Rodovia <text:span text:style-name="T8">-2</text:span></text:p>
          </table:table-cell>
          <table:table-cell table:style-name="Tabela8.D6" office:value-type="string">
            <text:p text:style-name="P302">Calçado -4 !</text:p>
            <text:p text:style-name="P165">Sem revestimento (Leito natural) -1</text:p>
            <text:p text:style-name="P165">Pavimentado -3</text:p>
            <text:p text:style-name="P165">Revestimento primário (solto) -2</text:p>
          </table:table-cell>
          <table:table-cell table:style-name="Tabela8.E6" office:value-type="string">
            <text:p text:style-name="P159">Periódico <text:span text:style-name="T8">-2</text:span></text:p>
            <text:p text:style-name="P159">Permanente <text:span text:style-name="T8">-1</text:span></text:p>
          </table:table-cell>
          <table:table-cell table:style-name="Tabela8.F6" office:value-type="string">
            <text:p text:style-name="P359">Minimo 1</text:p>
            <text:p text:style-name="P359"/>
            <text:p text:style-name="P400">V - "tipo" in (<text:span text:style-name="T121">2)</text:span> and <text:span text:style-name="T100">not (</text:span>"<text:span text:style-name="T120">nr_faixas</text:span>" <text:span text:style-name="T120">&gt;=1)</text:span></text:p>
          </table:table-cell>
          <table:table-cell table:style-name="Tabela8.G6" office:value-type="string">
            <text:p text:style-name="P359">Minimo 1</text:p>
            <text:p text:style-name="P359"/>
            <text:p text:style-name="P400">V - "tipo" in (<text:span text:style-name="T121">2)</text:span> and <text:span text:style-name="T100">not (</text:span>"<text:span text:style-name="T120">nr_pistas</text:span>" <text:span text:style-name="T120">&gt;=1)</text:span></text:p>
          </table:table-cell>
          <table:table-cell table:style-name="Tabela8.H6" office:value-type="string">
            <text:p text:style-name="P63">Não -2</text:p>
            <text:p text:style-name="P63">Sim -1</text:p>
          </table:table-cell>
          <table:table-cell table:style-name="Tabela8.I6" office:value-type="string">
            <text:p text:style-name="P261">Abandonada <text:span text:style-name="T9">-1 !</text:span></text:p>
            <text:p text:style-name="P161">Construída <text:span text:style-name="T9">-3</text:span></text:p>
            <text:p text:style-name="P261">Destruída <text:span text:style-name="T9">-2 !</text:span></text:p>
            <text:p text:style-name="P261">Em construção <text:span text:style-name="T9">-4 !</text:span></text:p>
            <text:p text:style-name="P309"/>
          </table:table-cell>
          <table:table-cell table:style-name="Tabela8.J6" office:value-type="string">
            <text:p text:style-name="P159">Desconhecida <text:span text:style-name="T8">-0</text:span></text:p>
            <text:p text:style-name="P159">Estadual <text:span text:style-name="T8">-2</text:span></text:p>
            <text:p text:style-name="P159">Federal <text:span text:style-name="T8">-1</text:span></text:p>
            <text:p text:style-name="P159"/>
            <text:p text:style-name="P400">V - "tipo" in (<text:span text:style-name="T123">2)</text:span> and <text:span text:style-name="T100">not (</text:span>"<text:span text:style-name="T123">jurisdicao</text:span>" <text:span text:style-name="T123">in (0,1,2))</text:span></text:p>
          </table:table-cell>
          <table:covered-table-cell/>
          <table:table-cell table:style-name="Tabela8.L6" office:value-type="string">
            <text:p text:style-name="P159">Concessionada <text:span text:style-name="T8">-7</text:span></text:p>
            <text:p text:style-name="P159">Desconhecida <text:span text:style-name="T8">-0</text:span></text:p>
            <text:p text:style-name="P159">Estadual <text:span text:style-name="T8">-2</text:span></text:p>
            <text:p text:style-name="P159">Federal <text:span text:style-name="T8">-1</text:span></text:p>
            <text:p text:style-name="P159"/>
            <text:p text:style-name="P400">V - "tipo" in (<text:span text:style-name="T123">2)</text:span> and <text:span text:style-name="T100">not (</text:span>"<text:span text:style-name="T123">administracao</text:span>" <text:span text:style-name="T123">in (0,1,2,7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7" office:value-type="string">
            <text:p text:style-name="P159">Trilha ou Picada <text:span text:style-name="T8">-6</text:span></text:p>
          </table:table-cell>
          <table:table-cell table:style-name="Tabela8.D7" office:value-type="string">
            <text:p text:style-name="P159">Sem revestimento (Leito natural) <text:span text:style-name="T9">-1</text:span></text:p>
            <text:p text:style-name="P159"/>
            <text:p text:style-name="P400">V - "tipo" in (<text:span text:style-name="T120">6)</text:span> and <text:span text:style-name="T100">not (</text:span>"<text:span text:style-name="T60">revestimento</text:span>" <text:span text:style-name="T60">in (1))</text:span></text:p>
          </table:table-cell>
          <table:table-cell table:style-name="Tabela8.E7" office:value-type="string">
            <text:p text:style-name="P159">Periódico <text:span text:style-name="T8">-2</text:span></text:p>
            <text:p text:style-name="P159"/>
            <text:p text:style-name="P400">V - "tipo" in (<text:span text:style-name="T120">6)</text:span> and <text:span text:style-name="T100">not (</text:span>"<text:span text:style-name="T120">trafego</text:span>" <text:span text:style-name="T60">in (2))</text:span></text:p>
          </table:table-cell>
          <table:table-cell table:style-name="Tabela8.F7" office:value-type="string">
            <text:p text:style-name="P361">1</text:p>
            <text:p text:style-name="P361"/>
            <text:p text:style-name="P400">V - "tipo" in (<text:span text:style-name="T121">6)</text:span> and <text:span text:style-name="T100">not (</text:span>"<text:span text:style-name="T120">nr_faixas</text:span>" <text:span text:style-name="T120">=1)</text:span></text:p>
          </table:table-cell>
          <table:table-cell table:style-name="Tabela8.G7" office:value-type="string">
            <text:p text:style-name="P361">1</text:p>
            <text:p text:style-name="P361"/>
            <text:p text:style-name="P400">V - "tipo" in (<text:span text:style-name="T121">6)</text:span> and <text:span text:style-name="T100">not (</text:span>"<text:span text:style-name="T120">nr_pistas</text:span>" <text:span text:style-name="T120">=1)</text:span></text:p>
          </table:table-cell>
          <table:table-cell table:style-name="Tabela8.H7" office:value-type="string">
            <text:p text:style-name="P63">Não -2</text:p>
            <text:p text:style-name="P63"/>
            <text:p text:style-name="P400">V - "tipo" in (<text:span text:style-name="T123">6)</text:span> and <text:span text:style-name="T100">not (</text:span>"<text:span text:style-name="T123">canteiro_divisorio</text:span>" <text:span text:style-name="T123">in (2))</text:span></text:p>
          </table:table-cell>
          <table:table-cell table:style-name="Tabela8.I7" office:value-type="string">
            <text:p text:style-name="P105">Construída -3</text:p>
            <text:p text:style-name="P105"/>
            <text:p text:style-name="P400">V - "tipo" in (<text:span text:style-name="T123">6)</text:span> and <text:span text:style-name="T100">not (</text:span>"<text:span text:style-name="T123">situacao_fisica</text:span>" <text:span text:style-name="T123">in (3))</text:span></text:p>
          </table:table-cell>
          <table:table-cell table:style-name="Tabela8.J7" office:value-type="string">
            <text:p text:style-name="P159">Desconhecida <text:span text:style-name="T8">-0</text:span></text:p>
            <text:p text:style-name="P159"/>
            <text:p text:style-name="P400">V - "tipo" in (<text:span text:style-name="T123">6)</text:span> and <text:span text:style-name="T100">not (</text:span>"<text:span text:style-name="T123">jurisdicao</text:span>" <text:span text:style-name="T123">in (0))</text:span></text:p>
          </table:table-cell>
          <table:covered-table-cell/>
          <table:table-cell table:style-name="Tabela8.L7" office:value-type="string">
            <text:p text:style-name="P159">Desconhecida <text:span text:style-name="T8">-0</text:span></text:p>
            <text:p text:style-name="P159"/>
            <text:p text:style-name="P400">V - "tipo" in (<text:span text:style-name="T123">6)</text:span> and <text:span text:style-name="T100">not (</text:span>"<text:span text:style-name="T123">administracao</text:span>" <text:span text:style-name="T123">in (0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8" office:value-type="string">
            <text:p text:style-name="P362">A SER PREENCHIDO -999</text:p>
            <text:p text:style-name="P362"/>
            <text:p text:style-name="P409">L - "tipo" in (9<text:span text:style-name="T60">99)</text:span></text:p>
            <text:p text:style-name="P409"/>
            <text:p text:style-name="P420"><text:span text:style-name="T163">A</text:span> - "tipo" in (<text:span text:style-name="T163">4)</text:span></text:p>
          </table:table-cell>
          <table:table-cell table:style-name="Tabela8.D8" office:value-type="string">
            <text:p text:style-name="P165">A SER PREENCHIDO -999</text:p>
            <text:p text:style-name="P165"/>
            <text:p text:style-name="P409">L - "<text:span text:style-name="T60">revestimento</text:span>" in (9<text:span text:style-name="T60">99)</text:span></text:p>
            <text:p text:style-name="P409"/>
            <text:p text:style-name="P420"><text:span text:style-name="T163">A</text:span> - "<text:span text:style-name="T60">revestimento</text:span>" in (<text:span text:style-name="T163">4)</text:span></text:p>
          </table:table-cell>
          <table:table-cell table:style-name="Tabela8.E8" office:value-type="string">
            <text:p text:style-name="P165">A SER PREENCHIDO -999</text:p>
            <text:p text:style-name="P165"/>
            <text:p text:style-name="P409">L - "<text:span text:style-name="T60">trafego</text:span>" in (99<text:span text:style-name="T60">9)</text:span></text:p>
          </table:table-cell>
          <table:table-cell table:style-name="Tabela8.F8" office:value-type="string">
            <text:p text:style-name="P63">A ser preenchido</text:p>
            <text:p text:style-name="P63"/>
            <text:p text:style-name="P409">L - "<text:span text:style-name="T122">nr_faixas</text:span>" <text:span text:style-name="T122">is NULL or </text:span>"<text:span text:style-name="T122">nr_faixas</text:span>" <text:span text:style-name="T122">= ''</text:span></text:p>
            <text:p text:style-name="P409"/>
            <text:p text:style-name="P414">mai<text:span text:style-name="T163">s</text:span> de 2 faixa<text:span text:style-name="T163">s</text:span></text:p>
            <text:p text:style-name="P420"><text:span text:style-name="T163">A</text:span> - "<text:span text:style-name="T122">nr_faixas</text:span>" <text:span text:style-name="T163">&gt; 2</text:span></text:p>
          </table:table-cell>
          <table:table-cell table:style-name="Tabela8.G8" office:value-type="string">
            <text:p text:style-name="P63">A ser preenchido</text:p>
            <text:p text:style-name="P63"/>
            <text:p text:style-name="P409">L - "<text:span text:style-name="T122">nr_pistas</text:span>" <text:span text:style-name="T122">is NULL or </text:span>"<text:span text:style-name="T122">nr_pistas</text:span>" <text:span text:style-name="T122">= ''</text:span></text:p>
            <text:p text:style-name="P409"/>
            <text:p text:style-name="P414">mais de 2 <text:span text:style-name="T163">pistas</text:span></text:p>
            <text:p text:style-name="P420"><text:span text:style-name="T163">A</text:span> - "<text:span text:style-name="T122">nr_pistas</text:span>" <text:span text:style-name="T163">&gt;= 2</text:span></text:p>
          </table:table-cell>
          <table:table-cell table:style-name="Tabela8.H8" office:value-type="string">
            <text:p text:style-name="P150">A SER PREENCHIDO -999</text:p>
            <text:p text:style-name="P150"/>
            <text:p text:style-name="P409">L - "<text:span text:style-name="T61">canteiro_divisorio</text:span>" in (9<text:span text:style-name="T61">99)</text:span></text:p>
          </table:table-cell>
          <table:table-cell table:style-name="Tabela8.I8" office:value-type="string">
            <text:p text:style-name="P106">A SER PREENCHIDO -999</text:p>
            <text:p text:style-name="P106"/>
            <text:p text:style-name="P409">L - "<text:span text:style-name="T61">situacao_fisica</text:span>" in <text:span text:style-name="T61">(999)</text:span></text:p>
            <text:p text:style-name="P409"/>
            <text:p text:style-name="P420"><text:span text:style-name="T164">A</text:span> - "<text:span text:style-name="T61">situacao_fisica</text:span>" in <text:span text:style-name="T61">(1, 2, 4)</text:span></text:p>
          </table:table-cell>
          <table:table-cell table:style-name="Tabela8.J8" office:value-type="string">
            <text:p text:style-name="P170">A SER PREENCHIDO -999</text:p>
            <text:p text:style-name="P170"/>
            <text:p text:style-name="P412">L - "<text:span text:style-name="T61">jurisdicao</text:span>" in (9<text:span text:style-name="T61">99)</text:span></text:p>
          </table:table-cell>
          <table:table-cell table:style-name="Tabela8.K8" office:value-type="string">
            <text:p text:style-name="P63">A ser preenchido</text:p>
          </table:table-cell>
          <table:table-cell table:style-name="Tabela8.L8" office:value-type="string">
            <text:p text:style-name="P165">A SER PREENCHIDO -999</text:p>
            <text:p text:style-name="P165"/>
            <text:p text:style-name="P409">L - "<text:span text:style-name="T61">administracao</text:span>" in (9<text:span text:style-name="T107">99)</text:span></text:p>
          </table:table-cell>
          <table:table-cell table:style-name="Tabela8.M8" office:value-type="string">
            <text:p text:style-name="P481">A ser preenchido</text:p>
          </table:table-cell>
        </table:table-row>
        <table:table-row table:style-name="Tabela8.3">
          <table:table-cell table:style-name="Tabela8.A9" office:value-type="string">
            <text:p text:style-name="P44"/>
          </table:table-cell>
          <table:table-cell table:style-name="Tabela8.B9" office:value-type="string">
            <text:p text:style-name="P434"/>
          </table:table-cell>
          <table:table-cell table:style-name="Tabela8.C9" office:value-type="string">
            <text:p text:style-name="P362"/>
          </table:table-cell>
          <table:table-cell table:style-name="Tabela8.D9" office:value-type="string">
            <text:p text:style-name="P159"/>
          </table:table-cell>
          <table:table-cell table:style-name="Tabela8.E9" office:value-type="string">
            <text:p text:style-name="P159"/>
          </table:table-cell>
          <table:table-cell table:style-name="Tabela8.F9" office:value-type="string">
            <text:p text:style-name="P361"/>
          </table:table-cell>
          <table:table-cell table:style-name="Tabela8.G9" office:value-type="string">
            <text:p text:style-name="P361"/>
          </table:table-cell>
          <table:table-cell table:style-name="Tabela8.H9" office:value-type="string">
            <text:p text:style-name="P150"/>
          </table:table-cell>
          <table:table-cell table:style-name="Tabela8.I9" office:value-type="string">
            <text:p text:style-name="P171">Desconhecida <text:span text:style-name="T8">-0</text:span></text:p>
          </table:table-cell>
          <table:table-cell table:style-name="Tabela8.J9" office:value-type="string">
            <text:p text:style-name="P172">Municipal -3</text:p>
            <text:p text:style-name="P172">Particular -6</text:p>
            <text:p text:style-name="P173">Não aplicável<text:span text:style-name="T57">-97</text:span></text:p>
          </table:table-cell>
          <table:table-cell table:style-name="Tabela8.K9" office:value-type="string">
            <text:p text:style-name="P361"/>
          </table:table-cell>
          <table:table-cell table:style-name="Tabela8.L9" office:value-type="string">
            <text:p text:style-name="P172">Municipal -3</text:p>
            <text:p text:style-name="P172">Particular -6</text:p>
            <text:p text:style-name="P173">Não aplicável -97</text:p>
          </table:table-cell>
          <table:table-cell table:style-name="Tabela8.M9" office:value-type="string">
            <text:p text:style-name="P483"/>
          </table:table-cell>
        </table:table-row>
      </table:table>
      <text:p text:style-name="P13"><text:span text:style-name="T43">(</text:span>*<text:span text:style-name="T43">)</text:span> - Sigla só devem ser preenchidos se jurisdição for estadual ou federal. Nesses casos seu preenchimento é obrigatório.</text:p>
      <text:p text:style-name="P13"><text:span text:style-name="T43">(</text:span>**<text:span text:style-name="T43">)</text:span> - Concessionaria só deve ser preenchido se administração for Concessionada. Nesse caso seu preenchimento é obrigatório.</text:p>
      <text:p text:style-name="P12"/>
      <text:p text:style-name="P12"/>
      <table:table table:name="Tabela22" table:style-name="Tabela22">
        <table:table-column table:style-name="Tabela22.A"/>
        <table:table-column table:style-name="Tabela22.B" table:number-columns-repeated="2"/>
        <table:table-row>
          <table:table-cell table:style-name="Tabela22.A1" office:value-type="string">
            <text:p text:style-name="P44">Classe</text:p>
          </table:table-cell>
          <table:table-cell table:style-name="Tabela22.B1" table:number-columns-spanned="2" office:value-type="string">
            <text:p text:style-name="P115">delimitacao_fisica <text:span text:style-name="T182">(llp_</text:span><text:span text:style-name="T180">delimitacao_fisica</text:span><text:span text:style-name="T182">)</text:span><text:span text:style-name="T149"> [L]</text:span></text:p>
          </table:table-cell>
          <table:covered-table-cell/>
        </table:table-row>
        <table:table-row>
          <table:table-cell table:style-name="Tabela22.A2" office:value-type="string">
            <text:p text:style-name="P44">Atributo</text:p>
          </table:table-cell>
          <table:table-cell table:style-name="Tabela22.A2" office:value-type="string">
            <text:p text:style-name="P180">tipo<text:span text:style-name="T5"> (1)</text:span></text:p>
          </table:table-cell>
          <table:table-cell table:style-name="Tabela22.C2" office:value-type="string">
            <text:p text:style-name="P214">material_construcao<text:span text:style-name="T5"> (1)</text:span></text:p>
          </table:table-cell>
        </table:table-row>
        <table:table-row>
          <table:table-cell table:style-name="Tabela22.A5" table:number-rows-spanned="3" office:value-type="string">
            <text:p text:style-name="P44">Domínio</text:p>
          </table:table-cell>
          <table:table-cell table:style-name="Tabela22.B3" office:value-type="string">
            <text:p text:style-name="P243">Cerca -1</text:p>
          </table:table-cell>
          <table:table-cell table:style-name="Tabela22.C3" office:value-type="string">
            <text:p text:style-name="P193">Desconhecido -0</text:p>
            <text:p text:style-name="P193">Madeira -5</text:p>
            <text:p text:style-name="P397">98</text:p>
            <text:p text:style-name="P193"/>
            <text:p text:style-name="P464">V - "tipo" in (<text:span text:style-name="T156">1)</text:span> and <text:span text:style-name="T100">not (</text:span>"<text:span text:style-name="T155">material_construcao</text:span>" <text:span text:style-name="T126">in (0,5,6,7,8))</text:span></text:p>
          </table:table-cell>
        </table:table-row>
        <table:table-row>
          <table:covered-table-cell/>
          <table:table-cell table:style-name="Tabela22.B4" office:value-type="string">
            <text:p text:style-name="P303">Muro -2<text:span text:style-name="T1"> !</text:span></text:p>
          </table:table-cell>
          <table:table-cell table:style-name="Tabela22.C4" office:value-type="string">
            <text:p text:style-name="P195">Desconhecido -0</text:p>
            <text:p text:style-name="P193">Alvenaria -1</text:p>
            <text:p text:style-name="P193">Madeira -5</text:p>
            <text:p text:style-name="P193">Rocha -4</text:p>
            <text:p text:style-name="P146">Concreto – 2</text:p>
            <text:p text:style-name="P147">98</text:p>
            <text:p text:style-name="P193"/>
            <text:p text:style-name="P464">V - "tipo" in (<text:span text:style-name="T159">2)</text:span> and <text:span text:style-name="T100">not (</text:span>"<text:span text:style-name="T155">material_construcao</text:span>" <text:span text:style-name="T126">in (1,4,5))</text:span></text:p>
          </table:table-cell>
        </table:table-row>
        <table:table-row>
          <table:covered-table-cell/>
          <table:table-cell table:style-name="Tabela22.B5" office:value-type="string">
            <text:p text:style-name="P243">A SER PREENCHIDO -999</text:p>
            <text:p text:style-name="P243"/>
            <text:p text:style-name="P455">L - "<text:span text:style-name="T169">tipo</text:span>" in (9<text:span text:style-name="T60">99)</text:span></text:p>
            <text:p text:style-name="P455"/>
            <text:p text:style-name="P470"><text:span text:style-name="T170">A</text:span> - <text:span text:style-name="T106">"</text:span><text:span text:style-name="T114">tipo</text:span><text:span text:style-name="T106">" in (</text:span><text:span text:style-name="T115">2</text:span><text:span text:style-name="T113">)</text:span></text:p>
          </table:table-cell>
          <table:table-cell table:style-name="Tabela22.C5" office:value-type="string">
            <text:p text:style-name="P193">A SER PREENCHIDO -999</text:p>
            <text:p text:style-name="P193"/>
            <text:p text:style-name="P455">L - "<text:span text:style-name="T26">material_construcao</text:span>" in (9<text:span text:style-name="T60">99)</text:span></text:p>
            <text:p text:style-name="P455"/>
            <text:p text:style-name="P470"><text:span text:style-name="T170">A</text:span> - <text:span text:style-name="T106">"</text:span><text:span text:style-name="T116">material_construcao</text:span><text:span text:style-name="T106">" in (</text:span><text:span text:style-name="T115">7, 8</text:span><text:span text:style-name="T113">)</text:span></text:p>
          </table:table-cell>
        </table:table-row>
        <table:table-row>
          <table:table-cell table:style-name="Tabela22.A6" office:value-type="string">
            <text:p text:style-name="P44"/>
          </table:table-cell>
          <table:table-cell table:style-name="Tabela22.B6" office:value-type="string">
            <text:p text:style-name="P243"/>
          </table:table-cell>
          <table:table-cell table:style-name="Tabela22.C6" office:value-type="string">
            <text:p text:style-name="P327">Concreto -2</text:p>
            <text:p text:style-name="P327">Metal -3</text:p>
            <text:p text:style-name="P327">Não aplicável -97</text:p>
            <text:p text:style-name="P327">Outros -98</text:p>
            <text:p text:style-name="P327">Terra -23</text:p>
          </table:table-cell>
        </table:table-row>
      </table:table>
      <text:p text:style-name="P12"/>
      <text:p text:style-name="P12"/>
      <table:table table:name="Tabela19" table:style-name="Tabela19">
        <table:table-column table:style-name="Tabela19.A"/>
        <table:table-column table:style-name="Tabela19.B" table:number-columns-repeated="4"/>
        <table:table-row>
          <table:table-cell table:style-name="Tabela19.A1" office:value-type="string">
            <text:p text:style-name="P44">Classe</text:p>
          </table:table-cell>
          <table:table-cell table:style-name="Tabela19.B1" table:number-columns-spanned="4" office:value-type="string">
            <text:p text:style-name="P114">limite_especial <text:span text:style-name="T30">(llp_limite_especial) [L A]</text:span></text:p>
          </table:table-cell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44">Atributo</text:p>
          </table:table-cell>
          <table:table-cell table:style-name="Tabela19.A2" office:value-type="string">
            <text:p text:style-name="P180">nome<text:span text:style-name="T6"> (0..1)</text:span></text:p>
          </table:table-cell>
          <table:table-cell table:style-name="Tabela19.A2" office:value-type="string">
            <text:p text:style-name="P180">tipo<text:span text:style-name="T5"> (1)</text:span></text:p>
          </table:table-cell>
          <table:table-cell table:style-name="Tabela19.A2" office:value-type="string">
            <text:p text:style-name="P203">tipo_<text:span text:style-name="T30">delimitacao (1) </text:span></text:p>
          </table:table-cell>
          <table:table-cell table:style-name="Tabela19.E2" office:value-type="string">
            <text:p text:style-name="P211">geometria_aproximada<text:span text:style-name="T5"> (1)</text:span></text:p>
          </table:table-cell>
        </table:table-row>
        <table:table-row>
          <table:table-cell table:style-name="Tabela19.A4" table:number-rows-spanned="2" office:value-type="string">
            <text:p text:style-name="P44">Domínio</text:p>
          </table:table-cell>
          <table:table-cell table:style-name="Tabela19.B4" table:number-rows-spanned="2" office:value-type="string">
            <text:p text:style-name="P434">A ser preenchido</text:p>
          </table:table-cell>
          <table:table-cell table:style-name="Tabela19.C3" office:value-type="string">
            <text:p text:style-name="P367">Área pública militar<text:span text:style-name="T30"> -36</text:span></text:p>
            <text:p text:style-name="P222"/>
            <text:p text:style-name="P223">Estação Ecológica – ESEC -31</text:p>
            <text:p text:style-name="P223">Monumento Natural – MONA -33</text:p>
            <text:p text:style-name="P223">Parque – PAR -32</text:p>
            <text:p text:style-name="P223">Refúgio de Vida Silvestre – RVS -35</text:p>
            <text:p text:style-name="P223">Reserva Biológica – REBIO -34</text:p>
            <text:p text:style-name="P223"/>
            <text:p text:style-name="P223">Floresta – FLO -26</text:p>
            <text:p text:style-name="P223">Reserva de Desenvolvimento Sustentável – RDS -27</text:p>
            <text:p text:style-name="P223">Reserva de Fauna – REFAU -29</text:p>
            <text:p text:style-name="P223">Reserva Extrativista – RESEX -28</text:p>
            <text:p text:style-name="P223">Reserva Particular do Patrimônio Natural – RPPN -30</text:p>
            <text:p text:style-name="P223">Área de Proteção Ambiental – APA -24</text:p>
            <text:p text:style-name="P223">Área de Relevante Interesse Ecológico – ARIE -25</text:p>
            <text:p text:style-name="P223"/>
            <text:p text:style-name="P98">Terra indígena -2</text:p>
            <text:p text:style-name="P98">Terra pública -1</text:p>
          </table:table-cell>
          <table:table-cell table:style-name="Tabela19.D3" office:value-type="string">
            <text:p text:style-name="P340">(*)</text:p>
            <text:p text:style-name="P222"/>
            <text:p text:style-name="P222">Contorno massa d'água -2</text:p>
            <text:p text:style-name="P222">Costa visível da carta -5</text:p>
            <text:p text:style-name="P222">Cumeada -3</text:p>
            <text:p text:style-name="P222">Ferrovia -7</text:p>
            <text:p text:style-name="P222">Linha seca -4</text:p>
            <text:p text:style-name="P222">Massa d'água -9</text:p>
            <text:p text:style-name="P222">Não aplicável -97</text:p>
            <text:p text:style-name="P222">Não identificado -96</text:p>
            <text:p text:style-name="P222">Rodovia -6</text:p>
            <text:p text:style-name="P222">Trecho de drenagem -8</text:p>
          </table:table-cell>
          <table:table-cell table:style-name="Tabela19.E3" office:value-type="string">
            <text:p text:style-name="P60">Não -2</text:p>
            <text:p text:style-name="P60">Sim -1</text:p>
          </table:table-cell>
        </table:table-row>
        <table:table-row>
          <table:covered-table-cell/>
          <table:covered-table-cell/>
          <table:table-cell table:style-name="Tabela19.C4" office:value-type="string">
            <text:p text:style-name="P222">A SER PREENCHIDO -999</text:p>
            <text:p text:style-name="P222"/>
            <text:p text:style-name="P455">L - "<text:span text:style-name="T169">tipo</text:span>" in (9<text:span text:style-name="T60">99)</text:span></text:p>
          </table:table-cell>
          <table:table-cell table:style-name="Tabela19.D4" office:value-type="string">
            <text:p text:style-name="P222">A SER PREENCHIDO -999</text:p>
            <text:p text:style-name="P222"/>
            <text:p text:style-name="P455">L - "<text:span text:style-name="T169">tipo_delimitacao</text:span>" in (9<text:span text:style-name="T60">99)</text:span></text:p>
          </table:table-cell>
          <table:table-cell table:style-name="Tabela19.E4" office:value-type="string">
            <text:p text:style-name="P200">A SER PREENCHIDO -999</text:p>
          </table:table-cell>
        </table:table-row>
      </table:table>
      <text:p text:style-name="P12">* <text:span text:style-name="T55">- O atributo tipo_delimitação é somente para primitiva geométrica linha.</text:span></text:p>
      <text:p text:style-name="P12"/>
      <text:p text:style-name="P10"/>
      <table:table table:name="Tabela18" table:style-name="Tabela18">
        <table:table-column table:style-name="Tabela18.A"/>
        <table:table-column table:style-name="Tabela18.B" table:number-columns-repeated="4"/>
        <table:table-row>
          <table:table-cell table:style-name="Tabela18.A1" office:value-type="string">
            <text:p text:style-name="P40">Classe</text:p>
          </table:table-cell>
          <table:table-cell table:style-name="Tabela18.B1" table:number-columns-spanned="4" office:value-type="string">
            <text:p text:style-name="P113">limite_legal (<text:span text:style-name="T29">llp_limite_legal</text:span>) <text:span text:style-name="T147">[LA]</text:span></text:p>
          </table:table-cell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40">Atributo</text:p>
          </table:table-cell>
          <table:table-cell table:style-name="Tabela18.A2" office:value-type="string">
            <text:p text:style-name="P178">nome<text:span text:style-name="T6"> (0..1)</text:span></text:p>
          </table:table-cell>
          <table:table-cell table:style-name="Tabela18.A2" office:value-type="string">
            <text:p text:style-name="P177">tipo<text:span text:style-name="T5"> (1)</text:span></text:p>
          </table:table-cell>
          <table:table-cell table:style-name="Tabela18.A2" office:value-type="string">
            <text:p text:style-name="P201">tipo_<text:span text:style-name="T30">delimitacao (1)</text:span></text:p>
          </table:table-cell>
          <table:table-cell table:style-name="Tabela18.E2" office:value-type="string">
            <text:p text:style-name="P211">geometria_aproximada<text:span text:style-name="T5"> (1)</text:span></text:p>
          </table:table-cell>
        </table:table-row>
        <table:table-row>
          <table:table-cell table:style-name="Tabela18.A5" table:number-rows-spanned="3" office:value-type="string">
            <text:p text:style-name="P40">Domínio</text:p>
          </table:table-cell>
          <table:table-cell table:style-name="Tabela18.B5" table:number-rows-spanned="3" office:value-type="string">
            <text:p text:style-name="P431">A ser preenchido</text:p>
          </table:table-cell>
          <table:table-cell table:style-name="Tabela18.C3" office:value-type="string">
            <text:p text:style-name="P215">Distrito -7</text:p>
            <text:p text:style-name="P215">Municipio -6</text:p>
            <text:p text:style-name="P217">País -4</text:p>
            <text:p text:style-name="P215">Unidade federacao -5</text:p>
            <text:p text:style-name="P368">Área urbana isolada – Vila – 8</text:p>
            <text:p text:style-name="P368">Área urbana isolada – Cidade - 9</text:p>
            <text:p text:style-name="P252">[A]</text:p>
          </table:table-cell>
          <table:table-cell table:style-name="Tabela18.D3" office:value-type="string">
            <text:p text:style-name="P219">Não aplicável -97</text:p>
            <text:p text:style-name="P219"/>
            <text:p text:style-name="P256"><text:span text:style-name="T75">V - "tipo" in (</text:span><text:span text:style-name="T82">4, 5, 6, 7, 8, 9, 10</text:span><text:span text:style-name="T77">)</text:span><text:span text:style-name="T75"> and </text:span><text:span text:style-name="T78">not </text:span><text:span text:style-name="T79">(</text:span><text:span text:style-name="T75">"</text:span><text:span text:style-name="T80">tipo_</text:span><text:span text:style-name="T82">delimitacao</text:span><text:span text:style-name="T75">" </text:span><text:span text:style-name="T81">in </text:span><text:span text:style-name="T76">(</text:span><text:span text:style-name="T82">97</text:span><text:span text:style-name="T81">)</text:span><text:span text:style-name="T79">)</text:span></text:p>
          </table:table-cell>
          <table:table-cell table:style-name="Tabela18.E3" office:value-type="string">
            <text:p text:style-name="P60">Não -2</text:p>
            <text:p text:style-name="P60">Sim -1</text:p>
          </table:table-cell>
        </table:table-row>
        <table:table-row>
          <table:covered-table-cell/>
          <table:covered-table-cell/>
          <table:table-cell table:style-name="Tabela18.C4" office:value-type="string">
            <text:p text:style-name="P216">Limite Estadual -2</text:p>
            <text:p text:style-name="P217">Limite Internacional -1</text:p>
            <text:p text:style-name="P216">Limite Municipal -3</text:p>
            <text:p text:style-name="P252">[L]</text:p>
          </table:table-cell>
          <table:table-cell table:style-name="Tabela18.D4" office:value-type="string">
            <text:p text:style-name="P219">Contorno massa d'água -2</text:p>
            <text:p text:style-name="P219">Costa visível da carta -5</text:p>
            <text:p text:style-name="P219">Cumeada -3</text:p>
            <text:p text:style-name="P219">Ferrovia -7</text:p>
            <text:p text:style-name="P219">Linha seca -4</text:p>
            <text:p text:style-name="P219">Massa d'água -9</text:p>
            <text:p text:style-name="P219">Não identificado -96</text:p>
            <text:p text:style-name="P219">Rodovia -6</text:p>
            <text:p text:style-name="P219">Trecho de drenagem -8</text:p>
            <text:p text:style-name="P219"/>
            <text:p text:style-name="P256"><text:span text:style-name="T75">V - "tipo" in (</text:span><text:span text:style-name="T82">1, 2, 3</text:span><text:span text:style-name="T77">)</text:span><text:span text:style-name="T75"> and </text:span><text:span text:style-name="T78">not </text:span><text:span text:style-name="T79">(</text:span><text:span text:style-name="T75">"</text:span><text:span text:style-name="T80">tipo_</text:span><text:span text:style-name="T82">delimitacao</text:span><text:span text:style-name="T75">" </text:span><text:span text:style-name="T81">in </text:span><text:span text:style-name="T76">(</text:span><text:span text:style-name="T82">2, 3, 4, 5, 6, 7, 8, 9, 96</text:span><text:span text:style-name="T81">)</text:span><text:span text:style-name="T79">)</text:span></text:p>
          </table:table-cell>
          <table:table-cell table:style-name="Tabela18.E4" office:value-type="string">
            <text:p text:style-name="P61">Não -2</text:p>
            <text:p text:style-name="P61">Sim -1</text:p>
          </table:table-cell>
        </table:table-row>
        <table:table-row>
          <table:covered-table-cell/>
          <table:covered-table-cell/>
          <table:table-cell table:style-name="Tabela18.C5" office:value-type="string">
            <text:p text:style-name="P220">A SER PREENCHIDO -999</text:p>
            <text:p text:style-name="P220"/>
            <text:p text:style-name="P452">L - "<text:span text:style-name="T169">tipo</text:span>" in (9<text:span text:style-name="T60">99)</text:span></text:p>
          </table:table-cell>
          <table:table-cell table:style-name="Tabela18.D5" office:value-type="string">
            <text:p text:style-name="P218">A SER PREENCHIDO -999</text:p>
            <text:p text:style-name="P218"/>
            <text:p text:style-name="P452">L - "<text:span text:style-name="T169">tipo_delimitacao</text:span>" in (9<text:span text:style-name="T60">99)</text:span></text:p>
          </table:table-cell>
          <table:table-cell table:style-name="Tabela18.E5" office:value-type="string">
            <text:p text:style-name="P191">A SER PREENCHIDO -999</text:p>
            <text:p text:style-name="P191"/>
            <text:p text:style-name="P452">L - "<text:span text:style-name="T171">geometria_aproximada</text:span>" in (9<text:span text:style-name="T60">99)</text:span></text:p>
          </table:table-cell>
        </table:table-row>
      </table:table>
      <text:p text:style-name="P4"/>
      <text:p text:style-name="P12"/>
      <table:table table:name="Tabela12" table:style-name="Tabela12">
        <table:table-column table:style-name="Tabela12.A"/>
        <table:table-column table:style-name="Tabela12.B" table:number-columns-repeated="2"/>
        <table:table-row>
          <table:table-cell table:style-name="Tabela12.A1" office:value-type="string">
            <text:p text:style-name="P44">Classe</text:p>
          </table:table-cell>
          <table:table-cell table:style-name="Tabela12.B1" table:number-columns-spanned="2" office:value-type="string">
            <text:p text:style-name="P112"><text:span text:style-name="T175">l</text:span>ocalidade (llp_localidade) <text:span text:style-name="T139">[P]</text:span></text:p>
          </table:table-cell>
          <table:covered-table-cell/>
        </table:table-row>
        <table:table-row>
          <table:table-cell table:style-name="Tabela12.A2" office:value-type="string">
            <text:p text:style-name="P44">Atributo</text:p>
          </table:table-cell>
          <table:table-cell table:style-name="Tabela12.A2" office:value-type="string">
            <text:p text:style-name="P180">nome<text:span text:style-name="T6"> (1)</text:span></text:p>
          </table:table-cell>
          <table:table-cell table:style-name="Tabela12.C2" office:value-type="string">
            <text:p text:style-name="P180">tipo<text:span text:style-name="T5"> (1)</text:span></text:p>
          </table:table-cell>
        </table:table-row>
        <table:table-row>
          <table:table-cell table:style-name="Tabela12.A4" table:number-rows-spanned="2" office:value-type="string">
            <text:p text:style-name="P44">Domínio</text:p>
          </table:table-cell>
          <table:table-cell table:style-name="Tabela12.B4" table:number-rows-spanned="2" office:value-type="string">
            <text:p text:style-name="P434">A ser preenchido</text:p>
          </table:table-cell>
          <table:table-cell table:style-name="Tabela12.C3" office:value-type="string">
            <text:p text:style-name="P363">Aglomerado rural isolado – Núcleo -5</text:p>
            <text:p text:style-name="P363">Aglomerado rural isolado – Povoado -6</text:p>
            <text:p text:style-name="P363">Capital estadual -2</text:p>
            <text:p text:style-name="P363">Capital federal -3</text:p>
            <text:p text:style-name="P363">Cidade -1</text:p>
            <text:p text:style-name="P363">Nome local -8</text:p>
            <text:p text:style-name="P363">Outros aglomerados rurais – Lugarejo -7</text:p>
            <text:p text:style-name="P363">Vila -4</text:p>
          </table:table-cell>
        </table:table-row>
        <table:table-row>
          <table:covered-table-cell/>
          <table:covered-table-cell/>
          <table:table-cell table:style-name="Tabela12.C4" office:value-type="string">
            <text:p text:style-name="P363">A SER PREENCHIDO -999</text:p>
            <text:p text:style-name="P363"/>
            <text:p text:style-name="P409">L - "tipo" in (9<text:span text:style-name="T60">99)</text:span></text:p>
          </table:table-cell>
        </table:table-row>
      </table:table>
      <text:p text:style-name="P12"/>
      <text:p text:style-name="P12"/>
      <table:table table:name="Tabela23" table:style-name="Tabela23">
        <table:table-column table:style-name="Tabela23.A"/>
        <table:table-column table:style-name="Tabela23.B" table:number-columns-repeated="12"/>
        <table:table-row>
          <table:table-cell table:style-name="Tabela23.A1" office:value-type="string">
            <text:p text:style-name="P40">Classe</text:p>
          </table:table-cell>
          <table:table-cell table:style-name="Tabela23.B1" table:number-columns-spanned="12" office:value-type="string">
            <text:p text:style-name="P119">ponto_controle <text:span text:style-name="T33">(llp_ponto_controle) [P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2" office:value-type="string">
            <text:p text:style-name="P40">Atributo</text:p>
          </table:table-cell>
          <table:table-cell table:style-name="Tabela23.A2" office:value-type="string">
            <text:p text:style-name="P211">cod_ponto<text:span text:style-name="T5"> (1)</text:span></text:p>
          </table:table-cell>
          <table:table-cell table:style-name="Tabela23.A2" office:value-type="string">
            <text:p text:style-name="P211">tipo<text:span text:style-name="T5"> (1)</text:span></text:p>
          </table:table-cell>
          <table:table-cell table:style-name="Tabela23.A2" office:value-type="string">
            <text:p text:style-name="P211">tipo_ref<text:span text:style-name="T5"> (1)</text:span></text:p>
          </table:table-cell>
          <table:table-cell table:style-name="Tabela23.A2" office:value-type="string">
            <text:p text:style-name="P211">altitude_<text:span text:style-name="T213">ortométrica (1)</text:span></text:p>
          </table:table-cell>
          <table:table-cell table:style-name="Tabela23.A2" office:value-type="string">
            <text:p text:style-name="P211">altitude_<text:span text:style-name="T213">geometrica (1)</text:span></text:p>
          </table:table-cell>
          <table:table-cell table:style-name="Tabela23.A2" office:value-type="string">
            <text:p text:style-name="P212">sistema_geodesico<text:span text:style-name="T5"> (1)</text:span></text:p>
          </table:table-cell>
          <table:table-cell table:style-name="Tabela23.A2" office:value-type="string">
            <text:p text:style-name="P211">referencial_altim<text:span text:style-name="T5"> (1)</text:span></text:p>
          </table:table-cell>
          <table:table-cell table:style-name="Tabela23.A2" office:value-type="string">
            <text:p text:style-name="P321">referencial_grav (1)</text:p>
          </table:table-cell>
          <table:table-cell table:style-name="Tabela23.A2" office:value-type="string">
            <text:p text:style-name="P211">situacao_marco<text:span text:style-name="T5"> (1)</text:span></text:p>
          </table:table-cell>
          <table:table-cell table:style-name="Tabela23.A2" office:value-type="string">
            <text:p text:style-name="P211">orgao_responsavel<text:span text:style-name="T5"> (1)</text:span></text:p>
          </table:table-cell>
          <table:table-cell table:style-name="Tabela23.A2" office:value-type="string">
            <text:p text:style-name="P211">latitude<text:span text:style-name="T5"> (1)</text:span></text:p>
          </table:table-cell>
          <table:table-cell table:style-name="Tabela23.M2" office:value-type="string">
            <text:p text:style-name="P211">longitude<text:span text:style-name="T5"> (1)</text:span></text:p>
          </table:table-cell>
        </table:table-row>
        <table:table-row>
          <table:table-cell table:style-name="Tabela23.A6" table:number-rows-spanned="4" office:value-type="string">
            <text:p text:style-name="P40">Domínio</text:p>
          </table:table-cell>
          <table:table-cell table:style-name="Tabela23.B6" table:number-rows-spanned="4" office:value-type="string">
            <text:p text:style-name="P431">A ser preenchido</text:p>
          </table:table-cell>
          <table:table-cell table:style-name="Tabela23.C3" office:value-type="string">
            <text:p text:style-name="P225">Centro perspectivo -12</text:p>
            <text:p text:style-name="P225">Estação de Poligonal – EP -4</text:p>
            <text:p text:style-name="P225">Ponto Astronômico – PA -5</text:p>
            <text:p text:style-name="P225">Ponto de controle -9</text:p>
            <text:p text:style-name="P225">Ponto de Satélite – SAT -8</text:p>
            <text:p text:style-name="P225">Ponto fotogramétrico -13</text:p>
            <text:p text:style-name="P225">Ponto Trigonométrico – RV -7</text:p>
            <text:p text:style-name="P225">Vértice de Triangulação – VT -1</text:p>
          </table:table-cell>
          <table:table-cell table:style-name="Tabela23.D3" office:value-type="string">
            <text:p text:style-name="P226">Planialtimétrico -3</text:p>
            <text:p text:style-name="P226">Planimétrico -2</text:p>
            <text:p text:style-name="P226"/>
            <text:p text:style-name="P256"><text:span text:style-name="T75">V - "tipo" in (</text:span><text:span text:style-name="T82">1, 4, 5, 7, 8, 9, 12, 13</text:span><text:span text:style-name="T77">)</text:span><text:span text:style-name="T75"> and </text:span><text:span text:style-name="T78">not </text:span><text:span text:style-name="T79">(</text:span><text:span text:style-name="T75">"</text:span><text:span text:style-name="T80">tipo_</text:span><text:span text:style-name="T82">ref</text:span><text:span text:style-name="T75">" </text:span><text:span text:style-name="T81">in </text:span><text:span text:style-name="T76">(</text:span><text:span text:style-name="T82">2, 3</text:span><text:span text:style-name="T81">)</text:span><text:span text:style-name="T79">)</text:span></text:p>
          </table:table-cell>
          <table:table-cell table:style-name="Tabela23.E6" table:number-rows-spanned="4" office:value-type="string">
            <text:p text:style-name="P432">A ser preenchido</text:p>
          </table:table-cell>
          <table:table-cell table:style-name="Tabela23.F6" table:number-rows-spanned="4" office:value-type="string">
            <text:p text:style-name="P432">A ser preenchido</text:p>
          </table:table-cell>
          <table:table-cell table:style-name="Tabela23.G6" table:number-rows-spanned="4" office:value-type="string">
            <text:p text:style-name="P245">Astro Chuá -5</text:p>
            <text:p text:style-name="P245">Córrego Alegre -4</text:p>
            <text:p text:style-name="P245">SAD 69 -1</text:p>
            <text:p text:style-name="P245">SIRGAS 2000 -2</text:p>
            <text:p text:style-name="P245">WGS-84 -3</text:p>
            <text:p text:style-name="P246"><text:span text:style-name="T212">SAD-69 (96)</text:span> -<text:span text:style-name="T212">6</text:span></text:p>
            <text:p text:style-name="P375">Outra referência - 98</text:p>
          </table:table-cell>
          <table:table-cell table:style-name="Tabela23.H6" table:number-rows-spanned="4" office:value-type="string">
            <text:p text:style-name="P239">Imbituba -2</text:p>
            <text:p text:style-name="P239"><text:span text:style-name="T211">Outra referência</text:span> -4</text:p>
            <text:p text:style-name="P239">Santana -3</text:p>
            <text:p text:style-name="P239">Torres -1</text:p>
          </table:table-cell>
          <table:table-cell table:style-name="Tabela23.I3" office:value-type="string">
            <text:p text:style-name="P241">Não aplicável -97</text:p>
            <text:p text:style-name="P241"/>
            <text:p text:style-name="P257"><text:span text:style-name="T75">V - "tipo" in (</text:span><text:span text:style-name="T82">1, 4, 5, 7, 8, 9, 12, 13</text:span><text:span text:style-name="T77">)</text:span><text:span text:style-name="T75"> and </text:span><text:span text:style-name="T78">not </text:span><text:span text:style-name="T79">(</text:span><text:span text:style-name="T75">"</text:span><text:span text:style-name="T83">referencial_grav</text:span><text:span text:style-name="T75">" </text:span><text:span text:style-name="T81">in </text:span><text:span text:style-name="T76">(</text:span><text:span text:style-name="T83">97</text:span><text:span text:style-name="T81">)</text:span><text:span text:style-name="T79">)</text:span></text:p>
          </table:table-cell>
          <table:table-cell table:style-name="Tabela23.J5" table:number-rows-spanned="3" office:value-type="string">
            <text:p text:style-name="P239">Bom -1</text:p>
            <text:p text:style-name="P239">Destruído -2</text:p>
            <text:p text:style-name="P239">Destruído com chapa danificada -4</text:p>
            <text:p text:style-name="P239">Destruído sem chapa -3</text:p>
            <text:p text:style-name="P239">Não encontrado -5</text:p>
            <text:p text:style-name="P239">Não visitado -6</text:p>
            <text:p text:style-name="P239"/>
            <text:p text:style-name="P257"><text:span text:style-name="T75">V - "tipo" in (</text:span><text:span text:style-name="T82">1, </text:span><text:span text:style-name="T83">2,</text:span><text:span text:style-name="T82"> </text:span><text:span text:style-name="T83">3, </text:span><text:span text:style-name="T82">4, 5, </text:span><text:span text:style-name="T83">6</text:span><text:span text:style-name="T82">, 7, 8, 9, 12, 13</text:span><text:span text:style-name="T77">)</text:span><text:span text:style-name="T75"> and </text:span><text:span text:style-name="T78">not </text:span><text:span text:style-name="T79">(</text:span><text:span text:style-name="T75">"</text:span><text:span text:style-name="T84">situacao_marco</text:span><text:span text:style-name="T75">" </text:span><text:span text:style-name="T81">in </text:span><text:span text:style-name="T76">(</text:span><text:span text:style-name="T83">1, </text:span><text:span text:style-name="T82">2, 3,</text:span><text:span text:style-name="T83"> 4, 5, 6</text:span><text:span text:style-name="T81">)</text:span><text:span text:style-name="T79">)</text:span></text:p>
          </table:table-cell>
          <table:table-cell table:style-name="Tabela23.K6" table:number-rows-spanned="4" office:value-type="string">
            <text:p text:style-name="P432">A ser preenchido</text:p>
          </table:table-cell>
          <table:table-cell table:style-name="Tabela23.L6" table:number-rows-spanned="4" office:value-type="string">
            <text:p text:style-name="P443">A ser preenchido</text:p>
            <text:p text:style-name="P443">(-GGG<text:span text:style-name="T11">o</text:span>MM’SS.ssss" )</text:p>
          </table:table-cell>
          <table:table-cell table:style-name="Tabela23.M6" table:number-rows-spanned="4" office:value-type="string">
            <text:p text:style-name="P443">A ser preenchido</text:p>
            <text:p text:style-name="P443">(-GGG<text:span text:style-name="T11">o</text:span>MM’SS.ssss" )</text:p>
          </table:table-cell>
        </table:table-row>
        <table:table-row>
          <table:covered-table-cell/>
          <table:covered-table-cell/>
          <table:table-cell table:style-name="Tabela23.C4" office:value-type="string">
            <text:p text:style-name="P227">Estação Gravimétrica – EG -3</text:p>
          </table:table-cell>
          <table:table-cell table:style-name="Tabela23.D4" office:value-type="string">
            <text:p text:style-name="P227">Gravimétrico -4</text:p>
            <text:p text:style-name="P227"/>
            <text:p text:style-name="P257"><text:span text:style-name="T75">V - "tipo" in (</text:span><text:span text:style-name="T82">3</text:span><text:span text:style-name="T77">)</text:span><text:span text:style-name="T75"> and </text:span><text:span text:style-name="T78">not </text:span><text:span text:style-name="T79">(</text:span><text:span text:style-name="T75">"</text:span><text:span text:style-name="T80">tipo_</text:span><text:span text:style-name="T82">ref</text:span><text:span text:style-name="T75">" </text:span><text:span text:style-name="T81">in </text:span><text:span text:style-name="T76">(</text:span><text:span text:style-name="T83">4</text:span><text:span text:style-name="T81">)</text:span><text:span text:style-name="T79">)</text:span></text:p>
          </table:table-cell>
          <table:covered-table-cell/>
          <table:covered-table-cell/>
          <table:covered-table-cell/>
          <table:covered-table-cell/>
          <table:table-cell table:style-name="Tabela23.I4" office:value-type="string">
            <text:p text:style-name="P240">Absoluto -3</text:p>
            <text:p text:style-name="P240">IGSN71 -2</text:p>
            <text:p text:style-name="P240">Local -4</text:p>
            <text:p text:style-name="P240">Postdam 1930 -1</text:p>
            <text:p text:style-name="P374">RGFB - 5</text:p>
            <text:p text:style-name="P240"/>
            <text:p text:style-name="P257"><text:span text:style-name="T75">V - "tipo" in (</text:span><text:span text:style-name="T82">3</text:span><text:span text:style-name="T77">)</text:span><text:span text:style-name="T75"> and </text:span><text:span text:style-name="T78">not </text:span><text:span text:style-name="T79">(</text:span><text:span text:style-name="T75">"</text:span><text:span text:style-name="T83">referencial_grav</text:span><text:span text:style-name="T75">" </text:span><text:span text:style-name="T81">in </text:span><text:span text:style-name="T76">(</text:span><text:span text:style-name="T83">1, 2, 3, 4</text:span><text:span text:style-name="T81">)</text:span><text:span text:style-name="T79">)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23.C5" office:value-type="string">
            <text:p text:style-name="P227">Ponto Barométrico – B -6</text:p>
            <text:p text:style-name="P227">Referëncia de Nível – RN -2</text:p>
          </table:table-cell>
          <table:table-cell table:style-name="Tabela23.D5" office:value-type="string">
            <text:p text:style-name="P227">Altimétrico -1</text:p>
            <text:p text:style-name="P227"/>
            <text:p text:style-name="P257"><text:span text:style-name="T75">V - "tipo" in (</text:span><text:span text:style-name="T82">1</text:span><text:span text:style-name="T77">)</text:span><text:span text:style-name="T75"> and </text:span><text:span text:style-name="T78">not </text:span><text:span text:style-name="T79">(</text:span><text:span text:style-name="T75">"</text:span><text:span text:style-name="T80">tipo_</text:span><text:span text:style-name="T82">ref</text:span><text:span text:style-name="T75">" </text:span><text:span text:style-name="T81">in </text:span><text:span text:style-name="T76">(</text:span><text:span text:style-name="T83">1</text:span><text:span text:style-name="T81">)</text:span><text:span text:style-name="T79">)</text:span></text:p>
          </table:table-cell>
          <table:covered-table-cell/>
          <table:covered-table-cell/>
          <table:covered-table-cell/>
          <table:covered-table-cell/>
          <table:table-cell table:style-name="Tabela23.I5" office:value-type="string">
            <text:p text:style-name="P241">Não aplicável -97</text:p>
            <text:p text:style-name="P241"/>
            <text:p text:style-name="P257"><text:span text:style-name="T75">V - "tipo" in (</text:span><text:span text:style-name="T82">1</text:span><text:span text:style-name="T77">)</text:span><text:span text:style-name="T75"> and </text:span><text:span text:style-name="T78">not </text:span><text:span text:style-name="T79">(</text:span><text:span text:style-name="T75">"</text:span><text:span text:style-name="T83">referencial_grav</text:span><text:span text:style-name="T75">" </text:span><text:span text:style-name="T81">in </text:span><text:span text:style-name="T76">(</text:span><text:span text:style-name="T83">97</text:span><text:span text:style-name="T81">)</text:span><text:span text:style-name="T79">)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23.C6" office:value-type="string">
            <text:p text:style-name="P227">Marco estadual -15</text:p>
            <text:p text:style-name="P227">Marco internacional -14</text:p>
            <text:p text:style-name="P228">Marco municipal -16</text:p>
          </table:table-cell>
          <table:table-cell table:style-name="Tabela23.D6" office:value-type="string">
            <text:p text:style-name="P228">Planialtimétrico -3</text:p>
            <text:p text:style-name="P415">Planimétrico -2</text:p>
            <text:p text:style-name="P415"/>
            <text:p text:style-name="P416"><text:span text:style-name="T85">V - "tipo" in (</text:span><text:span text:style-name="T86">1</text:span><text:span text:style-name="T93">4</text:span><text:span text:style-name="T86">, </text:span><text:span text:style-name="T93">15</text:span><text:span text:style-name="T86">, </text:span><text:span text:style-name="T93">16</text:span><text:span text:style-name="T87">)</text:span><text:span text:style-name="T85"> and </text:span><text:span text:style-name="T88">not </text:span><text:span text:style-name="T89">(</text:span><text:span text:style-name="T85">"</text:span><text:span text:style-name="T90">tipo_</text:span><text:span text:style-name="T86">ref</text:span><text:span text:style-name="T85">" </text:span><text:span text:style-name="T91">in </text:span><text:span text:style-name="T92">(</text:span><text:span text:style-name="T86">2, 3</text:span><text:span text:style-name="T91">)</text:span><text:span text:style-name="T89">)</text:span></text:p>
          </table:table-cell>
          <table:covered-table-cell/>
          <table:covered-table-cell/>
          <table:covered-table-cell/>
          <table:covered-table-cell/>
          <table:table-cell table:style-name="Tabela23.I6" office:value-type="string">
            <text:p text:style-name="P241">Não aplicável -97</text:p>
            <text:p text:style-name="P241"/>
            <text:p text:style-name="P416"><text:span text:style-name="T85">V - "tipo" in (</text:span><text:span text:style-name="T86">1</text:span><text:span text:style-name="T93">4</text:span><text:span text:style-name="T86">, </text:span><text:span text:style-name="T93">15</text:span><text:span text:style-name="T86">, </text:span><text:span text:style-name="T93">16</text:span><text:span text:style-name="T87">)</text:span><text:span text:style-name="T85"> and </text:span><text:span text:style-name="T88">not </text:span><text:span text:style-name="T89">(</text:span><text:span text:style-name="T85">"</text:span><text:span text:style-name="T93">referencial_grav</text:span><text:span text:style-name="T85">" </text:span><text:span text:style-name="T91">in </text:span><text:span text:style-name="T92">(</text:span><text:span text:style-name="T93">97</text:span><text:span text:style-name="T91">)</text:span><text:span text:style-name="T89">)</text:span></text:p>
          </table:table-cell>
          <table:table-cell table:style-name="Tabela23.J6" office:value-type="string">
            <text:p text:style-name="P242">Não aplicável -97</text:p>
            <text:p text:style-name="P242"/>
            <text:p text:style-name="P416"><text:span text:style-name="T85">V - "tipo" in (</text:span><text:span text:style-name="T86">1</text:span><text:span text:style-name="T93">4</text:span><text:span text:style-name="T86">, </text:span><text:span text:style-name="T93">15</text:span><text:span text:style-name="T86">, </text:span><text:span text:style-name="T93">16</text:span><text:span text:style-name="T87">)</text:span><text:span text:style-name="T85"> and </text:span><text:span text:style-name="T88">not </text:span><text:span text:style-name="T89">(</text:span><text:span text:style-name="T85">"</text:span><text:span text:style-name="T94">situacao_marco</text:span><text:span text:style-name="T85">" </text:span><text:span text:style-name="T91">in </text:span><text:span text:style-name="T92">(</text:span><text:span text:style-name="T93">97</text:span><text:span text:style-name="T91">)</text:span><text:span text:style-name="T89">)</text:span></text:p>
          </table:table-cell>
          <table:covered-table-cell/>
          <table:covered-table-cell/>
          <table:covered-table-cell/>
        </table:table-row>
        <table:table-row>
          <table:table-cell table:style-name="Tabela23.A7" office:value-type="string">
            <text:p text:style-name="P40"/>
          </table:table-cell>
          <table:table-cell table:style-name="Tabela23.B7" office:value-type="string">
            <text:p text:style-name="P431"/>
          </table:table-cell>
          <table:table-cell table:style-name="Tabela23.C7" office:value-type="string">
            <text:p text:style-name="P225">A SER PREENCHIDO -999</text:p>
            <text:p text:style-name="P225"/>
            <text:p text:style-name="P452">L - "<text:span text:style-name="T169">tipo</text:span>" in (9<text:span text:style-name="T60">99)</text:span></text:p>
          </table:table-cell>
          <table:table-cell table:style-name="Tabela23.D7" office:value-type="string">
            <text:p text:style-name="P225">A SER PREENCHIDO -999</text:p>
            <text:p text:style-name="P225"/>
            <text:p text:style-name="P452">L - "<text:span text:style-name="T169">tipo_ref</text:span>" in (9<text:span text:style-name="T60">99)</text:span></text:p>
          </table:table-cell>
          <table:table-cell table:style-name="Tabela23.E7" office:value-type="string">
            <text:p text:style-name="P432">A ser preenchido</text:p>
          </table:table-cell>
          <table:table-cell table:style-name="Tabela23.F7" office:value-type="string">
            <text:p text:style-name="P432"/>
          </table:table-cell>
          <table:table-cell table:style-name="Tabela23.G7" office:value-type="string">
            <text:p text:style-name="P245">A SER PREENCHIDO -999</text:p>
            <text:p text:style-name="P245"/>
            <text:p text:style-name="P452">L - "<text:span text:style-name="T26">sistema_geodesico</text:span>" in (9<text:span text:style-name="T60">99)</text:span></text:p>
          </table:table-cell>
          <table:table-cell table:style-name="Tabela23.H7" office:value-type="string">
            <text:p text:style-name="P239">A SER PREENCHIDO -999</text:p>
            <text:p text:style-name="P239"/>
            <text:p text:style-name="P453">L - "<text:span text:style-name="T26">referencial_altim</text:span>" in (9<text:span text:style-name="T60">99)</text:span></text:p>
          </table:table-cell>
          <table:table-cell table:style-name="Tabela23.I7" office:value-type="string">
            <text:p text:style-name="P239">A SER PREENCHIDO -999</text:p>
            <text:p text:style-name="P239"/>
            <text:p text:style-name="P453">L - "<text:span text:style-name="T159">referencial_grav</text:span>" in (9<text:span text:style-name="T60">99)</text:span></text:p>
          </table:table-cell>
          <table:table-cell table:style-name="Tabela23.J7" office:value-type="string">
            <text:p text:style-name="P239">A SER PREENCHIDO -999</text:p>
            <text:p text:style-name="P239"/>
            <text:p text:style-name="P453">L - "<text:span text:style-name="T26">situacao_marco</text:span>" in (9<text:span text:style-name="T60">99)</text:span></text:p>
          </table:table-cell>
          <table:table-cell table:style-name="Tabela23.K7" office:value-type="string">
            <text:p text:style-name="P432">A ser preenchido</text:p>
          </table:table-cell>
          <table:table-cell table:style-name="Tabela23.L7" office:value-type="string">
            <text:p text:style-name="P443">A ser preenchido</text:p>
            <text:p text:style-name="P443">(-GGG<text:span text:style-name="T11">o</text:span>MM’SS.ssss" )</text:p>
          </table:table-cell>
          <table:table-cell table:style-name="Tabela23.M7" office:value-type="string">
            <text:p text:style-name="P443">A ser preenchido</text:p>
            <text:p text:style-name="P443">(-GGG<text:span text:style-name="T11">o</text:span>MM’SS.ssss" )</text:p>
          </table:table-cell>
        </table:table-row>
      </table:table>
      <text:p text:style-name="P3"/>
      <text:p text:style-name="P3"/>
      <text:p text:style-name="P33">Para todas as classes</text:p>
      <text:p text:style-name="P15"/>
      <text:p text:style-name="P5"/>
      <text:p text:style-name="P31"><text:span text:style-name="T138">V – </text:span>(regexp_match ( "nome" , '^ ' ) or regexp_match ( "nome" , ' ' ) or regexp_match ( "nome" , ' $' ) or regexp_match ( "nome" , '^[a-z]' ))<text:tab/><text:tab/><text:span text:style-name="T174">-&gt; todos os atributos com valor a ser preenchido pelo operador</text:span></text:p>
      <text:p text:style-name="P32"/>
      <text:p text:style-name="P460"/>
      <text:p text:style-name="P461">V -<text:span text:style-name="T177"> </text:span>"<text:span text:style-name="T178">ATRIBUTO%100,</text:span>"<text:span text:style-name="T125"> </text:span>in (<text:span text:style-name="T178">9895)</text:span> and<text:span text:style-name="T100"> ("nome" is NULL or</text:span><text:span text:style-name="T105"> </text:span>"<text:span text:style-name="T178">nome</text:span>" = '')<text:tab/><text:tab/><text:span text:style-name="T174">-&gt; para todas todos os atributos de todas as classes</text:span></text:p>
      <text:p text:style-name="P459"/>
      <text:p text:style-name="P458"/>
      <text:p text:style-name="P4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.012cm" fo:page-height="29.693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2-14T15:42:00</meta:creation-date>
    <meta:editing-duration>P6DT20H21M30S</meta:editing-duration>
    <meta:editing-cycles>391</meta:editing-cycles>
    <meta:generator>LibreOffice/6.3.2.2$Windows_X86_64 LibreOffice_project/98b30e735bda24bc04ab42594c85f7fd8be07b9c</meta:generator>
    <dc:date>2020-04-21T08:44:12.003000000</dc:date>
    <meta:print-date>2017-10-18T10:52:42.835000000</meta:print-date>
    <meta:initial-creator>dsgs3aux5</meta:initial-creator>
    <meta:document-statistic meta:table-count="34" meta:image-count="0" meta:object-count="0" meta:page-count="1" meta:paragraph-count="1769" meta:word-count="6761" meta:character-count="38969" meta:non-whitespace-character-count="33806"/>
  </office:meta>
</office:document-meta>
</file>